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02B6596EB4CD6EE9.png" manifest:media-type="image/png"/>
  <manifest:file-entry manifest:full-path="Pictures/100002010000004A000000243584C40987F7947C.png" manifest:media-type="image/png"/>
  <manifest:file-entry manifest:full-path="Pictures/100002010000004A000000241926C3BF250C1EA9.png" manifest:media-type="image/png"/>
  <manifest:file-entry manifest:full-path="Pictures/100002010000004A00000024F19113C227CC3B7F.png" manifest:media-type="image/png"/>
  <manifest:file-entry manifest:full-path="Pictures/100002010000004A00000024F6F53400682C4E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706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G" style:family="table-column">
      <style:table-column-properties style:column-width="2.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0" style:family="table-cell">
      <style:table-cell-properties fo:padding="0.097cm" fo:border-left="0.05pt solid #000000" fo:border-right="none" fo:border-top="none" fo:border-bottom="0.05pt solid #000000"/>
    </style:style>
    <style:style style:name="Таблица1.C30" style:family="table-cell">
      <style:table-cell-properties fo:padding="0.097cm" fo:border-left="0.05pt solid #000000" fo:border-right="none" fo:border-top="none" fo:border-bottom="0.05pt solid #000000"/>
    </style:style>
    <style:style style:name="Таблица1.D30" style:family="table-cell">
      <style:table-cell-properties fo:padding="0.097cm" fo:border-left="0.05pt solid #000000" fo:border-right="none" fo:border-top="none" fo:border-bottom="0.05pt solid #000000"/>
    </style:style>
    <style:style style:name="Таблица1.E30" style:family="table-cell">
      <style:table-cell-properties fo:padding="0.097cm" fo:border-left="0.05pt solid #000000" fo:border-right="none" fo:border-top="none" fo:border-bottom="0.05pt solid #000000"/>
    </style:style>
    <style:style style:name="Таблица1.F30" style:family="table-cell">
      <style:table-cell-properties fo:padding="0.097cm" fo:border-left="0.05pt solid #000000" fo:border-right="none" fo:border-top="none" fo:border-bottom="0.05pt solid #000000"/>
    </style:style>
    <style:style style:name="Таблица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4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5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7" style:family="paragraph" style:parent-style-name="Standard">
      <style:text-properties officeooo:paragraph-rsid="00074e05"/>
    </style:style>
    <style:style style:name="P28" style:family="paragraph" style:parent-style-name="Table_20_Contents">
      <style:text-properties style:font-name="FreeSerif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49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5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3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2" style:family="paragraph" style:parent-style-name="Table_20_Contents">
      <style:text-properties style:font-name="FreeSerif" fo:font-size="10pt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78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80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81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2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3" style:family="paragraph" style:parent-style-name="Table_20_Contents">
      <style:text-properties style:font-name="Liberation Serif" fo:font-size="11pt" style:font-size-asian="11pt" style:font-size-complex="11pt"/>
    </style:style>
    <style:style style:name="P84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5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6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7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88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89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90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91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92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3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4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5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6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7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8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99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2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3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104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105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31f441" style:font-size-asian="11pt" style:font-size-complex="11pt"/>
    </style:style>
    <style:style style:name="P106" style:family="paragraph" style:parent-style-name="Table_20_Contents">
      <style:text-properties style:font-name="FreeSerif" fo:font-size="11pt" officeooo:paragraph-rsid="002a25bb" style:font-size-asian="11pt" style:font-size-complex="11pt"/>
    </style:style>
    <style:style style:name="P10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10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10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2a25bb" style:font-size-asian="11pt" style:font-size-complex="11pt"/>
    </style:style>
    <style:style style:name="P11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31f441" style:font-size-asian="11pt" style:font-size-complex="11pt"/>
    </style:style>
    <style:style style:name="P11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37a16e" style:font-size-asian="11pt" style:font-size-complex="11pt"/>
    </style:style>
    <style:style style:name="P112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113" style:family="paragraph" style:parent-style-name="Table_20_Contents">
      <style:text-properties officeooo:paragraph-rsid="002a25bb"/>
    </style:style>
    <style:style style:name="P114" style:family="paragraph" style:parent-style-name="Table_20_Contents">
      <style:text-properties style:font-name="FreeSerif" fo:font-size="11pt" style:font-size-asian="11pt" style:font-size-complex="11pt"/>
    </style:style>
    <style:style style:name="P115" style:family="paragraph" style:parent-style-name="Table_20_Contents">
      <style:text-properties style:font-name="FreeSerif" fo:font-size="11pt" officeooo:paragraph-rsid="0037a16e" style:font-size-asian="11pt" style:font-size-complex="11pt"/>
    </style:style>
    <style:style style:name="P116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117" style:family="paragraph" style:parent-style-name="Table_20_Contents">
      <style:text-properties officeooo:paragraph-rsid="0037a16e"/>
    </style:style>
    <style:style style:name="P118" style:family="paragraph" style:parent-style-name="Standard">
      <style:text-properties officeooo:paragraph-rsid="002a25bb"/>
    </style:style>
    <style:style style:name="P119" style:family="paragraph" style:parent-style-name="Standard">
      <style:text-properties officeooo:paragraph-rsid="0037a16e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498d6"/>
    </style:style>
    <style:style style:name="T9" style:family="text">
      <style:text-properties officeooo:rsid="00261038"/>
    </style:style>
    <style:style style:name="T10" style:family="text">
      <style:text-properties officeooo:rsid="002a25bb"/>
    </style:style>
    <style:style style:name="T11" style:family="text">
      <style:text-properties officeooo:rsid="0031f441"/>
    </style:style>
    <style:style style:name="T12" style:family="text">
      <style:text-properties officeooo:rsid="0037a1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ЗАТВЕРДЖУЮ</text:p>
      <text:p text:style-name="P8">Директор школи</text:p>
      <text:p text:style-name="P8">_____________________</text:p>
      <text:p text:style-name="P8">«____»______________ 20__р.</text:p>
      <text:p text:style-name="P1"/>
      <text:p text:style-name="P15">ЖУРНАЛ ПРОВЕДЕННЯ ІНСТРУКТАЖУ З ТЕХНІКИ БЕЗПЕКИ В КОМП’ЮТЕРНОМУ КЛАСІ <text:span text:style-name="T8">(КАБ. 26)</text:span></text:p>
      <text:p text:style-name="P22">Вчитель: Трубіцина Анастасія Леонідівна</text:p>
      <text:p text:style-name="P9"><draw:frame draw:style-name="fr1" draw:name="Изображение1" text:anchor-type="paragraph" svg:x="15.748cm" svg:y="1.677cm" svg:width="1.953cm" svg:height="0.947cm" draw:z-index="0"><draw:image xlink:href="Pictures/100002010000004A000000243584C40987F7947C.png" xlink:type="simple" xlink:show="embed" xlink:actuate="onLoad" loext:mime-type="image/png"/></draw:frame><draw:frame draw:style-name="fr1" draw:name="Изображение3" text:anchor-type="paragraph" svg:x="15.748cm" svg:y="2.999cm" svg:width="1.953cm" svg:height="0.947cm" draw:z-index="2"><draw:image xlink:href="Pictures/100002010000004A000000241926C3BF250C1EA9.png" xlink:type="simple" xlink:show="embed" xlink:actuate="onLoad" loext:mime-type="image/png"/></draw:frame><draw:frame draw:style-name="fr1" draw:name="Изображение22" text:anchor-type="paragraph" svg:x="15.748cm" svg:y="16.258cm" svg:width="1.953cm" svg:height="0.947cm" draw:z-index="8"><draw:image xlink:href="Pictures/100002010000004A00000024F6F53400682C4E98.png" xlink:type="simple" xlink:show="embed" xlink:actuate="onLoad" loext:mime-type="image/png"/></draw:frame><draw:frame draw:style-name="fr1" draw:name="Изображение26" text:anchor-type="paragraph" svg:x="15.748cm" svg:y="18.189cm" svg:width="1.953cm" svg:height="0.947cm" draw:z-index="11"><draw:image xlink:href="Pictures/100002010000004A00000024F6F53400682C4E98.png" xlink:type="simple" xlink:show="embed" xlink:actuate="onLoad" loext:mime-type="image/png"/></draw:frame><draw:frame draw:style-name="fr2" draw:name="Изображение18" text:anchor-type="char" svg:x="15.748cm" svg:y="13.019cm" svg:width="1.953cm" svg:height="0.947cm" draw:z-index="3"><draw:image xlink:href="Pictures/100002010000004A000000241926C3BF250C1EA9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29"><draw:frame draw:style-name="fr1" draw:name="Изображение19" text:anchor-type="paragraph" svg:x="16.249cm" svg:y="11.672cm" svg:width="1.953cm" svg:height="0.947cm" draw:z-index="7"><draw:image xlink:href="Pictures/100002010000004A000000241926C3BF250C1EA9.png" xlink:type="simple" xlink:show="embed" xlink:actuate="onLoad" loext:mime-type="image/png"/></draw:frame>№</text:p>
          </table:table-cell>
          <table:table-cell table:style-name="Таблица1.A1" office:value-type="string">
            <text:p text:style-name="P29">Прізвище, ім’я учня</text:p>
          </table:table-cell>
          <table:table-cell table:style-name="Таблица1.A1" office:value-type="string">
            <text:p text:style-name="P29">Клас</text:p>
          </table:table-cell>
          <table:table-cell table:style-name="Таблица1.A1" office:value-type="string">
            <text:p text:style-name="P29">Дата інструктажу</text:p>
          </table:table-cell>
          <table:table-cell table:style-name="Таблица1.A1" office:value-type="string">
            <text:p text:style-name="P29">Назва інструктажу</text:p>
          </table:table-cell>
          <table:table-cell table:style-name="Таблица1.A1" office:value-type="string">
            <text:p text:style-name="P29">Підпис учня</text:p>
          </table:table-cell>
          <table:table-cell table:style-name="Таблица1.G1" office:value-type="string">
            <text:p text:style-name="P29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4114428075" text:style-name="L1">
              <text:list-item>
                <text:p text:style-name="P95"><draw:frame draw:style-name="fr1" draw:name="Изображение2" text:anchor-type="paragraph" svg:x="16.249cm" svg:y="0.482cm" svg:width="1.953cm" svg:height="0.947cm" draw:z-index="12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28">Авілкін Микита</text:p>
          </table:table-cell>
          <table:table-cell table:style-name="Таблица1.C2" office:value-type="string">
            <text:p text:style-name="P29">1<text:span text:style-name="T10">1</text:span>-<text:span text:style-name="T12">В</text:span></text:p>
          </table:table-cell>
          <table:table-cell table:style-name="Таблица1.D2" office:value-type="string">
            <text:p text:style-name="P70"><text:span text:style-name="T7">01.09</text:span>.201<text:span text:style-name="T11">7</text:span></text:p>
          </table:table-cell>
          <table:table-cell table:style-name="Таблица1.E2" office:value-type="string">
            <text:p text:style-name="P29">первинний</text:p>
          </table:table-cell>
          <table:table-cell table:style-name="Таблица1.F2" office:value-type="string">
            <text:p text:style-name="P39"/>
          </table:table-cell>
          <table:table-cell table:style-name="Таблица1.G2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709061261885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" office:value-type="string">
            <text:p text:style-name="P28">Авілкін Степан</text:p>
          </table:table-cell>
          <table:table-cell table:style-name="Таблица1.C3" office:value-type="string">
            <text:p text:style-name="P111">1<text:span text:style-name="T10">1</text:span>-<text:span text:style-name="T12">В</text:span></text:p>
          </table:table-cell>
          <table:table-cell table:style-name="Таблица1.D3" office:value-type="string">
            <text:p text:style-name="P105"><text:span text:style-name="T7">01.09</text:span>.201<text:span text:style-name="T11">7</text:span></text:p>
          </table:table-cell>
          <table:table-cell table:style-name="Таблица1.E3" office:value-type="string">
            <text:p text:style-name="P29">первинний</text:p>
          </table:table-cell>
          <table:table-cell table:style-name="Таблица1.F3" office:value-type="string">
            <text:p text:style-name="P39"/>
          </table:table-cell>
          <table:table-cell table:style-name="Таблица1.G3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708892307350" text:continue-numbering="true" text:style-name="L1">
              <text:list-item>
                <text:p text:style-name="P95"><draw:frame draw:style-name="fr1" draw:name="Изображение4" text:anchor-type="paragraph" svg:x="16.249cm" svg:y="0.474cm" svg:width="1.953cm" svg:height="0.947cm" draw:z-index="14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28">Антоненко Єлизавета</text:p>
          </table:table-cell>
          <table:table-cell table:style-name="Таблица1.C4" office:value-type="string">
            <text:p text:style-name="P111">1<text:span text:style-name="T10">1</text:span>-<text:span text:style-name="T12">В</text:span></text:p>
          </table:table-cell>
          <table:table-cell table:style-name="Таблица1.D4" office:value-type="string">
            <text:p text:style-name="P105"><text:span text:style-name="T7">01.09</text:span>.201<text:span text:style-name="T11">7</text:span></text:p>
          </table:table-cell>
          <table:table-cell table:style-name="Таблица1.E4" office:value-type="string">
            <text:p text:style-name="P29">первинний</text:p>
          </table:table-cell>
          <table:table-cell table:style-name="Таблица1.F4" office:value-type="string">
            <text:p text:style-name="P39"/>
          </table:table-cell>
          <table:table-cell table:style-name="Таблица1.G4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708328288718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5" office:value-type="string">
            <text:p text:style-name="P28">Волкова Христина</text:p>
          </table:table-cell>
          <table:table-cell table:style-name="Таблица1.C5" office:value-type="string">
            <text:p text:style-name="P111">1<text:span text:style-name="T10">1</text:span>-<text:span text:style-name="T12">В</text:span></text:p>
          </table:table-cell>
          <table:table-cell table:style-name="Таблица1.D5" office:value-type="string">
            <text:p text:style-name="P105"><text:span text:style-name="T7">01.09</text:span>.201<text:span text:style-name="T11">7</text:span></text:p>
          </table:table-cell>
          <table:table-cell table:style-name="Таблица1.E5" office:value-type="string">
            <text:p text:style-name="P29">первинний</text:p>
          </table:table-cell>
          <table:table-cell table:style-name="Таблица1.F5" office:value-type="string">
            <text:p text:style-name="P39"/>
          </table:table-cell>
          <table:table-cell table:style-name="Таблица1.G5" office:value-type="string">
            <text:p text:style-name="P39"><draw:frame draw:style-name="fr1" draw:name="Изображение5" text:anchor-type="paragraph" svg:x="0.203cm" svg:y="0.575cm" svg:width="1.953cm" svg:height="0.947cm" draw:z-index="15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70736776404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6" office:value-type="string">
            <text:p text:style-name="P28">Галкіна Юлія</text:p>
          </table:table-cell>
          <table:table-cell table:style-name="Таблица1.C6" office:value-type="string">
            <text:p text:style-name="P111">1<text:span text:style-name="T10">1</text:span>-<text:span text:style-name="T12">В</text:span></text:p>
          </table:table-cell>
          <table:table-cell table:style-name="Таблица1.D6" office:value-type="string">
            <text:p text:style-name="P105"><text:span text:style-name="T7">01.09</text:span>.201<text:span text:style-name="T11">7</text:span></text:p>
          </table:table-cell>
          <table:table-cell table:style-name="Таблица1.E6" office:value-type="string">
            <text:p text:style-name="P29">первинний</text:p>
          </table:table-cell>
          <table:table-cell table:style-name="Таблица1.F6" office:value-type="string">
            <text:p text:style-name="P39"/>
          </table:table-cell>
          <table:table-cell table:style-name="Таблица1.G6" office:value-type="string">
            <text:p text:style-name="P39"><draw:frame draw:style-name="fr1" draw:name="Изображение9" text:anchor-type="paragraph" svg:x="0.203cm" svg:y="0.575cm" svg:width="1.953cm" svg:height="0.947cm" draw:z-index="16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70709271630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7" office:value-type="string">
            <text:p text:style-name="P28">Георгієв Олександр</text:p>
          </table:table-cell>
          <table:table-cell table:style-name="Таблица1.C7" office:value-type="string">
            <text:p text:style-name="P111">1<text:span text:style-name="T10">1</text:span>-<text:span text:style-name="T12">В</text:span></text:p>
          </table:table-cell>
          <table:table-cell table:style-name="Таблица1.D7" office:value-type="string">
            <text:p text:style-name="P105"><text:span text:style-name="T7">01.09</text:span>.201<text:span text:style-name="T11">7</text:span></text:p>
          </table:table-cell>
          <table:table-cell table:style-name="Таблица1.E7" office:value-type="string">
            <text:p text:style-name="P29">первинний</text:p>
          </table:table-cell>
          <table:table-cell table:style-name="Таблица1.F7" office:value-type="string">
            <text:p text:style-name="P39"/>
          </table:table-cell>
          <table:table-cell table:style-name="Таблица1.G7" office:value-type="string">
            <text:p text:style-name="P39"><draw:frame draw:style-name="fr1" draw:name="Изображение7" text:anchor-type="paragraph" svg:x="0.203cm" svg:y="0.575cm" svg:width="1.953cm" svg:height="0.947cm" draw:z-index="18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70796679344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8" office:value-type="string">
            <text:p text:style-name="P28">Колосов Ігор</text:p>
          </table:table-cell>
          <table:table-cell table:style-name="Таблица1.C8" office:value-type="string">
            <text:p text:style-name="P111">1<text:span text:style-name="T10">1</text:span>-<text:span text:style-name="T12">В</text:span></text:p>
          </table:table-cell>
          <table:table-cell table:style-name="Таблица1.D8" office:value-type="string">
            <text:p text:style-name="P105"><text:span text:style-name="T7">01.09</text:span>.201<text:span text:style-name="T11">7</text:span></text:p>
          </table:table-cell>
          <table:table-cell table:style-name="Таблица1.E8" office:value-type="string">
            <text:p text:style-name="P29">первинний</text:p>
          </table:table-cell>
          <table:table-cell table:style-name="Таблица1.F8" office:value-type="string">
            <text:p text:style-name="P39"/>
          </table:table-cell>
          <table:table-cell table:style-name="Таблица1.G8" office:value-type="string">
            <text:p text:style-name="P39"><draw:frame draw:style-name="fr1" draw:name="Изображение6" text:anchor-type="paragraph" svg:x="0.203cm" svg:y="0.575cm" svg:width="1.953cm" svg:height="0.947cm" draw:z-index="20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70759103663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9" office:value-type="string">
            <text:p text:style-name="P28">Куца Анастасія</text:p>
          </table:table-cell>
          <table:table-cell table:style-name="Таблица1.C9" office:value-type="string">
            <text:p text:style-name="P111">1<text:span text:style-name="T10">1</text:span>-<text:span text:style-name="T12">В</text:span></text:p>
          </table:table-cell>
          <table:table-cell table:style-name="Таблица1.D9" office:value-type="string">
            <text:p text:style-name="P105"><text:span text:style-name="T7">01.09</text:span>.201<text:span text:style-name="T11">7</text:span></text:p>
          </table:table-cell>
          <table:table-cell table:style-name="Таблица1.E9" office:value-type="string">
            <text:p text:style-name="P29">первинний</text:p>
          </table:table-cell>
          <table:table-cell table:style-name="Таблица1.F9" office:value-type="string">
            <text:p text:style-name="P39"/>
          </table:table-cell>
          <table:table-cell table:style-name="Таблица1.G9" office:value-type="string">
            <text:p text:style-name="P39"><draw:frame draw:style-name="fr1" draw:name="Изображение8" text:anchor-type="paragraph" svg:x="0.203cm" svg:y="0.633cm" svg:width="1.953cm" svg:height="0.947cm" draw:z-index="22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70769367386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0" office:value-type="string">
            <text:p text:style-name="P28">Лабузова Поліна</text:p>
          </table:table-cell>
          <table:table-cell table:style-name="Таблица1.C10" office:value-type="string">
            <text:p text:style-name="P111">1<text:span text:style-name="T10">1</text:span>-<text:span text:style-name="T12">В</text:span></text:p>
          </table:table-cell>
          <table:table-cell table:style-name="Таблица1.D10" office:value-type="string">
            <text:p text:style-name="P105"><text:span text:style-name="T7">01.09</text:span>.201<text:span text:style-name="T11">7</text:span></text:p>
          </table:table-cell>
          <table:table-cell table:style-name="Таблица1.E10" office:value-type="string">
            <text:p text:style-name="P29">первинний</text:p>
          </table:table-cell>
          <table:table-cell table:style-name="Таблица1.F10" office:value-type="string">
            <text:p text:style-name="P39"/>
          </table:table-cell>
          <table:table-cell table:style-name="Таблица1.G10" office:value-type="string">
            <text:p text:style-name="P39"><draw:frame draw:style-name="fr1" draw:name="Изображение10" text:anchor-type="paragraph" svg:x="0.203cm" svg:y="0.575cm" svg:width="1.953cm" svg:height="0.947cm" draw:z-index="24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707283417638" text:continue-numbering="true" text:style-name="L1">
              <text:list-item>
                <text:p text:style-name="P95"><draw:frame draw:style-name="fr1" draw:name="Изображение12" text:anchor-type="paragraph" svg:x="16.249cm" svg:y="0.503cm" svg:width="1.953cm" svg:height="0.947cm" draw:z-index="26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28">Марченко Владислав</text:p>
          </table:table-cell>
          <table:table-cell table:style-name="Таблица1.C11" office:value-type="string">
            <text:p text:style-name="P111">1<text:span text:style-name="T10">1</text:span>-<text:span text:style-name="T12">В</text:span></text:p>
          </table:table-cell>
          <table:table-cell table:style-name="Таблица1.D11" office:value-type="string">
            <text:p text:style-name="P105"><text:span text:style-name="T7">01.09</text:span>.201<text:span text:style-name="T11">7</text:span></text:p>
          </table:table-cell>
          <table:table-cell table:style-name="Таблица1.E11" office:value-type="string">
            <text:p text:style-name="P29">первинний</text:p>
          </table:table-cell>
          <table:table-cell table:style-name="Таблица1.F11" office:value-type="string">
            <text:p text:style-name="P39"/>
          </table:table-cell>
          <table:table-cell table:style-name="Таблица1.G11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707693992588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2" office:value-type="string">
            <text:p text:style-name="P28">Марченко Ярослава</text:p>
          </table:table-cell>
          <table:table-cell table:style-name="Таблица1.C12" office:value-type="string">
            <text:p text:style-name="P111">1<text:span text:style-name="T10">1</text:span>-<text:span text:style-name="T12">В</text:span></text:p>
          </table:table-cell>
          <table:table-cell table:style-name="Таблица1.D12" office:value-type="string">
            <text:p text:style-name="P105"><text:span text:style-name="T7">01.09</text:span>.201<text:span text:style-name="T11">7</text:span></text:p>
          </table:table-cell>
          <table:table-cell table:style-name="Таблица1.E12" office:value-type="string">
            <text:p text:style-name="P29">первинний</text:p>
          </table:table-cell>
          <table:table-cell table:style-name="Таблица1.F12" office:value-type="string">
            <text:p text:style-name="P39"/>
          </table:table-cell>
          <table:table-cell table:style-name="Таблица1.G12" office:value-type="string">
            <text:p text:style-name="P39"><draw:frame draw:style-name="fr1" draw:name="Изображение11" text:anchor-type="paragraph" svg:x="0.203cm" svg:y="0.575cm" svg:width="1.953cm" svg:height="0.947cm" draw:z-index="28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70811166971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3" office:value-type="string">
            <text:p text:style-name="P28">Молоткова Вікторія</text:p>
          </table:table-cell>
          <table:table-cell table:style-name="Таблица1.C13" office:value-type="string">
            <text:p text:style-name="P111">1<text:span text:style-name="T10">1</text:span>-<text:span text:style-name="T12">В</text:span></text:p>
          </table:table-cell>
          <table:table-cell table:style-name="Таблица1.D13" office:value-type="string">
            <text:p text:style-name="P105"><text:span text:style-name="T7">01.09</text:span>.201<text:span text:style-name="T11">7</text:span></text:p>
          </table:table-cell>
          <table:table-cell table:style-name="Таблица1.E13" office:value-type="string">
            <text:p text:style-name="P29">первинний</text:p>
          </table:table-cell>
          <table:table-cell table:style-name="Таблица1.F13" office:value-type="string">
            <text:p text:style-name="P39"/>
          </table:table-cell>
          <table:table-cell table:style-name="Таблица1.G13" office:value-type="string">
            <text:p text:style-name="P39"><draw:frame draw:style-name="fr1" draw:name="Изображение14" text:anchor-type="paragraph" svg:x="0.203cm" svg:y="0.575cm" svg:width="1.953cm" svg:height="0.947cm" draw:z-index="27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70874271005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4" office:value-type="string">
            <text:p text:style-name="P28">Новак Анастасія</text:p>
          </table:table-cell>
          <table:table-cell table:style-name="Таблица1.C14" office:value-type="string">
            <text:p text:style-name="P111">1<text:span text:style-name="T10">1</text:span>-<text:span text:style-name="T12">В</text:span></text:p>
          </table:table-cell>
          <table:table-cell table:style-name="Таблица1.D14" office:value-type="string">
            <text:p text:style-name="P105"><text:span text:style-name="T7">01.09</text:span>.201<text:span text:style-name="T11">7</text:span></text:p>
          </table:table-cell>
          <table:table-cell table:style-name="Таблица1.E14" office:value-type="string">
            <text:p text:style-name="P29">первинний</text:p>
          </table:table-cell>
          <table:table-cell table:style-name="Таблица1.F14" office:value-type="string">
            <text:p text:style-name="P39"/>
          </table:table-cell>
          <table:table-cell table:style-name="Таблица1.G14" office:value-type="string">
            <text:p text:style-name="P39"><draw:frame draw:style-name="fr1" draw:name="Изображение13" text:anchor-type="paragraph" svg:x="0.203cm" svg:y="0.575cm" svg:width="1.953cm" svg:height="0.947cm" draw:z-index="25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70841537573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5" office:value-type="string">
            <text:p text:style-name="P28">Пензієнко Віталій</text:p>
          </table:table-cell>
          <table:table-cell table:style-name="Таблица1.C15" office:value-type="string">
            <text:p text:style-name="P111">1<text:span text:style-name="T10">1</text:span>-<text:span text:style-name="T12">В</text:span></text:p>
          </table:table-cell>
          <table:table-cell table:style-name="Таблица1.D15" office:value-type="string">
            <text:p text:style-name="P105"><text:span text:style-name="T7">01.09</text:span>.201<text:span text:style-name="T11">7</text:span></text:p>
          </table:table-cell>
          <table:table-cell table:style-name="Таблица1.E15" office:value-type="string">
            <text:p text:style-name="P29">первинний</text:p>
          </table:table-cell>
          <table:table-cell table:style-name="Таблица1.F15" office:value-type="string">
            <text:p text:style-name="P39"/>
          </table:table-cell>
          <table:table-cell table:style-name="Таблица1.G15" office:value-type="string">
            <text:p text:style-name="P39"><draw:frame draw:style-name="fr1" draw:name="Изображение15" text:anchor-type="paragraph" svg:x="0.203cm" svg:y="0.575cm" svg:width="1.953cm" svg:height="0.947cm" draw:z-index="23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70836623309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6" office:value-type="string">
            <text:p text:style-name="P28">Пєрвий Олексій</text:p>
          </table:table-cell>
          <table:table-cell table:style-name="Таблица1.C16" office:value-type="string">
            <text:p text:style-name="P111">1<text:span text:style-name="T10">1</text:span>-<text:span text:style-name="T12">В</text:span></text:p>
          </table:table-cell>
          <table:table-cell table:style-name="Таблица1.D16" office:value-type="string">
            <text:p text:style-name="P105"><text:span text:style-name="T7">01.09</text:span>.201<text:span text:style-name="T11">7</text:span></text:p>
          </table:table-cell>
          <table:table-cell table:style-name="Таблица1.E16" office:value-type="string">
            <text:p text:style-name="P29">первинний</text:p>
          </table:table-cell>
          <table:table-cell table:style-name="Таблица1.F16" office:value-type="string">
            <text:p text:style-name="P39"/>
          </table:table-cell>
          <table:table-cell table:style-name="Таблица1.G16" office:value-type="string">
            <text:p text:style-name="P39"><draw:frame draw:style-name="fr1" draw:name="Изображение16" text:anchor-type="paragraph" svg:x="0.203cm" svg:y="0.607cm" svg:width="1.953cm" svg:height="0.947cm" draw:z-index="21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708955350265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7" office:value-type="string">
            <text:p text:style-name="P28">Погорєлов Сергій</text:p>
          </table:table-cell>
          <table:table-cell table:style-name="Таблица1.C17" office:value-type="string">
            <text:p text:style-name="P111">1<text:span text:style-name="T10">1</text:span>-<text:span text:style-name="T12">В</text:span></text:p>
          </table:table-cell>
          <table:table-cell table:style-name="Таблица1.D17" office:value-type="string">
            <text:p text:style-name="P105"><text:span text:style-name="T7">01.09</text:span>.201<text:span text:style-name="T11">7</text:span></text:p>
          </table:table-cell>
          <table:table-cell table:style-name="Таблица1.E17" office:value-type="string">
            <text:p text:style-name="P29">первинний</text:p>
          </table:table-cell>
          <table:table-cell table:style-name="Таблица1.F17" office:value-type="string">
            <text:p text:style-name="P39"/>
          </table:table-cell>
          <table:table-cell table:style-name="Таблица1.G17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70840242257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8" office:value-type="string">
            <text:p text:style-name="P28">Савченко Ольга</text:p>
          </table:table-cell>
          <table:table-cell table:style-name="Таблица1.C18" office:value-type="string">
            <text:p text:style-name="P111">1<text:span text:style-name="T10">1</text:span>-<text:span text:style-name="T12">В</text:span></text:p>
          </table:table-cell>
          <table:table-cell table:style-name="Таблица1.D18" office:value-type="string">
            <text:p text:style-name="P105"><text:span text:style-name="T7">01.09</text:span>.201<text:span text:style-name="T11">7</text:span></text:p>
          </table:table-cell>
          <table:table-cell table:style-name="Таблица1.E18" office:value-type="string">
            <text:p text:style-name="P29">первинний</text:p>
          </table:table-cell>
          <table:table-cell table:style-name="Таблица1.F18" office:value-type="string">
            <text:p text:style-name="P39"/>
          </table:table-cell>
          <table:table-cell table:style-name="Таблица1.G1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70833377628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9" office:value-type="string">
            <text:p text:style-name="P28">Сатріхін Сергій</text:p>
          </table:table-cell>
          <table:table-cell table:style-name="Таблица1.C19" office:value-type="string">
            <text:p text:style-name="P111">1<text:span text:style-name="T10">1</text:span>-<text:span text:style-name="T12">В</text:span></text:p>
          </table:table-cell>
          <table:table-cell table:style-name="Таблица1.D19" office:value-type="string">
            <text:p text:style-name="P105"><text:span text:style-name="T7">01.09</text:span>.201<text:span text:style-name="T11">7</text:span></text:p>
          </table:table-cell>
          <table:table-cell table:style-name="Таблица1.E19" office:value-type="string">
            <text:p text:style-name="P29">первинний</text:p>
          </table:table-cell>
          <table:table-cell table:style-name="Таблица1.F19" office:value-type="string">
            <text:p text:style-name="P39"/>
          </table:table-cell>
          <table:table-cell table:style-name="Таблица1.G19" office:value-type="string">
            <text:p text:style-name="P39"><draw:frame draw:style-name="fr1" draw:name="Изображение17" text:anchor-type="paragraph" svg:x="0.203cm" svg:y="0.575cm" svg:width="1.953cm" svg:height="0.947cm" draw:z-index="19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70863512291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0" office:value-type="string">
            <text:p text:style-name="P28">Селімова Каріна</text:p>
          </table:table-cell>
          <table:table-cell table:style-name="Таблица1.C20" office:value-type="string">
            <text:p text:style-name="P111">1<text:span text:style-name="T10">1</text:span>-<text:span text:style-name="T12">В</text:span></text:p>
          </table:table-cell>
          <table:table-cell table:style-name="Таблица1.D20" office:value-type="string">
            <text:p text:style-name="P105"><text:span text:style-name="T7">01.09</text:span>.201<text:span text:style-name="T11">7</text:span></text:p>
          </table:table-cell>
          <table:table-cell table:style-name="Таблица1.E20" office:value-type="string">
            <text:p text:style-name="P29">первинний</text:p>
          </table:table-cell>
          <table:table-cell table:style-name="Таблица1.F20" office:value-type="string">
            <text:p text:style-name="P39"/>
          </table:table-cell>
          <table:table-cell table:style-name="Таблица1.G20" office:value-type="string">
            <text:p text:style-name="P39"><draw:frame draw:style-name="fr1" draw:name="Изображение21" text:anchor-type="paragraph" svg:x="0.203cm" svg:y="0.497cm" svg:width="1.953cm" svg:height="0.947cm" draw:z-index="17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70737637296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1" office:value-type="string">
            <text:p text:style-name="P28">Сімаков Максим</text:p>
          </table:table-cell>
          <table:table-cell table:style-name="Таблица1.C21" office:value-type="string">
            <text:p text:style-name="P111">1<text:span text:style-name="T10">1</text:span>-<text:span text:style-name="T12">В</text:span></text:p>
          </table:table-cell>
          <table:table-cell table:style-name="Таблица1.D21" office:value-type="string">
            <text:p text:style-name="P105"><text:span text:style-name="T7">01.09</text:span>.201<text:span text:style-name="T11">7</text:span></text:p>
          </table:table-cell>
          <table:table-cell table:style-name="Таблица1.E21" office:value-type="string">
            <text:p text:style-name="P29">первинний</text:p>
          </table:table-cell>
          <table:table-cell table:style-name="Таблица1.F21" office:value-type="string">
            <text:p text:style-name="P39"/>
          </table:table-cell>
          <table:table-cell table:style-name="Таблица1.G21" office:value-type="string">
            <text:p text:style-name="P39"><draw:frame draw:style-name="fr1" draw:name="Изображение20" text:anchor-type="paragraph" svg:x="0.203cm" svg:y="0.575cm" svg:width="1.953cm" svg:height="0.947cm" draw:z-index="13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707256553355" text:continue-numbering="true" text:style-name="L1">
              <text:list-item>
                <text:p text:style-name="P95"><draw:frame draw:style-name="fr1" draw:name="Изображение23" text:anchor-type="paragraph" svg:x="16.249cm" svg:y="0.549cm" svg:width="1.953cm" svg:height="0.947cm" draw:z-index="1"><draw:image xlink:href="Pictures/100002010000004A00000024F19113C227CC3B7F.png" xlink:type="simple" xlink:show="embed" xlink:actuate="onLoad" loext:mime-type="image/png"/></draw:frame></text:p>
              </text:list-item>
            </text:list>
          </table:table-cell>
          <table:table-cell table:style-name="Таблица1.B22" office:value-type="string">
            <text:p text:style-name="P28">Скороходко Маргарита</text:p>
          </table:table-cell>
          <table:table-cell table:style-name="Таблица1.C22" office:value-type="string">
            <text:p text:style-name="P111">1<text:span text:style-name="T10">1</text:span>-<text:span text:style-name="T12">В</text:span></text:p>
          </table:table-cell>
          <table:table-cell table:style-name="Таблица1.D22" office:value-type="string">
            <text:p text:style-name="P105"><text:span text:style-name="T7">01.09</text:span>.201<text:span text:style-name="T11">7</text:span></text:p>
          </table:table-cell>
          <table:table-cell table:style-name="Таблица1.E22" office:value-type="string">
            <text:p text:style-name="P29">первинний</text:p>
          </table:table-cell>
          <table:table-cell table:style-name="Таблица1.F22" office:value-type="string">
            <text:p text:style-name="P39"/>
          </table:table-cell>
          <table:table-cell table:style-name="Таблица1.G22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70831841736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3" office:value-type="string">
            <text:p text:style-name="P28">Суха Анастасія</text:p>
          </table:table-cell>
          <table:table-cell table:style-name="Таблица1.C23" office:value-type="string">
            <text:p text:style-name="P111">1<text:span text:style-name="T10">1</text:span>-<text:span text:style-name="T12">В</text:span></text:p>
          </table:table-cell>
          <table:table-cell table:style-name="Таблица1.D23" office:value-type="string">
            <text:p text:style-name="P105"><text:span text:style-name="T7">01.09</text:span>.201<text:span text:style-name="T11">7</text:span></text:p>
          </table:table-cell>
          <table:table-cell table:style-name="Таблица1.E23" office:value-type="string">
            <text:p text:style-name="P29">первинний</text:p>
          </table:table-cell>
          <table:table-cell table:style-name="Таблица1.F23" office:value-type="string">
            <text:p text:style-name="P39"/>
          </table:table-cell>
          <table:table-cell table:style-name="Таблица1.G23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707778784645" text:continue-numbering="true" text:style-name="L1">
              <text:list-item>
                <text:p text:style-name="P95"><draw:frame draw:style-name="fr2" draw:name="Изображение24" text:anchor-type="char" svg:x="16.249cm" svg:y="0.469cm" svg:width="1.953cm" svg:height="0.947cm" draw:z-index="9"><draw:image xlink:href="Pictures/100002010000004A00000024F6F53400682C4E98.png" xlink:type="simple" xlink:show="embed" xlink:actuate="onLoad" loext:mime-type="image/png"/></draw:frame></text:p>
              </text:list-item>
            </text:list>
          </table:table-cell>
          <table:table-cell table:style-name="Таблица1.B24" office:value-type="string">
            <text:p text:style-name="P28">Сухой Руслан</text:p>
          </table:table-cell>
          <table:table-cell table:style-name="Таблица1.C24" office:value-type="string">
            <text:p text:style-name="P111">1<text:span text:style-name="T10">1</text:span>-<text:span text:style-name="T12">В</text:span></text:p>
          </table:table-cell>
          <table:table-cell table:style-name="Таблица1.D24" office:value-type="string">
            <text:p text:style-name="P105"><text:span text:style-name="T7">01.09</text:span>.201<text:span text:style-name="T11">7</text:span></text:p>
          </table:table-cell>
          <table:table-cell table:style-name="Таблица1.E24" office:value-type="string">
            <text:p text:style-name="P109">первинний</text:p>
          </table:table-cell>
          <table:table-cell table:style-name="Таблица1.F24" office:value-type="string">
            <text:p text:style-name="P39"/>
          </table:table-cell>
          <table:table-cell table:style-name="Таблица1.G24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3708070261793" text:continue-numbering="true" text:style-name="L1">
              <text:list-item>
                <text:p text:style-name="P95"><draw:frame draw:style-name="fr1" draw:name="Изображение25" text:anchor-type="paragraph" svg:x="16.249cm" svg:y="0.515cm" svg:width="1.953cm" svg:height="0.947cm" draw:z-index="5"><draw:image xlink:href="Pictures/100002010000004A00000024F6F53400682C4E98.png" xlink:type="simple" xlink:show="embed" xlink:actuate="onLoad" loext:mime-type="image/png"/></draw:frame></text:p>
              </text:list-item>
            </text:list>
          </table:table-cell>
          <table:table-cell table:style-name="Таблица1.B28" office:value-type="string">
            <text:p text:style-name="P28">Тітарєв Микита</text:p>
          </table:table-cell>
          <table:table-cell table:style-name="Таблица1.C28" office:value-type="string">
            <text:p text:style-name="P111">1<text:span text:style-name="T10">1</text:span>-<text:span text:style-name="T12">В</text:span></text:p>
          </table:table-cell>
          <table:table-cell table:style-name="Таблица1.D28" office:value-type="string">
            <text:p text:style-name="P105"><text:span text:style-name="T7">01.09</text:span>.201<text:span text:style-name="T11">7</text:span></text:p>
          </table:table-cell>
          <table:table-cell table:style-name="Таблица1.E28" office:value-type="string">
            <text:p text:style-name="P109">первинний</text:p>
          </table:table-cell>
          <table:table-cell table:style-name="Таблица1.F28" office:value-type="string">
            <text:p text:style-name="P39"/>
          </table:table-cell>
          <table:table-cell table:style-name="Таблица1.G28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70886935365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8" office:value-type="string">
            <text:p text:style-name="P28">Хаврошина Катерина</text:p>
          </table:table-cell>
          <table:table-cell table:style-name="Таблица1.C28" office:value-type="string">
            <text:p text:style-name="P111">1<text:span text:style-name="T10">1</text:span>-<text:span text:style-name="T12">В</text:span></text:p>
          </table:table-cell>
          <table:table-cell table:style-name="Таблица1.D28" office:value-type="string">
            <text:p text:style-name="P105"><text:span text:style-name="T7">01.09</text:span>.201<text:span text:style-name="T11">7</text:span></text:p>
          </table:table-cell>
          <table:table-cell table:style-name="Таблица1.E28" office:value-type="string">
            <text:p text:style-name="P109">первинний</text:p>
          </table:table-cell>
          <table:table-cell table:style-name="Таблица1.F28" office:value-type="string">
            <text:p text:style-name="P39"/>
          </table:table-cell>
          <table:table-cell table:style-name="Таблица1.G28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70820925861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8" office:value-type="string">
            <text:p text:style-name="P28">Шайблє Михайло</text:p>
          </table:table-cell>
          <table:table-cell table:style-name="Таблица1.C28" office:value-type="string">
            <text:p text:style-name="P111">1<text:span text:style-name="T10">1</text:span>-<text:span text:style-name="T12">В</text:span></text:p>
          </table:table-cell>
          <table:table-cell table:style-name="Таблица1.D28" office:value-type="string">
            <text:p text:style-name="P105"><text:span text:style-name="T7">01.09</text:span>.201<text:span text:style-name="T11">7</text:span></text:p>
          </table:table-cell>
          <table:table-cell table:style-name="Таблица1.E28" office:value-type="string">
            <text:p text:style-name="P109">первинний</text:p>
          </table:table-cell>
          <table:table-cell table:style-name="Таблица1.F28" office:value-type="string">
            <text:p text:style-name="P39"/>
          </table:table-cell>
          <table:table-cell table:style-name="Таблица1.G28" office:value-type="string">
            <text:p text:style-name="P40"><draw:frame draw:style-name="fr1" draw:name="Изображение27" text:anchor-type="paragraph" svg:x="0.203cm" svg:y="0.575cm" svg:width="1.953cm" svg:height="0.947cm" draw:z-index="4"><draw:image xlink:href="Pictures/100002010000004A00000024F6F53400682C4E98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70864786807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8" office:value-type="string">
            <text:p text:style-name="P28">Шаталова Анастасія</text:p>
          </table:table-cell>
          <table:table-cell table:style-name="Таблица1.C28" office:value-type="string">
            <text:p text:style-name="P111">1<text:span text:style-name="T10">1</text:span>-<text:span text:style-name="T12">В</text:span></text:p>
          </table:table-cell>
          <table:table-cell table:style-name="Таблица1.D28" office:value-type="string">
            <text:p text:style-name="P105"><text:span text:style-name="T7">01.09</text:span>.201<text:span text:style-name="T11">7</text:span></text:p>
          </table:table-cell>
          <table:table-cell table:style-name="Таблица1.E28" office:value-type="string">
            <text:p text:style-name="P109">первинний</text:p>
          </table:table-cell>
          <table:table-cell table:style-name="Таблица1.F28" office:value-type="string">
            <text:p text:style-name="P39"/>
          </table:table-cell>
          <table:table-cell table:style-name="Таблица1.G28" office:value-type="string">
            <text:p text:style-name="P40"><draw:frame draw:style-name="fr1" draw:name="Изображение31" text:anchor-type="paragraph" svg:x="0.203cm" svg:y="0.575cm" svg:width="1.953cm" svg:height="0.947cm" draw:z-index="10"><draw:image xlink:href="Pictures/100002010000004A0000002402B6596EB4CD6EE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70912856406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9" office:value-type="string">
            <text:p text:style-name="P28">Шибаєв Антоній</text:p>
          </table:table-cell>
          <table:table-cell table:style-name="Таблица1.C29" office:value-type="string">
            <text:p text:style-name="P111">1<text:span text:style-name="T10">1</text:span>-<text:span text:style-name="T12">В</text:span></text:p>
          </table:table-cell>
          <table:table-cell table:style-name="Таблица1.D29" office:value-type="string">
            <text:p text:style-name="P105"><text:span text:style-name="T7">01.09</text:span>.201<text:span text:style-name="T11">7</text:span></text:p>
          </table:table-cell>
          <table:table-cell table:style-name="Таблица1.E29" office:value-type="string">
            <text:p text:style-name="P110">первинний</text:p>
          </table:table-cell>
          <table:table-cell table:style-name="Таблица1.F29" office:value-type="string">
            <text:p text:style-name="P39"/>
          </table:table-cell>
          <table:table-cell table:style-name="Таблица1.G29" office:value-type="string">
            <text:p text:style-name="P40"><draw:frame draw:style-name="fr1" draw:name="Изображение28" text:anchor-type="paragraph" svg:x="0.203cm" svg:y="0.575cm" svg:width="1.953cm" svg:height="0.947cm" draw:z-index="6"><draw:image xlink:href="Pictures/100002010000004A0000002402B6596EB4CD6EE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70781536361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0" office:value-type="string">
            <text:p text:style-name="P28">Ярмак Данило</text:p>
          </table:table-cell>
          <table:table-cell table:style-name="Таблица1.C30" office:value-type="string">
            <text:p text:style-name="P111">1<text:span text:style-name="T10">1</text:span>-<text:span text:style-name="T12">В</text:span></text:p>
          </table:table-cell>
          <table:table-cell table:style-name="Таблица1.D30" office:value-type="string">
            <text:p text:style-name="P105"><text:span text:style-name="T7">01.09</text:span>.201<text:span text:style-name="T11">7</text:span></text:p>
          </table:table-cell>
          <table:table-cell table:style-name="Таблица1.E30" office:value-type="string">
            <text:p text:style-name="P110">первинний</text:p>
          </table:table-cell>
          <table:table-cell table:style-name="Таблица1.F30" office:value-type="string">
            <text:p text:style-name="P39"/>
          </table:table-cell>
          <table:table-cell table:style-name="Таблица1.G30" office:value-type="string">
            <text:p text:style-name="P40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20">ЖУРНАЛ ПРОВЕДЕННЯ ІНСТРУКТАЖУ З ТЕХНІКИ БЕЗПЕКИ В КОМП’ЮТЕРНОМУ КЛАСІ</text:p>
      <text:p text:style-name="P13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7">№</text:p>
          </table:table-cell>
          <table:table-cell table:style-name="Таблица17.A1" office:value-type="string">
            <text:p text:style-name="P37">Прізвище, ім’я учня</text:p>
          </table:table-cell>
          <table:table-cell table:style-name="Таблица17.A1" office:value-type="string">
            <text:p text:style-name="P37">Клас</text:p>
          </table:table-cell>
          <table:table-cell table:style-name="Таблица17.A1" office:value-type="string">
            <text:p text:style-name="P37">Дата інструктажу</text:p>
          </table:table-cell>
          <table:table-cell table:style-name="Таблица17.A1" office:value-type="string">
            <text:p text:style-name="P37">Назва інструктажу</text:p>
          </table:table-cell>
          <table:table-cell table:style-name="Таблица17.A1" office:value-type="string">
            <text:p text:style-name="P37">Підпис учня</text:p>
          </table:table-cell>
          <table:table-cell table:style-name="Таблица17.G1" office:value-type="string">
            <text:p text:style-name="P37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8370786483955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" office:value-type="string">
            <text:p text:style-name="P86">Авілкіна Анастасія</text:p>
          </table:table-cell>
          <table:table-cell table:style-name="Таблица17.C2" office:value-type="string">
            <text:p text:style-name="P37">11-А</text:p>
          </table:table-cell>
          <table:table-cell table:style-name="Таблица17.D2" office:value-type="string">
            <text:p text:style-name="P69">09.09.2015</text:p>
          </table:table-cell>
          <table:table-cell table:style-name="Таблица17.E2" office:value-type="string">
            <text:p text:style-name="P37">первинний</text:p>
          </table:table-cell>
          <table:table-cell table:style-name="Таблица17.F2" office:value-type="string">
            <text:p text:style-name="P45"/>
          </table:table-cell>
          <table:table-cell table:style-name="Таблица17.G2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70807759489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" office:value-type="string">
            <text:p text:style-name="P86">Авілкіна Анна</text:p>
          </table:table-cell>
          <table:table-cell table:style-name="Таблица17.C3" office:value-type="string">
            <text:p text:style-name="P37">11-А</text:p>
          </table:table-cell>
          <table:table-cell table:style-name="Таблица17.D3" office:value-type="string">
            <text:p text:style-name="P69">09.09.2015</text:p>
          </table:table-cell>
          <table:table-cell table:style-name="Таблица17.E3" office:value-type="string">
            <text:p text:style-name="P37">первинний</text:p>
          </table:table-cell>
          <table:table-cell table:style-name="Таблица17.F3" office:value-type="string">
            <text:p text:style-name="P45"/>
          </table:table-cell>
          <table:table-cell table:style-name="Таблица17.G3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70750750879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4" office:value-type="string">
            <text:p text:style-name="P86">Білоус Ганна</text:p>
          </table:table-cell>
          <table:table-cell table:style-name="Таблица17.C4" office:value-type="string">
            <text:p text:style-name="P37">11-А</text:p>
          </table:table-cell>
          <table:table-cell table:style-name="Таблица17.D4" office:value-type="string">
            <text:p text:style-name="P69">09.09.2015</text:p>
          </table:table-cell>
          <table:table-cell table:style-name="Таблица17.E4" office:value-type="string">
            <text:p text:style-name="P37">первинний</text:p>
          </table:table-cell>
          <table:table-cell table:style-name="Таблица17.F4" office:value-type="string">
            <text:p text:style-name="P45"/>
          </table:table-cell>
          <table:table-cell table:style-name="Таблица17.G4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70909417133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5" office:value-type="string">
            <text:p text:style-name="P86">Бурикін Максим</text:p>
          </table:table-cell>
          <table:table-cell table:style-name="Таблица17.C5" office:value-type="string">
            <text:p text:style-name="P37">11-А</text:p>
          </table:table-cell>
          <table:table-cell table:style-name="Таблица17.D5" office:value-type="string">
            <text:p text:style-name="P69">09.09.2015</text:p>
          </table:table-cell>
          <table:table-cell table:style-name="Таблица17.E5" office:value-type="string">
            <text:p text:style-name="P37">первинний</text:p>
          </table:table-cell>
          <table:table-cell table:style-name="Таблица17.F5" office:value-type="string">
            <text:p text:style-name="P45"/>
          </table:table-cell>
          <table:table-cell table:style-name="Таблица17.G5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70815006545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6" office:value-type="string">
            <text:p text:style-name="P86">Васильчук Євген</text:p>
          </table:table-cell>
          <table:table-cell table:style-name="Таблица17.C6" office:value-type="string">
            <text:p text:style-name="P37">11-А</text:p>
          </table:table-cell>
          <table:table-cell table:style-name="Таблица17.D6" office:value-type="string">
            <text:p text:style-name="P69">09.09.2015</text:p>
          </table:table-cell>
          <table:table-cell table:style-name="Таблица17.E6" office:value-type="string">
            <text:p text:style-name="P37">первинний</text:p>
          </table:table-cell>
          <table:table-cell table:style-name="Таблица17.F6" office:value-type="string">
            <text:p text:style-name="P45"/>
          </table:table-cell>
          <table:table-cell table:style-name="Таблица17.G6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70866366150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7" office:value-type="string">
            <text:p text:style-name="P86">Гаркавенко Марія</text:p>
          </table:table-cell>
          <table:table-cell table:style-name="Таблица17.C7" office:value-type="string">
            <text:p text:style-name="P37">11-А</text:p>
          </table:table-cell>
          <table:table-cell table:style-name="Таблица17.D7" office:value-type="string">
            <text:p text:style-name="P69">09.09.2015</text:p>
          </table:table-cell>
          <table:table-cell table:style-name="Таблица17.E7" office:value-type="string">
            <text:p text:style-name="P37">первинний</text:p>
          </table:table-cell>
          <table:table-cell table:style-name="Таблица17.F7" office:value-type="string">
            <text:p text:style-name="P45"/>
          </table:table-cell>
          <table:table-cell table:style-name="Таблица17.G7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70756637748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8" office:value-type="string">
            <text:p text:style-name="P86">Георгієв Олександр</text:p>
          </table:table-cell>
          <table:table-cell table:style-name="Таблица17.C8" office:value-type="string">
            <text:p text:style-name="P37">11-А</text:p>
          </table:table-cell>
          <table:table-cell table:style-name="Таблица17.D8" office:value-type="string">
            <text:p text:style-name="P69">09.09.2015</text:p>
          </table:table-cell>
          <table:table-cell table:style-name="Таблица17.E8" office:value-type="string">
            <text:p text:style-name="P37">первинний</text:p>
          </table:table-cell>
          <table:table-cell table:style-name="Таблица17.F8" office:value-type="string">
            <text:p text:style-name="P45"/>
          </table:table-cell>
          <table:table-cell table:style-name="Таблица17.G8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70917234950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9" office:value-type="string">
            <text:p text:style-name="P86">Глущенков Данило</text:p>
          </table:table-cell>
          <table:table-cell table:style-name="Таблица17.C9" office:value-type="string">
            <text:p text:style-name="P37">11-А</text:p>
          </table:table-cell>
          <table:table-cell table:style-name="Таблица17.D9" office:value-type="string">
            <text:p text:style-name="P69">09.09.2015</text:p>
          </table:table-cell>
          <table:table-cell table:style-name="Таблица17.E9" office:value-type="string">
            <text:p text:style-name="P37">первинний</text:p>
          </table:table-cell>
          <table:table-cell table:style-name="Таблица17.F9" office:value-type="string">
            <text:p text:style-name="P45"/>
          </table:table-cell>
          <table:table-cell table:style-name="Таблица17.G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70775937697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0" office:value-type="string">
            <text:p text:style-name="P86">Горлач Євгенія</text:p>
          </table:table-cell>
          <table:table-cell table:style-name="Таблица17.C10" office:value-type="string">
            <text:p text:style-name="P37">11-А</text:p>
          </table:table-cell>
          <table:table-cell table:style-name="Таблица17.D10" office:value-type="string">
            <text:p text:style-name="P69">09.09.2015</text:p>
          </table:table-cell>
          <table:table-cell table:style-name="Таблица17.E10" office:value-type="string">
            <text:p text:style-name="P37">первинний</text:p>
          </table:table-cell>
          <table:table-cell table:style-name="Таблица17.F10" office:value-type="string">
            <text:p text:style-name="P45"/>
          </table:table-cell>
          <table:table-cell table:style-name="Таблица17.G10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70877792488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1" office:value-type="string">
            <text:p text:style-name="P86">Грисіна Аліна</text:p>
          </table:table-cell>
          <table:table-cell table:style-name="Таблица17.C11" office:value-type="string">
            <text:p text:style-name="P37">11-А</text:p>
          </table:table-cell>
          <table:table-cell table:style-name="Таблица17.D11" office:value-type="string">
            <text:p text:style-name="P69">09.09.2015</text:p>
          </table:table-cell>
          <table:table-cell table:style-name="Таблица17.E11" office:value-type="string">
            <text:p text:style-name="P37">первинний</text:p>
          </table:table-cell>
          <table:table-cell table:style-name="Таблица17.F11" office:value-type="string">
            <text:p text:style-name="P45"/>
          </table:table-cell>
          <table:table-cell table:style-name="Таблица17.G11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70857283953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2" office:value-type="string">
            <text:p text:style-name="P86">Гуцуляк Єлизавета</text:p>
          </table:table-cell>
          <table:table-cell table:style-name="Таблица17.C12" office:value-type="string">
            <text:p text:style-name="P37">11-А</text:p>
          </table:table-cell>
          <table:table-cell table:style-name="Таблица17.D12" office:value-type="string">
            <text:p text:style-name="P69">09.09.2015</text:p>
          </table:table-cell>
          <table:table-cell table:style-name="Таблица17.E12" office:value-type="string">
            <text:p text:style-name="P37">первинний</text:p>
          </table:table-cell>
          <table:table-cell table:style-name="Таблица17.F12" office:value-type="string">
            <text:p text:style-name="P45"/>
          </table:table-cell>
          <table:table-cell table:style-name="Таблица17.G12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70859354285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3" office:value-type="string">
            <text:p text:style-name="P86">Заморська Вероніка</text:p>
          </table:table-cell>
          <table:table-cell table:style-name="Таблица17.C13" office:value-type="string">
            <text:p text:style-name="P37">11-А</text:p>
          </table:table-cell>
          <table:table-cell table:style-name="Таблица17.D13" office:value-type="string">
            <text:p text:style-name="P69">09.09.2015</text:p>
          </table:table-cell>
          <table:table-cell table:style-name="Таблица17.E13" office:value-type="string">
            <text:p text:style-name="P37">первинний</text:p>
          </table:table-cell>
          <table:table-cell table:style-name="Таблица17.F13" office:value-type="string">
            <text:p text:style-name="P45"/>
          </table:table-cell>
          <table:table-cell table:style-name="Таблица17.G13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70725909135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4" office:value-type="string">
            <text:p text:style-name="P86">Караєв Микита</text:p>
          </table:table-cell>
          <table:table-cell table:style-name="Таблица17.C14" office:value-type="string">
            <text:p text:style-name="P37">11-А</text:p>
          </table:table-cell>
          <table:table-cell table:style-name="Таблица17.D14" office:value-type="string">
            <text:p text:style-name="P69">09.09.2015</text:p>
          </table:table-cell>
          <table:table-cell table:style-name="Таблица17.E14" office:value-type="string">
            <text:p text:style-name="P37">первинний</text:p>
          </table:table-cell>
          <table:table-cell table:style-name="Таблица17.F14" office:value-type="string">
            <text:p text:style-name="P45"/>
          </table:table-cell>
          <table:table-cell table:style-name="Таблица17.G14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70913421185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5" office:value-type="string">
            <text:p text:style-name="P86">Киян Діана</text:p>
          </table:table-cell>
          <table:table-cell table:style-name="Таблица17.C15" office:value-type="string">
            <text:p text:style-name="P37">11-А</text:p>
          </table:table-cell>
          <table:table-cell table:style-name="Таблица17.D15" office:value-type="string">
            <text:p text:style-name="P69">09.09.2015</text:p>
          </table:table-cell>
          <table:table-cell table:style-name="Таблица17.E15" office:value-type="string">
            <text:p text:style-name="P37">первинний</text:p>
          </table:table-cell>
          <table:table-cell table:style-name="Таблица17.F15" office:value-type="string">
            <text:p text:style-name="P45"/>
          </table:table-cell>
          <table:table-cell table:style-name="Таблица17.G15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70885655428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6" office:value-type="string">
            <text:p text:style-name="P86">Корж Микита</text:p>
          </table:table-cell>
          <table:table-cell table:style-name="Таблица17.C16" office:value-type="string">
            <text:p text:style-name="P37">11-А</text:p>
          </table:table-cell>
          <table:table-cell table:style-name="Таблица17.D16" office:value-type="string">
            <text:p text:style-name="P69">09.09.2015</text:p>
          </table:table-cell>
          <table:table-cell table:style-name="Таблица17.E16" office:value-type="string">
            <text:p text:style-name="P37">первинний</text:p>
          </table:table-cell>
          <table:table-cell table:style-name="Таблица17.F16" office:value-type="string">
            <text:p text:style-name="P45"/>
          </table:table-cell>
          <table:table-cell table:style-name="Таблица17.G16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70716171810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7" office:value-type="string">
            <text:p text:style-name="P86">Курман Єлизавета</text:p>
          </table:table-cell>
          <table:table-cell table:style-name="Таблица17.C17" office:value-type="string">
            <text:p text:style-name="P37">11-А</text:p>
          </table:table-cell>
          <table:table-cell table:style-name="Таблица17.D17" office:value-type="string">
            <text:p text:style-name="P69">09.09.2015</text:p>
          </table:table-cell>
          <table:table-cell table:style-name="Таблица17.E17" office:value-type="string">
            <text:p text:style-name="P37">первинний</text:p>
          </table:table-cell>
          <table:table-cell table:style-name="Таблица17.F17" office:value-type="string">
            <text:p text:style-name="P45"/>
          </table:table-cell>
          <table:table-cell table:style-name="Таблица17.G17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70743189203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8" office:value-type="string">
            <text:p text:style-name="P86">Літвінова Світлана</text:p>
          </table:table-cell>
          <table:table-cell table:style-name="Таблица17.C18" office:value-type="string">
            <text:p text:style-name="P37">11-А</text:p>
          </table:table-cell>
          <table:table-cell table:style-name="Таблица17.D18" office:value-type="string">
            <text:p text:style-name="P69">09.09.2015</text:p>
          </table:table-cell>
          <table:table-cell table:style-name="Таблица17.E18" office:value-type="string">
            <text:p text:style-name="P37">первинний</text:p>
          </table:table-cell>
          <table:table-cell table:style-name="Таблица17.F18" office:value-type="string">
            <text:p text:style-name="P45"/>
          </table:table-cell>
          <table:table-cell table:style-name="Таблица17.G18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70843671540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9" office:value-type="string">
            <text:p text:style-name="P86">Манзуля Юлія</text:p>
          </table:table-cell>
          <table:table-cell table:style-name="Таблица17.C19" office:value-type="string">
            <text:p text:style-name="P37">11-А</text:p>
          </table:table-cell>
          <table:table-cell table:style-name="Таблица17.D19" office:value-type="string">
            <text:p text:style-name="P69">09.09.2015</text:p>
          </table:table-cell>
          <table:table-cell table:style-name="Таблица17.E19" office:value-type="string">
            <text:p text:style-name="P37">первинний</text:p>
          </table:table-cell>
          <table:table-cell table:style-name="Таблица17.F19" office:value-type="string">
            <text:p text:style-name="P45"/>
          </table:table-cell>
          <table:table-cell table:style-name="Таблица17.G1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70737487218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0" office:value-type="string">
            <text:p text:style-name="P86">Мєщанова Аліна</text:p>
          </table:table-cell>
          <table:table-cell table:style-name="Таблица17.C20" office:value-type="string">
            <text:p text:style-name="P37">11-А</text:p>
          </table:table-cell>
          <table:table-cell table:style-name="Таблица17.D20" office:value-type="string">
            <text:p text:style-name="P69">09.09.2015</text:p>
          </table:table-cell>
          <table:table-cell table:style-name="Таблица17.E20" office:value-type="string">
            <text:p text:style-name="P37">первинний</text:p>
          </table:table-cell>
          <table:table-cell table:style-name="Таблица17.F20" office:value-type="string">
            <text:p text:style-name="P45"/>
          </table:table-cell>
          <table:table-cell table:style-name="Таблица17.G20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70881089228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1" office:value-type="string">
            <text:p text:style-name="P86">Омельченко Ольга</text:p>
          </table:table-cell>
          <table:table-cell table:style-name="Таблица17.C21" office:value-type="string">
            <text:p text:style-name="P37">11-А</text:p>
          </table:table-cell>
          <table:table-cell table:style-name="Таблица17.D21" office:value-type="string">
            <text:p text:style-name="P69">09.09.2015</text:p>
          </table:table-cell>
          <table:table-cell table:style-name="Таблица17.E21" office:value-type="string">
            <text:p text:style-name="P37">первинний</text:p>
          </table:table-cell>
          <table:table-cell table:style-name="Таблица17.F21" office:value-type="string">
            <text:p text:style-name="P45"/>
          </table:table-cell>
          <table:table-cell table:style-name="Таблица17.G21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70827414084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2" office:value-type="string">
            <text:p text:style-name="P86">Орлік Анна</text:p>
          </table:table-cell>
          <table:table-cell table:style-name="Таблица17.C22" office:value-type="string">
            <text:p text:style-name="P37">11-А</text:p>
          </table:table-cell>
          <table:table-cell table:style-name="Таблица17.D22" office:value-type="string">
            <text:p text:style-name="P69">09.09.2015</text:p>
          </table:table-cell>
          <table:table-cell table:style-name="Таблица17.E22" office:value-type="string">
            <text:p text:style-name="P37">первинний</text:p>
          </table:table-cell>
          <table:table-cell table:style-name="Таблица17.F22" office:value-type="string">
            <text:p text:style-name="P45"/>
          </table:table-cell>
          <table:table-cell table:style-name="Таблица17.G22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70857009782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3" office:value-type="string">
            <text:p text:style-name="P86">Поборська Тетяна</text:p>
          </table:table-cell>
          <table:table-cell table:style-name="Таблица17.C23" office:value-type="string">
            <text:p text:style-name="P37">11-А</text:p>
          </table:table-cell>
          <table:table-cell table:style-name="Таблица17.D23" office:value-type="string">
            <text:p text:style-name="P69">09.09.2015</text:p>
          </table:table-cell>
          <table:table-cell table:style-name="Таблица17.E23" office:value-type="string">
            <text:p text:style-name="P37">первинний</text:p>
          </table:table-cell>
          <table:table-cell table:style-name="Таблица17.F23" office:value-type="string">
            <text:p text:style-name="P45"/>
          </table:table-cell>
          <table:table-cell table:style-name="Таблица17.G23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70827361171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4" office:value-type="string">
            <text:p text:style-name="P86">Ромеус Ілля</text:p>
          </table:table-cell>
          <table:table-cell table:style-name="Таблица17.C24" office:value-type="string">
            <text:p text:style-name="P37">11-А</text:p>
          </table:table-cell>
          <table:table-cell table:style-name="Таблица17.D24" office:value-type="string">
            <text:p text:style-name="P69">09.09.2015</text:p>
          </table:table-cell>
          <table:table-cell table:style-name="Таблица17.E24" office:value-type="string">
            <text:p text:style-name="P37">первинний</text:p>
          </table:table-cell>
          <table:table-cell table:style-name="Таблица17.F24" office:value-type="string">
            <text:p text:style-name="P45"/>
          </table:table-cell>
          <table:table-cell table:style-name="Таблица17.G24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70720446602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6">Тарасова Кате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69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5"/>
          </table:table-cell>
          <table:table-cell table:style-name="Таблица17.G2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70839875822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6">Тарасова Ма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69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5"/>
          </table:table-cell>
          <table:table-cell table:style-name="Таблица17.G2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70851825973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6">Телега Єлизавет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69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5"/>
          </table:table-cell>
          <table:table-cell table:style-name="Таблица17.G2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70867892213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6">Чікунов Давид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69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5"/>
          </table:table-cell>
          <table:table-cell table:style-name="Таблица17.G2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70808799931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6">Шабазова Ган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69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5"/>
          </table:table-cell>
          <table:table-cell table:style-name="Таблица17.G29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70784276848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0" office:value-type="string">
            <text:p text:style-name="P86">Ярова Єлизавета</text:p>
          </table:table-cell>
          <table:table-cell table:style-name="Таблица17.C30" office:value-type="string">
            <text:p text:style-name="P37">11-А</text:p>
          </table:table-cell>
          <table:table-cell table:style-name="Таблица17.D30" office:value-type="string">
            <text:p text:style-name="P69">09.09.2015</text:p>
          </table:table-cell>
          <table:table-cell table:style-name="Таблица17.E30" office:value-type="string">
            <text:p text:style-name="P37">первинний</text:p>
          </table:table-cell>
          <table:table-cell table:style-name="Таблица17.F30" office:value-type="string">
            <text:p text:style-name="P45"/>
          </table:table-cell>
          <table:table-cell table:style-name="Таблица17.G30" office:value-type="string">
            <text:p text:style-name="P45"/>
          </table:table-cell>
        </table:table-row>
        <table:table-row table:style-name="Таблица17.2">
          <table:table-cell table:style-name="Таблица17.A2" office:value-type="string">
            <text:list xml:id="list8370923518218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1" office:value-type="string">
            <text:p text:style-name="P86">Ященко Дмитро</text:p>
          </table:table-cell>
          <table:table-cell table:style-name="Таблица17.C31" office:value-type="string">
            <text:p text:style-name="P37">11-А</text:p>
          </table:table-cell>
          <table:table-cell table:style-name="Таблица17.D31" office:value-type="string">
            <text:p text:style-name="P69">09.09.2015</text:p>
          </table:table-cell>
          <table:table-cell table:style-name="Таблица17.E31" office:value-type="string">
            <text:p text:style-name="P37">первинний</text:p>
          </table:table-cell>
          <table:table-cell table:style-name="Таблица17.F31" office:value-type="string">
            <text:p text:style-name="P45"/>
          </table:table-cell>
          <table:table-cell table:style-name="Таблица17.G31" office:value-type="string">
            <text:p text:style-name="P45"/>
          </table:table-cell>
        </table:table-row>
      </table:table>
      <text:p text:style-name="P6"/>
      <text:p text:style-name="P89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9">№</text:p>
          </table:table-cell>
          <table:table-cell table:style-name="Таблица2.A1" office:value-type="string">
            <text:p text:style-name="P29">Прізвище, ім’я учня</text:p>
          </table:table-cell>
          <table:table-cell table:style-name="Таблица2.A1" office:value-type="string">
            <text:p text:style-name="P29">Клас</text:p>
          </table:table-cell>
          <table:table-cell table:style-name="Таблица2.A1" office:value-type="string">
            <text:p text:style-name="P29">Дата інструктажу</text:p>
          </table:table-cell>
          <table:table-cell table:style-name="Таблица2.A1" office:value-type="string">
            <text:p text:style-name="P29">Назва інструктажу</text:p>
          </table:table-cell>
          <table:table-cell table:style-name="Таблица2.A1" office:value-type="string">
            <text:p text:style-name="P29">Підпис учня</text:p>
          </table:table-cell>
          <table:table-cell table:style-name="Таблица2.G1" office:value-type="string">
            <text:p text:style-name="P29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2329430038" text:style-name="L2">
              <text:list-item>
                <text:p text:style-name="P97"/>
              </text:list-item>
            </text:list>
          </table:table-cell>
          <table:table-cell table:style-name="Таблица2.B2" office:value-type="string">
            <text:p text:style-name="P83">Байдін Микита</text:p>
          </table:table-cell>
          <table:table-cell table:style-name="Таблица2.C2" office:value-type="string">
            <text:p text:style-name="P47">11-В</text:p>
          </table:table-cell>
          <table:table-cell table:style-name="Таблица2.D2" office:value-type="string">
            <text:p text:style-name="P71">13.01.2016</text:p>
          </table:table-cell>
          <table:table-cell table:style-name="Таблица2.E2" office:value-type="string">
            <text:p text:style-name="P29">первинний</text:p>
          </table:table-cell>
          <table:table-cell table:style-name="Таблица2.F2" office:value-type="string">
            <text:p text:style-name="P39"/>
          </table:table-cell>
          <table:table-cell table:style-name="Таблица2.G2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7074393930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" office:value-type="string">
            <text:p text:style-name="P83">Баришніков Дмитро</text:p>
          </table:table-cell>
          <table:table-cell table:style-name="Таблица2.C3" office:value-type="string">
            <text:p text:style-name="P47">11-В</text:p>
          </table:table-cell>
          <table:table-cell table:style-name="Таблица2.D3" office:value-type="string">
            <text:p text:style-name="P71">13.01.2016</text:p>
          </table:table-cell>
          <table:table-cell table:style-name="Таблица2.E3" office:value-type="string">
            <text:p text:style-name="P29">первинний</text:p>
          </table:table-cell>
          <table:table-cell table:style-name="Таблица2.F3" office:value-type="string">
            <text:p text:style-name="P39"/>
          </table:table-cell>
          <table:table-cell table:style-name="Таблица2.G3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7079253019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4" office:value-type="string">
            <text:p text:style-name="P83">Веселов Михайло</text:p>
          </table:table-cell>
          <table:table-cell table:style-name="Таблица2.C4" office:value-type="string">
            <text:p text:style-name="P47">11-В</text:p>
          </table:table-cell>
          <table:table-cell table:style-name="Таблица2.D4" office:value-type="string">
            <text:p text:style-name="P71">13.01.2016</text:p>
          </table:table-cell>
          <table:table-cell table:style-name="Таблица2.E4" office:value-type="string">
            <text:p text:style-name="P29">первинний</text:p>
          </table:table-cell>
          <table:table-cell table:style-name="Таблица2.F4" office:value-type="string">
            <text:p text:style-name="P39"/>
          </table:table-cell>
          <table:table-cell table:style-name="Таблица2.G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70908567834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5" office:value-type="string">
            <text:p text:style-name="P83">Височанський Владислав</text:p>
          </table:table-cell>
          <table:table-cell table:style-name="Таблица2.C5" office:value-type="string">
            <text:p text:style-name="P47">11-В</text:p>
          </table:table-cell>
          <table:table-cell table:style-name="Таблица2.D5" office:value-type="string">
            <text:p text:style-name="P71">13.01.2016</text:p>
          </table:table-cell>
          <table:table-cell table:style-name="Таблица2.E5" office:value-type="string">
            <text:p text:style-name="P29">первинний</text:p>
          </table:table-cell>
          <table:table-cell table:style-name="Таблица2.F5" office:value-type="string">
            <text:p text:style-name="P39"/>
          </table:table-cell>
          <table:table-cell table:style-name="Таблица2.G5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7090796750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6" office:value-type="string">
            <text:p text:style-name="P83">Волобуєва Тетяна</text:p>
          </table:table-cell>
          <table:table-cell table:style-name="Таблица2.C6" office:value-type="string">
            <text:p text:style-name="P47">11-В</text:p>
          </table:table-cell>
          <table:table-cell table:style-name="Таблица2.D6" office:value-type="string">
            <text:p text:style-name="P71">13.01.2016</text:p>
          </table:table-cell>
          <table:table-cell table:style-name="Таблица2.E6" office:value-type="string">
            <text:p text:style-name="P29">первинний</text:p>
          </table:table-cell>
          <table:table-cell table:style-name="Таблица2.F6" office:value-type="string">
            <text:p text:style-name="P39"/>
          </table:table-cell>
          <table:table-cell table:style-name="Таблица2.G6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70903256938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7" office:value-type="string">
            <text:p text:style-name="P83">Дудкіна Ганна</text:p>
          </table:table-cell>
          <table:table-cell table:style-name="Таблица2.C7" office:value-type="string">
            <text:p text:style-name="P47">11-В</text:p>
          </table:table-cell>
          <table:table-cell table:style-name="Таблица2.D7" office:value-type="string">
            <text:p text:style-name="P71">13.01.2016</text:p>
          </table:table-cell>
          <table:table-cell table:style-name="Таблица2.E7" office:value-type="string">
            <text:p text:style-name="P29">первинний</text:p>
          </table:table-cell>
          <table:table-cell table:style-name="Таблица2.F7" office:value-type="string">
            <text:p text:style-name="P39"/>
          </table:table-cell>
          <table:table-cell table:style-name="Таблица2.G7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70769375425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8" office:value-type="string">
            <text:p text:style-name="P83">Єгіазарян Давіт</text:p>
          </table:table-cell>
          <table:table-cell table:style-name="Таблица2.C8" office:value-type="string">
            <text:p text:style-name="P47">11-В</text:p>
          </table:table-cell>
          <table:table-cell table:style-name="Таблица2.D8" office:value-type="string">
            <text:p text:style-name="P71">13.01.2016</text:p>
          </table:table-cell>
          <table:table-cell table:style-name="Таблица2.E8" office:value-type="string">
            <text:p text:style-name="P29">первинний</text:p>
          </table:table-cell>
          <table:table-cell table:style-name="Таблица2.F8" office:value-type="string">
            <text:p text:style-name="P39"/>
          </table:table-cell>
          <table:table-cell table:style-name="Таблица2.G8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70778283365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9" office:value-type="string">
            <text:p text:style-name="P83">Замишляєва Ганна</text:p>
          </table:table-cell>
          <table:table-cell table:style-name="Таблица2.C9" office:value-type="string">
            <text:p text:style-name="P47">11-В</text:p>
          </table:table-cell>
          <table:table-cell table:style-name="Таблица2.D9" office:value-type="string">
            <text:p text:style-name="P71">13.01.2016</text:p>
          </table:table-cell>
          <table:table-cell table:style-name="Таблица2.E9" office:value-type="string">
            <text:p text:style-name="P29">первинний</text:p>
          </table:table-cell>
          <table:table-cell table:style-name="Таблица2.F9" office:value-type="string">
            <text:p text:style-name="P39"/>
          </table:table-cell>
          <table:table-cell table:style-name="Таблица2.G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7072053513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0" office:value-type="string">
            <text:p text:style-name="P83">Земляний Олександр</text:p>
          </table:table-cell>
          <table:table-cell table:style-name="Таблица2.C10" office:value-type="string">
            <text:p text:style-name="P47">11-В</text:p>
          </table:table-cell>
          <table:table-cell table:style-name="Таблица2.D10" office:value-type="string">
            <text:p text:style-name="P71">13.01.2016</text:p>
          </table:table-cell>
          <table:table-cell table:style-name="Таблица2.E10" office:value-type="string">
            <text:p text:style-name="P29">первинний</text:p>
          </table:table-cell>
          <table:table-cell table:style-name="Таблица2.F10" office:value-type="string">
            <text:p text:style-name="P39"/>
          </table:table-cell>
          <table:table-cell table:style-name="Таблица2.G10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7085933232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1" office:value-type="string">
            <text:p text:style-name="P83">Іванісов Денис</text:p>
          </table:table-cell>
          <table:table-cell table:style-name="Таблица2.C11" office:value-type="string">
            <text:p text:style-name="P47">11-В</text:p>
          </table:table-cell>
          <table:table-cell table:style-name="Таблица2.D11" office:value-type="string">
            <text:p text:style-name="P71">13.01.2016</text:p>
          </table:table-cell>
          <table:table-cell table:style-name="Таблица2.E11" office:value-type="string">
            <text:p text:style-name="P29">первинний</text:p>
          </table:table-cell>
          <table:table-cell table:style-name="Таблица2.F11" office:value-type="string">
            <text:p text:style-name="P39"/>
          </table:table-cell>
          <table:table-cell table:style-name="Таблица2.G11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7079520721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2" office:value-type="string">
            <text:p text:style-name="P83">Коваль Наталія</text:p>
          </table:table-cell>
          <table:table-cell table:style-name="Таблица2.C12" office:value-type="string">
            <text:p text:style-name="P47">11-В</text:p>
          </table:table-cell>
          <table:table-cell table:style-name="Таблица2.D12" office:value-type="string">
            <text:p text:style-name="P71">13.01.2016</text:p>
          </table:table-cell>
          <table:table-cell table:style-name="Таблица2.E12" office:value-type="string">
            <text:p text:style-name="P29">первинний</text:p>
          </table:table-cell>
          <table:table-cell table:style-name="Таблица2.F12" office:value-type="string">
            <text:p text:style-name="P39"/>
          </table:table-cell>
          <table:table-cell table:style-name="Таблица2.G12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70842791786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3" office:value-type="string">
            <text:p text:style-name="P83">Ковальов Юрій</text:p>
          </table:table-cell>
          <table:table-cell table:style-name="Таблица2.C13" office:value-type="string">
            <text:p text:style-name="P47">11-В</text:p>
          </table:table-cell>
          <table:table-cell table:style-name="Таблица2.D13" office:value-type="string">
            <text:p text:style-name="P71">13.01.2016</text:p>
          </table:table-cell>
          <table:table-cell table:style-name="Таблица2.E13" office:value-type="string">
            <text:p text:style-name="P29">первинний</text:p>
          </table:table-cell>
          <table:table-cell table:style-name="Таблица2.F13" office:value-type="string">
            <text:p text:style-name="P39"/>
          </table:table-cell>
          <table:table-cell table:style-name="Таблица2.G13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70821974856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4" office:value-type="string">
            <text:p text:style-name="P83">Кряж Дмитро</text:p>
          </table:table-cell>
          <table:table-cell table:style-name="Таблица2.C14" office:value-type="string">
            <text:p text:style-name="P47">11-В</text:p>
          </table:table-cell>
          <table:table-cell table:style-name="Таблица2.D14" office:value-type="string">
            <text:p text:style-name="P71">13.01.2016</text:p>
          </table:table-cell>
          <table:table-cell table:style-name="Таблица2.E14" office:value-type="string">
            <text:p text:style-name="P29">первинний</text:p>
          </table:table-cell>
          <table:table-cell table:style-name="Таблица2.F14" office:value-type="string">
            <text:p text:style-name="P39"/>
          </table:table-cell>
          <table:table-cell table:style-name="Таблица2.G1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7089143793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5" office:value-type="string">
            <text:p text:style-name="P83">Куршубадзе Еліта</text:p>
          </table:table-cell>
          <table:table-cell table:style-name="Таблица2.C15" office:value-type="string">
            <text:p text:style-name="P47">11-В</text:p>
          </table:table-cell>
          <table:table-cell table:style-name="Таблица2.D15" office:value-type="string">
            <text:p text:style-name="P71">13.01.2016</text:p>
          </table:table-cell>
          <table:table-cell table:style-name="Таблица2.E15" office:value-type="string">
            <text:p text:style-name="P29">первинний</text:p>
          </table:table-cell>
          <table:table-cell table:style-name="Таблица2.F15" office:value-type="string">
            <text:p text:style-name="P39"/>
          </table:table-cell>
          <table:table-cell table:style-name="Таблица2.G15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7086043969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6" office:value-type="string">
            <text:p text:style-name="P83">Лебідь Вікторія</text:p>
          </table:table-cell>
          <table:table-cell table:style-name="Таблица2.C16" office:value-type="string">
            <text:p text:style-name="P47">11-В</text:p>
          </table:table-cell>
          <table:table-cell table:style-name="Таблица2.D16" office:value-type="string">
            <text:p text:style-name="P71">13.01.2016</text:p>
          </table:table-cell>
          <table:table-cell table:style-name="Таблица2.E16" office:value-type="string">
            <text:p text:style-name="P29">первинний</text:p>
          </table:table-cell>
          <table:table-cell table:style-name="Таблица2.F16" office:value-type="string">
            <text:p text:style-name="P39"/>
          </table:table-cell>
          <table:table-cell table:style-name="Таблица2.G16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70899773938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7" office:value-type="string">
            <text:p text:style-name="P83">Лисенко Олександр</text:p>
          </table:table-cell>
          <table:table-cell table:style-name="Таблица2.C17" office:value-type="string">
            <text:p text:style-name="P47">11-В</text:p>
          </table:table-cell>
          <table:table-cell table:style-name="Таблица2.D17" office:value-type="string">
            <text:p text:style-name="P71">13.01.2016</text:p>
          </table:table-cell>
          <table:table-cell table:style-name="Таблица2.E17" office:value-type="string">
            <text:p text:style-name="P29">первинний</text:p>
          </table:table-cell>
          <table:table-cell table:style-name="Таблица2.F17" office:value-type="string">
            <text:p text:style-name="P39"/>
          </table:table-cell>
          <table:table-cell table:style-name="Таблица2.G17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7088726425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8" office:value-type="string">
            <text:p text:style-name="P83">Луценко Олександр</text:p>
          </table:table-cell>
          <table:table-cell table:style-name="Таблица2.C18" office:value-type="string">
            <text:p text:style-name="P47">11-В</text:p>
          </table:table-cell>
          <table:table-cell table:style-name="Таблица2.D18" office:value-type="string">
            <text:p text:style-name="P71">13.01.2016</text:p>
          </table:table-cell>
          <table:table-cell table:style-name="Таблица2.E18" office:value-type="string">
            <text:p text:style-name="P29">первинний</text:p>
          </table:table-cell>
          <table:table-cell table:style-name="Таблица2.F18" office:value-type="string">
            <text:p text:style-name="P39"/>
          </table:table-cell>
          <table:table-cell table:style-name="Таблица2.G18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7090771093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9" office:value-type="string">
            <text:p text:style-name="P83">Малахов Руслан</text:p>
          </table:table-cell>
          <table:table-cell table:style-name="Таблица2.C19" office:value-type="string">
            <text:p text:style-name="P47">11-В</text:p>
          </table:table-cell>
          <table:table-cell table:style-name="Таблица2.D19" office:value-type="string">
            <text:p text:style-name="P71">13.01.2016</text:p>
          </table:table-cell>
          <table:table-cell table:style-name="Таблица2.E19" office:value-type="string">
            <text:p text:style-name="P29">первинний</text:p>
          </table:table-cell>
          <table:table-cell table:style-name="Таблица2.F19" office:value-type="string">
            <text:p text:style-name="P39"/>
          </table:table-cell>
          <table:table-cell table:style-name="Таблица2.G1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70810361782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0" office:value-type="string">
            <text:p text:style-name="P83">Мельничук Єгор</text:p>
          </table:table-cell>
          <table:table-cell table:style-name="Таблица2.C20" office:value-type="string">
            <text:p text:style-name="P47">11-В</text:p>
          </table:table-cell>
          <table:table-cell table:style-name="Таблица2.D20" office:value-type="string">
            <text:p text:style-name="P71">13.01.2016</text:p>
          </table:table-cell>
          <table:table-cell table:style-name="Таблица2.E20" office:value-type="string">
            <text:p text:style-name="P29">первинний</text:p>
          </table:table-cell>
          <table:table-cell table:style-name="Таблица2.F20" office:value-type="string">
            <text:p text:style-name="P39"/>
          </table:table-cell>
          <table:table-cell table:style-name="Таблица2.G20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7082220554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1" office:value-type="string">
            <text:p text:style-name="P83">Мирошніченко Яким</text:p>
          </table:table-cell>
          <table:table-cell table:style-name="Таблица2.C21" office:value-type="string">
            <text:p text:style-name="P47">11-В</text:p>
          </table:table-cell>
          <table:table-cell table:style-name="Таблица2.D21" office:value-type="string">
            <text:p text:style-name="P71">13.01.2016</text:p>
          </table:table-cell>
          <table:table-cell table:style-name="Таблица2.E21" office:value-type="string">
            <text:p text:style-name="P29">первинний</text:p>
          </table:table-cell>
          <table:table-cell table:style-name="Таблица2.F21" office:value-type="string">
            <text:p text:style-name="P39"/>
          </table:table-cell>
          <table:table-cell table:style-name="Таблица2.G21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70910745178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2" office:value-type="string">
            <text:p text:style-name="P83">Мікулін Микита</text:p>
          </table:table-cell>
          <table:table-cell table:style-name="Таблица2.C22" office:value-type="string">
            <text:p text:style-name="P47">11-В</text:p>
          </table:table-cell>
          <table:table-cell table:style-name="Таблица2.D22" office:value-type="string">
            <text:p text:style-name="P71">13.01.2016</text:p>
          </table:table-cell>
          <table:table-cell table:style-name="Таблица2.E22" office:value-type="string">
            <text:p text:style-name="P29">первинний</text:p>
          </table:table-cell>
          <table:table-cell table:style-name="Таблица2.F22" office:value-type="string">
            <text:p text:style-name="P39"/>
          </table:table-cell>
          <table:table-cell table:style-name="Таблица2.G22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7075996706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3" office:value-type="string">
            <text:p text:style-name="P83">Насонова Анна</text:p>
          </table:table-cell>
          <table:table-cell table:style-name="Таблица2.C23" office:value-type="string">
            <text:p text:style-name="P47">11-В</text:p>
          </table:table-cell>
          <table:table-cell table:style-name="Таблица2.D23" office:value-type="string">
            <text:p text:style-name="P71">13.01.2016</text:p>
          </table:table-cell>
          <table:table-cell table:style-name="Таблица2.E23" office:value-type="string">
            <text:p text:style-name="P29">первинний</text:p>
          </table:table-cell>
          <table:table-cell table:style-name="Таблица2.F23" office:value-type="string">
            <text:p text:style-name="P39"/>
          </table:table-cell>
          <table:table-cell table:style-name="Таблица2.G23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7079460907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4" office:value-type="string">
            <text:p text:style-name="P83">Овчиннікова Тетяна</text:p>
          </table:table-cell>
          <table:table-cell table:style-name="Таблица2.C24" office:value-type="string">
            <text:p text:style-name="P47">11-В</text:p>
          </table:table-cell>
          <table:table-cell table:style-name="Таблица2.D24" office:value-type="string">
            <text:p text:style-name="P71">13.01.2016</text:p>
          </table:table-cell>
          <table:table-cell table:style-name="Таблица2.E24" office:value-type="string">
            <text:p text:style-name="P29">первинний</text:p>
          </table:table-cell>
          <table:table-cell table:style-name="Таблица2.F24" office:value-type="string">
            <text:p text:style-name="P39"/>
          </table:table-cell>
          <table:table-cell table:style-name="Таблица2.G2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37090424981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3">Осадчий Євген</text:p>
          </table:table-cell>
          <table:table-cell table:style-name="Таблица2.C29" office:value-type="string">
            <text:p text:style-name="P47">11-В</text:p>
          </table:table-cell>
          <table:table-cell table:style-name="Таблица2.D29" office:value-type="string">
            <text:p text:style-name="P71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39"/>
          </table:table-cell>
          <table:table-cell table:style-name="Таблица2.G2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7083131084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3">Парій Олена</text:p>
          </table:table-cell>
          <table:table-cell table:style-name="Таблица2.C29" office:value-type="string">
            <text:p text:style-name="P47">11-В</text:p>
          </table:table-cell>
          <table:table-cell table:style-name="Таблица2.D29" office:value-type="string">
            <text:p text:style-name="P71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39"/>
          </table:table-cell>
          <table:table-cell table:style-name="Таблица2.G2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7090676560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3">Посохов Максим</text:p>
          </table:table-cell>
          <table:table-cell table:style-name="Таблица2.C29" office:value-type="string">
            <text:p text:style-name="P47">11-В</text:p>
          </table:table-cell>
          <table:table-cell table:style-name="Таблица2.D29" office:value-type="string">
            <text:p text:style-name="P71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39"/>
          </table:table-cell>
          <table:table-cell table:style-name="Таблица2.G2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70778543231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3">Продайвода Олександр</text:p>
          </table:table-cell>
          <table:table-cell table:style-name="Таблица2.C29" office:value-type="string">
            <text:p text:style-name="P47">11-В</text:p>
          </table:table-cell>
          <table:table-cell table:style-name="Таблица2.D29" office:value-type="string">
            <text:p text:style-name="P71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39"/>
          </table:table-cell>
          <table:table-cell table:style-name="Таблица2.G2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7083200403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3">Свєтлічний Сергій</text:p>
          </table:table-cell>
          <table:table-cell table:style-name="Таблица2.C29" office:value-type="string">
            <text:p text:style-name="P47">11-В</text:p>
          </table:table-cell>
          <table:table-cell table:style-name="Таблица2.D29" office:value-type="string">
            <text:p text:style-name="P71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39"/>
          </table:table-cell>
          <table:table-cell table:style-name="Таблица2.G2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7082560640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0" office:value-type="string">
            <text:p text:style-name="P83">Свірь Микита</text:p>
          </table:table-cell>
          <table:table-cell table:style-name="Таблица2.C30" office:value-type="string">
            <text:p text:style-name="P48">11-В</text:p>
          </table:table-cell>
          <table:table-cell table:style-name="Таблица2.D30" office:value-type="string">
            <text:p text:style-name="P71">13.01.2016</text:p>
          </table:table-cell>
          <table:table-cell table:style-name="Таблица2.E30" office:value-type="string">
            <text:p text:style-name="P38">первинний</text:p>
          </table:table-cell>
          <table:table-cell table:style-name="Таблица2.F30" office:value-type="string">
            <text:p text:style-name="P39"/>
          </table:table-cell>
          <table:table-cell table:style-name="Таблица2.G30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70799869194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3">Семеренко Ярослав</text:p>
          </table:table-cell>
          <table:table-cell table:style-name="Таблица2.C34" office:value-type="string">
            <text:p text:style-name="P48">11-В</text:p>
          </table:table-cell>
          <table:table-cell table:style-name="Таблица2.D34" office:value-type="string">
            <text:p text:style-name="P71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39"/>
          </table:table-cell>
          <table:table-cell table:style-name="Таблица2.G3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7075655845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3">Собур Марина</text:p>
          </table:table-cell>
          <table:table-cell table:style-name="Таблица2.C34" office:value-type="string">
            <text:p text:style-name="P48">11-В</text:p>
          </table:table-cell>
          <table:table-cell table:style-name="Таблица2.D34" office:value-type="string">
            <text:p text:style-name="P71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39"/>
          </table:table-cell>
          <table:table-cell table:style-name="Таблица2.G3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7075918568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3">Сотник Володимир</text:p>
          </table:table-cell>
          <table:table-cell table:style-name="Таблица2.C34" office:value-type="string">
            <text:p text:style-name="P48">11-В</text:p>
          </table:table-cell>
          <table:table-cell table:style-name="Таблица2.D34" office:value-type="string">
            <text:p text:style-name="P71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39"/>
          </table:table-cell>
          <table:table-cell table:style-name="Таблица2.G3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7079534285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3">Стуконог Каріна</text:p>
          </table:table-cell>
          <table:table-cell table:style-name="Таблица2.C34" office:value-type="string">
            <text:p text:style-name="P48">11-В</text:p>
          </table:table-cell>
          <table:table-cell table:style-name="Таблица2.D34" office:value-type="string">
            <text:p text:style-name="P71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39"/>
          </table:table-cell>
          <table:table-cell table:style-name="Таблица2.G3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7085870176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5" office:value-type="string">
            <text:p text:style-name="P83">Цуканов Владислав</text:p>
          </table:table-cell>
          <table:table-cell table:style-name="Таблица2.C35" office:value-type="string">
            <text:p text:style-name="P48">11-В</text:p>
          </table:table-cell>
          <table:table-cell table:style-name="Таблица2.D35" office:value-type="string">
            <text:p text:style-name="P71">13.01.2016</text:p>
          </table:table-cell>
          <table:table-cell table:style-name="Таблица2.E35" office:value-type="string">
            <text:p text:style-name="P38">первинний</text:p>
          </table:table-cell>
          <table:table-cell table:style-name="Таблица2.F35" office:value-type="string">
            <text:p text:style-name="P39"/>
          </table:table-cell>
          <table:table-cell table:style-name="Таблица2.G35" office:value-type="string">
            <text:p text:style-name="P40"/>
          </table:table-cell>
        </table:table-row>
      </table:table>
      <text:p text:style-name="P93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1">ЖУРНАЛ ПРОВЕДЕННЯ ІНСТРУКТАЖУ З ТЕХНІКИ БЕЗПЕКИ В КОМП’ЮТЕРНОМУ КЛАСІ</text:p>
      <text:p text:style-name="P14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8">№</text:p>
          </table:table-cell>
          <table:table-cell table:style-name="Таблица18.A1" office:value-type="string">
            <text:p text:style-name="P38">Прізвище, ім’я учня</text:p>
          </table:table-cell>
          <table:table-cell table:style-name="Таблица18.A1" office:value-type="string">
            <text:p text:style-name="P38">Клас</text:p>
          </table:table-cell>
          <table:table-cell table:style-name="Таблица18.A1" office:value-type="string">
            <text:p text:style-name="P38">Дата інструктажу</text:p>
          </table:table-cell>
          <table:table-cell table:style-name="Таблица18.A1" office:value-type="string">
            <text:p text:style-name="P38">Назва інструктажу</text:p>
          </table:table-cell>
          <table:table-cell table:style-name="Таблица18.A1" office:value-type="string">
            <text:p text:style-name="P38">Підпис учня</text:p>
          </table:table-cell>
          <table:table-cell table:style-name="Таблица18.G1" office:value-type="string">
            <text:p text:style-name="P38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837081496272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" office:value-type="string">
            <text:p text:style-name="P87">Байдін Микита</text:p>
          </table:table-cell>
          <table:table-cell table:style-name="Таблица18.C2" office:value-type="string">
            <text:p text:style-name="P48">11-В</text:p>
          </table:table-cell>
          <table:table-cell table:style-name="Таблица18.D2" office:value-type="string">
            <text:p text:style-name="P71">09.09.2015</text:p>
          </table:table-cell>
          <table:table-cell table:style-name="Таблица18.E2" office:value-type="string">
            <text:p text:style-name="P38">первинний</text:p>
          </table:table-cell>
          <table:table-cell table:style-name="Таблица18.F2" office:value-type="string">
            <text:p text:style-name="P46"/>
          </table:table-cell>
          <table:table-cell table:style-name="Таблица18.G2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72310965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" office:value-type="string">
            <text:p text:style-name="P87">Баришніков Дмитро</text:p>
          </table:table-cell>
          <table:table-cell table:style-name="Таблица18.C3" office:value-type="string">
            <text:p text:style-name="P48">11-В</text:p>
          </table:table-cell>
          <table:table-cell table:style-name="Таблица18.D3" office:value-type="string">
            <text:p text:style-name="P71">09.09.2015</text:p>
          </table:table-cell>
          <table:table-cell table:style-name="Таблица18.E3" office:value-type="string">
            <text:p text:style-name="P38">первинний</text:p>
          </table:table-cell>
          <table:table-cell table:style-name="Таблица18.F3" office:value-type="string">
            <text:p text:style-name="P46"/>
          </table:table-cell>
          <table:table-cell table:style-name="Таблица18.G3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92193097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4" office:value-type="string">
            <text:p text:style-name="P87">Веселов Михайло</text:p>
          </table:table-cell>
          <table:table-cell table:style-name="Таблица18.C4" office:value-type="string">
            <text:p text:style-name="P48">11-В</text:p>
          </table:table-cell>
          <table:table-cell table:style-name="Таблица18.D4" office:value-type="string">
            <text:p text:style-name="P71">09.09.2015</text:p>
          </table:table-cell>
          <table:table-cell table:style-name="Таблица18.E4" office:value-type="string">
            <text:p text:style-name="P38">первинний</text:p>
          </table:table-cell>
          <table:table-cell table:style-name="Таблица18.F4" office:value-type="string">
            <text:p text:style-name="P46"/>
          </table:table-cell>
          <table:table-cell table:style-name="Таблица18.G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73774851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5" office:value-type="string">
            <text:p text:style-name="P87">Височанський Владислав</text:p>
          </table:table-cell>
          <table:table-cell table:style-name="Таблица18.C5" office:value-type="string">
            <text:p text:style-name="P48">11-В</text:p>
          </table:table-cell>
          <table:table-cell table:style-name="Таблица18.D5" office:value-type="string">
            <text:p text:style-name="P71">09.09.2015</text:p>
          </table:table-cell>
          <table:table-cell table:style-name="Таблица18.E5" office:value-type="string">
            <text:p text:style-name="P38">первинний</text:p>
          </table:table-cell>
          <table:table-cell table:style-name="Таблица18.F5" office:value-type="string">
            <text:p text:style-name="P46"/>
          </table:table-cell>
          <table:table-cell table:style-name="Таблица18.G5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72993527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6" office:value-type="string">
            <text:p text:style-name="P87">Волобуєва Тетяна</text:p>
          </table:table-cell>
          <table:table-cell table:style-name="Таблица18.C6" office:value-type="string">
            <text:p text:style-name="P48">11-В</text:p>
          </table:table-cell>
          <table:table-cell table:style-name="Таблица18.D6" office:value-type="string">
            <text:p text:style-name="P71">09.09.2015</text:p>
          </table:table-cell>
          <table:table-cell table:style-name="Таблица18.E6" office:value-type="string">
            <text:p text:style-name="P38">первинний</text:p>
          </table:table-cell>
          <table:table-cell table:style-name="Таблица18.F6" office:value-type="string">
            <text:p text:style-name="P46"/>
          </table:table-cell>
          <table:table-cell table:style-name="Таблица18.G6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81118380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7" office:value-type="string">
            <text:p text:style-name="P87">Дудкіна Ганна</text:p>
          </table:table-cell>
          <table:table-cell table:style-name="Таблица18.C7" office:value-type="string">
            <text:p text:style-name="P48">11-В</text:p>
          </table:table-cell>
          <table:table-cell table:style-name="Таблица18.D7" office:value-type="string">
            <text:p text:style-name="P71">09.09.2015</text:p>
          </table:table-cell>
          <table:table-cell table:style-name="Таблица18.E7" office:value-type="string">
            <text:p text:style-name="P38">первинний</text:p>
          </table:table-cell>
          <table:table-cell table:style-name="Таблица18.F7" office:value-type="string">
            <text:p text:style-name="P46"/>
          </table:table-cell>
          <table:table-cell table:style-name="Таблица18.G7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81445621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8" office:value-type="string">
            <text:p text:style-name="P87">Єгіазарян Давіт</text:p>
          </table:table-cell>
          <table:table-cell table:style-name="Таблица18.C8" office:value-type="string">
            <text:p text:style-name="P48">11-В</text:p>
          </table:table-cell>
          <table:table-cell table:style-name="Таблица18.D8" office:value-type="string">
            <text:p text:style-name="P71">09.09.2015</text:p>
          </table:table-cell>
          <table:table-cell table:style-name="Таблица18.E8" office:value-type="string">
            <text:p text:style-name="P38">первинний</text:p>
          </table:table-cell>
          <table:table-cell table:style-name="Таблица18.F8" office:value-type="string">
            <text:p text:style-name="P46"/>
          </table:table-cell>
          <table:table-cell table:style-name="Таблица18.G8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86163815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9" office:value-type="string">
            <text:p text:style-name="P87">Замишляєва Ганна</text:p>
          </table:table-cell>
          <table:table-cell table:style-name="Таблица18.C9" office:value-type="string">
            <text:p text:style-name="P48">11-В</text:p>
          </table:table-cell>
          <table:table-cell table:style-name="Таблица18.D9" office:value-type="string">
            <text:p text:style-name="P71">09.09.2015</text:p>
          </table:table-cell>
          <table:table-cell table:style-name="Таблица18.E9" office:value-type="string">
            <text:p text:style-name="P38">первинний</text:p>
          </table:table-cell>
          <table:table-cell table:style-name="Таблица18.F9" office:value-type="string">
            <text:p text:style-name="P46"/>
          </table:table-cell>
          <table:table-cell table:style-name="Таблица18.G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75590737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0" office:value-type="string">
            <text:p text:style-name="P87">Земляний Олександр</text:p>
          </table:table-cell>
          <table:table-cell table:style-name="Таблица18.C10" office:value-type="string">
            <text:p text:style-name="P48">11-В</text:p>
          </table:table-cell>
          <table:table-cell table:style-name="Таблица18.D10" office:value-type="string">
            <text:p text:style-name="P71">09.09.2015</text:p>
          </table:table-cell>
          <table:table-cell table:style-name="Таблица18.E10" office:value-type="string">
            <text:p text:style-name="P38">первинний</text:p>
          </table:table-cell>
          <table:table-cell table:style-name="Таблица18.F10" office:value-type="string">
            <text:p text:style-name="P46"/>
          </table:table-cell>
          <table:table-cell table:style-name="Таблица18.G10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84418932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1" office:value-type="string">
            <text:p text:style-name="P87">Іванісов Денис</text:p>
          </table:table-cell>
          <table:table-cell table:style-name="Таблица18.C11" office:value-type="string">
            <text:p text:style-name="P48">11-В</text:p>
          </table:table-cell>
          <table:table-cell table:style-name="Таблица18.D11" office:value-type="string">
            <text:p text:style-name="P71">09.09.2015</text:p>
          </table:table-cell>
          <table:table-cell table:style-name="Таблица18.E11" office:value-type="string">
            <text:p text:style-name="P38">первинний</text:p>
          </table:table-cell>
          <table:table-cell table:style-name="Таблица18.F11" office:value-type="string">
            <text:p text:style-name="P46"/>
          </table:table-cell>
          <table:table-cell table:style-name="Таблица18.G11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75352766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2" office:value-type="string">
            <text:p text:style-name="P87">Коваль Наталія</text:p>
          </table:table-cell>
          <table:table-cell table:style-name="Таблица18.C12" office:value-type="string">
            <text:p text:style-name="P48">11-В</text:p>
          </table:table-cell>
          <table:table-cell table:style-name="Таблица18.D12" office:value-type="string">
            <text:p text:style-name="P71">09.09.2015</text:p>
          </table:table-cell>
          <table:table-cell table:style-name="Таблица18.E12" office:value-type="string">
            <text:p text:style-name="P38">первинний</text:p>
          </table:table-cell>
          <table:table-cell table:style-name="Таблица18.F12" office:value-type="string">
            <text:p text:style-name="P46"/>
          </table:table-cell>
          <table:table-cell table:style-name="Таблица18.G12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92627330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3" office:value-type="string">
            <text:p text:style-name="P87">Ковальов Юрій</text:p>
          </table:table-cell>
          <table:table-cell table:style-name="Таблица18.C13" office:value-type="string">
            <text:p text:style-name="P48">11-В</text:p>
          </table:table-cell>
          <table:table-cell table:style-name="Таблица18.D13" office:value-type="string">
            <text:p text:style-name="P71">09.09.2015</text:p>
          </table:table-cell>
          <table:table-cell table:style-name="Таблица18.E13" office:value-type="string">
            <text:p text:style-name="P38">первинний</text:p>
          </table:table-cell>
          <table:table-cell table:style-name="Таблица18.F13" office:value-type="string">
            <text:p text:style-name="P46"/>
          </table:table-cell>
          <table:table-cell table:style-name="Таблица18.G13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80219522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4" office:value-type="string">
            <text:p text:style-name="P87">Кряж Дмитро</text:p>
          </table:table-cell>
          <table:table-cell table:style-name="Таблица18.C14" office:value-type="string">
            <text:p text:style-name="P48">11-В</text:p>
          </table:table-cell>
          <table:table-cell table:style-name="Таблица18.D14" office:value-type="string">
            <text:p text:style-name="P71">09.09.2015</text:p>
          </table:table-cell>
          <table:table-cell table:style-name="Таблица18.E14" office:value-type="string">
            <text:p text:style-name="P38">первинний</text:p>
          </table:table-cell>
          <table:table-cell table:style-name="Таблица18.F14" office:value-type="string">
            <text:p text:style-name="P46"/>
          </table:table-cell>
          <table:table-cell table:style-name="Таблица18.G1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89192321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5" office:value-type="string">
            <text:p text:style-name="P87">Куршубадзе Еліта</text:p>
          </table:table-cell>
          <table:table-cell table:style-name="Таблица18.C15" office:value-type="string">
            <text:p text:style-name="P48">11-В</text:p>
          </table:table-cell>
          <table:table-cell table:style-name="Таблица18.D15" office:value-type="string">
            <text:p text:style-name="P71">09.09.2015</text:p>
          </table:table-cell>
          <table:table-cell table:style-name="Таблица18.E15" office:value-type="string">
            <text:p text:style-name="P38">первинний</text:p>
          </table:table-cell>
          <table:table-cell table:style-name="Таблица18.F15" office:value-type="string">
            <text:p text:style-name="P46"/>
          </table:table-cell>
          <table:table-cell table:style-name="Таблица18.G15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89631023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6" office:value-type="string">
            <text:p text:style-name="P87">Лебідь Вікторія</text:p>
          </table:table-cell>
          <table:table-cell table:style-name="Таблица18.C16" office:value-type="string">
            <text:p text:style-name="P48">11-В</text:p>
          </table:table-cell>
          <table:table-cell table:style-name="Таблица18.D16" office:value-type="string">
            <text:p text:style-name="P71">09.09.2015</text:p>
          </table:table-cell>
          <table:table-cell table:style-name="Таблица18.E16" office:value-type="string">
            <text:p text:style-name="P38">первинний</text:p>
          </table:table-cell>
          <table:table-cell table:style-name="Таблица18.F16" office:value-type="string">
            <text:p text:style-name="P46"/>
          </table:table-cell>
          <table:table-cell table:style-name="Таблица18.G16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77147502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7" office:value-type="string">
            <text:p text:style-name="P87">Лисенко Олександр</text:p>
          </table:table-cell>
          <table:table-cell table:style-name="Таблица18.C17" office:value-type="string">
            <text:p text:style-name="P48">11-В</text:p>
          </table:table-cell>
          <table:table-cell table:style-name="Таблица18.D17" office:value-type="string">
            <text:p text:style-name="P71">09.09.2015</text:p>
          </table:table-cell>
          <table:table-cell table:style-name="Таблица18.E17" office:value-type="string">
            <text:p text:style-name="P38">первинний</text:p>
          </table:table-cell>
          <table:table-cell table:style-name="Таблица18.F17" office:value-type="string">
            <text:p text:style-name="P46"/>
          </table:table-cell>
          <table:table-cell table:style-name="Таблица18.G17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83529697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8" office:value-type="string">
            <text:p text:style-name="P87">Луценко Олександр</text:p>
          </table:table-cell>
          <table:table-cell table:style-name="Таблица18.C18" office:value-type="string">
            <text:p text:style-name="P48">11-В</text:p>
          </table:table-cell>
          <table:table-cell table:style-name="Таблица18.D18" office:value-type="string">
            <text:p text:style-name="P71">09.09.2015</text:p>
          </table:table-cell>
          <table:table-cell table:style-name="Таблица18.E18" office:value-type="string">
            <text:p text:style-name="P38">первинний</text:p>
          </table:table-cell>
          <table:table-cell table:style-name="Таблица18.F18" office:value-type="string">
            <text:p text:style-name="P46"/>
          </table:table-cell>
          <table:table-cell table:style-name="Таблица18.G18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75850584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9" office:value-type="string">
            <text:p text:style-name="P87">Малахов Руслан</text:p>
          </table:table-cell>
          <table:table-cell table:style-name="Таблица18.C19" office:value-type="string">
            <text:p text:style-name="P48">11-В</text:p>
          </table:table-cell>
          <table:table-cell table:style-name="Таблица18.D19" office:value-type="string">
            <text:p text:style-name="P71">09.09.2015</text:p>
          </table:table-cell>
          <table:table-cell table:style-name="Таблица18.E19" office:value-type="string">
            <text:p text:style-name="P38">первинний</text:p>
          </table:table-cell>
          <table:table-cell table:style-name="Таблица18.F19" office:value-type="string">
            <text:p text:style-name="P46"/>
          </table:table-cell>
          <table:table-cell table:style-name="Таблица18.G1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91841210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0" office:value-type="string">
            <text:p text:style-name="P87">Мельничук Єгор</text:p>
          </table:table-cell>
          <table:table-cell table:style-name="Таблица18.C20" office:value-type="string">
            <text:p text:style-name="P48">11-В</text:p>
          </table:table-cell>
          <table:table-cell table:style-name="Таблица18.D20" office:value-type="string">
            <text:p text:style-name="P71">09.09.2015</text:p>
          </table:table-cell>
          <table:table-cell table:style-name="Таблица18.E20" office:value-type="string">
            <text:p text:style-name="P38">первинний</text:p>
          </table:table-cell>
          <table:table-cell table:style-name="Таблица18.F20" office:value-type="string">
            <text:p text:style-name="P46"/>
          </table:table-cell>
          <table:table-cell table:style-name="Таблица18.G20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81445039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1" office:value-type="string">
            <text:p text:style-name="P87">Мирошніченко Яким</text:p>
          </table:table-cell>
          <table:table-cell table:style-name="Таблица18.C21" office:value-type="string">
            <text:p text:style-name="P48">11-В</text:p>
          </table:table-cell>
          <table:table-cell table:style-name="Таблица18.D21" office:value-type="string">
            <text:p text:style-name="P71">09.09.2015</text:p>
          </table:table-cell>
          <table:table-cell table:style-name="Таблица18.E21" office:value-type="string">
            <text:p text:style-name="P38">первинний</text:p>
          </table:table-cell>
          <table:table-cell table:style-name="Таблица18.F21" office:value-type="string">
            <text:p text:style-name="P46"/>
          </table:table-cell>
          <table:table-cell table:style-name="Таблица18.G21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90518475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2" office:value-type="string">
            <text:p text:style-name="P87">Мікулін Микита</text:p>
          </table:table-cell>
          <table:table-cell table:style-name="Таблица18.C22" office:value-type="string">
            <text:p text:style-name="P48">11-В</text:p>
          </table:table-cell>
          <table:table-cell table:style-name="Таблица18.D22" office:value-type="string">
            <text:p text:style-name="P71">09.09.2015</text:p>
          </table:table-cell>
          <table:table-cell table:style-name="Таблица18.E22" office:value-type="string">
            <text:p text:style-name="P38">первинний</text:p>
          </table:table-cell>
          <table:table-cell table:style-name="Таблица18.F22" office:value-type="string">
            <text:p text:style-name="P46"/>
          </table:table-cell>
          <table:table-cell table:style-name="Таблица18.G22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72863209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3" office:value-type="string">
            <text:p text:style-name="P87">Насонова Анна</text:p>
          </table:table-cell>
          <table:table-cell table:style-name="Таблица18.C23" office:value-type="string">
            <text:p text:style-name="P48">11-В</text:p>
          </table:table-cell>
          <table:table-cell table:style-name="Таблица18.D23" office:value-type="string">
            <text:p text:style-name="P71">09.09.2015</text:p>
          </table:table-cell>
          <table:table-cell table:style-name="Таблица18.E23" office:value-type="string">
            <text:p text:style-name="P38">первинний</text:p>
          </table:table-cell>
          <table:table-cell table:style-name="Таблица18.F23" office:value-type="string">
            <text:p text:style-name="P46"/>
          </table:table-cell>
          <table:table-cell table:style-name="Таблица18.G23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82614109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4" office:value-type="string">
            <text:p text:style-name="P87">Овчиннікова Тетяна</text:p>
          </table:table-cell>
          <table:table-cell table:style-name="Таблица18.C24" office:value-type="string">
            <text:p text:style-name="P48">11-В</text:p>
          </table:table-cell>
          <table:table-cell table:style-name="Таблица18.D24" office:value-type="string">
            <text:p text:style-name="P71">09.09.2015</text:p>
          </table:table-cell>
          <table:table-cell table:style-name="Таблица18.E24" office:value-type="string">
            <text:p text:style-name="P38">первинний</text:p>
          </table:table-cell>
          <table:table-cell table:style-name="Таблица18.F24" office:value-type="string">
            <text:p text:style-name="P46"/>
          </table:table-cell>
          <table:table-cell table:style-name="Таблица18.G2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73968733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7">Осадчий Євген</text:p>
          </table:table-cell>
          <table:table-cell table:style-name="Таблица18.C29" office:value-type="string">
            <text:p text:style-name="P48">11-В</text:p>
          </table:table-cell>
          <table:table-cell table:style-name="Таблица18.D29" office:value-type="string">
            <text:p text:style-name="P71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6"/>
          </table:table-cell>
          <table:table-cell table:style-name="Таблица18.G2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89891621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7">Парій Олена</text:p>
          </table:table-cell>
          <table:table-cell table:style-name="Таблица18.C29" office:value-type="string">
            <text:p text:style-name="P48">11-В</text:p>
          </table:table-cell>
          <table:table-cell table:style-name="Таблица18.D29" office:value-type="string">
            <text:p text:style-name="P71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6"/>
          </table:table-cell>
          <table:table-cell table:style-name="Таблица18.G2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76933440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7">Посохов Максим</text:p>
          </table:table-cell>
          <table:table-cell table:style-name="Таблица18.C29" office:value-type="string">
            <text:p text:style-name="P48">11-В</text:p>
          </table:table-cell>
          <table:table-cell table:style-name="Таблица18.D29" office:value-type="string">
            <text:p text:style-name="P71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6"/>
          </table:table-cell>
          <table:table-cell table:style-name="Таблица18.G2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93194001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7">Продайвода Олександр</text:p>
          </table:table-cell>
          <table:table-cell table:style-name="Таблица18.C29" office:value-type="string">
            <text:p text:style-name="P48">11-В</text:p>
          </table:table-cell>
          <table:table-cell table:style-name="Таблица18.D29" office:value-type="string">
            <text:p text:style-name="P71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6"/>
          </table:table-cell>
          <table:table-cell table:style-name="Таблица18.G2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89717473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7">Свєтлічний Сергій</text:p>
          </table:table-cell>
          <table:table-cell table:style-name="Таблица18.C29" office:value-type="string">
            <text:p text:style-name="P48">11-В</text:p>
          </table:table-cell>
          <table:table-cell table:style-name="Таблица18.D29" office:value-type="string">
            <text:p text:style-name="P71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6"/>
          </table:table-cell>
          <table:table-cell table:style-name="Таблица18.G29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92406440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0" office:value-type="string">
            <text:p text:style-name="P87">Свірь Микита</text:p>
          </table:table-cell>
          <table:table-cell table:style-name="Таблица18.C30" office:value-type="string">
            <text:p text:style-name="P48">11-В</text:p>
          </table:table-cell>
          <table:table-cell table:style-name="Таблица18.D30" office:value-type="string">
            <text:p text:style-name="P71">09.09.2015</text:p>
          </table:table-cell>
          <table:table-cell table:style-name="Таблица18.E30" office:value-type="string">
            <text:p text:style-name="P38">первинний</text:p>
          </table:table-cell>
          <table:table-cell table:style-name="Таблица18.F30" office:value-type="string">
            <text:p text:style-name="P46"/>
          </table:table-cell>
          <table:table-cell table:style-name="Таблица18.G30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88092518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7">Семеренко Ярослав</text:p>
          </table:table-cell>
          <table:table-cell table:style-name="Таблица18.C34" office:value-type="string">
            <text:p text:style-name="P48">11-В</text:p>
          </table:table-cell>
          <table:table-cell table:style-name="Таблица18.D34" office:value-type="string">
            <text:p text:style-name="P71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6"/>
          </table:table-cell>
          <table:table-cell table:style-name="Таблица18.G3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94178654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7">Собур Марина</text:p>
          </table:table-cell>
          <table:table-cell table:style-name="Таблица18.C34" office:value-type="string">
            <text:p text:style-name="P48">11-В</text:p>
          </table:table-cell>
          <table:table-cell table:style-name="Таблица18.D34" office:value-type="string">
            <text:p text:style-name="P71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6"/>
          </table:table-cell>
          <table:table-cell table:style-name="Таблица18.G3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93982854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7">Сотник Володимир</text:p>
          </table:table-cell>
          <table:table-cell table:style-name="Таблица18.C34" office:value-type="string">
            <text:p text:style-name="P48">11-В</text:p>
          </table:table-cell>
          <table:table-cell table:style-name="Таблица18.D34" office:value-type="string">
            <text:p text:style-name="P71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6"/>
          </table:table-cell>
          <table:table-cell table:style-name="Таблица18.G3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93097319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7">Стуконог Каріна</text:p>
          </table:table-cell>
          <table:table-cell table:style-name="Таблица18.C34" office:value-type="string">
            <text:p text:style-name="P48">11-В</text:p>
          </table:table-cell>
          <table:table-cell table:style-name="Таблица18.D34" office:value-type="string">
            <text:p text:style-name="P71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6"/>
          </table:table-cell>
          <table:table-cell table:style-name="Таблица18.G34" office:value-type="string">
            <text:p text:style-name="P46"/>
          </table:table-cell>
        </table:table-row>
        <table:table-row table:style-name="Таблица18.2">
          <table:table-cell table:style-name="Таблица18.A2" office:value-type="string">
            <text:list xml:id="list837091286912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5" office:value-type="string">
            <text:p text:style-name="P87">Цуканов Владислав</text:p>
          </table:table-cell>
          <table:table-cell table:style-name="Таблица18.C35" office:value-type="string">
            <text:p text:style-name="P48">11-В</text:p>
          </table:table-cell>
          <table:table-cell table:style-name="Таблица18.D35" office:value-type="string">
            <text:p text:style-name="P71">09.09.2015</text:p>
          </table:table-cell>
          <table:table-cell table:style-name="Таблица18.E35" office:value-type="string">
            <text:p text:style-name="P38">первинний</text:p>
          </table:table-cell>
          <table:table-cell table:style-name="Таблица18.F35" office:value-type="string">
            <text:p text:style-name="P46"/>
          </table:table-cell>
          <table:table-cell table:style-name="Таблица18.G35" office:value-type="string">
            <text:p text:style-name="P46"/>
          </table:table-cell>
        </table:table-row>
      </table:table>
      <text:p text:style-name="P7"><text:soft-page-break/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9">№</text:p>
          </table:table-cell>
          <table:table-cell table:style-name="Таблица3.A1" office:value-type="string">
            <text:p text:style-name="P29">Прізвище, ім’я учня</text:p>
          </table:table-cell>
          <table:table-cell table:style-name="Таблица3.A1" office:value-type="string">
            <text:p text:style-name="P29">Клас</text:p>
          </table:table-cell>
          <table:table-cell table:style-name="Таблица3.A1" office:value-type="string">
            <text:p text:style-name="P29">Дата інструктажу</text:p>
          </table:table-cell>
          <table:table-cell table:style-name="Таблица3.A1" office:value-type="string">
            <text:p text:style-name="P29">Назва інструктажу</text:p>
          </table:table-cell>
          <table:table-cell table:style-name="Таблица3.A1" office:value-type="string">
            <text:p text:style-name="P29">Підпис учня</text:p>
          </table:table-cell>
          <table:table-cell table:style-name="Таблица3.G1" office:value-type="string">
            <text:p text:style-name="P29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83709121903305" text:continue-list="list83709128691239" text:style-name="L2">
              <text:list-item text:start-value="1">
                <text:p text:style-name="P97"/>
              </text:list-item>
            </text:list>
          </table:table-cell>
          <table:table-cell table:style-name="Таблица3.B2" office:value-type="string">
            <text:p text:style-name="P49">Ахмєдов Мушфіг</text:p>
          </table:table-cell>
          <table:table-cell table:style-name="Таблица3.C2" office:value-type="string">
            <text:p text:style-name="P50">10-Б</text:p>
          </table:table-cell>
          <table:table-cell table:style-name="Таблица3.D2" office:value-type="string">
            <text:p text:style-name="P39"/>
          </table:table-cell>
          <table:table-cell table:style-name="Таблица3.E2" office:value-type="string">
            <text:p text:style-name="P29">первинний</text:p>
          </table:table-cell>
          <table:table-cell table:style-name="Таблица3.F2" office:value-type="string">
            <text:p text:style-name="P39"/>
          </table:table-cell>
          <table:table-cell table:style-name="Таблица3.G2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7082180861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" office:value-type="string">
            <text:p text:style-name="P28">Ботвиновська Юлія</text:p>
          </table:table-cell>
          <table:table-cell table:style-name="Таблица3.C3" office:value-type="string">
            <text:p text:style-name="P50">10-Б</text:p>
          </table:table-cell>
          <table:table-cell table:style-name="Таблица3.D3" office:value-type="string">
            <text:p text:style-name="P39"/>
          </table:table-cell>
          <table:table-cell table:style-name="Таблица3.E3" office:value-type="string">
            <text:p text:style-name="P29">первинний</text:p>
          </table:table-cell>
          <table:table-cell table:style-name="Таблица3.F3" office:value-type="string">
            <text:p text:style-name="P39"/>
          </table:table-cell>
          <table:table-cell table:style-name="Таблица3.G3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70897859942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4" office:value-type="string">
            <text:p text:style-name="P28">Вєрін Микита</text:p>
          </table:table-cell>
          <table:table-cell table:style-name="Таблица3.C4" office:value-type="string">
            <text:p text:style-name="P50">10-Б</text:p>
          </table:table-cell>
          <table:table-cell table:style-name="Таблица3.D4" office:value-type="string">
            <text:p text:style-name="P39"/>
          </table:table-cell>
          <table:table-cell table:style-name="Таблица3.E4" office:value-type="string">
            <text:p text:style-name="P29">первинний</text:p>
          </table:table-cell>
          <table:table-cell table:style-name="Таблица3.F4" office:value-type="string">
            <text:p text:style-name="P39"/>
          </table:table-cell>
          <table:table-cell table:style-name="Таблица3.G4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7088838902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5" office:value-type="string">
            <text:p text:style-name="P28">Вороніца Ілля</text:p>
          </table:table-cell>
          <table:table-cell table:style-name="Таблица3.C5" office:value-type="string">
            <text:p text:style-name="P50">10-Б</text:p>
          </table:table-cell>
          <table:table-cell table:style-name="Таблица3.D5" office:value-type="string">
            <text:p text:style-name="P39"/>
          </table:table-cell>
          <table:table-cell table:style-name="Таблица3.E5" office:value-type="string">
            <text:p text:style-name="P29">первинний</text:p>
          </table:table-cell>
          <table:table-cell table:style-name="Таблица3.F5" office:value-type="string">
            <text:p text:style-name="P39"/>
          </table:table-cell>
          <table:table-cell table:style-name="Таблица3.G5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7089218795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6" office:value-type="string">
            <text:p text:style-name="P28">Гриценко Ростислав</text:p>
          </table:table-cell>
          <table:table-cell table:style-name="Таблица3.C6" office:value-type="string">
            <text:p text:style-name="P50">10-Б</text:p>
          </table:table-cell>
          <table:table-cell table:style-name="Таблица3.D6" office:value-type="string">
            <text:p text:style-name="P39"/>
          </table:table-cell>
          <table:table-cell table:style-name="Таблица3.E6" office:value-type="string">
            <text:p text:style-name="P29">первинний</text:p>
          </table:table-cell>
          <table:table-cell table:style-name="Таблица3.F6" office:value-type="string">
            <text:p text:style-name="P39"/>
          </table:table-cell>
          <table:table-cell table:style-name="Таблица3.G6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70743176206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7" office:value-type="string">
            <text:p text:style-name="P28">Довженко Єгор</text:p>
          </table:table-cell>
          <table:table-cell table:style-name="Таблица3.C7" office:value-type="string">
            <text:p text:style-name="P50">10-Б</text:p>
          </table:table-cell>
          <table:table-cell table:style-name="Таблица3.D7" office:value-type="string">
            <text:p text:style-name="P39"/>
          </table:table-cell>
          <table:table-cell table:style-name="Таблица3.E7" office:value-type="string">
            <text:p text:style-name="P29">первинний</text:p>
          </table:table-cell>
          <table:table-cell table:style-name="Таблица3.F7" office:value-type="string">
            <text:p text:style-name="P39"/>
          </table:table-cell>
          <table:table-cell table:style-name="Таблица3.G7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7089822455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8" office:value-type="string">
            <text:p text:style-name="P28">Журенко Лідія</text:p>
          </table:table-cell>
          <table:table-cell table:style-name="Таблица3.C8" office:value-type="string">
            <text:p text:style-name="P50">10-Б</text:p>
          </table:table-cell>
          <table:table-cell table:style-name="Таблица3.D8" office:value-type="string">
            <text:p text:style-name="P39"/>
          </table:table-cell>
          <table:table-cell table:style-name="Таблица3.E8" office:value-type="string">
            <text:p text:style-name="P29">первинний</text:p>
          </table:table-cell>
          <table:table-cell table:style-name="Таблица3.F8" office:value-type="string">
            <text:p text:style-name="P39"/>
          </table:table-cell>
          <table:table-cell table:style-name="Таблица3.G8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7086976497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9" office:value-type="string">
            <text:p text:style-name="P28">Заічкін Олег</text:p>
          </table:table-cell>
          <table:table-cell table:style-name="Таблица3.C9" office:value-type="string">
            <text:p text:style-name="P50">10-Б</text:p>
          </table:table-cell>
          <table:table-cell table:style-name="Таблица3.D9" office:value-type="string">
            <text:p text:style-name="P39"/>
          </table:table-cell>
          <table:table-cell table:style-name="Таблица3.E9" office:value-type="string">
            <text:p text:style-name="P29">первинний</text:p>
          </table:table-cell>
          <table:table-cell table:style-name="Таблица3.F9" office:value-type="string">
            <text:p text:style-name="P39"/>
          </table:table-cell>
          <table:table-cell table:style-name="Таблица3.G9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7079475743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0" office:value-type="string">
            <text:p text:style-name="P28">Зикін Дмитро</text:p>
          </table:table-cell>
          <table:table-cell table:style-name="Таблица3.C10" office:value-type="string">
            <text:p text:style-name="P50">10-Б</text:p>
          </table:table-cell>
          <table:table-cell table:style-name="Таблица3.D10" office:value-type="string">
            <text:p text:style-name="P39"/>
          </table:table-cell>
          <table:table-cell table:style-name="Таблица3.E10" office:value-type="string">
            <text:p text:style-name="P29">первинний</text:p>
          </table:table-cell>
          <table:table-cell table:style-name="Таблица3.F10" office:value-type="string">
            <text:p text:style-name="P39"/>
          </table:table-cell>
          <table:table-cell table:style-name="Таблица3.G1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70863155056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1" office:value-type="string">
            <text:p text:style-name="P28">Капінос Назар</text:p>
          </table:table-cell>
          <table:table-cell table:style-name="Таблица3.C11" office:value-type="string">
            <text:p text:style-name="P50">10-Б</text:p>
          </table:table-cell>
          <table:table-cell table:style-name="Таблица3.D11" office:value-type="string">
            <text:p text:style-name="P39"/>
          </table:table-cell>
          <table:table-cell table:style-name="Таблица3.E11" office:value-type="string">
            <text:p text:style-name="P29">первинний</text:p>
          </table:table-cell>
          <table:table-cell table:style-name="Таблица3.F11" office:value-type="string">
            <text:p text:style-name="P39"/>
          </table:table-cell>
          <table:table-cell table:style-name="Таблица3.G11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7079527474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2" office:value-type="string">
            <text:p text:style-name="P28">Кідун Роман</text:p>
          </table:table-cell>
          <table:table-cell table:style-name="Таблица3.C12" office:value-type="string">
            <text:p text:style-name="P50">10-Б</text:p>
          </table:table-cell>
          <table:table-cell table:style-name="Таблица3.D12" office:value-type="string">
            <text:p text:style-name="P39"/>
          </table:table-cell>
          <table:table-cell table:style-name="Таблица3.E12" office:value-type="string">
            <text:p text:style-name="P29">первинний</text:p>
          </table:table-cell>
          <table:table-cell table:style-name="Таблица3.F12" office:value-type="string">
            <text:p text:style-name="P39"/>
          </table:table-cell>
          <table:table-cell table:style-name="Таблица3.G12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7084526864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3" office:value-type="string">
            <text:p text:style-name="P28">Ковальченко Каріна</text:p>
          </table:table-cell>
          <table:table-cell table:style-name="Таблица3.C13" office:value-type="string">
            <text:p text:style-name="P50">10-Б</text:p>
          </table:table-cell>
          <table:table-cell table:style-name="Таблица3.D13" office:value-type="string">
            <text:p text:style-name="P39"/>
          </table:table-cell>
          <table:table-cell table:style-name="Таблица3.E13" office:value-type="string">
            <text:p text:style-name="P29">первинний</text:p>
          </table:table-cell>
          <table:table-cell table:style-name="Таблица3.F13" office:value-type="string">
            <text:p text:style-name="P39"/>
          </table:table-cell>
          <table:table-cell table:style-name="Таблица3.G13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70822134529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4" office:value-type="string">
            <text:p text:style-name="P28">Козлов Павло</text:p>
          </table:table-cell>
          <table:table-cell table:style-name="Таблица3.C14" office:value-type="string">
            <text:p text:style-name="P50">10-Б</text:p>
          </table:table-cell>
          <table:table-cell table:style-name="Таблица3.D14" office:value-type="string">
            <text:p text:style-name="P39"/>
          </table:table-cell>
          <table:table-cell table:style-name="Таблица3.E14" office:value-type="string">
            <text:p text:style-name="P29">первинний</text:p>
          </table:table-cell>
          <table:table-cell table:style-name="Таблица3.F14" office:value-type="string">
            <text:p text:style-name="P39"/>
          </table:table-cell>
          <table:table-cell table:style-name="Таблица3.G14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7081635199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5" office:value-type="string">
            <text:p text:style-name="P28">Конопленко Марина</text:p>
          </table:table-cell>
          <table:table-cell table:style-name="Таблица3.C15" office:value-type="string">
            <text:p text:style-name="P50">10-Б</text:p>
          </table:table-cell>
          <table:table-cell table:style-name="Таблица3.D15" office:value-type="string">
            <text:p text:style-name="P39"/>
          </table:table-cell>
          <table:table-cell table:style-name="Таблица3.E15" office:value-type="string">
            <text:p text:style-name="P29">первинний</text:p>
          </table:table-cell>
          <table:table-cell table:style-name="Таблица3.F15" office:value-type="string">
            <text:p text:style-name="P39"/>
          </table:table-cell>
          <table:table-cell table:style-name="Таблица3.G15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7079774977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6" office:value-type="string">
            <text:p text:style-name="P28">Лаврик Максим</text:p>
          </table:table-cell>
          <table:table-cell table:style-name="Таблица3.C16" office:value-type="string">
            <text:p text:style-name="P50">10-Б</text:p>
          </table:table-cell>
          <table:table-cell table:style-name="Таблица3.D16" office:value-type="string">
            <text:p text:style-name="P39"/>
          </table:table-cell>
          <table:table-cell table:style-name="Таблица3.E16" office:value-type="string">
            <text:p text:style-name="P29">первинний</text:p>
          </table:table-cell>
          <table:table-cell table:style-name="Таблица3.F16" office:value-type="string">
            <text:p text:style-name="P39"/>
          </table:table-cell>
          <table:table-cell table:style-name="Таблица3.G16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7081678206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7" office:value-type="string">
            <text:p text:style-name="P28">Лопушенко Олександра</text:p>
          </table:table-cell>
          <table:table-cell table:style-name="Таблица3.C17" office:value-type="string">
            <text:p text:style-name="P50">10-Б</text:p>
          </table:table-cell>
          <table:table-cell table:style-name="Таблица3.D17" office:value-type="string">
            <text:p text:style-name="P39"/>
          </table:table-cell>
          <table:table-cell table:style-name="Таблица3.E17" office:value-type="string">
            <text:p text:style-name="P29">первинний</text:p>
          </table:table-cell>
          <table:table-cell table:style-name="Таблица3.F17" office:value-type="string">
            <text:p text:style-name="P39"/>
          </table:table-cell>
          <table:table-cell table:style-name="Таблица3.G17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70778324955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8" office:value-type="string">
            <text:p text:style-name="P28">Мельник Вікторія</text:p>
          </table:table-cell>
          <table:table-cell table:style-name="Таблица3.C18" office:value-type="string">
            <text:p text:style-name="P50">10-Б</text:p>
          </table:table-cell>
          <table:table-cell table:style-name="Таблица3.D18" office:value-type="string">
            <text:p text:style-name="P39"/>
          </table:table-cell>
          <table:table-cell table:style-name="Таблица3.E18" office:value-type="string">
            <text:p text:style-name="P29">первинний</text:p>
          </table:table-cell>
          <table:table-cell table:style-name="Таблица3.F18" office:value-type="string">
            <text:p text:style-name="P39"/>
          </table:table-cell>
          <table:table-cell table:style-name="Таблица3.G18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7079463478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9" office:value-type="string">
            <text:p text:style-name="P28">Мішин Владислав</text:p>
          </table:table-cell>
          <table:table-cell table:style-name="Таблица3.C19" office:value-type="string">
            <text:p text:style-name="P50">10-Б</text:p>
          </table:table-cell>
          <table:table-cell table:style-name="Таблица3.D19" office:value-type="string">
            <text:p text:style-name="P39"/>
          </table:table-cell>
          <table:table-cell table:style-name="Таблица3.E19" office:value-type="string">
            <text:p text:style-name="P29">первинний</text:p>
          </table:table-cell>
          <table:table-cell table:style-name="Таблица3.F19" office:value-type="string">
            <text:p text:style-name="P39"/>
          </table:table-cell>
          <table:table-cell table:style-name="Таблица3.G19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70920533995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0" office:value-type="string">
            <text:p text:style-name="P28">Омельченко Ольга</text:p>
          </table:table-cell>
          <table:table-cell table:style-name="Таблица3.C20" office:value-type="string">
            <text:p text:style-name="P50">10-Б</text:p>
          </table:table-cell>
          <table:table-cell table:style-name="Таблица3.D20" office:value-type="string">
            <text:p text:style-name="P39"/>
          </table:table-cell>
          <table:table-cell table:style-name="Таблица3.E20" office:value-type="string">
            <text:p text:style-name="P29">первинний</text:p>
          </table:table-cell>
          <table:table-cell table:style-name="Таблица3.F20" office:value-type="string">
            <text:p text:style-name="P39"/>
          </table:table-cell>
          <table:table-cell table:style-name="Таблица3.G2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70942564393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1" office:value-type="string">
            <text:p text:style-name="P28">Пшеничнікова Софія</text:p>
          </table:table-cell>
          <table:table-cell table:style-name="Таблица3.C21" office:value-type="string">
            <text:p text:style-name="P50">10-Б</text:p>
          </table:table-cell>
          <table:table-cell table:style-name="Таблица3.D21" office:value-type="string">
            <text:p text:style-name="P39"/>
          </table:table-cell>
          <table:table-cell table:style-name="Таблица3.E21" office:value-type="string">
            <text:p text:style-name="P29">первинний</text:p>
          </table:table-cell>
          <table:table-cell table:style-name="Таблица3.F21" office:value-type="string">
            <text:p text:style-name="P39"/>
          </table:table-cell>
          <table:table-cell table:style-name="Таблица3.G21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7087614865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2" office:value-type="string">
            <text:p text:style-name="P28">Савенко Олександр</text:p>
          </table:table-cell>
          <table:table-cell table:style-name="Таблица3.C22" office:value-type="string">
            <text:p text:style-name="P50">10-Б</text:p>
          </table:table-cell>
          <table:table-cell table:style-name="Таблица3.D22" office:value-type="string">
            <text:p text:style-name="P39"/>
          </table:table-cell>
          <table:table-cell table:style-name="Таблица3.E22" office:value-type="string">
            <text:p text:style-name="P29">первинний</text:p>
          </table:table-cell>
          <table:table-cell table:style-name="Таблица3.F22" office:value-type="string">
            <text:p text:style-name="P39"/>
          </table:table-cell>
          <table:table-cell table:style-name="Таблица3.G22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70877020316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3" office:value-type="string">
            <text:p text:style-name="P28">Синюкова Валерія</text:p>
          </table:table-cell>
          <table:table-cell table:style-name="Таблица3.C23" office:value-type="string">
            <text:p text:style-name="P50">10-Б</text:p>
          </table:table-cell>
          <table:table-cell table:style-name="Таблица3.D23" office:value-type="string">
            <text:p text:style-name="P39"/>
          </table:table-cell>
          <table:table-cell table:style-name="Таблица3.E23" office:value-type="string">
            <text:p text:style-name="P29">первинний</text:p>
          </table:table-cell>
          <table:table-cell table:style-name="Таблица3.F23" office:value-type="string">
            <text:p text:style-name="P39"/>
          </table:table-cell>
          <table:table-cell table:style-name="Таблица3.G23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7087251236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4" office:value-type="string">
            <text:p text:style-name="P28">Сідельникова Анастасія</text:p>
          </table:table-cell>
          <table:table-cell table:style-name="Таблица3.C24" office:value-type="string">
            <text:p text:style-name="P50">10-Б</text:p>
          </table:table-cell>
          <table:table-cell table:style-name="Таблица3.D24" office:value-type="string">
            <text:p text:style-name="P39"/>
          </table:table-cell>
          <table:table-cell table:style-name="Таблица3.E24" office:value-type="string">
            <text:p text:style-name="P29">первинний</text:p>
          </table:table-cell>
          <table:table-cell table:style-name="Таблица3.F24" office:value-type="string">
            <text:p text:style-name="P39"/>
          </table:table-cell>
          <table:table-cell table:style-name="Таблица3.G24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37094331361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Тимашов Максим</text:p>
          </table:table-cell>
          <table:table-cell table:style-name="Таблица3.C30" office:value-type="string">
            <text:p text:style-name="P50">10-Б</text:p>
          </table:table-cell>
          <table:table-cell table:style-name="Таблица3.D30" office:value-type="string">
            <text:p text:style-name="P39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39"/>
          </table:table-cell>
          <table:table-cell table:style-name="Таблица3.G3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7090113392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49">Цуканов Владислав</text:p>
          </table:table-cell>
          <table:table-cell table:style-name="Таблица3.C30" office:value-type="string">
            <text:p text:style-name="P50">10-Б</text:p>
          </table:table-cell>
          <table:table-cell table:style-name="Таблица3.D30" office:value-type="string">
            <text:p text:style-name="P39"/>
          </table:table-cell>
          <table:table-cell table:style-name="Таблица3.E30" office:value-type="string">
            <text:p text:style-name="P50">первинний</text:p>
          </table:table-cell>
          <table:table-cell table:style-name="Таблица3.F30" office:value-type="string">
            <text:p text:style-name="P39"/>
          </table:table-cell>
          <table:table-cell table:style-name="Таблица3.G3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7086063358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Цяк Катерина</text:p>
          </table:table-cell>
          <table:table-cell table:style-name="Таблица3.C30" office:value-type="string">
            <text:p text:style-name="P50">10-Б</text:p>
          </table:table-cell>
          <table:table-cell table:style-name="Таблица3.D30" office:value-type="string">
            <text:p text:style-name="P39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39"/>
          </table:table-cell>
          <table:table-cell table:style-name="Таблица3.G3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7078830599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Чєломов Денис</text:p>
          </table:table-cell>
          <table:table-cell table:style-name="Таблица3.C30" office:value-type="string">
            <text:p text:style-name="P50">10-Б</text:p>
          </table:table-cell>
          <table:table-cell table:style-name="Таблица3.D30" office:value-type="string">
            <text:p text:style-name="P39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39"/>
          </table:table-cell>
          <table:table-cell table:style-name="Таблица3.G3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7085995629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Штробль Микита</text:p>
          </table:table-cell>
          <table:table-cell table:style-name="Таблица3.C30" office:value-type="string">
            <text:p text:style-name="P50">10-Б</text:p>
          </table:table-cell>
          <table:table-cell table:style-name="Таблица3.D30" office:value-type="string">
            <text:p text:style-name="P39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39"/>
          </table:table-cell>
          <table:table-cell table:style-name="Таблица3.G3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70859762948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Яманко Данило</text:p>
          </table:table-cell>
          <table:table-cell table:style-name="Таблица3.C30" office:value-type="string">
            <text:p text:style-name="P50">10-Б</text:p>
          </table:table-cell>
          <table:table-cell table:style-name="Таблица3.D30" office:value-type="string">
            <text:p text:style-name="P39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39"/>
          </table:table-cell>
          <table:table-cell table:style-name="Таблица3.G3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7087173560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1" office:value-type="string">
            <text:p text:style-name="P39"/>
          </table:table-cell>
          <table:table-cell table:style-name="Таблица3.C31" office:value-type="string">
            <text:p text:style-name="P47"/>
          </table:table-cell>
          <table:table-cell table:style-name="Таблица3.D31" office:value-type="string">
            <text:p text:style-name="P39"/>
          </table:table-cell>
          <table:table-cell table:style-name="Таблица3.E31" office:value-type="string">
            <text:p text:style-name="P29"/>
          </table:table-cell>
          <table:table-cell table:style-name="Таблица3.F31" office:value-type="string">
            <text:p text:style-name="P39"/>
          </table:table-cell>
          <table:table-cell table:style-name="Таблица3.G31" office:value-type="string">
            <text:p text:style-name="P40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<text:soft-page-break/>ЖУРНАЛ ПРОВЕДЕННЯ ІНСТРУКТАЖУ З ТЕХНІКИ БЕЗПЕКИ В КОМП’ЮТЕРНОМУ КЛАСІ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3">№</text:p>
          </table:table-cell>
          <table:table-cell table:style-name="Таблица4.A1" office:value-type="string">
            <text:p text:style-name="P73">Прізвище, ім’я учня</text:p>
          </table:table-cell>
          <table:table-cell table:style-name="Таблица4.A1" office:value-type="string">
            <text:p text:style-name="P73">Клас</text:p>
          </table:table-cell>
          <table:table-cell table:style-name="Таблица4.A1" office:value-type="string">
            <text:p text:style-name="P73">Дата інструктажу</text:p>
          </table:table-cell>
          <table:table-cell table:style-name="Таблица4.A1" office:value-type="string">
            <text:p text:style-name="P73">Назва інструктажу</text:p>
          </table:table-cell>
          <table:table-cell table:style-name="Таблица4.A1" office:value-type="string">
            <text:p text:style-name="P73">Підпис учня</text:p>
          </table:table-cell>
          <table:table-cell table:style-name="Таблица4.G1" office:value-type="string">
            <text:p text:style-name="P73">Підпис <text:span text:style-name="T1">вчителя</text:span></text:p>
          </table:table-cell>
        </table:table-row>
        <table:table-row table:style-name="Таблица4.2">
          <table:table-cell table:style-name="Таблица4.A2" office:value-type="string">
            <text:list xml:id="list83708262281770" text:continue-list="list83708717356033" text:style-name="L2">
              <text:list-item text:start-value="1">
                <text:p text:style-name="P112"/>
              </text:list-item>
            </text:list>
          </table:table-cell>
          <table:table-cell table:style-name="Таблица4.B2" office:value-type="string">
            <text:p text:style-name="P78">Байдин Никита</text:p>
          </table:table-cell>
          <table:table-cell table:style-name="Таблица4.C2" office:value-type="string">
            <text:p text:style-name="P79">10-В</text:p>
          </table:table-cell>
          <table:table-cell table:style-name="Таблица4.D2" office:value-type="string">
            <text:p text:style-name="P76"/>
          </table:table-cell>
          <table:table-cell table:style-name="Таблица4.E2" office:value-type="string">
            <text:p text:style-name="P73">первинний</text:p>
          </table:table-cell>
          <table:table-cell table:style-name="Таблица4.F2" office:value-type="string">
            <text:p text:style-name="P76"/>
          </table:table-cell>
          <table:table-cell table:style-name="Таблица4.G2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708163426766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4.B3" office:value-type="string">
            <text:p text:style-name="P72">Баришніков Дмитро</text:p>
          </table:table-cell>
          <table:table-cell table:style-name="Таблица4.C3" office:value-type="string">
            <text:p text:style-name="P79">10-В</text:p>
          </table:table-cell>
          <table:table-cell table:style-name="Таблица4.D3" office:value-type="string">
            <text:p text:style-name="P76"/>
          </table:table-cell>
          <table:table-cell table:style-name="Таблица4.E3" office:value-type="string">
            <text:p text:style-name="P73">первинний</text:p>
          </table:table-cell>
          <table:table-cell table:style-name="Таблица4.F3" office:value-type="string">
            <text:p text:style-name="P76"/>
          </table:table-cell>
          <table:table-cell table:style-name="Таблица4.G3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708747982631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4.B4" office:value-type="string">
            <text:p text:style-name="P72">Веселов Михайло</text:p>
          </table:table-cell>
          <table:table-cell table:style-name="Таблица4.C4" office:value-type="string">
            <text:p text:style-name="P79">10-В</text:p>
          </table:table-cell>
          <table:table-cell table:style-name="Таблица4.D4" office:value-type="string">
            <text:p text:style-name="P76"/>
          </table:table-cell>
          <table:table-cell table:style-name="Таблица4.E4" office:value-type="string">
            <text:p text:style-name="P73">первинний</text:p>
          </table:table-cell>
          <table:table-cell table:style-name="Таблица4.F4" office:value-type="string">
            <text:p text:style-name="P76"/>
          </table:table-cell>
          <table:table-cell table:style-name="Таблица4.G4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708193919313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4.B5" office:value-type="string">
            <text:p text:style-name="P72">Височанський Владислав</text:p>
          </table:table-cell>
          <table:table-cell table:style-name="Таблица4.C5" office:value-type="string">
            <text:p text:style-name="P79">10-В</text:p>
          </table:table-cell>
          <table:table-cell table:style-name="Таблица4.D5" office:value-type="string">
            <text:p text:style-name="P76"/>
          </table:table-cell>
          <table:table-cell table:style-name="Таблица4.E5" office:value-type="string">
            <text:p text:style-name="P73">первинний</text:p>
          </table:table-cell>
          <table:table-cell table:style-name="Таблица4.F5" office:value-type="string">
            <text:p text:style-name="P76"/>
          </table:table-cell>
          <table:table-cell table:style-name="Таблица4.G5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708509140327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4.B6" office:value-type="string">
            <text:p text:style-name="P72">Волобуєва Тетяна</text:p>
          </table:table-cell>
          <table:table-cell table:style-name="Таблица4.C6" office:value-type="string">
            <text:p text:style-name="P79">10-В</text:p>
          </table:table-cell>
          <table:table-cell table:style-name="Таблица4.D6" office:value-type="string">
            <text:p text:style-name="P76"/>
          </table:table-cell>
          <table:table-cell table:style-name="Таблица4.E6" office:value-type="string">
            <text:p text:style-name="P73">первинний</text:p>
          </table:table-cell>
          <table:table-cell table:style-name="Таблица4.F6" office:value-type="string">
            <text:p text:style-name="P76"/>
          </table:table-cell>
          <table:table-cell table:style-name="Таблица4.G6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709116966826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4.B7" office:value-type="string">
            <text:p text:style-name="P72">Дудкіна Ганна</text:p>
          </table:table-cell>
          <table:table-cell table:style-name="Таблица4.C7" office:value-type="string">
            <text:p text:style-name="P79">10-В</text:p>
          </table:table-cell>
          <table:table-cell table:style-name="Таблица4.D7" office:value-type="string">
            <text:p text:style-name="P76"/>
          </table:table-cell>
          <table:table-cell table:style-name="Таблица4.E7" office:value-type="string">
            <text:p text:style-name="P73">первинний</text:p>
          </table:table-cell>
          <table:table-cell table:style-name="Таблица4.F7" office:value-type="string">
            <text:p text:style-name="P76"/>
          </table:table-cell>
          <table:table-cell table:style-name="Таблица4.G7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707434473525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4.B8" office:value-type="string">
            <text:p text:style-name="P72">Єгіазарян Давіт</text:p>
          </table:table-cell>
          <table:table-cell table:style-name="Таблица4.C8" office:value-type="string">
            <text:p text:style-name="P79">10-В</text:p>
          </table:table-cell>
          <table:table-cell table:style-name="Таблица4.D8" office:value-type="string">
            <text:p text:style-name="P76"/>
          </table:table-cell>
          <table:table-cell table:style-name="Таблица4.E8" office:value-type="string">
            <text:p text:style-name="P73">первинний</text:p>
          </table:table-cell>
          <table:table-cell table:style-name="Таблица4.F8" office:value-type="string">
            <text:p text:style-name="P76"/>
          </table:table-cell>
          <table:table-cell table:style-name="Таблица4.G8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709337212574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4.B9" office:value-type="string">
            <text:p text:style-name="P72">Замишляєва Ганна</text:p>
          </table:table-cell>
          <table:table-cell table:style-name="Таблица4.C9" office:value-type="string">
            <text:p text:style-name="P79">10-В</text:p>
          </table:table-cell>
          <table:table-cell table:style-name="Таблица4.D9" office:value-type="string">
            <text:p text:style-name="P76"/>
          </table:table-cell>
          <table:table-cell table:style-name="Таблица4.E9" office:value-type="string">
            <text:p text:style-name="P73">первинний</text:p>
          </table:table-cell>
          <table:table-cell table:style-name="Таблица4.F9" office:value-type="string">
            <text:p text:style-name="P76"/>
          </table:table-cell>
          <table:table-cell table:style-name="Таблица4.G9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708499158288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4.B10" office:value-type="string">
            <text:p text:style-name="P72">Земляний Олександр</text:p>
          </table:table-cell>
          <table:table-cell table:style-name="Таблица4.C10" office:value-type="string">
            <text:p text:style-name="P79">10-В</text:p>
          </table:table-cell>
          <table:table-cell table:style-name="Таблица4.D10" office:value-type="string">
            <text:p text:style-name="P76"/>
          </table:table-cell>
          <table:table-cell table:style-name="Таблица4.E10" office:value-type="string">
            <text:p text:style-name="P73">первинний</text:p>
          </table:table-cell>
          <table:table-cell table:style-name="Таблица4.F10" office:value-type="string">
            <text:p text:style-name="P76"/>
          </table:table-cell>
          <table:table-cell table:style-name="Таблица4.G10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708539725529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4.B11" office:value-type="string">
            <text:p text:style-name="P72">Іванісов Денис</text:p>
          </table:table-cell>
          <table:table-cell table:style-name="Таблица4.C11" office:value-type="string">
            <text:p text:style-name="P79">10-В</text:p>
          </table:table-cell>
          <table:table-cell table:style-name="Таблица4.D11" office:value-type="string">
            <text:p text:style-name="P76"/>
          </table:table-cell>
          <table:table-cell table:style-name="Таблица4.E11" office:value-type="string">
            <text:p text:style-name="P73">первинний</text:p>
          </table:table-cell>
          <table:table-cell table:style-name="Таблица4.F11" office:value-type="string">
            <text:p text:style-name="P76"/>
          </table:table-cell>
          <table:table-cell table:style-name="Таблица4.G11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708275759447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4.B12" office:value-type="string">
            <text:p text:style-name="P72">Коваль Наталія</text:p>
          </table:table-cell>
          <table:table-cell table:style-name="Таблица4.C12" office:value-type="string">
            <text:p text:style-name="P79">10-В</text:p>
          </table:table-cell>
          <table:table-cell table:style-name="Таблица4.D12" office:value-type="string">
            <text:p text:style-name="P76"/>
          </table:table-cell>
          <table:table-cell table:style-name="Таблица4.E12" office:value-type="string">
            <text:p text:style-name="P73">первинний</text:p>
          </table:table-cell>
          <table:table-cell table:style-name="Таблица4.F12" office:value-type="string">
            <text:p text:style-name="P76"/>
          </table:table-cell>
          <table:table-cell table:style-name="Таблица4.G12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707863520977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4.B13" office:value-type="string">
            <text:p text:style-name="P72">Ковальов Юрій</text:p>
          </table:table-cell>
          <table:table-cell table:style-name="Таблица4.C13" office:value-type="string">
            <text:p text:style-name="P79">10-В</text:p>
          </table:table-cell>
          <table:table-cell table:style-name="Таблица4.D13" office:value-type="string">
            <text:p text:style-name="P76"/>
          </table:table-cell>
          <table:table-cell table:style-name="Таблица4.E13" office:value-type="string">
            <text:p text:style-name="P73">первинний</text:p>
          </table:table-cell>
          <table:table-cell table:style-name="Таблица4.F13" office:value-type="string">
            <text:p text:style-name="P76"/>
          </table:table-cell>
          <table:table-cell table:style-name="Таблица4.G13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709372751290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4.B14" office:value-type="string">
            <text:p text:style-name="P72">Кряж Дмитро</text:p>
          </table:table-cell>
          <table:table-cell table:style-name="Таблица4.C14" office:value-type="string">
            <text:p text:style-name="P79">10-В</text:p>
          </table:table-cell>
          <table:table-cell table:style-name="Таблица4.D14" office:value-type="string">
            <text:p text:style-name="P76"/>
          </table:table-cell>
          <table:table-cell table:style-name="Таблица4.E14" office:value-type="string">
            <text:p text:style-name="P73">первинний</text:p>
          </table:table-cell>
          <table:table-cell table:style-name="Таблица4.F14" office:value-type="string">
            <text:p text:style-name="P76"/>
          </table:table-cell>
          <table:table-cell table:style-name="Таблица4.G14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707782189427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4.B15" office:value-type="string">
            <text:p text:style-name="P72">Куршубадзе Еліта</text:p>
          </table:table-cell>
          <table:table-cell table:style-name="Таблица4.C15" office:value-type="string">
            <text:p text:style-name="P79">10-В</text:p>
          </table:table-cell>
          <table:table-cell table:style-name="Таблица4.D15" office:value-type="string">
            <text:p text:style-name="P76"/>
          </table:table-cell>
          <table:table-cell table:style-name="Таблица4.E15" office:value-type="string">
            <text:p text:style-name="P73">первинний</text:p>
          </table:table-cell>
          <table:table-cell table:style-name="Таблица4.F15" office:value-type="string">
            <text:p text:style-name="P76"/>
          </table:table-cell>
          <table:table-cell table:style-name="Таблица4.G15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708530638795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4.B16" office:value-type="string">
            <text:p text:style-name="P72">Лебідь Вікторія</text:p>
          </table:table-cell>
          <table:table-cell table:style-name="Таблица4.C16" office:value-type="string">
            <text:p text:style-name="P79">10-В</text:p>
          </table:table-cell>
          <table:table-cell table:style-name="Таблица4.D16" office:value-type="string">
            <text:p text:style-name="P76"/>
          </table:table-cell>
          <table:table-cell table:style-name="Таблица4.E16" office:value-type="string">
            <text:p text:style-name="P73">первинний</text:p>
          </table:table-cell>
          <table:table-cell table:style-name="Таблица4.F16" office:value-type="string">
            <text:p text:style-name="P76"/>
          </table:table-cell>
          <table:table-cell table:style-name="Таблица4.G16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708393534037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4.B17" office:value-type="string">
            <text:p text:style-name="P72">Луценко Олександр</text:p>
          </table:table-cell>
          <table:table-cell table:style-name="Таблица4.C17" office:value-type="string">
            <text:p text:style-name="P79">10-В</text:p>
          </table:table-cell>
          <table:table-cell table:style-name="Таблица4.D17" office:value-type="string">
            <text:p text:style-name="P76"/>
          </table:table-cell>
          <table:table-cell table:style-name="Таблица4.E17" office:value-type="string">
            <text:p text:style-name="P73">первинний</text:p>
          </table:table-cell>
          <table:table-cell table:style-name="Таблица4.F17" office:value-type="string">
            <text:p text:style-name="P76"/>
          </table:table-cell>
          <table:table-cell table:style-name="Таблица4.G17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707425174506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4.B18" office:value-type="string">
            <text:p text:style-name="P72">Малахов Руслан</text:p>
          </table:table-cell>
          <table:table-cell table:style-name="Таблица4.C18" office:value-type="string">
            <text:p text:style-name="P79">10-В</text:p>
          </table:table-cell>
          <table:table-cell table:style-name="Таблица4.D18" office:value-type="string">
            <text:p text:style-name="P76"/>
          </table:table-cell>
          <table:table-cell table:style-name="Таблица4.E18" office:value-type="string">
            <text:p text:style-name="P73">первинний</text:p>
          </table:table-cell>
          <table:table-cell table:style-name="Таблица4.F18" office:value-type="string">
            <text:p text:style-name="P76"/>
          </table:table-cell>
          <table:table-cell table:style-name="Таблица4.G18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708941770948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4.B19" office:value-type="string">
            <text:p text:style-name="P72">Мельничук Єгор</text:p>
          </table:table-cell>
          <table:table-cell table:style-name="Таблица4.C19" office:value-type="string">
            <text:p text:style-name="P79">10-В</text:p>
          </table:table-cell>
          <table:table-cell table:style-name="Таблица4.D19" office:value-type="string">
            <text:p text:style-name="P76"/>
          </table:table-cell>
          <table:table-cell table:style-name="Таблица4.E19" office:value-type="string">
            <text:p text:style-name="P73">первинний</text:p>
          </table:table-cell>
          <table:table-cell table:style-name="Таблица4.F19" office:value-type="string">
            <text:p text:style-name="P76"/>
          </table:table-cell>
          <table:table-cell table:style-name="Таблица4.G19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708795651819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4.B20" office:value-type="string">
            <text:p text:style-name="P72">Мирошніченко Яким</text:p>
          </table:table-cell>
          <table:table-cell table:style-name="Таблица4.C20" office:value-type="string">
            <text:p text:style-name="P79">10-В</text:p>
          </table:table-cell>
          <table:table-cell table:style-name="Таблица4.D20" office:value-type="string">
            <text:p text:style-name="P76"/>
          </table:table-cell>
          <table:table-cell table:style-name="Таблица4.E20" office:value-type="string">
            <text:p text:style-name="P73">первинний</text:p>
          </table:table-cell>
          <table:table-cell table:style-name="Таблица4.F20" office:value-type="string">
            <text:p text:style-name="P76"/>
          </table:table-cell>
          <table:table-cell table:style-name="Таблица4.G20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708577076674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4.B21" office:value-type="string">
            <text:p text:style-name="P72">Мікулін Микита</text:p>
          </table:table-cell>
          <table:table-cell table:style-name="Таблица4.C21" office:value-type="string">
            <text:p text:style-name="P79">10-В</text:p>
          </table:table-cell>
          <table:table-cell table:style-name="Таблица4.D21" office:value-type="string">
            <text:p text:style-name="P76"/>
          </table:table-cell>
          <table:table-cell table:style-name="Таблица4.E21" office:value-type="string">
            <text:p text:style-name="P73">первинний</text:p>
          </table:table-cell>
          <table:table-cell table:style-name="Таблица4.F21" office:value-type="string">
            <text:p text:style-name="P76"/>
          </table:table-cell>
          <table:table-cell table:style-name="Таблица4.G21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707592854755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4.B22" office:value-type="string">
            <text:p text:style-name="P72">Насонова Анна</text:p>
          </table:table-cell>
          <table:table-cell table:style-name="Таблица4.C22" office:value-type="string">
            <text:p text:style-name="P79">10-В</text:p>
          </table:table-cell>
          <table:table-cell table:style-name="Таблица4.D22" office:value-type="string">
            <text:p text:style-name="P76"/>
          </table:table-cell>
          <table:table-cell table:style-name="Таблица4.E22" office:value-type="string">
            <text:p text:style-name="P73">первинний</text:p>
          </table:table-cell>
          <table:table-cell table:style-name="Таблица4.F22" office:value-type="string">
            <text:p text:style-name="P76"/>
          </table:table-cell>
          <table:table-cell table:style-name="Таблица4.G22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708462891332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4.B23" office:value-type="string">
            <text:p text:style-name="P72">Овчиннікова Тетяна</text:p>
          </table:table-cell>
          <table:table-cell table:style-name="Таблица4.C23" office:value-type="string">
            <text:p text:style-name="P79">10-В</text:p>
          </table:table-cell>
          <table:table-cell table:style-name="Таблица4.D23" office:value-type="string">
            <text:p text:style-name="P76"/>
          </table:table-cell>
          <table:table-cell table:style-name="Таблица4.E23" office:value-type="string">
            <text:p text:style-name="P73">первинний</text:p>
          </table:table-cell>
          <table:table-cell table:style-name="Таблица4.F23" office:value-type="string">
            <text:p text:style-name="P76"/>
          </table:table-cell>
          <table:table-cell table:style-name="Таблица4.G23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708873836401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4.B24" office:value-type="string">
            <text:p text:style-name="P72">Осадчий Євген</text:p>
          </table:table-cell>
          <table:table-cell table:style-name="Таблица4.C24" office:value-type="string">
            <text:p text:style-name="P79">10-В</text:p>
          </table:table-cell>
          <table:table-cell table:style-name="Таблица4.D24" office:value-type="string">
            <text:p text:style-name="P76"/>
          </table:table-cell>
          <table:table-cell table:style-name="Таблица4.E24" office:value-type="string">
            <text:p text:style-name="P73">первинний</text:p>
          </table:table-cell>
          <table:table-cell table:style-name="Таблица4.F24" office:value-type="string">
            <text:p text:style-name="P76"/>
          </table:table-cell>
          <table:table-cell table:style-name="Таблица4.G24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83708323224911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4.B29" office:value-type="string">
            <text:p text:style-name="P72">Парій Олена</text:p>
          </table:table-cell>
          <table:table-cell table:style-name="Таблица4.C29" office:value-type="string">
            <text:p text:style-name="P79">10-В</text:p>
          </table:table-cell>
          <table:table-cell table:style-name="Таблица4.D29" office:value-type="string">
            <text:p text:style-name="P76"/>
          </table:table-cell>
          <table:table-cell table:style-name="Таблица4.E29" office:value-type="string">
            <text:p text:style-name="P74">первинний</text:p>
          </table:table-cell>
          <table:table-cell table:style-name="Таблица4.F29" office:value-type="string">
            <text:p text:style-name="P76"/>
          </table:table-cell>
          <table:table-cell table:style-name="Таблица4.G2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709274172406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4.B29" office:value-type="string">
            <text:p text:style-name="P72">Посохов Максим</text:p>
          </table:table-cell>
          <table:table-cell table:style-name="Таблица4.C29" office:value-type="string">
            <text:p text:style-name="P79">10-В</text:p>
          </table:table-cell>
          <table:table-cell table:style-name="Таблица4.D29" office:value-type="string">
            <text:p text:style-name="P76"/>
          </table:table-cell>
          <table:table-cell table:style-name="Таблица4.E29" office:value-type="string">
            <text:p text:style-name="P74">первинний</text:p>
          </table:table-cell>
          <table:table-cell table:style-name="Таблица4.F29" office:value-type="string">
            <text:p text:style-name="P76"/>
          </table:table-cell>
          <table:table-cell table:style-name="Таблица4.G2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709241028152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4.B29" office:value-type="string">
            <text:p text:style-name="P72">Продайвода Олександр</text:p>
          </table:table-cell>
          <table:table-cell table:style-name="Таблица4.C29" office:value-type="string">
            <text:p text:style-name="P79">10-В</text:p>
          </table:table-cell>
          <table:table-cell table:style-name="Таблица4.D29" office:value-type="string">
            <text:p text:style-name="P76"/>
          </table:table-cell>
          <table:table-cell table:style-name="Таблица4.E29" office:value-type="string">
            <text:p text:style-name="P74">первинний</text:p>
          </table:table-cell>
          <table:table-cell table:style-name="Таблица4.F29" office:value-type="string">
            <text:p text:style-name="P76"/>
          </table:table-cell>
          <table:table-cell table:style-name="Таблица4.G2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708874437098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4.B29" office:value-type="string">
            <text:p text:style-name="P72">Свєтлічний Сергій</text:p>
          </table:table-cell>
          <table:table-cell table:style-name="Таблица4.C29" office:value-type="string">
            <text:p text:style-name="P79">10-В</text:p>
          </table:table-cell>
          <table:table-cell table:style-name="Таблица4.D29" office:value-type="string">
            <text:p text:style-name="P76"/>
          </table:table-cell>
          <table:table-cell table:style-name="Таблица4.E29" office:value-type="string">
            <text:p text:style-name="P74">первинний</text:p>
          </table:table-cell>
          <table:table-cell table:style-name="Таблица4.F29" office:value-type="string">
            <text:p text:style-name="P76"/>
          </table:table-cell>
          <table:table-cell table:style-name="Таблица4.G2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708899651917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4.B29" office:value-type="string">
            <text:p text:style-name="P72">Свірь Микита</text:p>
          </table:table-cell>
          <table:table-cell table:style-name="Таблица4.C29" office:value-type="string">
            <text:p text:style-name="P79">10-В</text:p>
          </table:table-cell>
          <table:table-cell table:style-name="Таблица4.D29" office:value-type="string">
            <text:p text:style-name="P76"/>
          </table:table-cell>
          <table:table-cell table:style-name="Таблица4.E29" office:value-type="string">
            <text:p text:style-name="P74">первинний</text:p>
          </table:table-cell>
          <table:table-cell table:style-name="Таблица4.F29" office:value-type="string">
            <text:p text:style-name="P76"/>
          </table:table-cell>
          <table:table-cell table:style-name="Таблица4.G2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708097137274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4.B30" office:value-type="string">
            <text:p text:style-name="P72">Семеренко Ярослав</text:p>
          </table:table-cell>
          <table:table-cell table:style-name="Таблица4.C30" office:value-type="string">
            <text:p text:style-name="P79">10-В</text:p>
          </table:table-cell>
          <table:table-cell table:style-name="Таблица4.D30" office:value-type="string">
            <text:p text:style-name="P76"/>
          </table:table-cell>
          <table:table-cell table:style-name="Таблица4.E30" office:value-type="string">
            <text:p text:style-name="P75">первинний</text:p>
          </table:table-cell>
          <table:table-cell table:style-name="Таблица4.F30" office:value-type="string">
            <text:p text:style-name="P76"/>
          </table:table-cell>
          <table:table-cell table:style-name="Таблица4.G30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707930914171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4.B32" office:value-type="string">
            <text:p text:style-name="P72">Собур Марина</text:p>
          </table:table-cell>
          <table:table-cell table:style-name="Таблица4.C32" office:value-type="string">
            <text:p text:style-name="P79">10-В</text:p>
          </table:table-cell>
          <table:table-cell table:style-name="Таблица4.D32" office:value-type="string">
            <text:p text:style-name="P76"/>
          </table:table-cell>
          <table:table-cell table:style-name="Таблица4.E32" office:value-type="string">
            <text:p text:style-name="P75">первинний</text:p>
          </table:table-cell>
          <table:table-cell table:style-name="Таблица4.F32" office:value-type="string">
            <text:p text:style-name="P76"/>
          </table:table-cell>
          <table:table-cell table:style-name="Таблица4.G32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709324851283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4.B32" office:value-type="string">
            <text:p text:style-name="P72">Сотник Володимир</text:p>
          </table:table-cell>
          <table:table-cell table:style-name="Таблица4.C32" office:value-type="string">
            <text:p text:style-name="P79">10-В</text:p>
          </table:table-cell>
          <table:table-cell table:style-name="Таблица4.D32" office:value-type="string">
            <text:p text:style-name="P76"/>
          </table:table-cell>
          <table:table-cell table:style-name="Таблица4.E32" office:value-type="string">
            <text:p text:style-name="P75">первинний</text:p>
          </table:table-cell>
          <table:table-cell table:style-name="Таблица4.F32" office:value-type="string">
            <text:p text:style-name="P76"/>
          </table:table-cell>
          <table:table-cell table:style-name="Таблица4.G32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709206444066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4.B33" office:value-type="string">
            <text:p text:style-name="P72">Стуконог Каріна</text:p>
          </table:table-cell>
          <table:table-cell table:style-name="Таблица4.C33" office:value-type="string">
            <text:p text:style-name="P79">10-В</text:p>
          </table:table-cell>
          <table:table-cell table:style-name="Таблица4.D33" office:value-type="string">
            <text:p text:style-name="P76"/>
          </table:table-cell>
          <table:table-cell table:style-name="Таблица4.E33" office:value-type="string">
            <text:p text:style-name="P75">первинний</text:p>
          </table:table-cell>
          <table:table-cell table:style-name="Таблица4.F33" office:value-type="string">
            <text:p text:style-name="P76"/>
          </table:table-cell>
          <table:table-cell table:style-name="Таблица4.G33" office:value-type="string">
            <text:p text:style-name="P77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9">№</text:p>
          </table:table-cell>
          <table:table-cell table:style-name="Таблица5.A1" office:value-type="string">
            <text:p text:style-name="P29">Прізвище, ім’я учня</text:p>
          </table:table-cell>
          <table:table-cell table:style-name="Таблица5.A1" office:value-type="string">
            <text:p text:style-name="P29">Клас</text:p>
          </table:table-cell>
          <table:table-cell table:style-name="Таблица5.A1" office:value-type="string">
            <text:p text:style-name="P29">Дата інструктажу</text:p>
          </table:table-cell>
          <table:table-cell table:style-name="Таблица5.A1" office:value-type="string">
            <text:p text:style-name="P29">Назва інструктажу</text:p>
          </table:table-cell>
          <table:table-cell table:style-name="Таблица5.A1" office:value-type="string">
            <text:p text:style-name="P29">Підпис учня</text:p>
          </table:table-cell>
          <table:table-cell table:style-name="Таблица5.G1" office:value-type="string">
            <text:p text:style-name="P29">Підпис <text:span text:style-name="T1">вчителя</text:span></text:p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83709271793256" text:continue-list="list83709206444066" text:style-name="L2">
              <text:list-item text:start-value="1">
                <text:p text:style-name="P97"/>
              </text:list-item>
            </text:list>
          </table:table-cell>
          <table:table-cell table:style-name="Таблица5.B2" office:value-type="string">
            <text:p text:style-name="P49">Ахмєдов Мушфіг</text:p>
          </table:table-cell>
          <table:table-cell table:style-name="Таблица5.C2" office:value-type="string">
            <text:p text:style-name="P50">10-Б</text:p>
          </table:table-cell>
          <table:table-cell table:style-name="Таблица5.D2" office:value-type="string">
            <text:p text:style-name="P39"/>
          </table:table-cell>
          <table:table-cell table:style-name="Таблица5.E2" office:value-type="string">
            <text:p text:style-name="P29">первинний</text:p>
          </table:table-cell>
          <table:table-cell table:style-name="Таблица5.F2" office:value-type="string">
            <text:p text:style-name="P39"/>
          </table:table-cell>
          <table:table-cell table:style-name="Таблица5.G2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7081507563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" office:value-type="string">
            <text:p text:style-name="P28">Ботвиновська Юлія</text:p>
          </table:table-cell>
          <table:table-cell table:style-name="Таблица5.C3" office:value-type="string">
            <text:p text:style-name="P50">10-Б</text:p>
          </table:table-cell>
          <table:table-cell table:style-name="Таблица5.D3" office:value-type="string">
            <text:p text:style-name="P39"/>
          </table:table-cell>
          <table:table-cell table:style-name="Таблица5.E3" office:value-type="string">
            <text:p text:style-name="P29">первинний</text:p>
          </table:table-cell>
          <table:table-cell table:style-name="Таблица5.F3" office:value-type="string">
            <text:p text:style-name="P39"/>
          </table:table-cell>
          <table:table-cell table:style-name="Таблица5.G3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7085914113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4" office:value-type="string">
            <text:p text:style-name="P28">Вєрін Микита</text:p>
          </table:table-cell>
          <table:table-cell table:style-name="Таблица5.C4" office:value-type="string">
            <text:p text:style-name="P50">10-Б</text:p>
          </table:table-cell>
          <table:table-cell table:style-name="Таблица5.D4" office:value-type="string">
            <text:p text:style-name="P39"/>
          </table:table-cell>
          <table:table-cell table:style-name="Таблица5.E4" office:value-type="string">
            <text:p text:style-name="P29">первинний</text:p>
          </table:table-cell>
          <table:table-cell table:style-name="Таблица5.F4" office:value-type="string">
            <text:p text:style-name="P39"/>
          </table:table-cell>
          <table:table-cell table:style-name="Таблица5.G4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7094544578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5" office:value-type="string">
            <text:p text:style-name="P28">Вороніца Ілля</text:p>
          </table:table-cell>
          <table:table-cell table:style-name="Таблица5.C5" office:value-type="string">
            <text:p text:style-name="P50">10-Б</text:p>
          </table:table-cell>
          <table:table-cell table:style-name="Таблица5.D5" office:value-type="string">
            <text:p text:style-name="P39"/>
          </table:table-cell>
          <table:table-cell table:style-name="Таблица5.E5" office:value-type="string">
            <text:p text:style-name="P29">первинний</text:p>
          </table:table-cell>
          <table:table-cell table:style-name="Таблица5.F5" office:value-type="string">
            <text:p text:style-name="P39"/>
          </table:table-cell>
          <table:table-cell table:style-name="Таблица5.G5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7081214559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6" office:value-type="string">
            <text:p text:style-name="P28">Гриценко Ростислав</text:p>
          </table:table-cell>
          <table:table-cell table:style-name="Таблица5.C6" office:value-type="string">
            <text:p text:style-name="P50">10-Б</text:p>
          </table:table-cell>
          <table:table-cell table:style-name="Таблица5.D6" office:value-type="string">
            <text:p text:style-name="P39"/>
          </table:table-cell>
          <table:table-cell table:style-name="Таблица5.E6" office:value-type="string">
            <text:p text:style-name="P29">первинний</text:p>
          </table:table-cell>
          <table:table-cell table:style-name="Таблица5.F6" office:value-type="string">
            <text:p text:style-name="P39"/>
          </table:table-cell>
          <table:table-cell table:style-name="Таблица5.G6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7093476837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7" office:value-type="string">
            <text:p text:style-name="P28">Довженко Єгор</text:p>
          </table:table-cell>
          <table:table-cell table:style-name="Таблица5.C7" office:value-type="string">
            <text:p text:style-name="P50">10-Б</text:p>
          </table:table-cell>
          <table:table-cell table:style-name="Таблица5.D7" office:value-type="string">
            <text:p text:style-name="P39"/>
          </table:table-cell>
          <table:table-cell table:style-name="Таблица5.E7" office:value-type="string">
            <text:p text:style-name="P29">первинний</text:p>
          </table:table-cell>
          <table:table-cell table:style-name="Таблица5.F7" office:value-type="string">
            <text:p text:style-name="P39"/>
          </table:table-cell>
          <table:table-cell table:style-name="Таблица5.G7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7088780407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8" office:value-type="string">
            <text:p text:style-name="P28">Журенко Лідія</text:p>
          </table:table-cell>
          <table:table-cell table:style-name="Таблица5.C8" office:value-type="string">
            <text:p text:style-name="P50">10-Б</text:p>
          </table:table-cell>
          <table:table-cell table:style-name="Таблица5.D8" office:value-type="string">
            <text:p text:style-name="P39"/>
          </table:table-cell>
          <table:table-cell table:style-name="Таблица5.E8" office:value-type="string">
            <text:p text:style-name="P29">первинний</text:p>
          </table:table-cell>
          <table:table-cell table:style-name="Таблица5.F8" office:value-type="string">
            <text:p text:style-name="P39"/>
          </table:table-cell>
          <table:table-cell table:style-name="Таблица5.G8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7084402180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9" office:value-type="string">
            <text:p text:style-name="P28">Заічкін Олег</text:p>
          </table:table-cell>
          <table:table-cell table:style-name="Таблица5.C9" office:value-type="string">
            <text:p text:style-name="P50">10-Б</text:p>
          </table:table-cell>
          <table:table-cell table:style-name="Таблица5.D9" office:value-type="string">
            <text:p text:style-name="P39"/>
          </table:table-cell>
          <table:table-cell table:style-name="Таблица5.E9" office:value-type="string">
            <text:p text:style-name="P29">первинний</text:p>
          </table:table-cell>
          <table:table-cell table:style-name="Таблица5.F9" office:value-type="string">
            <text:p text:style-name="P39"/>
          </table:table-cell>
          <table:table-cell table:style-name="Таблица5.G9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7095437481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0" office:value-type="string">
            <text:p text:style-name="P28">Зикін Дмитро</text:p>
          </table:table-cell>
          <table:table-cell table:style-name="Таблица5.C10" office:value-type="string">
            <text:p text:style-name="P50">10-Б</text:p>
          </table:table-cell>
          <table:table-cell table:style-name="Таблица5.D10" office:value-type="string">
            <text:p text:style-name="P39"/>
          </table:table-cell>
          <table:table-cell table:style-name="Таблица5.E10" office:value-type="string">
            <text:p text:style-name="P29">первинний</text:p>
          </table:table-cell>
          <table:table-cell table:style-name="Таблица5.F10" office:value-type="string">
            <text:p text:style-name="P39"/>
          </table:table-cell>
          <table:table-cell table:style-name="Таблица5.G1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7077355821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1" office:value-type="string">
            <text:p text:style-name="P28">Капінос Назар</text:p>
          </table:table-cell>
          <table:table-cell table:style-name="Таблица5.C11" office:value-type="string">
            <text:p text:style-name="P50">10-Б</text:p>
          </table:table-cell>
          <table:table-cell table:style-name="Таблица5.D11" office:value-type="string">
            <text:p text:style-name="P39"/>
          </table:table-cell>
          <table:table-cell table:style-name="Таблица5.E11" office:value-type="string">
            <text:p text:style-name="P29">первинний</text:p>
          </table:table-cell>
          <table:table-cell table:style-name="Таблица5.F11" office:value-type="string">
            <text:p text:style-name="P39"/>
          </table:table-cell>
          <table:table-cell table:style-name="Таблица5.G11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7089458873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2" office:value-type="string">
            <text:p text:style-name="P28">Кідун Роман</text:p>
          </table:table-cell>
          <table:table-cell table:style-name="Таблица5.C12" office:value-type="string">
            <text:p text:style-name="P50">10-Б</text:p>
          </table:table-cell>
          <table:table-cell table:style-name="Таблица5.D12" office:value-type="string">
            <text:p text:style-name="P39"/>
          </table:table-cell>
          <table:table-cell table:style-name="Таблица5.E12" office:value-type="string">
            <text:p text:style-name="P29">первинний</text:p>
          </table:table-cell>
          <table:table-cell table:style-name="Таблица5.F12" office:value-type="string">
            <text:p text:style-name="P39"/>
          </table:table-cell>
          <table:table-cell table:style-name="Таблица5.G12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7078789370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3" office:value-type="string">
            <text:p text:style-name="P28">Ковальченко Каріна</text:p>
          </table:table-cell>
          <table:table-cell table:style-name="Таблица5.C13" office:value-type="string">
            <text:p text:style-name="P50">10-Б</text:p>
          </table:table-cell>
          <table:table-cell table:style-name="Таблица5.D13" office:value-type="string">
            <text:p text:style-name="P39"/>
          </table:table-cell>
          <table:table-cell table:style-name="Таблица5.E13" office:value-type="string">
            <text:p text:style-name="P29">первинний</text:p>
          </table:table-cell>
          <table:table-cell table:style-name="Таблица5.F13" office:value-type="string">
            <text:p text:style-name="P39"/>
          </table:table-cell>
          <table:table-cell table:style-name="Таблица5.G13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70804854309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4" office:value-type="string">
            <text:p text:style-name="P28">Козлов Павло</text:p>
          </table:table-cell>
          <table:table-cell table:style-name="Таблица5.C14" office:value-type="string">
            <text:p text:style-name="P50">10-Б</text:p>
          </table:table-cell>
          <table:table-cell table:style-name="Таблица5.D14" office:value-type="string">
            <text:p text:style-name="P39"/>
          </table:table-cell>
          <table:table-cell table:style-name="Таблица5.E14" office:value-type="string">
            <text:p text:style-name="P29">первинний</text:p>
          </table:table-cell>
          <table:table-cell table:style-name="Таблица5.F14" office:value-type="string">
            <text:p text:style-name="P39"/>
          </table:table-cell>
          <table:table-cell table:style-name="Таблица5.G14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70779499775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5" office:value-type="string">
            <text:p text:style-name="P28">Конопленко Марина</text:p>
          </table:table-cell>
          <table:table-cell table:style-name="Таблица5.C15" office:value-type="string">
            <text:p text:style-name="P50">10-Б</text:p>
          </table:table-cell>
          <table:table-cell table:style-name="Таблица5.D15" office:value-type="string">
            <text:p text:style-name="P39"/>
          </table:table-cell>
          <table:table-cell table:style-name="Таблица5.E15" office:value-type="string">
            <text:p text:style-name="P29">первинний</text:p>
          </table:table-cell>
          <table:table-cell table:style-name="Таблица5.F15" office:value-type="string">
            <text:p text:style-name="P39"/>
          </table:table-cell>
          <table:table-cell table:style-name="Таблица5.G15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70950507936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6" office:value-type="string">
            <text:p text:style-name="P28">Лаврик Максим</text:p>
          </table:table-cell>
          <table:table-cell table:style-name="Таблица5.C16" office:value-type="string">
            <text:p text:style-name="P50">10-Б</text:p>
          </table:table-cell>
          <table:table-cell table:style-name="Таблица5.D16" office:value-type="string">
            <text:p text:style-name="P39"/>
          </table:table-cell>
          <table:table-cell table:style-name="Таблица5.E16" office:value-type="string">
            <text:p text:style-name="P29">первинний</text:p>
          </table:table-cell>
          <table:table-cell table:style-name="Таблица5.F16" office:value-type="string">
            <text:p text:style-name="P39"/>
          </table:table-cell>
          <table:table-cell table:style-name="Таблица5.G16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7074691860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7" office:value-type="string">
            <text:p text:style-name="P28">Лопушенко Олександра</text:p>
          </table:table-cell>
          <table:table-cell table:style-name="Таблица5.C17" office:value-type="string">
            <text:p text:style-name="P50">10-Б</text:p>
          </table:table-cell>
          <table:table-cell table:style-name="Таблица5.D17" office:value-type="string">
            <text:p text:style-name="P39"/>
          </table:table-cell>
          <table:table-cell table:style-name="Таблица5.E17" office:value-type="string">
            <text:p text:style-name="P29">первинний</text:p>
          </table:table-cell>
          <table:table-cell table:style-name="Таблица5.F17" office:value-type="string">
            <text:p text:style-name="P39"/>
          </table:table-cell>
          <table:table-cell table:style-name="Таблица5.G17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70892663164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8" office:value-type="string">
            <text:p text:style-name="P28">Мельник Вікторія</text:p>
          </table:table-cell>
          <table:table-cell table:style-name="Таблица5.C18" office:value-type="string">
            <text:p text:style-name="P50">10-Б</text:p>
          </table:table-cell>
          <table:table-cell table:style-name="Таблица5.D18" office:value-type="string">
            <text:p text:style-name="P39"/>
          </table:table-cell>
          <table:table-cell table:style-name="Таблица5.E18" office:value-type="string">
            <text:p text:style-name="P29">первинний</text:p>
          </table:table-cell>
          <table:table-cell table:style-name="Таблица5.F18" office:value-type="string">
            <text:p text:style-name="P39"/>
          </table:table-cell>
          <table:table-cell table:style-name="Таблица5.G18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70890881235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9" office:value-type="string">
            <text:p text:style-name="P28">Мішин Владислав</text:p>
          </table:table-cell>
          <table:table-cell table:style-name="Таблица5.C19" office:value-type="string">
            <text:p text:style-name="P50">10-Б</text:p>
          </table:table-cell>
          <table:table-cell table:style-name="Таблица5.D19" office:value-type="string">
            <text:p text:style-name="P39"/>
          </table:table-cell>
          <table:table-cell table:style-name="Таблица5.E19" office:value-type="string">
            <text:p text:style-name="P29">первинний</text:p>
          </table:table-cell>
          <table:table-cell table:style-name="Таблица5.F19" office:value-type="string">
            <text:p text:style-name="P39"/>
          </table:table-cell>
          <table:table-cell table:style-name="Таблица5.G19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7088972726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0" office:value-type="string">
            <text:p text:style-name="P28">Омельченко Ольга</text:p>
          </table:table-cell>
          <table:table-cell table:style-name="Таблица5.C20" office:value-type="string">
            <text:p text:style-name="P50">10-Б</text:p>
          </table:table-cell>
          <table:table-cell table:style-name="Таблица5.D20" office:value-type="string">
            <text:p text:style-name="P39"/>
          </table:table-cell>
          <table:table-cell table:style-name="Таблица5.E20" office:value-type="string">
            <text:p text:style-name="P29">первинний</text:p>
          </table:table-cell>
          <table:table-cell table:style-name="Таблица5.F20" office:value-type="string">
            <text:p text:style-name="P39"/>
          </table:table-cell>
          <table:table-cell table:style-name="Таблица5.G2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70862392326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1" office:value-type="string">
            <text:p text:style-name="P28">Пшеничнікова Софія</text:p>
          </table:table-cell>
          <table:table-cell table:style-name="Таблица5.C21" office:value-type="string">
            <text:p text:style-name="P50">10-Б</text:p>
          </table:table-cell>
          <table:table-cell table:style-name="Таблица5.D21" office:value-type="string">
            <text:p text:style-name="P39"/>
          </table:table-cell>
          <table:table-cell table:style-name="Таблица5.E21" office:value-type="string">
            <text:p text:style-name="P29">первинний</text:p>
          </table:table-cell>
          <table:table-cell table:style-name="Таблица5.F21" office:value-type="string">
            <text:p text:style-name="P39"/>
          </table:table-cell>
          <table:table-cell table:style-name="Таблица5.G21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7088812955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2" office:value-type="string">
            <text:p text:style-name="P28">Савенко Олександр</text:p>
          </table:table-cell>
          <table:table-cell table:style-name="Таблица5.C22" office:value-type="string">
            <text:p text:style-name="P50">10-Б</text:p>
          </table:table-cell>
          <table:table-cell table:style-name="Таблица5.D22" office:value-type="string">
            <text:p text:style-name="P39"/>
          </table:table-cell>
          <table:table-cell table:style-name="Таблица5.E22" office:value-type="string">
            <text:p text:style-name="P29">первинний</text:p>
          </table:table-cell>
          <table:table-cell table:style-name="Таблица5.F22" office:value-type="string">
            <text:p text:style-name="P39"/>
          </table:table-cell>
          <table:table-cell table:style-name="Таблица5.G22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7083890535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3" office:value-type="string">
            <text:p text:style-name="P28">Синюкова Валерія</text:p>
          </table:table-cell>
          <table:table-cell table:style-name="Таблица5.C23" office:value-type="string">
            <text:p text:style-name="P50">10-Б</text:p>
          </table:table-cell>
          <table:table-cell table:style-name="Таблица5.D23" office:value-type="string">
            <text:p text:style-name="P39"/>
          </table:table-cell>
          <table:table-cell table:style-name="Таблица5.E23" office:value-type="string">
            <text:p text:style-name="P29">первинний</text:p>
          </table:table-cell>
          <table:table-cell table:style-name="Таблица5.F23" office:value-type="string">
            <text:p text:style-name="P39"/>
          </table:table-cell>
          <table:table-cell table:style-name="Таблица5.G23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7077932510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4" office:value-type="string">
            <text:p text:style-name="P28">Сідельникова Анастасія</text:p>
          </table:table-cell>
          <table:table-cell table:style-name="Таблица5.C24" office:value-type="string">
            <text:p text:style-name="P50">10-Б</text:p>
          </table:table-cell>
          <table:table-cell table:style-name="Таблица5.D24" office:value-type="string">
            <text:p text:style-name="P39"/>
          </table:table-cell>
          <table:table-cell table:style-name="Таблица5.E24" office:value-type="string">
            <text:p text:style-name="P29">первинний</text:p>
          </table:table-cell>
          <table:table-cell table:style-name="Таблица5.F24" office:value-type="string">
            <text:p text:style-name="P39"/>
          </table:table-cell>
          <table:table-cell table:style-name="Таблица5.G24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37075170625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Тимашов Максим</text:p>
          </table:table-cell>
          <table:table-cell table:style-name="Таблица5.C30" office:value-type="string">
            <text:p text:style-name="P50">10-Б</text:p>
          </table:table-cell>
          <table:table-cell table:style-name="Таблица5.D30" office:value-type="string">
            <text:p text:style-name="P39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39"/>
          </table:table-cell>
          <table:table-cell table:style-name="Таблица5.G3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7093475183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49">Цуканов Владислав</text:p>
          </table:table-cell>
          <table:table-cell table:style-name="Таблица5.C30" office:value-type="string">
            <text:p text:style-name="P50">10-Б</text:p>
          </table:table-cell>
          <table:table-cell table:style-name="Таблица5.D30" office:value-type="string">
            <text:p text:style-name="P39"/>
          </table:table-cell>
          <table:table-cell table:style-name="Таблица5.E30" office:value-type="string">
            <text:p text:style-name="P50">первинний</text:p>
          </table:table-cell>
          <table:table-cell table:style-name="Таблица5.F30" office:value-type="string">
            <text:p text:style-name="P39"/>
          </table:table-cell>
          <table:table-cell table:style-name="Таблица5.G3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70775637446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Цяк Катерина</text:p>
          </table:table-cell>
          <table:table-cell table:style-name="Таблица5.C30" office:value-type="string">
            <text:p text:style-name="P50">10-Б</text:p>
          </table:table-cell>
          <table:table-cell table:style-name="Таблица5.D30" office:value-type="string">
            <text:p text:style-name="P39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39"/>
          </table:table-cell>
          <table:table-cell table:style-name="Таблица5.G3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7094683430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Чєломов Денис</text:p>
          </table:table-cell>
          <table:table-cell table:style-name="Таблица5.C30" office:value-type="string">
            <text:p text:style-name="P50">10-Б</text:p>
          </table:table-cell>
          <table:table-cell table:style-name="Таблица5.D30" office:value-type="string">
            <text:p text:style-name="P39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39"/>
          </table:table-cell>
          <table:table-cell table:style-name="Таблица5.G3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70809346721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Штробль Микита</text:p>
          </table:table-cell>
          <table:table-cell table:style-name="Таблица5.C30" office:value-type="string">
            <text:p text:style-name="P50">10-Б</text:p>
          </table:table-cell>
          <table:table-cell table:style-name="Таблица5.D30" office:value-type="string">
            <text:p text:style-name="P39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39"/>
          </table:table-cell>
          <table:table-cell table:style-name="Таблица5.G3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7080838546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Яманко Данило</text:p>
          </table:table-cell>
          <table:table-cell table:style-name="Таблица5.C30" office:value-type="string">
            <text:p text:style-name="P50">10-Б</text:p>
          </table:table-cell>
          <table:table-cell table:style-name="Таблица5.D30" office:value-type="string">
            <text:p text:style-name="P39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39"/>
          </table:table-cell>
          <table:table-cell table:style-name="Таблица5.G3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7090540922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1" office:value-type="string">
            <text:p text:style-name="P39"/>
          </table:table-cell>
          <table:table-cell table:style-name="Таблица5.C31" office:value-type="string">
            <text:p text:style-name="P47"/>
          </table:table-cell>
          <table:table-cell table:style-name="Таблица5.D31" office:value-type="string">
            <text:p text:style-name="P39"/>
          </table:table-cell>
          <table:table-cell table:style-name="Таблица5.E31" office:value-type="string">
            <text:p text:style-name="P29"/>
          </table:table-cell>
          <table:table-cell table:style-name="Таблица5.F31" office:value-type="string">
            <text:p text:style-name="P39"/>
          </table:table-cell>
          <table:table-cell table:style-name="Таблица5.G31" office:value-type="string">
            <text:p text:style-name="P40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3">№</text:p>
          </table:table-cell>
          <table:table-cell table:style-name="Таблица6.A1" office:value-type="string">
            <text:p text:style-name="P73">Прізвище, ім’я учня</text:p>
          </table:table-cell>
          <table:table-cell table:style-name="Таблица6.A1" office:value-type="string">
            <text:p text:style-name="P73">Клас</text:p>
          </table:table-cell>
          <table:table-cell table:style-name="Таблица6.A1" office:value-type="string">
            <text:p text:style-name="P73">Дата інструктажу</text:p>
          </table:table-cell>
          <table:table-cell table:style-name="Таблица6.A1" office:value-type="string">
            <text:p text:style-name="P73">Назва інструктажу</text:p>
          </table:table-cell>
          <table:table-cell table:style-name="Таблица6.A1" office:value-type="string">
            <text:p text:style-name="P73">Підпис учня</text:p>
          </table:table-cell>
          <table:table-cell table:style-name="Таблица6.G1" office:value-type="string">
            <text:p text:style-name="P73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83708271159371" text:continue-list="list83709054092234" text:style-name="L2">
              <text:list-item text:start-value="1">
                <text:p text:style-name="P112"/>
              </text:list-item>
            </text:list>
          </table:table-cell>
          <table:table-cell table:style-name="Таблица6.B2" office:value-type="string">
            <text:p text:style-name="P78">Байдин Никита</text:p>
          </table:table-cell>
          <table:table-cell table:style-name="Таблица6.C2" office:value-type="string">
            <text:p text:style-name="P79">10-В</text:p>
          </table:table-cell>
          <table:table-cell table:style-name="Таблица6.D2" office:value-type="string">
            <text:p text:style-name="P76"/>
          </table:table-cell>
          <table:table-cell table:style-name="Таблица6.E2" office:value-type="string">
            <text:p text:style-name="P73">первинний</text:p>
          </table:table-cell>
          <table:table-cell table:style-name="Таблица6.F2" office:value-type="string">
            <text:p text:style-name="P76"/>
          </table:table-cell>
          <table:table-cell table:style-name="Таблица6.G2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707967197874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6.B3" office:value-type="string">
            <text:p text:style-name="P72">Баришніков Дмитро</text:p>
          </table:table-cell>
          <table:table-cell table:style-name="Таблица6.C3" office:value-type="string">
            <text:p text:style-name="P79">10-В</text:p>
          </table:table-cell>
          <table:table-cell table:style-name="Таблица6.D3" office:value-type="string">
            <text:p text:style-name="P76"/>
          </table:table-cell>
          <table:table-cell table:style-name="Таблица6.E3" office:value-type="string">
            <text:p text:style-name="P73">первинний</text:p>
          </table:table-cell>
          <table:table-cell table:style-name="Таблица6.F3" office:value-type="string">
            <text:p text:style-name="P76"/>
          </table:table-cell>
          <table:table-cell table:style-name="Таблица6.G3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707925871522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6.B4" office:value-type="string">
            <text:p text:style-name="P72">Веселов Михайло</text:p>
          </table:table-cell>
          <table:table-cell table:style-name="Таблица6.C4" office:value-type="string">
            <text:p text:style-name="P79">10-В</text:p>
          </table:table-cell>
          <table:table-cell table:style-name="Таблица6.D4" office:value-type="string">
            <text:p text:style-name="P76"/>
          </table:table-cell>
          <table:table-cell table:style-name="Таблица6.E4" office:value-type="string">
            <text:p text:style-name="P73">первинний</text:p>
          </table:table-cell>
          <table:table-cell table:style-name="Таблица6.F4" office:value-type="string">
            <text:p text:style-name="P76"/>
          </table:table-cell>
          <table:table-cell table:style-name="Таблица6.G4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709303836707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6.B5" office:value-type="string">
            <text:p text:style-name="P72">Височанський Владислав</text:p>
          </table:table-cell>
          <table:table-cell table:style-name="Таблица6.C5" office:value-type="string">
            <text:p text:style-name="P79">10-В</text:p>
          </table:table-cell>
          <table:table-cell table:style-name="Таблица6.D5" office:value-type="string">
            <text:p text:style-name="P76"/>
          </table:table-cell>
          <table:table-cell table:style-name="Таблица6.E5" office:value-type="string">
            <text:p text:style-name="P73">первинний</text:p>
          </table:table-cell>
          <table:table-cell table:style-name="Таблица6.F5" office:value-type="string">
            <text:p text:style-name="P76"/>
          </table:table-cell>
          <table:table-cell table:style-name="Таблица6.G5" office:value-type="string">
            <text:p text:style-name="P76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83707765083573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6.B6" office:value-type="string">
            <text:p text:style-name="P72">Волобуєва Тетяна</text:p>
          </table:table-cell>
          <table:table-cell table:style-name="Таблица6.C6" office:value-type="string">
            <text:p text:style-name="P79">10-В</text:p>
          </table:table-cell>
          <table:table-cell table:style-name="Таблица6.D6" office:value-type="string">
            <text:p text:style-name="P76"/>
          </table:table-cell>
          <table:table-cell table:style-name="Таблица6.E6" office:value-type="string">
            <text:p text:style-name="P73">первинний</text:p>
          </table:table-cell>
          <table:table-cell table:style-name="Таблица6.F6" office:value-type="string">
            <text:p text:style-name="P76"/>
          </table:table-cell>
          <table:table-cell table:style-name="Таблица6.G6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707913971997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6.B7" office:value-type="string">
            <text:p text:style-name="P72">Дудкіна Ганна</text:p>
          </table:table-cell>
          <table:table-cell table:style-name="Таблица6.C7" office:value-type="string">
            <text:p text:style-name="P79">10-В</text:p>
          </table:table-cell>
          <table:table-cell table:style-name="Таблица6.D7" office:value-type="string">
            <text:p text:style-name="P76"/>
          </table:table-cell>
          <table:table-cell table:style-name="Таблица6.E7" office:value-type="string">
            <text:p text:style-name="P73">первинний</text:p>
          </table:table-cell>
          <table:table-cell table:style-name="Таблица6.F7" office:value-type="string">
            <text:p text:style-name="P76"/>
          </table:table-cell>
          <table:table-cell table:style-name="Таблица6.G7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708797472525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6.B8" office:value-type="string">
            <text:p text:style-name="P72">Єгіазарян Давіт</text:p>
          </table:table-cell>
          <table:table-cell table:style-name="Таблица6.C8" office:value-type="string">
            <text:p text:style-name="P79">10-В</text:p>
          </table:table-cell>
          <table:table-cell table:style-name="Таблица6.D8" office:value-type="string">
            <text:p text:style-name="P76"/>
          </table:table-cell>
          <table:table-cell table:style-name="Таблица6.E8" office:value-type="string">
            <text:p text:style-name="P73">первинний</text:p>
          </table:table-cell>
          <table:table-cell table:style-name="Таблица6.F8" office:value-type="string">
            <text:p text:style-name="P76"/>
          </table:table-cell>
          <table:table-cell table:style-name="Таблица6.G8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707467730533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6.B9" office:value-type="string">
            <text:p text:style-name="P72">Замишляєва Ганна</text:p>
          </table:table-cell>
          <table:table-cell table:style-name="Таблица6.C9" office:value-type="string">
            <text:p text:style-name="P79">10-В</text:p>
          </table:table-cell>
          <table:table-cell table:style-name="Таблица6.D9" office:value-type="string">
            <text:p text:style-name="P76"/>
          </table:table-cell>
          <table:table-cell table:style-name="Таблица6.E9" office:value-type="string">
            <text:p text:style-name="P73">первинний</text:p>
          </table:table-cell>
          <table:table-cell table:style-name="Таблица6.F9" office:value-type="string">
            <text:p text:style-name="P76"/>
          </table:table-cell>
          <table:table-cell table:style-name="Таблица6.G9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708693557488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6.B10" office:value-type="string">
            <text:p text:style-name="P72">Земляний Олександр</text:p>
          </table:table-cell>
          <table:table-cell table:style-name="Таблица6.C10" office:value-type="string">
            <text:p text:style-name="P79">10-В</text:p>
          </table:table-cell>
          <table:table-cell table:style-name="Таблица6.D10" office:value-type="string">
            <text:p text:style-name="P76"/>
          </table:table-cell>
          <table:table-cell table:style-name="Таблица6.E10" office:value-type="string">
            <text:p text:style-name="P73">первинний</text:p>
          </table:table-cell>
          <table:table-cell table:style-name="Таблица6.F10" office:value-type="string">
            <text:p text:style-name="P76"/>
          </table:table-cell>
          <table:table-cell table:style-name="Таблица6.G10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708809426460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6.B11" office:value-type="string">
            <text:p text:style-name="P72">Іванісов Денис</text:p>
          </table:table-cell>
          <table:table-cell table:style-name="Таблица6.C11" office:value-type="string">
            <text:p text:style-name="P79">10-В</text:p>
          </table:table-cell>
          <table:table-cell table:style-name="Таблица6.D11" office:value-type="string">
            <text:p text:style-name="P76"/>
          </table:table-cell>
          <table:table-cell table:style-name="Таблица6.E11" office:value-type="string">
            <text:p text:style-name="P73">первинний</text:p>
          </table:table-cell>
          <table:table-cell table:style-name="Таблица6.F11" office:value-type="string">
            <text:p text:style-name="P76"/>
          </table:table-cell>
          <table:table-cell table:style-name="Таблица6.G11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707605454345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6.B12" office:value-type="string">
            <text:p text:style-name="P72">Коваль Наталія</text:p>
          </table:table-cell>
          <table:table-cell table:style-name="Таблица6.C12" office:value-type="string">
            <text:p text:style-name="P79">10-В</text:p>
          </table:table-cell>
          <table:table-cell table:style-name="Таблица6.D12" office:value-type="string">
            <text:p text:style-name="P76"/>
          </table:table-cell>
          <table:table-cell table:style-name="Таблица6.E12" office:value-type="string">
            <text:p text:style-name="P73">первинний</text:p>
          </table:table-cell>
          <table:table-cell table:style-name="Таблица6.F12" office:value-type="string">
            <text:p text:style-name="P76"/>
          </table:table-cell>
          <table:table-cell table:style-name="Таблица6.G12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707786878822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6.B13" office:value-type="string">
            <text:p text:style-name="P72">Ковальов Юрій</text:p>
          </table:table-cell>
          <table:table-cell table:style-name="Таблица6.C13" office:value-type="string">
            <text:p text:style-name="P79">10-В</text:p>
          </table:table-cell>
          <table:table-cell table:style-name="Таблица6.D13" office:value-type="string">
            <text:p text:style-name="P76"/>
          </table:table-cell>
          <table:table-cell table:style-name="Таблица6.E13" office:value-type="string">
            <text:p text:style-name="P73">первинний</text:p>
          </table:table-cell>
          <table:table-cell table:style-name="Таблица6.F13" office:value-type="string">
            <text:p text:style-name="P76"/>
          </table:table-cell>
          <table:table-cell table:style-name="Таблица6.G13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708915649897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6.B14" office:value-type="string">
            <text:p text:style-name="P72">Кряж Дмитро</text:p>
          </table:table-cell>
          <table:table-cell table:style-name="Таблица6.C14" office:value-type="string">
            <text:p text:style-name="P79">10-В</text:p>
          </table:table-cell>
          <table:table-cell table:style-name="Таблица6.D14" office:value-type="string">
            <text:p text:style-name="P76"/>
          </table:table-cell>
          <table:table-cell table:style-name="Таблица6.E14" office:value-type="string">
            <text:p text:style-name="P73">первинний</text:p>
          </table:table-cell>
          <table:table-cell table:style-name="Таблица6.F14" office:value-type="string">
            <text:p text:style-name="P76"/>
          </table:table-cell>
          <table:table-cell table:style-name="Таблица6.G14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709586994786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6.B15" office:value-type="string">
            <text:p text:style-name="P72">Куршубадзе Еліта</text:p>
          </table:table-cell>
          <table:table-cell table:style-name="Таблица6.C15" office:value-type="string">
            <text:p text:style-name="P79">10-В</text:p>
          </table:table-cell>
          <table:table-cell table:style-name="Таблица6.D15" office:value-type="string">
            <text:p text:style-name="P76"/>
          </table:table-cell>
          <table:table-cell table:style-name="Таблица6.E15" office:value-type="string">
            <text:p text:style-name="P73">первинний</text:p>
          </table:table-cell>
          <table:table-cell table:style-name="Таблица6.F15" office:value-type="string">
            <text:p text:style-name="P76"/>
          </table:table-cell>
          <table:table-cell table:style-name="Таблица6.G15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709294325467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6.B16" office:value-type="string">
            <text:p text:style-name="P72">Лебідь Вікторія</text:p>
          </table:table-cell>
          <table:table-cell table:style-name="Таблица6.C16" office:value-type="string">
            <text:p text:style-name="P79">10-В</text:p>
          </table:table-cell>
          <table:table-cell table:style-name="Таблица6.D16" office:value-type="string">
            <text:p text:style-name="P76"/>
          </table:table-cell>
          <table:table-cell table:style-name="Таблица6.E16" office:value-type="string">
            <text:p text:style-name="P73">первинний</text:p>
          </table:table-cell>
          <table:table-cell table:style-name="Таблица6.F16" office:value-type="string">
            <text:p text:style-name="P76"/>
          </table:table-cell>
          <table:table-cell table:style-name="Таблица6.G16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709008329768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6.B17" office:value-type="string">
            <text:p text:style-name="P72">Луценко Олександр</text:p>
          </table:table-cell>
          <table:table-cell table:style-name="Таблица6.C17" office:value-type="string">
            <text:p text:style-name="P79">10-В</text:p>
          </table:table-cell>
          <table:table-cell table:style-name="Таблица6.D17" office:value-type="string">
            <text:p text:style-name="P76"/>
          </table:table-cell>
          <table:table-cell table:style-name="Таблица6.E17" office:value-type="string">
            <text:p text:style-name="P73">первинний</text:p>
          </table:table-cell>
          <table:table-cell table:style-name="Таблица6.F17" office:value-type="string">
            <text:p text:style-name="P76"/>
          </table:table-cell>
          <table:table-cell table:style-name="Таблица6.G17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708257575664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6.B18" office:value-type="string">
            <text:p text:style-name="P72">Малахов Руслан</text:p>
          </table:table-cell>
          <table:table-cell table:style-name="Таблица6.C18" office:value-type="string">
            <text:p text:style-name="P79">10-В</text:p>
          </table:table-cell>
          <table:table-cell table:style-name="Таблица6.D18" office:value-type="string">
            <text:p text:style-name="P76"/>
          </table:table-cell>
          <table:table-cell table:style-name="Таблица6.E18" office:value-type="string">
            <text:p text:style-name="P73">первинний</text:p>
          </table:table-cell>
          <table:table-cell table:style-name="Таблица6.F18" office:value-type="string">
            <text:p text:style-name="P76"/>
          </table:table-cell>
          <table:table-cell table:style-name="Таблица6.G18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707699857511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6.B19" office:value-type="string">
            <text:p text:style-name="P72">Мельничук Єгор</text:p>
          </table:table-cell>
          <table:table-cell table:style-name="Таблица6.C19" office:value-type="string">
            <text:p text:style-name="P79">10-В</text:p>
          </table:table-cell>
          <table:table-cell table:style-name="Таблица6.D19" office:value-type="string">
            <text:p text:style-name="P76"/>
          </table:table-cell>
          <table:table-cell table:style-name="Таблица6.E19" office:value-type="string">
            <text:p text:style-name="P73">первинний</text:p>
          </table:table-cell>
          <table:table-cell table:style-name="Таблица6.F19" office:value-type="string">
            <text:p text:style-name="P76"/>
          </table:table-cell>
          <table:table-cell table:style-name="Таблица6.G19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709199993053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6.B20" office:value-type="string">
            <text:p text:style-name="P72">Мирошніченко Яким</text:p>
          </table:table-cell>
          <table:table-cell table:style-name="Таблица6.C20" office:value-type="string">
            <text:p text:style-name="P79">10-В</text:p>
          </table:table-cell>
          <table:table-cell table:style-name="Таблица6.D20" office:value-type="string">
            <text:p text:style-name="P76"/>
          </table:table-cell>
          <table:table-cell table:style-name="Таблица6.E20" office:value-type="string">
            <text:p text:style-name="P73">первинний</text:p>
          </table:table-cell>
          <table:table-cell table:style-name="Таблица6.F20" office:value-type="string">
            <text:p text:style-name="P76"/>
          </table:table-cell>
          <table:table-cell table:style-name="Таблица6.G20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708822527428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6.B21" office:value-type="string">
            <text:p text:style-name="P72">Мікулін Микита</text:p>
          </table:table-cell>
          <table:table-cell table:style-name="Таблица6.C21" office:value-type="string">
            <text:p text:style-name="P79">10-В</text:p>
          </table:table-cell>
          <table:table-cell table:style-name="Таблица6.D21" office:value-type="string">
            <text:p text:style-name="P76"/>
          </table:table-cell>
          <table:table-cell table:style-name="Таблица6.E21" office:value-type="string">
            <text:p text:style-name="P73">первинний</text:p>
          </table:table-cell>
          <table:table-cell table:style-name="Таблица6.F21" office:value-type="string">
            <text:p text:style-name="P76"/>
          </table:table-cell>
          <table:table-cell table:style-name="Таблица6.G21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708459592494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6.B22" office:value-type="string">
            <text:p text:style-name="P72">Насонова Анна</text:p>
          </table:table-cell>
          <table:table-cell table:style-name="Таблица6.C22" office:value-type="string">
            <text:p text:style-name="P79">10-В</text:p>
          </table:table-cell>
          <table:table-cell table:style-name="Таблица6.D22" office:value-type="string">
            <text:p text:style-name="P76"/>
          </table:table-cell>
          <table:table-cell table:style-name="Таблица6.E22" office:value-type="string">
            <text:p text:style-name="P73">первинний</text:p>
          </table:table-cell>
          <table:table-cell table:style-name="Таблица6.F22" office:value-type="string">
            <text:p text:style-name="P76"/>
          </table:table-cell>
          <table:table-cell table:style-name="Таблица6.G22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708092297952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6.B23" office:value-type="string">
            <text:p text:style-name="P72">Овчиннікова Тетяна</text:p>
          </table:table-cell>
          <table:table-cell table:style-name="Таблица6.C23" office:value-type="string">
            <text:p text:style-name="P79">10-В</text:p>
          </table:table-cell>
          <table:table-cell table:style-name="Таблица6.D23" office:value-type="string">
            <text:p text:style-name="P76"/>
          </table:table-cell>
          <table:table-cell table:style-name="Таблица6.E23" office:value-type="string">
            <text:p text:style-name="P73">первинний</text:p>
          </table:table-cell>
          <table:table-cell table:style-name="Таблица6.F23" office:value-type="string">
            <text:p text:style-name="P76"/>
          </table:table-cell>
          <table:table-cell table:style-name="Таблица6.G23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708383751320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6.B24" office:value-type="string">
            <text:p text:style-name="P72">Осадчий Євген</text:p>
          </table:table-cell>
          <table:table-cell table:style-name="Таблица6.C24" office:value-type="string">
            <text:p text:style-name="P79">10-В</text:p>
          </table:table-cell>
          <table:table-cell table:style-name="Таблица6.D24" office:value-type="string">
            <text:p text:style-name="P76"/>
          </table:table-cell>
          <table:table-cell table:style-name="Таблица6.E24" office:value-type="string">
            <text:p text:style-name="P73">первинний</text:p>
          </table:table-cell>
          <table:table-cell table:style-name="Таблица6.F24" office:value-type="string">
            <text:p text:style-name="P76"/>
          </table:table-cell>
          <table:table-cell table:style-name="Таблица6.G24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83707515319817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6.B29" office:value-type="string">
            <text:p text:style-name="P72">Парій Олена</text:p>
          </table:table-cell>
          <table:table-cell table:style-name="Таблица6.C29" office:value-type="string">
            <text:p text:style-name="P79">10-В</text:p>
          </table:table-cell>
          <table:table-cell table:style-name="Таблица6.D29" office:value-type="string">
            <text:p text:style-name="P76"/>
          </table:table-cell>
          <table:table-cell table:style-name="Таблица6.E29" office:value-type="string">
            <text:p text:style-name="P74">первинний</text:p>
          </table:table-cell>
          <table:table-cell table:style-name="Таблица6.F29" office:value-type="string">
            <text:p text:style-name="P76"/>
          </table:table-cell>
          <table:table-cell table:style-name="Таблица6.G2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708751203921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6.B29" office:value-type="string">
            <text:p text:style-name="P72">Посохов Максим</text:p>
          </table:table-cell>
          <table:table-cell table:style-name="Таблица6.C29" office:value-type="string">
            <text:p text:style-name="P79">10-В</text:p>
          </table:table-cell>
          <table:table-cell table:style-name="Таблица6.D29" office:value-type="string">
            <text:p text:style-name="P76"/>
          </table:table-cell>
          <table:table-cell table:style-name="Таблица6.E29" office:value-type="string">
            <text:p text:style-name="P74">первинний</text:p>
          </table:table-cell>
          <table:table-cell table:style-name="Таблица6.F29" office:value-type="string">
            <text:p text:style-name="P76"/>
          </table:table-cell>
          <table:table-cell table:style-name="Таблица6.G2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708841078046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6.B29" office:value-type="string">
            <text:p text:style-name="P72">Продайвода Олександр</text:p>
          </table:table-cell>
          <table:table-cell table:style-name="Таблица6.C29" office:value-type="string">
            <text:p text:style-name="P79">10-В</text:p>
          </table:table-cell>
          <table:table-cell table:style-name="Таблица6.D29" office:value-type="string">
            <text:p text:style-name="P76"/>
          </table:table-cell>
          <table:table-cell table:style-name="Таблица6.E29" office:value-type="string">
            <text:p text:style-name="P74">первинний</text:p>
          </table:table-cell>
          <table:table-cell table:style-name="Таблица6.F29" office:value-type="string">
            <text:p text:style-name="P76"/>
          </table:table-cell>
          <table:table-cell table:style-name="Таблица6.G2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707570603958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6.B29" office:value-type="string">
            <text:p text:style-name="P72">Свєтлічний Сергій</text:p>
          </table:table-cell>
          <table:table-cell table:style-name="Таблица6.C29" office:value-type="string">
            <text:p text:style-name="P79">10-В</text:p>
          </table:table-cell>
          <table:table-cell table:style-name="Таблица6.D29" office:value-type="string">
            <text:p text:style-name="P76"/>
          </table:table-cell>
          <table:table-cell table:style-name="Таблица6.E29" office:value-type="string">
            <text:p text:style-name="P74">первинний</text:p>
          </table:table-cell>
          <table:table-cell table:style-name="Таблица6.F29" office:value-type="string">
            <text:p text:style-name="P76"/>
          </table:table-cell>
          <table:table-cell table:style-name="Таблица6.G2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708641679737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6.B29" office:value-type="string">
            <text:p text:style-name="P72">Свірь Микита</text:p>
          </table:table-cell>
          <table:table-cell table:style-name="Таблица6.C29" office:value-type="string">
            <text:p text:style-name="P79">10-В</text:p>
          </table:table-cell>
          <table:table-cell table:style-name="Таблица6.D29" office:value-type="string">
            <text:p text:style-name="P76"/>
          </table:table-cell>
          <table:table-cell table:style-name="Таблица6.E29" office:value-type="string">
            <text:p text:style-name="P74">первинний</text:p>
          </table:table-cell>
          <table:table-cell table:style-name="Таблица6.F29" office:value-type="string">
            <text:p text:style-name="P76"/>
          </table:table-cell>
          <table:table-cell table:style-name="Таблица6.G2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707671231825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6.B30" office:value-type="string">
            <text:p text:style-name="P72">Семеренко Ярослав</text:p>
          </table:table-cell>
          <table:table-cell table:style-name="Таблица6.C30" office:value-type="string">
            <text:p text:style-name="P79">10-В</text:p>
          </table:table-cell>
          <table:table-cell table:style-name="Таблица6.D30" office:value-type="string">
            <text:p text:style-name="P76"/>
          </table:table-cell>
          <table:table-cell table:style-name="Таблица6.E30" office:value-type="string">
            <text:p text:style-name="P75">первинний</text:p>
          </table:table-cell>
          <table:table-cell table:style-name="Таблица6.F30" office:value-type="string">
            <text:p text:style-name="P76"/>
          </table:table-cell>
          <table:table-cell table:style-name="Таблица6.G30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707692784366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6.B31" office:value-type="string">
            <text:p text:style-name="P72">Собур Марина</text:p>
          </table:table-cell>
          <table:table-cell table:style-name="Таблица6.C31" office:value-type="string">
            <text:p text:style-name="P79">10-В</text:p>
          </table:table-cell>
          <table:table-cell table:style-name="Таблица6.D31" office:value-type="string">
            <text:p text:style-name="P76"/>
          </table:table-cell>
          <table:table-cell table:style-name="Таблица6.E31" office:value-type="string">
            <text:p text:style-name="P75">первинний</text:p>
          </table:table-cell>
          <table:table-cell table:style-name="Таблица6.F31" office:value-type="string">
            <text:p text:style-name="P76"/>
          </table:table-cell>
          <table:table-cell table:style-name="Таблица6.G31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707646095954" text:continue-numbering="true" text:style-name="L2">
              <text:list-item>
                <text:p text:style-name="P112"/>
              </text:list-item>
            </text:list>
          </table:table-cell>
          <table:table-cell table:style-name="Таблица6.B32" office:value-type="string">
            <text:p text:style-name="P72">Сотник Володимир</text:p>
          </table:table-cell>
          <table:table-cell table:style-name="Таблица6.C32" office:value-type="string">
            <text:p text:style-name="P79">10-В</text:p>
          </table:table-cell>
          <table:table-cell table:style-name="Таблица6.D32" office:value-type="string">
            <text:p text:style-name="P76"/>
          </table:table-cell>
          <table:table-cell table:style-name="Таблица6.E32" office:value-type="string">
            <text:p text:style-name="P75">первинний</text:p>
          </table:table-cell>
          <table:table-cell table:style-name="Таблица6.F32" office:value-type="string">
            <text:p text:style-name="P76"/>
          </table:table-cell>
          <table:table-cell table:style-name="Таблица6.G32" office:value-type="string">
            <text:p text:style-name="P77"/>
          </table:table-cell>
        </table:table-row>
      </table:table>
      <text:p text:style-name="P27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9">№</text:p>
          </table:table-cell>
          <table:table-cell table:style-name="Таблица7.A1" office:value-type="string">
            <text:p text:style-name="P29">Прізвище, ім’я учня</text:p>
          </table:table-cell>
          <table:table-cell table:style-name="Таблица7.A1" office:value-type="string">
            <text:p text:style-name="P29">Клас</text:p>
          </table:table-cell>
          <table:table-cell table:style-name="Таблица7.A1" office:value-type="string">
            <text:p text:style-name="P29">Дата інструктажу</text:p>
          </table:table-cell>
          <table:table-cell table:style-name="Таблица7.A1" office:value-type="string">
            <text:p text:style-name="P29">Назва інструкт<text:span text:style-name="T3">а</text:span>жу</text:p>
          </table:table-cell>
          <table:table-cell table:style-name="Таблица7.A1" office:value-type="string">
            <text:p text:style-name="P29">Підпис учня</text:p>
          </table:table-cell>
          <table:table-cell table:style-name="Таблица7.G1" office:value-type="string">
            <text:p text:style-name="P29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83708063231067" text:continue-list="list83707646095954" text:style-name="L2">
              <text:list-item text:start-value="1">
                <text:p text:style-name="P97"/>
              </text:list-item>
            </text:list>
          </table:table-cell>
          <table:table-cell table:style-name="Таблица7.B2" office:value-type="string">
            <text:p text:style-name="P55">Бабаєв Фаріз</text:p>
          </table:table-cell>
          <table:table-cell table:style-name="Таблица7.C2" office:value-type="string">
            <text:p text:style-name="P56">11-Б</text:p>
          </table:table-cell>
          <table:table-cell table:style-name="Таблица7.D2" office:value-type="string">
            <text:p text:style-name="P39"/>
          </table:table-cell>
          <table:table-cell table:style-name="Таблица7.E2" office:value-type="string">
            <text:p text:style-name="P29">первинний</text:p>
          </table:table-cell>
          <table:table-cell table:style-name="Таблица7.F2" office:value-type="string">
            <text:p text:style-name="P39"/>
          </table:table-cell>
          <table:table-cell table:style-name="Таблица7.G2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70832599719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3" office:value-type="string">
            <text:p text:style-name="P28">Бухараєва Анастасія</text:p>
          </table:table-cell>
          <table:table-cell table:style-name="Таблица7.C3" office:value-type="string">
            <text:p text:style-name="P56">11-Б</text:p>
          </table:table-cell>
          <table:table-cell table:style-name="Таблица7.D3" office:value-type="string">
            <text:p text:style-name="P39"/>
          </table:table-cell>
          <table:table-cell table:style-name="Таблица7.E3" office:value-type="string">
            <text:p text:style-name="P29">первинний</text:p>
          </table:table-cell>
          <table:table-cell table:style-name="Таблица7.F3" office:value-type="string">
            <text:p text:style-name="P39"/>
          </table:table-cell>
          <table:table-cell table:style-name="Таблица7.G3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7091670283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4" office:value-type="string">
            <text:p text:style-name="P28">Грищенко Станіслав</text:p>
          </table:table-cell>
          <table:table-cell table:style-name="Таблица7.C4" office:value-type="string">
            <text:p text:style-name="P56">11-Б</text:p>
          </table:table-cell>
          <table:table-cell table:style-name="Таблица7.D4" office:value-type="string">
            <text:p text:style-name="P39"/>
          </table:table-cell>
          <table:table-cell table:style-name="Таблица7.E4" office:value-type="string">
            <text:p text:style-name="P29">первинний</text:p>
          </table:table-cell>
          <table:table-cell table:style-name="Таблица7.F4" office:value-type="string">
            <text:p text:style-name="P39"/>
          </table:table-cell>
          <table:table-cell table:style-name="Таблица7.G4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7078607961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5" office:value-type="string">
            <text:p text:style-name="P28">Губатюк Олег</text:p>
          </table:table-cell>
          <table:table-cell table:style-name="Таблица7.C5" office:value-type="string">
            <text:p text:style-name="P56">11-Б</text:p>
          </table:table-cell>
          <table:table-cell table:style-name="Таблица7.D5" office:value-type="string">
            <text:p text:style-name="P39"/>
          </table:table-cell>
          <table:table-cell table:style-name="Таблица7.E5" office:value-type="string">
            <text:p text:style-name="P29">первинний</text:p>
          </table:table-cell>
          <table:table-cell table:style-name="Таблица7.F5" office:value-type="string">
            <text:p text:style-name="P39"/>
          </table:table-cell>
          <table:table-cell table:style-name="Таблица7.G5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7079821089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6" office:value-type="string">
            <text:p text:style-name="P28">Демидова Карина</text:p>
          </table:table-cell>
          <table:table-cell table:style-name="Таблица7.C6" office:value-type="string">
            <text:p text:style-name="P56">11-Б</text:p>
          </table:table-cell>
          <table:table-cell table:style-name="Таблица7.D6" office:value-type="string">
            <text:p text:style-name="P39"/>
          </table:table-cell>
          <table:table-cell table:style-name="Таблица7.E6" office:value-type="string">
            <text:p text:style-name="P29">первинний</text:p>
          </table:table-cell>
          <table:table-cell table:style-name="Таблица7.F6" office:value-type="string">
            <text:p text:style-name="P39"/>
          </table:table-cell>
          <table:table-cell table:style-name="Таблица7.G6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7080535619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7" office:value-type="string">
            <text:p text:style-name="P28">Долгополова Маргарита</text:p>
          </table:table-cell>
          <table:table-cell table:style-name="Таблица7.C7" office:value-type="string">
            <text:p text:style-name="P56">11-Б</text:p>
          </table:table-cell>
          <table:table-cell table:style-name="Таблица7.D7" office:value-type="string">
            <text:p text:style-name="P39"/>
          </table:table-cell>
          <table:table-cell table:style-name="Таблица7.E7" office:value-type="string">
            <text:p text:style-name="P29">первинний</text:p>
          </table:table-cell>
          <table:table-cell table:style-name="Таблица7.F7" office:value-type="string">
            <text:p text:style-name="P39"/>
          </table:table-cell>
          <table:table-cell table:style-name="Таблица7.G7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7079784175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9" office:value-type="string">
            <text:p text:style-name="P28">Дудкін Олег</text:p>
          </table:table-cell>
          <table:table-cell table:style-name="Таблица7.C9" office:value-type="string">
            <text:p text:style-name="P56">11-Б</text:p>
          </table:table-cell>
          <table:table-cell table:style-name="Таблица7.D9" office:value-type="string">
            <text:p text:style-name="P39"/>
          </table:table-cell>
          <table:table-cell table:style-name="Таблица7.E9" office:value-type="string">
            <text:p text:style-name="P29">первинний</text:p>
          </table:table-cell>
          <table:table-cell table:style-name="Таблица7.F9" office:value-type="string">
            <text:p text:style-name="P39"/>
          </table:table-cell>
          <table:table-cell table:style-name="Таблица7.G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7086686353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9" office:value-type="string">
            <text:p text:style-name="P63">Кабиш Вікторія</text:p>
          </table:table-cell>
          <table:table-cell table:style-name="Таблица7.C9" office:value-type="string">
            <text:p text:style-name="P62">11-Б</text:p>
          </table:table-cell>
          <table:table-cell table:style-name="Таблица7.D9" office:value-type="string">
            <text:p text:style-name="P39"/>
          </table:table-cell>
          <table:table-cell table:style-name="Таблица7.E9" office:value-type="string">
            <text:p text:style-name="P62">первинний</text:p>
          </table:table-cell>
          <table:table-cell table:style-name="Таблица7.F9" office:value-type="string">
            <text:p text:style-name="P39"/>
          </table:table-cell>
          <table:table-cell table:style-name="Таблица7.G9" office:value-type="string">
            <text:p text:style-name="P39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837081520151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0" office:value-type="string">
            <text:p text:style-name="P28">Кіндрась Олександра</text:p>
          </table:table-cell>
          <table:table-cell table:style-name="Таблица7.C10" office:value-type="string">
            <text:p text:style-name="P56">11-Б</text:p>
          </table:table-cell>
          <table:table-cell table:style-name="Таблица7.D10" office:value-type="string">
            <text:p text:style-name="P39"/>
          </table:table-cell>
          <table:table-cell table:style-name="Таблица7.E10" office:value-type="string">
            <text:p text:style-name="P29">первинний</text:p>
          </table:table-cell>
          <table:table-cell table:style-name="Таблица7.F10" office:value-type="string">
            <text:p text:style-name="P39"/>
          </table:table-cell>
          <table:table-cell table:style-name="Таблица7.G10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7082020493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1" office:value-type="string">
            <text:p text:style-name="P28">Кнітєль Станіслав</text:p>
          </table:table-cell>
          <table:table-cell table:style-name="Таблица7.C11" office:value-type="string">
            <text:p text:style-name="P56">11-Б</text:p>
          </table:table-cell>
          <table:table-cell table:style-name="Таблица7.D11" office:value-type="string">
            <text:p text:style-name="P39"/>
          </table:table-cell>
          <table:table-cell table:style-name="Таблица7.E11" office:value-type="string">
            <text:p text:style-name="P29">первинний</text:p>
          </table:table-cell>
          <table:table-cell table:style-name="Таблица7.F11" office:value-type="string">
            <text:p text:style-name="P39"/>
          </table:table-cell>
          <table:table-cell table:style-name="Таблица7.G11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7084294686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2" office:value-type="string">
            <text:p text:style-name="P28">Кузін Антон</text:p>
          </table:table-cell>
          <table:table-cell table:style-name="Таблица7.C12" office:value-type="string">
            <text:p text:style-name="P56">11-Б</text:p>
          </table:table-cell>
          <table:table-cell table:style-name="Таблица7.D12" office:value-type="string">
            <text:p text:style-name="P39"/>
          </table:table-cell>
          <table:table-cell table:style-name="Таблица7.E12" office:value-type="string">
            <text:p text:style-name="P29">первинний</text:p>
          </table:table-cell>
          <table:table-cell table:style-name="Таблица7.F12" office:value-type="string">
            <text:p text:style-name="P39"/>
          </table:table-cell>
          <table:table-cell table:style-name="Таблица7.G12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70774476623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3" office:value-type="string">
            <text:p text:style-name="P28">Латюк Катерина</text:p>
          </table:table-cell>
          <table:table-cell table:style-name="Таблица7.C13" office:value-type="string">
            <text:p text:style-name="P56">11-Б</text:p>
          </table:table-cell>
          <table:table-cell table:style-name="Таблица7.D13" office:value-type="string">
            <text:p text:style-name="P39"/>
          </table:table-cell>
          <table:table-cell table:style-name="Таблица7.E13" office:value-type="string">
            <text:p text:style-name="P29">первинний</text:p>
          </table:table-cell>
          <table:table-cell table:style-name="Таблица7.F13" office:value-type="string">
            <text:p text:style-name="P39"/>
          </table:table-cell>
          <table:table-cell table:style-name="Таблица7.G13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7085774018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4" office:value-type="string">
            <text:p text:style-name="P28">Лук'янова Людмила</text:p>
          </table:table-cell>
          <table:table-cell table:style-name="Таблица7.C14" office:value-type="string">
            <text:p text:style-name="P56">11-Б</text:p>
          </table:table-cell>
          <table:table-cell table:style-name="Таблица7.D14" office:value-type="string">
            <text:p text:style-name="P39"/>
          </table:table-cell>
          <table:table-cell table:style-name="Таблица7.E14" office:value-type="string">
            <text:p text:style-name="P29">первинний</text:p>
          </table:table-cell>
          <table:table-cell table:style-name="Таблица7.F14" office:value-type="string">
            <text:p text:style-name="P39"/>
          </table:table-cell>
          <table:table-cell table:style-name="Таблица7.G14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70766613048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5" office:value-type="string">
            <text:p text:style-name="P28">Лушпо Катерина</text:p>
          </table:table-cell>
          <table:table-cell table:style-name="Таблица7.C15" office:value-type="string">
            <text:p text:style-name="P56">11-Б</text:p>
          </table:table-cell>
          <table:table-cell table:style-name="Таблица7.D15" office:value-type="string">
            <text:p text:style-name="P39"/>
          </table:table-cell>
          <table:table-cell table:style-name="Таблица7.E15" office:value-type="string">
            <text:p text:style-name="P29">первинний</text:p>
          </table:table-cell>
          <table:table-cell table:style-name="Таблица7.F15" office:value-type="string">
            <text:p text:style-name="P39"/>
          </table:table-cell>
          <table:table-cell table:style-name="Таблица7.G15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7088817525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6" office:value-type="string">
            <text:p text:style-name="P28">Матуляк Оксана</text:p>
          </table:table-cell>
          <table:table-cell table:style-name="Таблица7.C16" office:value-type="string">
            <text:p text:style-name="P56">11-Б</text:p>
          </table:table-cell>
          <table:table-cell table:style-name="Таблица7.D16" office:value-type="string">
            <text:p text:style-name="P39"/>
          </table:table-cell>
          <table:table-cell table:style-name="Таблица7.E16" office:value-type="string">
            <text:p text:style-name="P29">первинний</text:p>
          </table:table-cell>
          <table:table-cell table:style-name="Таблица7.F16" office:value-type="string">
            <text:p text:style-name="P39"/>
          </table:table-cell>
          <table:table-cell table:style-name="Таблица7.G16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7091326370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7" office:value-type="string">
            <text:p text:style-name="P28">Мікулін Максим</text:p>
          </table:table-cell>
          <table:table-cell table:style-name="Таблица7.C17" office:value-type="string">
            <text:p text:style-name="P56">11-Б</text:p>
          </table:table-cell>
          <table:table-cell table:style-name="Таблица7.D17" office:value-type="string">
            <text:p text:style-name="P39"/>
          </table:table-cell>
          <table:table-cell table:style-name="Таблица7.E17" office:value-type="string">
            <text:p text:style-name="P29">первинний</text:p>
          </table:table-cell>
          <table:table-cell table:style-name="Таблица7.F17" office:value-type="string">
            <text:p text:style-name="P39"/>
          </table:table-cell>
          <table:table-cell table:style-name="Таблица7.G17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70911025846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8" office:value-type="string">
            <text:p text:style-name="P28">Нестеренко Дар'я</text:p>
          </table:table-cell>
          <table:table-cell table:style-name="Таблица7.C18" office:value-type="string">
            <text:p text:style-name="P56">11-Б</text:p>
          </table:table-cell>
          <table:table-cell table:style-name="Таблица7.D18" office:value-type="string">
            <text:p text:style-name="P39"/>
          </table:table-cell>
          <table:table-cell table:style-name="Таблица7.E18" office:value-type="string">
            <text:p text:style-name="P29">первинний</text:p>
          </table:table-cell>
          <table:table-cell table:style-name="Таблица7.F18" office:value-type="string">
            <text:p text:style-name="P39"/>
          </table:table-cell>
          <table:table-cell table:style-name="Таблица7.G18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7096386768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9" office:value-type="string">
            <text:p text:style-name="P28">Павлова Дар'я</text:p>
          </table:table-cell>
          <table:table-cell table:style-name="Таблица7.C19" office:value-type="string">
            <text:p text:style-name="P56">11-Б</text:p>
          </table:table-cell>
          <table:table-cell table:style-name="Таблица7.D19" office:value-type="string">
            <text:p text:style-name="P39"/>
          </table:table-cell>
          <table:table-cell table:style-name="Таблица7.E19" office:value-type="string">
            <text:p text:style-name="P29">первинний</text:p>
          </table:table-cell>
          <table:table-cell table:style-name="Таблица7.F19" office:value-type="string">
            <text:p text:style-name="P39"/>
          </table:table-cell>
          <table:table-cell table:style-name="Таблица7.G1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70918174484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0" office:value-type="string">
            <text:p text:style-name="P28">Пелюх Поліна</text:p>
          </table:table-cell>
          <table:table-cell table:style-name="Таблица7.C20" office:value-type="string">
            <text:p text:style-name="P56">11-Б</text:p>
          </table:table-cell>
          <table:table-cell table:style-name="Таблица7.D20" office:value-type="string">
            <text:p text:style-name="P39"/>
          </table:table-cell>
          <table:table-cell table:style-name="Таблица7.E20" office:value-type="string">
            <text:p text:style-name="P29">первинний</text:p>
          </table:table-cell>
          <table:table-cell table:style-name="Таблица7.F20" office:value-type="string">
            <text:p text:style-name="P39"/>
          </table:table-cell>
          <table:table-cell table:style-name="Таблица7.G20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70933270684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1" office:value-type="string">
            <text:p text:style-name="P28">Пересєкіна Наталя</text:p>
          </table:table-cell>
          <table:table-cell table:style-name="Таблица7.C21" office:value-type="string">
            <text:p text:style-name="P56">11-Б</text:p>
          </table:table-cell>
          <table:table-cell table:style-name="Таблица7.D21" office:value-type="string">
            <text:p text:style-name="P39"/>
          </table:table-cell>
          <table:table-cell table:style-name="Таблица7.E21" office:value-type="string">
            <text:p text:style-name="P29">первинний</text:p>
          </table:table-cell>
          <table:table-cell table:style-name="Таблица7.F21" office:value-type="string">
            <text:p text:style-name="P39"/>
          </table:table-cell>
          <table:table-cell table:style-name="Таблица7.G21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7090850011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2" office:value-type="string">
            <text:p text:style-name="P28">Полегенька Катерина</text:p>
          </table:table-cell>
          <table:table-cell table:style-name="Таблица7.C22" office:value-type="string">
            <text:p text:style-name="P56">11-Б</text:p>
          </table:table-cell>
          <table:table-cell table:style-name="Таблица7.D22" office:value-type="string">
            <text:p text:style-name="P39"/>
          </table:table-cell>
          <table:table-cell table:style-name="Таблица7.E22" office:value-type="string">
            <text:p text:style-name="P29">первинний</text:p>
          </table:table-cell>
          <table:table-cell table:style-name="Таблица7.F22" office:value-type="string">
            <text:p text:style-name="P39"/>
          </table:table-cell>
          <table:table-cell table:style-name="Таблица7.G22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7075937230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3" office:value-type="string">
            <text:p text:style-name="P28">Рижов Антон</text:p>
          </table:table-cell>
          <table:table-cell table:style-name="Таблица7.C23" office:value-type="string">
            <text:p text:style-name="P56">11-Б</text:p>
          </table:table-cell>
          <table:table-cell table:style-name="Таблица7.D23" office:value-type="string">
            <text:p text:style-name="P39"/>
          </table:table-cell>
          <table:table-cell table:style-name="Таблица7.E23" office:value-type="string">
            <text:p text:style-name="P29">первинний</text:p>
          </table:table-cell>
          <table:table-cell table:style-name="Таблица7.F23" office:value-type="string">
            <text:p text:style-name="P39"/>
          </table:table-cell>
          <table:table-cell table:style-name="Таблица7.G23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7096647711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4" office:value-type="string">
            <text:p text:style-name="P28">Семененя Анастасія</text:p>
          </table:table-cell>
          <table:table-cell table:style-name="Таблица7.C24" office:value-type="string">
            <text:p text:style-name="P56">11-Б</text:p>
          </table:table-cell>
          <table:table-cell table:style-name="Таблица7.D24" office:value-type="string">
            <text:p text:style-name="P39"/>
          </table:table-cell>
          <table:table-cell table:style-name="Таблица7.E24" office:value-type="string">
            <text:p text:style-name="P29">первинний</text:p>
          </table:table-cell>
          <table:table-cell table:style-name="Таблица7.F24" office:value-type="string">
            <text:p text:style-name="P39"/>
          </table:table-cell>
          <table:table-cell table:style-name="Таблица7.G24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7076441592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5" office:value-type="string">
            <text:p text:style-name="P28">Студенікіна Олександра</text:p>
          </table:table-cell>
          <table:table-cell table:style-name="Таблица7.C25" office:value-type="string">
            <text:p text:style-name="P56">11-Б</text:p>
          </table:table-cell>
          <table:table-cell table:style-name="Таблица7.D25" office:value-type="string">
            <text:p text:style-name="P39"/>
          </table:table-cell>
          <table:table-cell table:style-name="Таблица7.E25" office:value-type="string">
            <text:p text:style-name="P29">первинний</text:p>
          </table:table-cell>
          <table:table-cell table:style-name="Таблица7.F25" office:value-type="string">
            <text:p text:style-name="P39"/>
          </table:table-cell>
          <table:table-cell table:style-name="Таблица7.G25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37091717993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Тетерін Денис</text:p>
          </table:table-cell>
          <table:table-cell table:style-name="Таблица7.C29" office:value-type="string">
            <text:p text:style-name="P56">11-Б</text:p>
          </table:table-cell>
          <table:table-cell table:style-name="Таблица7.D29" office:value-type="string">
            <text:p text:style-name="P39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39"/>
          </table:table-cell>
          <table:table-cell table:style-name="Таблица7.G2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70767487156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Тушмінцев Артем</text:p>
          </table:table-cell>
          <table:table-cell table:style-name="Таблица7.C29" office:value-type="string">
            <text:p text:style-name="P56">11-Б</text:p>
          </table:table-cell>
          <table:table-cell table:style-name="Таблица7.D29" office:value-type="string">
            <text:p text:style-name="P39"/>
          </table:table-cell>
          <table:table-cell table:style-name="Таблица7.E29" office:value-type="string">
            <text:p text:style-name="P50">первинний</text:p>
          </table:table-cell>
          <table:table-cell table:style-name="Таблица7.F29" office:value-type="string">
            <text:p text:style-name="P39"/>
          </table:table-cell>
          <table:table-cell table:style-name="Таблица7.G2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7076090626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Цимбаліст Ірина</text:p>
          </table:table-cell>
          <table:table-cell table:style-name="Таблица7.C29" office:value-type="string">
            <text:p text:style-name="P56">11-Б</text:p>
          </table:table-cell>
          <table:table-cell table:style-name="Таблица7.D29" office:value-type="string">
            <text:p text:style-name="P39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39"/>
          </table:table-cell>
          <table:table-cell table:style-name="Таблица7.G2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7091561466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Шаповалова Ольга</text:p>
          </table:table-cell>
          <table:table-cell table:style-name="Таблица7.C29" office:value-type="string">
            <text:p text:style-name="P56">11-Б</text:p>
          </table:table-cell>
          <table:table-cell table:style-name="Таблица7.D29" office:value-type="string">
            <text:p text:style-name="P39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39"/>
          </table:table-cell>
          <table:table-cell table:style-name="Таблица7.G2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70948396046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30" office:value-type="string">
            <text:p text:style-name="P28">Яценко Лілія</text:p>
          </table:table-cell>
          <table:table-cell table:style-name="Таблица7.C30" office:value-type="string">
            <text:p text:style-name="P56">11-Б</text:p>
          </table:table-cell>
          <table:table-cell table:style-name="Таблица7.D30" office:value-type="string">
            <text:p text:style-name="P39"/>
          </table:table-cell>
          <table:table-cell table:style-name="Таблица7.E30" office:value-type="string">
            <text:p text:style-name="P30">первинний</text:p>
          </table:table-cell>
          <table:table-cell table:style-name="Таблица7.F30" office:value-type="string">
            <text:p text:style-name="P39"/>
          </table:table-cell>
          <table:table-cell table:style-name="Таблица7.G30" office:value-type="string">
            <text:p text:style-name="P40"/>
          </table:table-cell>
        </table:table-row>
      </table:table>
      <text:p text:style-name="P1"/>
      <text:p text:style-name="P1"/>
      <text:p text:style-name="P89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9">№</text:p>
          </table:table-cell>
          <table:table-cell table:style-name="Таблица8.A1" office:value-type="string">
            <text:p text:style-name="P29">Прізвище, ім’я учня</text:p>
          </table:table-cell>
          <table:table-cell table:style-name="Таблица8.A1" office:value-type="string">
            <text:p text:style-name="P29">Клас</text:p>
          </table:table-cell>
          <table:table-cell table:style-name="Таблица8.A1" office:value-type="string">
            <text:p text:style-name="P29">Дата інструктажу</text:p>
          </table:table-cell>
          <table:table-cell table:style-name="Таблица8.A1" office:value-type="string">
            <text:p text:style-name="P29">Назва інструктажу</text:p>
          </table:table-cell>
          <table:table-cell table:style-name="Таблица8.A1" office:value-type="string">
            <text:p text:style-name="P29">Підпис учня</text:p>
          </table:table-cell>
          <table:table-cell table:style-name="Таблица8.G1" office:value-type="string">
            <text:p text:style-name="P29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83708538651782" text:continue-list="list83709483960465" text:style-name="L2">
              <text:list-item text:start-value="1">
                <text:p text:style-name="P97"/>
              </text:list-item>
            </text:list>
          </table:table-cell>
          <table:table-cell table:style-name="Таблица8.B2" office:value-type="string">
            <text:p text:style-name="P80">Абрамов Юрій</text:p>
          </table:table-cell>
          <table:table-cell table:style-name="Таблица8.C2" office:value-type="string">
            <text:p text:style-name="P56"><text:span text:style-name="T5">10-</text:span>-А</text:p>
          </table:table-cell>
          <table:table-cell table:style-name="Таблица8.D2" office:value-type="string">
            <text:p text:style-name="P66">12.01.2016</text:p>
          </table:table-cell>
          <table:table-cell table:style-name="Таблица8.E2" office:value-type="string">
            <text:p text:style-name="P29">первинний</text:p>
          </table:table-cell>
          <table:table-cell table:style-name="Таблица8.F2" office:value-type="string">
            <text:p text:style-name="P39"/>
          </table:table-cell>
          <table:table-cell table:style-name="Таблица8.G2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7096674023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3" office:value-type="string">
            <text:p text:style-name="P80">Авдєєв Олександр</text:p>
          </table:table-cell>
          <table:table-cell table:style-name="Таблица8.C3" office:value-type="string">
            <text:p text:style-name="P57"><text:span text:style-name="T5">10-</text:span>-А</text:p>
          </table:table-cell>
          <table:table-cell table:style-name="Таблица8.D3" office:value-type="string">
            <text:p text:style-name="P66">12.01.2016</text:p>
          </table:table-cell>
          <table:table-cell table:style-name="Таблица8.E3" office:value-type="string">
            <text:p text:style-name="P29">первинний</text:p>
          </table:table-cell>
          <table:table-cell table:style-name="Таблица8.F3" office:value-type="string">
            <text:p text:style-name="P39"/>
          </table:table-cell>
          <table:table-cell table:style-name="Таблица8.G3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7080195384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4" office:value-type="string">
            <text:p text:style-name="P80">Бєломийцева Аліна</text:p>
          </table:table-cell>
          <table:table-cell table:style-name="Таблица8.C4" office:value-type="string">
            <text:p text:style-name="P57"><text:span text:style-name="T5">10-</text:span>-А</text:p>
          </table:table-cell>
          <table:table-cell table:style-name="Таблица8.D4" office:value-type="string">
            <text:p text:style-name="P66">12.01.2016</text:p>
          </table:table-cell>
          <table:table-cell table:style-name="Таблица8.E4" office:value-type="string">
            <text:p text:style-name="P29">первинний</text:p>
          </table:table-cell>
          <table:table-cell table:style-name="Таблица8.F4" office:value-type="string">
            <text:p text:style-name="P39"/>
          </table:table-cell>
          <table:table-cell table:style-name="Таблица8.G4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7088211105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5" office:value-type="string">
            <text:p text:style-name="P80">Бойко Вікторія</text:p>
          </table:table-cell>
          <table:table-cell table:style-name="Таблица8.C5" office:value-type="string">
            <text:p text:style-name="P57"><text:span text:style-name="T5">10-</text:span>-А</text:p>
          </table:table-cell>
          <table:table-cell table:style-name="Таблица8.D5" office:value-type="string">
            <text:p text:style-name="P66">12.01.2016</text:p>
          </table:table-cell>
          <table:table-cell table:style-name="Таблица8.E5" office:value-type="string">
            <text:p text:style-name="P29">первинний</text:p>
          </table:table-cell>
          <table:table-cell table:style-name="Таблица8.F5" office:value-type="string">
            <text:p text:style-name="P39"/>
          </table:table-cell>
          <table:table-cell table:style-name="Таблица8.G5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7090066025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6" office:value-type="string">
            <text:p text:style-name="P80">Борисова Анна</text:p>
          </table:table-cell>
          <table:table-cell table:style-name="Таблица8.C6" office:value-type="string">
            <text:p text:style-name="P57"><text:span text:style-name="T5">10-</text:span>-А</text:p>
          </table:table-cell>
          <table:table-cell table:style-name="Таблица8.D6" office:value-type="string">
            <text:p text:style-name="P66">12.01.2016</text:p>
          </table:table-cell>
          <table:table-cell table:style-name="Таблица8.E6" office:value-type="string">
            <text:p text:style-name="P29">первинний</text:p>
          </table:table-cell>
          <table:table-cell table:style-name="Таблица8.F6" office:value-type="string">
            <text:p text:style-name="P39"/>
          </table:table-cell>
          <table:table-cell table:style-name="Таблица8.G6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7093685652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7" office:value-type="string">
            <text:p text:style-name="P80">Варфоломєєва Вікторія</text:p>
          </table:table-cell>
          <table:table-cell table:style-name="Таблица8.C7" office:value-type="string">
            <text:p text:style-name="P57"><text:span text:style-name="T5">10-</text:span>-А</text:p>
          </table:table-cell>
          <table:table-cell table:style-name="Таблица8.D7" office:value-type="string">
            <text:p text:style-name="P66">12.01.2016</text:p>
          </table:table-cell>
          <table:table-cell table:style-name="Таблица8.E7" office:value-type="string">
            <text:p text:style-name="P29">первинний</text:p>
          </table:table-cell>
          <table:table-cell table:style-name="Таблица8.F7" office:value-type="string">
            <text:p text:style-name="P39"/>
          </table:table-cell>
          <table:table-cell table:style-name="Таблица8.G7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7092187839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8" office:value-type="string">
            <text:p text:style-name="P80">Василенко Анна</text:p>
          </table:table-cell>
          <table:table-cell table:style-name="Таблица8.C8" office:value-type="string">
            <text:p text:style-name="P57"><text:span text:style-name="T5">10-</text:span>-А</text:p>
          </table:table-cell>
          <table:table-cell table:style-name="Таблица8.D8" office:value-type="string">
            <text:p text:style-name="P66">12.01.2016</text:p>
          </table:table-cell>
          <table:table-cell table:style-name="Таблица8.E8" office:value-type="string">
            <text:p text:style-name="P29">первинний</text:p>
          </table:table-cell>
          <table:table-cell table:style-name="Таблица8.F8" office:value-type="string">
            <text:p text:style-name="P39"/>
          </table:table-cell>
          <table:table-cell table:style-name="Таблица8.G8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7094780413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9" office:value-type="string">
            <text:p text:style-name="P80">Віннік Владислав</text:p>
          </table:table-cell>
          <table:table-cell table:style-name="Таблица8.C9" office:value-type="string">
            <text:p text:style-name="P57"><text:span text:style-name="T5">10-</text:span>-А</text:p>
          </table:table-cell>
          <table:table-cell table:style-name="Таблица8.D9" office:value-type="string">
            <text:p text:style-name="P66">12.01.2016</text:p>
          </table:table-cell>
          <table:table-cell table:style-name="Таблица8.E9" office:value-type="string">
            <text:p text:style-name="P29">первинний</text:p>
          </table:table-cell>
          <table:table-cell table:style-name="Таблица8.F9" office:value-type="string">
            <text:p text:style-name="P39"/>
          </table:table-cell>
          <table:table-cell table:style-name="Таблица8.G9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70963239976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0" office:value-type="string">
            <text:p text:style-name="P80">Гордієнко Марія</text:p>
          </table:table-cell>
          <table:table-cell table:style-name="Таблица8.C10" office:value-type="string">
            <text:p text:style-name="P57"><text:span text:style-name="T5">10-</text:span>-А</text:p>
          </table:table-cell>
          <table:table-cell table:style-name="Таблица8.D10" office:value-type="string">
            <text:p text:style-name="P66">12.01.2016</text:p>
          </table:table-cell>
          <table:table-cell table:style-name="Таблица8.E10" office:value-type="string">
            <text:p text:style-name="P29">первинний</text:p>
          </table:table-cell>
          <table:table-cell table:style-name="Таблица8.F10" office:value-type="string">
            <text:p text:style-name="P39"/>
          </table:table-cell>
          <table:table-cell table:style-name="Таблица8.G10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70874930590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1" office:value-type="string">
            <text:p text:style-name="P80">Дорога Марина</text:p>
          </table:table-cell>
          <table:table-cell table:style-name="Таблица8.C11" office:value-type="string">
            <text:p text:style-name="P57"><text:span text:style-name="T5">10-</text:span>-А</text:p>
          </table:table-cell>
          <table:table-cell table:style-name="Таблица8.D11" office:value-type="string">
            <text:p text:style-name="P66">12.01.2016</text:p>
          </table:table-cell>
          <table:table-cell table:style-name="Таблица8.E11" office:value-type="string">
            <text:p text:style-name="P29">первинний</text:p>
          </table:table-cell>
          <table:table-cell table:style-name="Таблица8.F11" office:value-type="string">
            <text:p text:style-name="P39"/>
          </table:table-cell>
          <table:table-cell table:style-name="Таблица8.G11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7094528723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2" office:value-type="string">
            <text:p text:style-name="P80">Зарівна Олександра</text:p>
          </table:table-cell>
          <table:table-cell table:style-name="Таблица8.C12" office:value-type="string">
            <text:p text:style-name="P57"><text:span text:style-name="T5">10-</text:span>-А</text:p>
          </table:table-cell>
          <table:table-cell table:style-name="Таблица8.D12" office:value-type="string">
            <text:p text:style-name="P66">12.01.2016</text:p>
          </table:table-cell>
          <table:table-cell table:style-name="Таблица8.E12" office:value-type="string">
            <text:p text:style-name="P29">первинний</text:p>
          </table:table-cell>
          <table:table-cell table:style-name="Таблица8.F12" office:value-type="string">
            <text:p text:style-name="P39"/>
          </table:table-cell>
          <table:table-cell table:style-name="Таблица8.G12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70926581263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3" office:value-type="string">
            <text:p text:style-name="P80">Іваницький Олександр</text:p>
          </table:table-cell>
          <table:table-cell table:style-name="Таблица8.C13" office:value-type="string">
            <text:p text:style-name="P57"><text:span text:style-name="T5">10-</text:span>-А</text:p>
          </table:table-cell>
          <table:table-cell table:style-name="Таблица8.D13" office:value-type="string">
            <text:p text:style-name="P66">12.01.2016</text:p>
          </table:table-cell>
          <table:table-cell table:style-name="Таблица8.E13" office:value-type="string">
            <text:p text:style-name="P29">первинний</text:p>
          </table:table-cell>
          <table:table-cell table:style-name="Таблица8.F13" office:value-type="string">
            <text:p text:style-name="P39"/>
          </table:table-cell>
          <table:table-cell table:style-name="Таблица8.G13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70883844947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4" office:value-type="string">
            <text:p text:style-name="P80">Косьяненко Тетяна</text:p>
          </table:table-cell>
          <table:table-cell table:style-name="Таблица8.C14" office:value-type="string">
            <text:p text:style-name="P57"><text:span text:style-name="T5">10-</text:span>-А</text:p>
          </table:table-cell>
          <table:table-cell table:style-name="Таблица8.D14" office:value-type="string">
            <text:p text:style-name="P66">12.01.2016</text:p>
          </table:table-cell>
          <table:table-cell table:style-name="Таблица8.E14" office:value-type="string">
            <text:p text:style-name="P29">первинний</text:p>
          </table:table-cell>
          <table:table-cell table:style-name="Таблица8.F14" office:value-type="string">
            <text:p text:style-name="P39"/>
          </table:table-cell>
          <table:table-cell table:style-name="Таблица8.G14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70968189940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5" office:value-type="string">
            <text:p text:style-name="P80">Кучер Юлія</text:p>
          </table:table-cell>
          <table:table-cell table:style-name="Таблица8.C15" office:value-type="string">
            <text:p text:style-name="P57"><text:span text:style-name="T5">10-</text:span>-А</text:p>
          </table:table-cell>
          <table:table-cell table:style-name="Таблица8.D15" office:value-type="string">
            <text:p text:style-name="P66">12.01.2016</text:p>
          </table:table-cell>
          <table:table-cell table:style-name="Таблица8.E15" office:value-type="string">
            <text:p text:style-name="P29">первинний</text:p>
          </table:table-cell>
          <table:table-cell table:style-name="Таблица8.F15" office:value-type="string">
            <text:p text:style-name="P39"/>
          </table:table-cell>
          <table:table-cell table:style-name="Таблица8.G15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7083833019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6" office:value-type="string">
            <text:p text:style-name="P80">Лобзін Микита</text:p>
          </table:table-cell>
          <table:table-cell table:style-name="Таблица8.C16" office:value-type="string">
            <text:p text:style-name="P57"><text:span text:style-name="T5">10-</text:span>-А</text:p>
          </table:table-cell>
          <table:table-cell table:style-name="Таблица8.D16" office:value-type="string">
            <text:p text:style-name="P66">12.01.2016</text:p>
          </table:table-cell>
          <table:table-cell table:style-name="Таблица8.E16" office:value-type="string">
            <text:p text:style-name="P29">первинний</text:p>
          </table:table-cell>
          <table:table-cell table:style-name="Таблица8.F16" office:value-type="string">
            <text:p text:style-name="P39"/>
          </table:table-cell>
          <table:table-cell table:style-name="Таблица8.G16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70810965869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7" office:value-type="string">
            <text:p text:style-name="P80">Ляшенко Анна</text:p>
          </table:table-cell>
          <table:table-cell table:style-name="Таблица8.C17" office:value-type="string">
            <text:p text:style-name="P57"><text:span text:style-name="T5">10-</text:span>-А</text:p>
          </table:table-cell>
          <table:table-cell table:style-name="Таблица8.D17" office:value-type="string">
            <text:p text:style-name="P66">12.01.2016</text:p>
          </table:table-cell>
          <table:table-cell table:style-name="Таблица8.E17" office:value-type="string">
            <text:p text:style-name="P29">первинний</text:p>
          </table:table-cell>
          <table:table-cell table:style-name="Таблица8.F17" office:value-type="string">
            <text:p text:style-name="P39"/>
          </table:table-cell>
          <table:table-cell table:style-name="Таблица8.G17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7077849808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8" office:value-type="string">
            <text:p text:style-name="P80">Максімова Анастасія</text:p>
          </table:table-cell>
          <table:table-cell table:style-name="Таблица8.C18" office:value-type="string">
            <text:p text:style-name="P57"><text:span text:style-name="T5">10-</text:span>-А</text:p>
          </table:table-cell>
          <table:table-cell table:style-name="Таблица8.D18" office:value-type="string">
            <text:p text:style-name="P66">12.01.2016</text:p>
          </table:table-cell>
          <table:table-cell table:style-name="Таблица8.E18" office:value-type="string">
            <text:p text:style-name="P29">первинний</text:p>
          </table:table-cell>
          <table:table-cell table:style-name="Таблица8.F18" office:value-type="string">
            <text:p text:style-name="P39"/>
          </table:table-cell>
          <table:table-cell table:style-name="Таблица8.G18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7076367987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9" office:value-type="string">
            <text:p text:style-name="P80">Мікулін Дмитро</text:p>
          </table:table-cell>
          <table:table-cell table:style-name="Таблица8.C19" office:value-type="string">
            <text:p text:style-name="P57"><text:span text:style-name="T5">10-</text:span>-А</text:p>
          </table:table-cell>
          <table:table-cell table:style-name="Таблица8.D19" office:value-type="string">
            <text:p text:style-name="P66">12.01.2016</text:p>
          </table:table-cell>
          <table:table-cell table:style-name="Таблица8.E19" office:value-type="string">
            <text:p text:style-name="P29">первинний</text:p>
          </table:table-cell>
          <table:table-cell table:style-name="Таблица8.F19" office:value-type="string">
            <text:p text:style-name="P39"/>
          </table:table-cell>
          <table:table-cell table:style-name="Таблица8.G19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7094776340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0" office:value-type="string">
            <text:p text:style-name="P80">Молочний Максим</text:p>
          </table:table-cell>
          <table:table-cell table:style-name="Таблица8.C20" office:value-type="string">
            <text:p text:style-name="P57"><text:span text:style-name="T5">10-</text:span>-А</text:p>
          </table:table-cell>
          <table:table-cell table:style-name="Таблица8.D20" office:value-type="string">
            <text:p text:style-name="P66">12.01.2016</text:p>
          </table:table-cell>
          <table:table-cell table:style-name="Таблица8.E20" office:value-type="string">
            <text:p text:style-name="P29">первинний</text:p>
          </table:table-cell>
          <table:table-cell table:style-name="Таблица8.F20" office:value-type="string">
            <text:p text:style-name="P39"/>
          </table:table-cell>
          <table:table-cell table:style-name="Таблица8.G20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7089766988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1" office:value-type="string">
            <text:p text:style-name="P80">Підошва Вадим</text:p>
          </table:table-cell>
          <table:table-cell table:style-name="Таблица8.C21" office:value-type="string">
            <text:p text:style-name="P57"><text:span text:style-name="T5">10-</text:span>-А</text:p>
          </table:table-cell>
          <table:table-cell table:style-name="Таблица8.D21" office:value-type="string">
            <text:p text:style-name="P66">12.01.2016</text:p>
          </table:table-cell>
          <table:table-cell table:style-name="Таблица8.E21" office:value-type="string">
            <text:p text:style-name="P29">первинний</text:p>
          </table:table-cell>
          <table:table-cell table:style-name="Таблица8.F21" office:value-type="string">
            <text:p text:style-name="P39"/>
          </table:table-cell>
          <table:table-cell table:style-name="Таблица8.G21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7092686156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2" office:value-type="string">
            <text:p text:style-name="P80">Скачиляс Анастасія</text:p>
          </table:table-cell>
          <table:table-cell table:style-name="Таблица8.C22" office:value-type="string">
            <text:p text:style-name="P57"><text:span text:style-name="T5">10-</text:span>-А</text:p>
          </table:table-cell>
          <table:table-cell table:style-name="Таблица8.D22" office:value-type="string">
            <text:p text:style-name="P66">12.01.2016</text:p>
          </table:table-cell>
          <table:table-cell table:style-name="Таблица8.E22" office:value-type="string">
            <text:p text:style-name="P29">первинний</text:p>
          </table:table-cell>
          <table:table-cell table:style-name="Таблица8.F22" office:value-type="string">
            <text:p text:style-name="P39"/>
          </table:table-cell>
          <table:table-cell table:style-name="Таблица8.G22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7086349748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3" office:value-type="string">
            <text:p text:style-name="P80">Хрістенко Анна</text:p>
          </table:table-cell>
          <table:table-cell table:style-name="Таблица8.C23" office:value-type="string">
            <text:p text:style-name="P57"><text:span text:style-name="T5">10-</text:span>-А</text:p>
          </table:table-cell>
          <table:table-cell table:style-name="Таблица8.D23" office:value-type="string">
            <text:p text:style-name="P66">12.01.2016</text:p>
          </table:table-cell>
          <table:table-cell table:style-name="Таблица8.E23" office:value-type="string">
            <text:p text:style-name="P29">первинний</text:p>
          </table:table-cell>
          <table:table-cell table:style-name="Таблица8.F23" office:value-type="string">
            <text:p text:style-name="P39"/>
          </table:table-cell>
          <table:table-cell table:style-name="Таблица8.G23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7086724132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4" office:value-type="string">
            <text:p text:style-name="P80">Чикало Єва</text:p>
          </table:table-cell>
          <table:table-cell table:style-name="Таблица8.C24" office:value-type="string">
            <text:p text:style-name="P57"><text:span text:style-name="T5">10-</text:span>-А</text:p>
          </table:table-cell>
          <table:table-cell table:style-name="Таблица8.D24" office:value-type="string">
            <text:p text:style-name="P66">12.01.2016</text:p>
          </table:table-cell>
          <table:table-cell table:style-name="Таблица8.E24" office:value-type="string">
            <text:p text:style-name="P29">первинний</text:p>
          </table:table-cell>
          <table:table-cell table:style-name="Таблица8.F24" office:value-type="string">
            <text:p text:style-name="P39"/>
          </table:table-cell>
          <table:table-cell table:style-name="Таблица8.G24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37076922746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5" office:value-type="string">
            <text:p text:style-name="P80">Чистобородова Крістіна</text:p>
          </table:table-cell>
          <table:table-cell table:style-name="Таблица8.C25" office:value-type="string">
            <text:p text:style-name="P57"><text:span text:style-name="T5">10-</text:span>-А</text:p>
          </table:table-cell>
          <table:table-cell table:style-name="Таблица8.D25" office:value-type="string">
            <text:p text:style-name="P66">12.01.2016</text:p>
          </table:table-cell>
          <table:table-cell table:style-name="Таблица8.E25" office:value-type="string">
            <text:p text:style-name="P30">первинний</text:p>
          </table:table-cell>
          <table:table-cell table:style-name="Таблица8.F25" office:value-type="string">
            <text:p text:style-name="P39"/>
          </table:table-cell>
          <table:table-cell table:style-name="Таблица8.G25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70880554820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6" office:value-type="string">
            <text:p text:style-name="P80">Шевель Антон</text:p>
          </table:table-cell>
          <table:table-cell table:style-name="Таблица8.C26" office:value-type="string">
            <text:p text:style-name="P57"><text:span text:style-name="T5">10-</text:span>-А</text:p>
          </table:table-cell>
          <table:table-cell table:style-name="Таблица8.D26" office:value-type="string">
            <text:p text:style-name="P66">12.01.2016</text:p>
          </table:table-cell>
          <table:table-cell table:style-name="Таблица8.E26" office:value-type="string">
            <text:p text:style-name="P50">первинний</text:p>
          </table:table-cell>
          <table:table-cell table:style-name="Таблица8.F26" office:value-type="string">
            <text:p text:style-name="P39"/>
          </table:table-cell>
          <table:table-cell table:style-name="Таблица8.G26" office:value-type="string">
            <text:p text:style-name="P40"/>
          </table:table-cell>
        </table:table-row>
      </table:table>
      <text:p text:style-name="P1"/>
      <text:p text:style-name="P1"/>
      <text:p text:style-name="P90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7">ЖУРНАЛ ПРОВЕДЕННЯ ІНСТРУКТАЖУ З ТЕХНІКИ БЕЗПЕКИ В КОМП’ЮТЕРНОМУ КЛАСІ</text:p>
      <text:p text:style-name="P10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4">№</text:p>
          </table:table-cell>
          <table:table-cell table:style-name="Таблица14.A1" office:value-type="string">
            <text:p text:style-name="P34">Прізвище, ім’я учня</text:p>
          </table:table-cell>
          <table:table-cell table:style-name="Таблица14.A1" office:value-type="string">
            <text:p text:style-name="P34">Клас</text:p>
          </table:table-cell>
          <table:table-cell table:style-name="Таблица14.A1" office:value-type="string">
            <text:p text:style-name="P34">Дата інструктажу</text:p>
          </table:table-cell>
          <table:table-cell table:style-name="Таблица14.A1" office:value-type="string">
            <text:p text:style-name="P34">Назва інструктажу</text:p>
          </table:table-cell>
          <table:table-cell table:style-name="Таблица14.A1" office:value-type="string">
            <text:p text:style-name="P34">Підпис учня</text:p>
          </table:table-cell>
          <table:table-cell table:style-name="Таблица14.G1" office:value-type="string">
            <text:p text:style-name="P34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83708022648120" text:continue-list="list83708805548208" text:style-name="L2">
              <text:list-item text:start-value="1">
                <text:p text:style-name="P99"/>
              </text:list-item>
            </text:list>
          </table:table-cell>
          <table:table-cell table:style-name="Таблица14.B2" office:value-type="string">
            <text:p text:style-name="P82">Абрамов Юрій</text:p>
          </table:table-cell>
          <table:table-cell table:style-name="Таблица14.C2" office:value-type="string">
            <text:p text:style-name="P57"><text:span text:style-name="T5">10-</text:span>-А</text:p>
          </table:table-cell>
          <table:table-cell table:style-name="Таблица14.D2" office:value-type="string">
            <text:p text:style-name="P66">08.09.2015</text:p>
          </table:table-cell>
          <table:table-cell table:style-name="Таблица14.E2" office:value-type="string">
            <text:p text:style-name="P34">первинний</text:p>
          </table:table-cell>
          <table:table-cell table:style-name="Таблица14.F2" office:value-type="string">
            <text:p text:style-name="P42"/>
          </table:table-cell>
          <table:table-cell table:style-name="Таблица14.G2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70820642554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3" office:value-type="string">
            <text:p text:style-name="P82">Авдєєв Олександр</text:p>
          </table:table-cell>
          <table:table-cell table:style-name="Таблица14.C3" office:value-type="string">
            <text:p text:style-name="P57"><text:span text:style-name="T5">10-</text:span>-А</text:p>
          </table:table-cell>
          <table:table-cell table:style-name="Таблица14.D3" office:value-type="string">
            <text:p text:style-name="P66">08.09.2015</text:p>
          </table:table-cell>
          <table:table-cell table:style-name="Таблица14.E3" office:value-type="string">
            <text:p text:style-name="P34">первинний</text:p>
          </table:table-cell>
          <table:table-cell table:style-name="Таблица14.F3" office:value-type="string">
            <text:p text:style-name="P42"/>
          </table:table-cell>
          <table:table-cell table:style-name="Таблица14.G3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70934983086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4" office:value-type="string">
            <text:p text:style-name="P82">Бєломийцева Аліна</text:p>
          </table:table-cell>
          <table:table-cell table:style-name="Таблица14.C4" office:value-type="string">
            <text:p text:style-name="P57"><text:span text:style-name="T5">10-</text:span>-А</text:p>
          </table:table-cell>
          <table:table-cell table:style-name="Таблица14.D4" office:value-type="string">
            <text:p text:style-name="P66">08.09.2015</text:p>
          </table:table-cell>
          <table:table-cell table:style-name="Таблица14.E4" office:value-type="string">
            <text:p text:style-name="P34">первинний</text:p>
          </table:table-cell>
          <table:table-cell table:style-name="Таблица14.F4" office:value-type="string">
            <text:p text:style-name="P42"/>
          </table:table-cell>
          <table:table-cell table:style-name="Таблица14.G4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70952142389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5" office:value-type="string">
            <text:p text:style-name="P82">Бойко Вікторія</text:p>
          </table:table-cell>
          <table:table-cell table:style-name="Таблица14.C5" office:value-type="string">
            <text:p text:style-name="P57"><text:span text:style-name="T5">10-</text:span>-А</text:p>
          </table:table-cell>
          <table:table-cell table:style-name="Таблица14.D5" office:value-type="string">
            <text:p text:style-name="P66">08.09.2015</text:p>
          </table:table-cell>
          <table:table-cell table:style-name="Таблица14.E5" office:value-type="string">
            <text:p text:style-name="P34">первинний</text:p>
          </table:table-cell>
          <table:table-cell table:style-name="Таблица14.F5" office:value-type="string">
            <text:p text:style-name="P42"/>
          </table:table-cell>
          <table:table-cell table:style-name="Таблица14.G5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70815258909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6" office:value-type="string">
            <text:p text:style-name="P82">Борисова Анна</text:p>
          </table:table-cell>
          <table:table-cell table:style-name="Таблица14.C6" office:value-type="string">
            <text:p text:style-name="P57"><text:span text:style-name="T5">10-</text:span>-А</text:p>
          </table:table-cell>
          <table:table-cell table:style-name="Таблица14.D6" office:value-type="string">
            <text:p text:style-name="P66">08.09.2015</text:p>
          </table:table-cell>
          <table:table-cell table:style-name="Таблица14.E6" office:value-type="string">
            <text:p text:style-name="P34">первинний</text:p>
          </table:table-cell>
          <table:table-cell table:style-name="Таблица14.F6" office:value-type="string">
            <text:p text:style-name="P42"/>
          </table:table-cell>
          <table:table-cell table:style-name="Таблица14.G6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70783286508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7" office:value-type="string">
            <text:p text:style-name="P82">Варфоломєєва Вікторія</text:p>
          </table:table-cell>
          <table:table-cell table:style-name="Таблица14.C7" office:value-type="string">
            <text:p text:style-name="P57"><text:span text:style-name="T5">10-</text:span>-А</text:p>
          </table:table-cell>
          <table:table-cell table:style-name="Таблица14.D7" office:value-type="string">
            <text:p text:style-name="P66">08.09.2015</text:p>
          </table:table-cell>
          <table:table-cell table:style-name="Таблица14.E7" office:value-type="string">
            <text:p text:style-name="P34">первинний</text:p>
          </table:table-cell>
          <table:table-cell table:style-name="Таблица14.F7" office:value-type="string">
            <text:p text:style-name="P42"/>
          </table:table-cell>
          <table:table-cell table:style-name="Таблица14.G7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70932181867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8" office:value-type="string">
            <text:p text:style-name="P82">Василенко Анна</text:p>
          </table:table-cell>
          <table:table-cell table:style-name="Таблица14.C8" office:value-type="string">
            <text:p text:style-name="P57"><text:span text:style-name="T5">10-</text:span>-А</text:p>
          </table:table-cell>
          <table:table-cell table:style-name="Таблица14.D8" office:value-type="string">
            <text:p text:style-name="P66">08.09.2015</text:p>
          </table:table-cell>
          <table:table-cell table:style-name="Таблица14.E8" office:value-type="string">
            <text:p text:style-name="P34">первинний</text:p>
          </table:table-cell>
          <table:table-cell table:style-name="Таблица14.F8" office:value-type="string">
            <text:p text:style-name="P42"/>
          </table:table-cell>
          <table:table-cell table:style-name="Таблица14.G8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70815474846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9" office:value-type="string">
            <text:p text:style-name="P82">Віннік Владислав</text:p>
          </table:table-cell>
          <table:table-cell table:style-name="Таблица14.C9" office:value-type="string">
            <text:p text:style-name="P57"><text:span text:style-name="T5">10-</text:span>-А</text:p>
          </table:table-cell>
          <table:table-cell table:style-name="Таблица14.D9" office:value-type="string">
            <text:p text:style-name="P66">08.09.2015</text:p>
          </table:table-cell>
          <table:table-cell table:style-name="Таблица14.E9" office:value-type="string">
            <text:p text:style-name="P34">первинний</text:p>
          </table:table-cell>
          <table:table-cell table:style-name="Таблица14.F9" office:value-type="string">
            <text:p text:style-name="P42"/>
          </table:table-cell>
          <table:table-cell table:style-name="Таблица14.G9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70910970072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0" office:value-type="string">
            <text:p text:style-name="P82">Гордієнко Марія</text:p>
          </table:table-cell>
          <table:table-cell table:style-name="Таблица14.C10" office:value-type="string">
            <text:p text:style-name="P57"><text:span text:style-name="T5">10-</text:span>-А</text:p>
          </table:table-cell>
          <table:table-cell table:style-name="Таблица14.D10" office:value-type="string">
            <text:p text:style-name="P66">08.09.2015</text:p>
          </table:table-cell>
          <table:table-cell table:style-name="Таблица14.E10" office:value-type="string">
            <text:p text:style-name="P34">первинний</text:p>
          </table:table-cell>
          <table:table-cell table:style-name="Таблица14.F10" office:value-type="string">
            <text:p text:style-name="P42"/>
          </table:table-cell>
          <table:table-cell table:style-name="Таблица14.G10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70924159597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1" office:value-type="string">
            <text:p text:style-name="P82">Дорога Марина</text:p>
          </table:table-cell>
          <table:table-cell table:style-name="Таблица14.C11" office:value-type="string">
            <text:p text:style-name="P57"><text:span text:style-name="T5">10-</text:span>-А</text:p>
          </table:table-cell>
          <table:table-cell table:style-name="Таблица14.D11" office:value-type="string">
            <text:p text:style-name="P66">08.09.2015</text:p>
          </table:table-cell>
          <table:table-cell table:style-name="Таблица14.E11" office:value-type="string">
            <text:p text:style-name="P34">первинний</text:p>
          </table:table-cell>
          <table:table-cell table:style-name="Таблица14.F11" office:value-type="string">
            <text:p text:style-name="P42"/>
          </table:table-cell>
          <table:table-cell table:style-name="Таблица14.G11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70844028146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2" office:value-type="string">
            <text:p text:style-name="P82">Зарівна Олександра</text:p>
          </table:table-cell>
          <table:table-cell table:style-name="Таблица14.C12" office:value-type="string">
            <text:p text:style-name="P57"><text:span text:style-name="T5">10-</text:span>-А</text:p>
          </table:table-cell>
          <table:table-cell table:style-name="Таблица14.D12" office:value-type="string">
            <text:p text:style-name="P66">08.09.2015</text:p>
          </table:table-cell>
          <table:table-cell table:style-name="Таблица14.E12" office:value-type="string">
            <text:p text:style-name="P34">первинний</text:p>
          </table:table-cell>
          <table:table-cell table:style-name="Таблица14.F12" office:value-type="string">
            <text:p text:style-name="P42"/>
          </table:table-cell>
          <table:table-cell table:style-name="Таблица14.G12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70946948099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3" office:value-type="string">
            <text:p text:style-name="P82">Іваницький Олександр</text:p>
          </table:table-cell>
          <table:table-cell table:style-name="Таблица14.C13" office:value-type="string">
            <text:p text:style-name="P57"><text:span text:style-name="T5">10-</text:span>-А</text:p>
          </table:table-cell>
          <table:table-cell table:style-name="Таблица14.D13" office:value-type="string">
            <text:p text:style-name="P66">08.09.2015</text:p>
          </table:table-cell>
          <table:table-cell table:style-name="Таблица14.E13" office:value-type="string">
            <text:p text:style-name="P34">первинний</text:p>
          </table:table-cell>
          <table:table-cell table:style-name="Таблица14.F13" office:value-type="string">
            <text:p text:style-name="P42"/>
          </table:table-cell>
          <table:table-cell table:style-name="Таблица14.G13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70957070546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4" office:value-type="string">
            <text:p text:style-name="P82">Косьяненко Тетяна</text:p>
          </table:table-cell>
          <table:table-cell table:style-name="Таблица14.C14" office:value-type="string">
            <text:p text:style-name="P57"><text:span text:style-name="T5">10-</text:span>-А</text:p>
          </table:table-cell>
          <table:table-cell table:style-name="Таблица14.D14" office:value-type="string">
            <text:p text:style-name="P66">08.09.2015</text:p>
          </table:table-cell>
          <table:table-cell table:style-name="Таблица14.E14" office:value-type="string">
            <text:p text:style-name="P34">первинний</text:p>
          </table:table-cell>
          <table:table-cell table:style-name="Таблица14.F14" office:value-type="string">
            <text:p text:style-name="P42"/>
          </table:table-cell>
          <table:table-cell table:style-name="Таблица14.G14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70928152166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5" office:value-type="string">
            <text:p text:style-name="P82">Кучер Юлія</text:p>
          </table:table-cell>
          <table:table-cell table:style-name="Таблица14.C15" office:value-type="string">
            <text:p text:style-name="P57"><text:span text:style-name="T5">10-</text:span>-А</text:p>
          </table:table-cell>
          <table:table-cell table:style-name="Таблица14.D15" office:value-type="string">
            <text:p text:style-name="P66">08.09.2015</text:p>
          </table:table-cell>
          <table:table-cell table:style-name="Таблица14.E15" office:value-type="string">
            <text:p text:style-name="P34">первинний</text:p>
          </table:table-cell>
          <table:table-cell table:style-name="Таблица14.F15" office:value-type="string">
            <text:p text:style-name="P42"/>
          </table:table-cell>
          <table:table-cell table:style-name="Таблица14.G15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70768829524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6" office:value-type="string">
            <text:p text:style-name="P82">Лобзін Микита</text:p>
          </table:table-cell>
          <table:table-cell table:style-name="Таблица14.C16" office:value-type="string">
            <text:p text:style-name="P57"><text:span text:style-name="T5">10-</text:span>-А</text:p>
          </table:table-cell>
          <table:table-cell table:style-name="Таблица14.D16" office:value-type="string">
            <text:p text:style-name="P66">08.09.2015</text:p>
          </table:table-cell>
          <table:table-cell table:style-name="Таблица14.E16" office:value-type="string">
            <text:p text:style-name="P34">первинний</text:p>
          </table:table-cell>
          <table:table-cell table:style-name="Таблица14.F16" office:value-type="string">
            <text:p text:style-name="P42"/>
          </table:table-cell>
          <table:table-cell table:style-name="Таблица14.G16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70900015926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7" office:value-type="string">
            <text:p text:style-name="P82">Ляшенко Анна</text:p>
          </table:table-cell>
          <table:table-cell table:style-name="Таблица14.C17" office:value-type="string">
            <text:p text:style-name="P57"><text:span text:style-name="T5">10-</text:span>-А</text:p>
          </table:table-cell>
          <table:table-cell table:style-name="Таблица14.D17" office:value-type="string">
            <text:p text:style-name="P66">08.09.2015</text:p>
          </table:table-cell>
          <table:table-cell table:style-name="Таблица14.E17" office:value-type="string">
            <text:p text:style-name="P34">первинний</text:p>
          </table:table-cell>
          <table:table-cell table:style-name="Таблица14.F17" office:value-type="string">
            <text:p text:style-name="P42"/>
          </table:table-cell>
          <table:table-cell table:style-name="Таблица14.G17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70952782895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8" office:value-type="string">
            <text:p text:style-name="P82">Максімова Анастасія</text:p>
          </table:table-cell>
          <table:table-cell table:style-name="Таблица14.C18" office:value-type="string">
            <text:p text:style-name="P57"><text:span text:style-name="T5">10-</text:span>-А</text:p>
          </table:table-cell>
          <table:table-cell table:style-name="Таблица14.D18" office:value-type="string">
            <text:p text:style-name="P66">08.09.2015</text:p>
          </table:table-cell>
          <table:table-cell table:style-name="Таблица14.E18" office:value-type="string">
            <text:p text:style-name="P34">первинний</text:p>
          </table:table-cell>
          <table:table-cell table:style-name="Таблица14.F18" office:value-type="string">
            <text:p text:style-name="P42"/>
          </table:table-cell>
          <table:table-cell table:style-name="Таблица14.G18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70822444977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9" office:value-type="string">
            <text:p text:style-name="P82">Мікулін Дмитро</text:p>
          </table:table-cell>
          <table:table-cell table:style-name="Таблица14.C19" office:value-type="string">
            <text:p text:style-name="P57"><text:span text:style-name="T5">10-</text:span>-А</text:p>
          </table:table-cell>
          <table:table-cell table:style-name="Таблица14.D19" office:value-type="string">
            <text:p text:style-name="P66">08.09.2015</text:p>
          </table:table-cell>
          <table:table-cell table:style-name="Таблица14.E19" office:value-type="string">
            <text:p text:style-name="P34">первинний</text:p>
          </table:table-cell>
          <table:table-cell table:style-name="Таблица14.F19" office:value-type="string">
            <text:p text:style-name="P42"/>
          </table:table-cell>
          <table:table-cell table:style-name="Таблица14.G19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70819099090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0" office:value-type="string">
            <text:p text:style-name="P82">Молочний Максим</text:p>
          </table:table-cell>
          <table:table-cell table:style-name="Таблица14.C20" office:value-type="string">
            <text:p text:style-name="P57"><text:span text:style-name="T5">10-</text:span>-А</text:p>
          </table:table-cell>
          <table:table-cell table:style-name="Таблица14.D20" office:value-type="string">
            <text:p text:style-name="P66">08.09.2015</text:p>
          </table:table-cell>
          <table:table-cell table:style-name="Таблица14.E20" office:value-type="string">
            <text:p text:style-name="P34">первинний</text:p>
          </table:table-cell>
          <table:table-cell table:style-name="Таблица14.F20" office:value-type="string">
            <text:p text:style-name="P42"/>
          </table:table-cell>
          <table:table-cell table:style-name="Таблица14.G20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70927867238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1" office:value-type="string">
            <text:p text:style-name="P82">Підошва Вадим</text:p>
          </table:table-cell>
          <table:table-cell table:style-name="Таблица14.C21" office:value-type="string">
            <text:p text:style-name="P57"><text:span text:style-name="T5">10-</text:span>-А</text:p>
          </table:table-cell>
          <table:table-cell table:style-name="Таблица14.D21" office:value-type="string">
            <text:p text:style-name="P66">08.09.2015</text:p>
          </table:table-cell>
          <table:table-cell table:style-name="Таблица14.E21" office:value-type="string">
            <text:p text:style-name="P34">первинний</text:p>
          </table:table-cell>
          <table:table-cell table:style-name="Таблица14.F21" office:value-type="string">
            <text:p text:style-name="P42"/>
          </table:table-cell>
          <table:table-cell table:style-name="Таблица14.G21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70884429209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2" office:value-type="string">
            <text:p text:style-name="P82">Скачиляс Анастасія</text:p>
          </table:table-cell>
          <table:table-cell table:style-name="Таблица14.C22" office:value-type="string">
            <text:p text:style-name="P57"><text:span text:style-name="T5">10-</text:span>-А</text:p>
          </table:table-cell>
          <table:table-cell table:style-name="Таблица14.D22" office:value-type="string">
            <text:p text:style-name="P66">08.09.2015</text:p>
          </table:table-cell>
          <table:table-cell table:style-name="Таблица14.E22" office:value-type="string">
            <text:p text:style-name="P34">первинний</text:p>
          </table:table-cell>
          <table:table-cell table:style-name="Таблица14.F22" office:value-type="string">
            <text:p text:style-name="P42"/>
          </table:table-cell>
          <table:table-cell table:style-name="Таблица14.G22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70909633060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3" office:value-type="string">
            <text:p text:style-name="P82">Хрістенко Анна</text:p>
          </table:table-cell>
          <table:table-cell table:style-name="Таблица14.C23" office:value-type="string">
            <text:p text:style-name="P57"><text:span text:style-name="T5">10-</text:span>-А</text:p>
          </table:table-cell>
          <table:table-cell table:style-name="Таблица14.D23" office:value-type="string">
            <text:p text:style-name="P66">08.09.2015</text:p>
          </table:table-cell>
          <table:table-cell table:style-name="Таблица14.E23" office:value-type="string">
            <text:p text:style-name="P34">первинний</text:p>
          </table:table-cell>
          <table:table-cell table:style-name="Таблица14.F23" office:value-type="string">
            <text:p text:style-name="P42"/>
          </table:table-cell>
          <table:table-cell table:style-name="Таблица14.G23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70818298265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4" office:value-type="string">
            <text:p text:style-name="P82">Чикало Єва</text:p>
          </table:table-cell>
          <table:table-cell table:style-name="Таблица14.C24" office:value-type="string">
            <text:p text:style-name="P57"><text:span text:style-name="T5">10-</text:span>-А</text:p>
          </table:table-cell>
          <table:table-cell table:style-name="Таблица14.D24" office:value-type="string">
            <text:p text:style-name="P66">08.09.2015</text:p>
          </table:table-cell>
          <table:table-cell table:style-name="Таблица14.E24" office:value-type="string">
            <text:p text:style-name="P34">первинний</text:p>
          </table:table-cell>
          <table:table-cell table:style-name="Таблица14.F24" office:value-type="string">
            <text:p text:style-name="P42"/>
          </table:table-cell>
          <table:table-cell table:style-name="Таблица14.G24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70922323066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5" office:value-type="string">
            <text:p text:style-name="P82">Чистобородова Крістіна</text:p>
          </table:table-cell>
          <table:table-cell table:style-name="Таблица14.C25" office:value-type="string">
            <text:p text:style-name="P57"><text:span text:style-name="T5">10-</text:span>-А</text:p>
          </table:table-cell>
          <table:table-cell table:style-name="Таблица14.D25" office:value-type="string">
            <text:p text:style-name="P66">08.09.2015</text:p>
          </table:table-cell>
          <table:table-cell table:style-name="Таблица14.E25" office:value-type="string">
            <text:p text:style-name="P34">первинний</text:p>
          </table:table-cell>
          <table:table-cell table:style-name="Таблица14.F25" office:value-type="string">
            <text:p text:style-name="P42"/>
          </table:table-cell>
          <table:table-cell table:style-name="Таблица14.G25" office:value-type="string">
            <text:p text:style-name="P42"/>
          </table:table-cell>
        </table:table-row>
        <table:table-row table:style-name="Таблица14.2">
          <table:table-cell table:style-name="Таблица14.A2" office:value-type="string">
            <text:list xml:id="list8370782715161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6" office:value-type="string">
            <text:p text:style-name="P82">Шевель Антон</text:p>
          </table:table-cell>
          <table:table-cell table:style-name="Таблица14.C26" office:value-type="string">
            <text:p text:style-name="P57"><text:span text:style-name="T5">10-</text:span>-А</text:p>
          </table:table-cell>
          <table:table-cell table:style-name="Таблица14.D26" office:value-type="string">
            <text:p text:style-name="P66">08.09.2015</text:p>
          </table:table-cell>
          <table:table-cell table:style-name="Таблица14.E26" office:value-type="string">
            <text:p text:style-name="P52">первинний</text:p>
          </table:table-cell>
          <table:table-cell table:style-name="Таблица14.F26" office:value-type="string">
            <text:p text:style-name="P42"/>
          </table:table-cell>
          <table:table-cell table:style-name="Таблица14.G26" office:value-type="string">
            <text:p text:style-name="P42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9">№</text:p>
          </table:table-cell>
          <table:table-cell table:style-name="Таблица9.A1" office:value-type="string">
            <text:p text:style-name="P29">Прізвище, ім’я учня</text:p>
          </table:table-cell>
          <table:table-cell table:style-name="Таблица9.A1" office:value-type="string">
            <text:p text:style-name="P29">Клас</text:p>
          </table:table-cell>
          <table:table-cell table:style-name="Таблица9.A1" office:value-type="string">
            <text:p text:style-name="P29">Дата інструктажу</text:p>
          </table:table-cell>
          <table:table-cell table:style-name="Таблица9.A1" office:value-type="string">
            <text:p text:style-name="P29">Назва інструктажу</text:p>
          </table:table-cell>
          <table:table-cell table:style-name="Таблица9.A1" office:value-type="string">
            <text:p text:style-name="P29">Підпис учня</text:p>
          </table:table-cell>
          <table:table-cell table:style-name="Таблица9.G1" office:value-type="string">
            <text:p text:style-name="P29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83707709869326" text:continue-list="list83707827151614" text:style-name="L2">
              <text:list-item text:start-value="1">
                <text:p text:style-name="P97"/>
              </text:list-item>
            </text:list>
          </table:table-cell>
          <table:table-cell table:style-name="Таблица9.B2" office:value-type="string">
            <text:p text:style-name="P55">Авілкіна Анастасія</text:p>
          </table:table-cell>
          <table:table-cell table:style-name="Таблица9.C2" office:value-type="string">
            <text:p text:style-name="P56">10-А</text:p>
          </table:table-cell>
          <table:table-cell table:style-name="Таблица9.D2" office:value-type="string">
            <text:p text:style-name="P39"/>
          </table:table-cell>
          <table:table-cell table:style-name="Таблица9.E2" office:value-type="string">
            <text:p text:style-name="P29">первинний</text:p>
          </table:table-cell>
          <table:table-cell table:style-name="Таблица9.F2" office:value-type="string">
            <text:p text:style-name="P39"/>
          </table:table-cell>
          <table:table-cell table:style-name="Таблица9.G2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7080769522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" office:value-type="string">
            <text:p text:style-name="P28">Авілкіна Анна</text:p>
          </table:table-cell>
          <table:table-cell table:style-name="Таблица9.C3" office:value-type="string">
            <text:p text:style-name="P56">10-А</text:p>
          </table:table-cell>
          <table:table-cell table:style-name="Таблица9.D3" office:value-type="string">
            <text:p text:style-name="P39"/>
          </table:table-cell>
          <table:table-cell table:style-name="Таблица9.E3" office:value-type="string">
            <text:p text:style-name="P29">первинний</text:p>
          </table:table-cell>
          <table:table-cell table:style-name="Таблица9.F3" office:value-type="string">
            <text:p text:style-name="P39"/>
          </table:table-cell>
          <table:table-cell table:style-name="Таблица9.G3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7077087665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4" office:value-type="string">
            <text:p text:style-name="P28">Білоус Ганна</text:p>
          </table:table-cell>
          <table:table-cell table:style-name="Таблица9.C4" office:value-type="string">
            <text:p text:style-name="P56">10-А</text:p>
          </table:table-cell>
          <table:table-cell table:style-name="Таблица9.D4" office:value-type="string">
            <text:p text:style-name="P39"/>
          </table:table-cell>
          <table:table-cell table:style-name="Таблица9.E4" office:value-type="string">
            <text:p text:style-name="P29">первинний</text:p>
          </table:table-cell>
          <table:table-cell table:style-name="Таблица9.F4" office:value-type="string">
            <text:p text:style-name="P39"/>
          </table:table-cell>
          <table:table-cell table:style-name="Таблица9.G4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7082269241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5" office:value-type="string">
            <text:p text:style-name="P28">Бурикін Максим</text:p>
          </table:table-cell>
          <table:table-cell table:style-name="Таблица9.C5" office:value-type="string">
            <text:p text:style-name="P56">10-А</text:p>
          </table:table-cell>
          <table:table-cell table:style-name="Таблица9.D5" office:value-type="string">
            <text:p text:style-name="P39"/>
          </table:table-cell>
          <table:table-cell table:style-name="Таблица9.E5" office:value-type="string">
            <text:p text:style-name="P29">первинний</text:p>
          </table:table-cell>
          <table:table-cell table:style-name="Таблица9.F5" office:value-type="string">
            <text:p text:style-name="P39"/>
          </table:table-cell>
          <table:table-cell table:style-name="Таблица9.G5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7082040404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6" office:value-type="string">
            <text:p text:style-name="P28">Васильчук Євген</text:p>
          </table:table-cell>
          <table:table-cell table:style-name="Таблица9.C6" office:value-type="string">
            <text:p text:style-name="P56">10-А</text:p>
          </table:table-cell>
          <table:table-cell table:style-name="Таблица9.D6" office:value-type="string">
            <text:p text:style-name="P39"/>
          </table:table-cell>
          <table:table-cell table:style-name="Таблица9.E6" office:value-type="string">
            <text:p text:style-name="P29">первинний</text:p>
          </table:table-cell>
          <table:table-cell table:style-name="Таблица9.F6" office:value-type="string">
            <text:p text:style-name="P39"/>
          </table:table-cell>
          <table:table-cell table:style-name="Таблица9.G6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7087683003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7" office:value-type="string">
            <text:p text:style-name="P28">Гаркавенко Марія</text:p>
          </table:table-cell>
          <table:table-cell table:style-name="Таблица9.C7" office:value-type="string">
            <text:p text:style-name="P56">10-А</text:p>
          </table:table-cell>
          <table:table-cell table:style-name="Таблица9.D7" office:value-type="string">
            <text:p text:style-name="P39"/>
          </table:table-cell>
          <table:table-cell table:style-name="Таблица9.E7" office:value-type="string">
            <text:p text:style-name="P29">первинний</text:p>
          </table:table-cell>
          <table:table-cell table:style-name="Таблица9.F7" office:value-type="string">
            <text:p text:style-name="P39"/>
          </table:table-cell>
          <table:table-cell table:style-name="Таблица9.G7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7089068459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8" office:value-type="string">
            <text:p text:style-name="P28">Георгієв Олександр</text:p>
          </table:table-cell>
          <table:table-cell table:style-name="Таблица9.C8" office:value-type="string">
            <text:p text:style-name="P56">10-А</text:p>
          </table:table-cell>
          <table:table-cell table:style-name="Таблица9.D8" office:value-type="string">
            <text:p text:style-name="P39"/>
          </table:table-cell>
          <table:table-cell table:style-name="Таблица9.E8" office:value-type="string">
            <text:p text:style-name="P29">первинний</text:p>
          </table:table-cell>
          <table:table-cell table:style-name="Таблица9.F8" office:value-type="string">
            <text:p text:style-name="P39"/>
          </table:table-cell>
          <table:table-cell table:style-name="Таблица9.G8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70861974025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9" office:value-type="string">
            <text:p text:style-name="P28">Глущенков Данило</text:p>
          </table:table-cell>
          <table:table-cell table:style-name="Таблица9.C9" office:value-type="string">
            <text:p text:style-name="P56">10-А</text:p>
          </table:table-cell>
          <table:table-cell table:style-name="Таблица9.D9" office:value-type="string">
            <text:p text:style-name="P39"/>
          </table:table-cell>
          <table:table-cell table:style-name="Таблица9.E9" office:value-type="string">
            <text:p text:style-name="P29">первинний</text:p>
          </table:table-cell>
          <table:table-cell table:style-name="Таблица9.F9" office:value-type="string">
            <text:p text:style-name="P39"/>
          </table:table-cell>
          <table:table-cell table:style-name="Таблица9.G9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7081886964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0" office:value-type="string">
            <text:p text:style-name="P28">Горлач Євгенія</text:p>
          </table:table-cell>
          <table:table-cell table:style-name="Таблица9.C10" office:value-type="string">
            <text:p text:style-name="P56">10-А</text:p>
          </table:table-cell>
          <table:table-cell table:style-name="Таблица9.D10" office:value-type="string">
            <text:p text:style-name="P39"/>
          </table:table-cell>
          <table:table-cell table:style-name="Таблица9.E10" office:value-type="string">
            <text:p text:style-name="P29">первинний</text:p>
          </table:table-cell>
          <table:table-cell table:style-name="Таблица9.F10" office:value-type="string">
            <text:p text:style-name="P39"/>
          </table:table-cell>
          <table:table-cell table:style-name="Таблица9.G1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70805499380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1" office:value-type="string">
            <text:p text:style-name="P28">Грисіна Аліна</text:p>
          </table:table-cell>
          <table:table-cell table:style-name="Таблица9.C11" office:value-type="string">
            <text:p text:style-name="P56">10-А</text:p>
          </table:table-cell>
          <table:table-cell table:style-name="Таблица9.D11" office:value-type="string">
            <text:p text:style-name="P39"/>
          </table:table-cell>
          <table:table-cell table:style-name="Таблица9.E11" office:value-type="string">
            <text:p text:style-name="P29">первинний</text:p>
          </table:table-cell>
          <table:table-cell table:style-name="Таблица9.F11" office:value-type="string">
            <text:p text:style-name="P39"/>
          </table:table-cell>
          <table:table-cell table:style-name="Таблица9.G11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7097291162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2" office:value-type="string">
            <text:p text:style-name="P28">Гуцуляк Єлизавета</text:p>
          </table:table-cell>
          <table:table-cell table:style-name="Таблица9.C12" office:value-type="string">
            <text:p text:style-name="P56">10-А</text:p>
          </table:table-cell>
          <table:table-cell table:style-name="Таблица9.D12" office:value-type="string">
            <text:p text:style-name="P39"/>
          </table:table-cell>
          <table:table-cell table:style-name="Таблица9.E12" office:value-type="string">
            <text:p text:style-name="P29">первинний</text:p>
          </table:table-cell>
          <table:table-cell table:style-name="Таблица9.F12" office:value-type="string">
            <text:p text:style-name="P39"/>
          </table:table-cell>
          <table:table-cell table:style-name="Таблица9.G12" office:value-type="string">
            <text:p text:style-name="P39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837080499434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3" office:value-type="string">
            <text:p text:style-name="P28">Заморська Вероніка</text:p>
          </table:table-cell>
          <table:table-cell table:style-name="Таблица9.C13" office:value-type="string">
            <text:p text:style-name="P56">10-А</text:p>
          </table:table-cell>
          <table:table-cell table:style-name="Таблица9.D13" office:value-type="string">
            <text:p text:style-name="P39"/>
          </table:table-cell>
          <table:table-cell table:style-name="Таблица9.E13" office:value-type="string">
            <text:p text:style-name="P29">первинний</text:p>
          </table:table-cell>
          <table:table-cell table:style-name="Таблица9.F13" office:value-type="string">
            <text:p text:style-name="P39"/>
          </table:table-cell>
          <table:table-cell table:style-name="Таблица9.G13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70768050957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4" office:value-type="string">
            <text:p text:style-name="P28">Караєв Микита</text:p>
          </table:table-cell>
          <table:table-cell table:style-name="Таблица9.C14" office:value-type="string">
            <text:p text:style-name="P56">10-А</text:p>
          </table:table-cell>
          <table:table-cell table:style-name="Таблица9.D14" office:value-type="string">
            <text:p text:style-name="P39"/>
          </table:table-cell>
          <table:table-cell table:style-name="Таблица9.E14" office:value-type="string">
            <text:p text:style-name="P29">первинний</text:p>
          </table:table-cell>
          <table:table-cell table:style-name="Таблица9.F14" office:value-type="string">
            <text:p text:style-name="P39"/>
          </table:table-cell>
          <table:table-cell table:style-name="Таблица9.G14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7090887031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5" office:value-type="string">
            <text:p text:style-name="P28">Киян Діана</text:p>
          </table:table-cell>
          <table:table-cell table:style-name="Таблица9.C15" office:value-type="string">
            <text:p text:style-name="P56">10-А</text:p>
          </table:table-cell>
          <table:table-cell table:style-name="Таблица9.D15" office:value-type="string">
            <text:p text:style-name="P39"/>
          </table:table-cell>
          <table:table-cell table:style-name="Таблица9.E15" office:value-type="string">
            <text:p text:style-name="P29">первинний</text:p>
          </table:table-cell>
          <table:table-cell table:style-name="Таблица9.F15" office:value-type="string">
            <text:p text:style-name="P39"/>
          </table:table-cell>
          <table:table-cell table:style-name="Таблица9.G15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7085097599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6" office:value-type="string">
            <text:p text:style-name="P28">Корж Микита</text:p>
          </table:table-cell>
          <table:table-cell table:style-name="Таблица9.C16" office:value-type="string">
            <text:p text:style-name="P56">10-А</text:p>
          </table:table-cell>
          <table:table-cell table:style-name="Таблица9.D16" office:value-type="string">
            <text:p text:style-name="P39"/>
          </table:table-cell>
          <table:table-cell table:style-name="Таблица9.E16" office:value-type="string">
            <text:p text:style-name="P29">первинний</text:p>
          </table:table-cell>
          <table:table-cell table:style-name="Таблица9.F16" office:value-type="string">
            <text:p text:style-name="P39"/>
          </table:table-cell>
          <table:table-cell table:style-name="Таблица9.G16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7089570197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7" office:value-type="string">
            <text:p text:style-name="P28">Курман Єлизавета</text:p>
          </table:table-cell>
          <table:table-cell table:style-name="Таблица9.C17" office:value-type="string">
            <text:p text:style-name="P56">10-А</text:p>
          </table:table-cell>
          <table:table-cell table:style-name="Таблица9.D17" office:value-type="string">
            <text:p text:style-name="P39"/>
          </table:table-cell>
          <table:table-cell table:style-name="Таблица9.E17" office:value-type="string">
            <text:p text:style-name="P29">первинний</text:p>
          </table:table-cell>
          <table:table-cell table:style-name="Таблица9.F17" office:value-type="string">
            <text:p text:style-name="P39"/>
          </table:table-cell>
          <table:table-cell table:style-name="Таблица9.G17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70814430866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8" office:value-type="string">
            <text:p text:style-name="P28">Літвінова Світлана</text:p>
          </table:table-cell>
          <table:table-cell table:style-name="Таблица9.C18" office:value-type="string">
            <text:p text:style-name="P56">10-А</text:p>
          </table:table-cell>
          <table:table-cell table:style-name="Таблица9.D18" office:value-type="string">
            <text:p text:style-name="P39"/>
          </table:table-cell>
          <table:table-cell table:style-name="Таблица9.E18" office:value-type="string">
            <text:p text:style-name="P29">первинний</text:p>
          </table:table-cell>
          <table:table-cell table:style-name="Таблица9.F18" office:value-type="string">
            <text:p text:style-name="P39"/>
          </table:table-cell>
          <table:table-cell table:style-name="Таблица9.G18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70858232616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9" office:value-type="string">
            <text:p text:style-name="P28">Манзуля Юлія</text:p>
          </table:table-cell>
          <table:table-cell table:style-name="Таблица9.C19" office:value-type="string">
            <text:p text:style-name="P56">10-А</text:p>
          </table:table-cell>
          <table:table-cell table:style-name="Таблица9.D19" office:value-type="string">
            <text:p text:style-name="P39"/>
          </table:table-cell>
          <table:table-cell table:style-name="Таблица9.E19" office:value-type="string">
            <text:p text:style-name="P29">первинний</text:p>
          </table:table-cell>
          <table:table-cell table:style-name="Таблица9.F19" office:value-type="string">
            <text:p text:style-name="P39"/>
          </table:table-cell>
          <table:table-cell table:style-name="Таблица9.G19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7076879015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0" office:value-type="string">
            <text:p text:style-name="P28">Мєщанова Аліна</text:p>
          </table:table-cell>
          <table:table-cell table:style-name="Таблица9.C20" office:value-type="string">
            <text:p text:style-name="P56">10-А</text:p>
          </table:table-cell>
          <table:table-cell table:style-name="Таблица9.D20" office:value-type="string">
            <text:p text:style-name="P39"/>
          </table:table-cell>
          <table:table-cell table:style-name="Таблица9.E20" office:value-type="string">
            <text:p text:style-name="P29">первинний</text:p>
          </table:table-cell>
          <table:table-cell table:style-name="Таблица9.F20" office:value-type="string">
            <text:p text:style-name="P39"/>
          </table:table-cell>
          <table:table-cell table:style-name="Таблица9.G2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7094888930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1" office:value-type="string">
            <text:p text:style-name="P28">Орлік Анна</text:p>
          </table:table-cell>
          <table:table-cell table:style-name="Таблица9.C21" office:value-type="string">
            <text:p text:style-name="P56">10-А</text:p>
          </table:table-cell>
          <table:table-cell table:style-name="Таблица9.D21" office:value-type="string">
            <text:p text:style-name="P39"/>
          </table:table-cell>
          <table:table-cell table:style-name="Таблица9.E21" office:value-type="string">
            <text:p text:style-name="P29">первинний</text:p>
          </table:table-cell>
          <table:table-cell table:style-name="Таблица9.F21" office:value-type="string">
            <text:p text:style-name="P39"/>
          </table:table-cell>
          <table:table-cell table:style-name="Таблица9.G21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70879170204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2" office:value-type="string">
            <text:p text:style-name="P28">Поборська Тетяна</text:p>
          </table:table-cell>
          <table:table-cell table:style-name="Таблица9.C22" office:value-type="string">
            <text:p text:style-name="P56">10-А</text:p>
          </table:table-cell>
          <table:table-cell table:style-name="Таблица9.D22" office:value-type="string">
            <text:p text:style-name="P39"/>
          </table:table-cell>
          <table:table-cell table:style-name="Таблица9.E22" office:value-type="string">
            <text:p text:style-name="P29">первинний</text:p>
          </table:table-cell>
          <table:table-cell table:style-name="Таблица9.F22" office:value-type="string">
            <text:p text:style-name="P39"/>
          </table:table-cell>
          <table:table-cell table:style-name="Таблица9.G22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7081032094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3" office:value-type="string">
            <text:p text:style-name="P28">Ромеус Ілля</text:p>
          </table:table-cell>
          <table:table-cell table:style-name="Таблица9.C23" office:value-type="string">
            <text:p text:style-name="P56">10-А</text:p>
          </table:table-cell>
          <table:table-cell table:style-name="Таблица9.D23" office:value-type="string">
            <text:p text:style-name="P39"/>
          </table:table-cell>
          <table:table-cell table:style-name="Таблица9.E23" office:value-type="string">
            <text:p text:style-name="P29">первинний</text:p>
          </table:table-cell>
          <table:table-cell table:style-name="Таблица9.F23" office:value-type="string">
            <text:p text:style-name="P39"/>
          </table:table-cell>
          <table:table-cell table:style-name="Таблица9.G23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7086669209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4" office:value-type="string">
            <text:p text:style-name="P28">Тарасова Катерина</text:p>
          </table:table-cell>
          <table:table-cell table:style-name="Таблица9.C24" office:value-type="string">
            <text:p text:style-name="P56">10-А</text:p>
          </table:table-cell>
          <table:table-cell table:style-name="Таблица9.D24" office:value-type="string">
            <text:p text:style-name="P39"/>
          </table:table-cell>
          <table:table-cell table:style-name="Таблица9.E24" office:value-type="string">
            <text:p text:style-name="P29">первинний</text:p>
          </table:table-cell>
          <table:table-cell table:style-name="Таблица9.F24" office:value-type="string">
            <text:p text:style-name="P39"/>
          </table:table-cell>
          <table:table-cell table:style-name="Таблица9.G24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370916083727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Тарасова Марина</text:p>
          </table:table-cell>
          <table:table-cell table:style-name="Таблица9.C30" office:value-type="string">
            <text:p text:style-name="P56">10-А</text:p>
          </table:table-cell>
          <table:table-cell table:style-name="Таблица9.D30" office:value-type="string">
            <text:p text:style-name="P39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39"/>
          </table:table-cell>
          <table:table-cell table:style-name="Таблица9.G3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7089949626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Телега Єлизавета</text:p>
          </table:table-cell>
          <table:table-cell table:style-name="Таблица9.C30" office:value-type="string">
            <text:p text:style-name="P56">10-А</text:p>
          </table:table-cell>
          <table:table-cell table:style-name="Таблица9.D30" office:value-type="string">
            <text:p text:style-name="P39"/>
          </table:table-cell>
          <table:table-cell table:style-name="Таблица9.E30" office:value-type="string">
            <text:p text:style-name="P50">первинний</text:p>
          </table:table-cell>
          <table:table-cell table:style-name="Таблица9.F30" office:value-type="string">
            <text:p text:style-name="P39"/>
          </table:table-cell>
          <table:table-cell table:style-name="Таблица9.G3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7095415203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Чікунов Давид</text:p>
          </table:table-cell>
          <table:table-cell table:style-name="Таблица9.C30" office:value-type="string">
            <text:p text:style-name="P56">10-А</text:p>
          </table:table-cell>
          <table:table-cell table:style-name="Таблица9.D30" office:value-type="string">
            <text:p text:style-name="P39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39"/>
          </table:table-cell>
          <table:table-cell table:style-name="Таблица9.G3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70970545165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Шабазова Ганна</text:p>
          </table:table-cell>
          <table:table-cell table:style-name="Таблица9.C30" office:value-type="string">
            <text:p text:style-name="P56">10-А</text:p>
          </table:table-cell>
          <table:table-cell table:style-name="Таблица9.D30" office:value-type="string">
            <text:p text:style-name="P39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39"/>
          </table:table-cell>
          <table:table-cell table:style-name="Таблица9.G3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7084770759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Яровая Єлизавета</text:p>
          </table:table-cell>
          <table:table-cell table:style-name="Таблица9.C30" office:value-type="string">
            <text:p text:style-name="P56">10-А</text:p>
          </table:table-cell>
          <table:table-cell table:style-name="Таблица9.D30" office:value-type="string">
            <text:p text:style-name="P39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39"/>
          </table:table-cell>
          <table:table-cell table:style-name="Таблица9.G3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7083202385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Ященко Дмитро</text:p>
          </table:table-cell>
          <table:table-cell table:style-name="Таблица9.C30" office:value-type="string">
            <text:p text:style-name="P56">10-А</text:p>
          </table:table-cell>
          <table:table-cell table:style-name="Таблица9.D30" office:value-type="string">
            <text:p text:style-name="P39"/>
          </table:table-cell>
          <table:table-cell table:style-name="Таблица9.E30" office:value-type="string">
            <text:p text:style-name="P31">первинний</text:p>
          </table:table-cell>
          <table:table-cell table:style-name="Таблица9.F30" office:value-type="string">
            <text:p text:style-name="P39"/>
          </table:table-cell>
          <table:table-cell table:style-name="Таблица9.G3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7081198360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1" office:value-type="string">
            <text:p text:style-name="P39"/>
          </table:table-cell>
          <table:table-cell table:style-name="Таблица9.C31" office:value-type="string">
            <text:p text:style-name="P47"/>
          </table:table-cell>
          <table:table-cell table:style-name="Таблица9.D31" office:value-type="string">
            <text:p text:style-name="P39"/>
          </table:table-cell>
          <table:table-cell table:style-name="Таблица9.E31" office:value-type="string">
            <text:p text:style-name="P29"/>
          </table:table-cell>
          <table:table-cell table:style-name="Таблица9.F31" office:value-type="string">
            <text:p text:style-name="P39"/>
          </table:table-cell>
          <table:table-cell table:style-name="Таблица9.G31" office:value-type="string">
            <text:p text:style-name="P40"/>
          </table:table-cell>
        </table:table-row>
      </table:table>
      <text:p text:style-name="P1"/>
      <text:p text:style-name="P89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9">№</text:p>
          </table:table-cell>
          <table:table-cell table:style-name="Таблица10.A1" office:value-type="string">
            <text:p text:style-name="P29">Прізвище, ім’я учня</text:p>
          </table:table-cell>
          <table:table-cell table:style-name="Таблица10.A1" office:value-type="string">
            <text:p text:style-name="P29">Клас</text:p>
          </table:table-cell>
          <table:table-cell table:style-name="Таблица10.A1" office:value-type="string">
            <text:p text:style-name="P29">Дата інструктажу</text:p>
          </table:table-cell>
          <table:table-cell table:style-name="Таблица10.A1" office:value-type="string">
            <text:p text:style-name="P29">Назва інструктажу</text:p>
          </table:table-cell>
          <table:table-cell table:style-name="Таблица10.A1" office:value-type="string">
            <text:p text:style-name="P29">Підпис учня</text:p>
          </table:table-cell>
          <table:table-cell table:style-name="Таблица10.G1" office:value-type="string">
            <text:p text:style-name="P29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83709661182882" text:continue-list="list83708119836004" text:style-name="L2">
              <text:list-item text:start-value="1">
                <text:p text:style-name="P97"/>
              </text:list-item>
            </text:list>
          </table:table-cell>
          <table:table-cell table:style-name="Таблица10.B2" office:value-type="string">
            <text:p text:style-name="P83">Башкіна Анастасія</text:p>
          </table:table-cell>
          <table:table-cell table:style-name="Таблица10.C2" office:value-type="string">
            <text:p text:style-name="P68">9-Б</text:p>
          </table:table-cell>
          <table:table-cell table:style-name="Таблица10.D2" office:value-type="string">
            <text:p text:style-name="P68">12.01.2016</text:p>
          </table:table-cell>
          <table:table-cell table:style-name="Таблица10.E2" office:value-type="string">
            <text:p text:style-name="P29">первинний</text:p>
          </table:table-cell>
          <table:table-cell table:style-name="Таблица10.F2" office:value-type="string">
            <text:p text:style-name="P39"/>
          </table:table-cell>
          <table:table-cell table:style-name="Таблица10.G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70775885253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" office:value-type="string">
            <text:p text:style-name="P83">Безсінний Антон</text:p>
          </table:table-cell>
          <table:table-cell table:style-name="Таблица10.C3" office:value-type="string">
            <text:p text:style-name="P68">9-Б</text:p>
          </table:table-cell>
          <table:table-cell table:style-name="Таблица10.D3" office:value-type="string">
            <text:p text:style-name="P68">12.01.2016</text:p>
          </table:table-cell>
          <table:table-cell table:style-name="Таблица10.E3" office:value-type="string">
            <text:p text:style-name="P29">первинний</text:p>
          </table:table-cell>
          <table:table-cell table:style-name="Таблица10.F3" office:value-type="string">
            <text:p text:style-name="P39"/>
          </table:table-cell>
          <table:table-cell table:style-name="Таблица10.G3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70818238598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4" office:value-type="string">
            <text:p text:style-name="P83">Блях Катерина</text:p>
          </table:table-cell>
          <table:table-cell table:style-name="Таблица10.C4" office:value-type="string">
            <text:p text:style-name="P68">9-Б</text:p>
          </table:table-cell>
          <table:table-cell table:style-name="Таблица10.D4" office:value-type="string">
            <text:p text:style-name="P68">12.01.2016</text:p>
          </table:table-cell>
          <table:table-cell table:style-name="Таблица10.E4" office:value-type="string">
            <text:p text:style-name="P29">первинний</text:p>
          </table:table-cell>
          <table:table-cell table:style-name="Таблица10.F4" office:value-type="string">
            <text:p text:style-name="P39"/>
          </table:table-cell>
          <table:table-cell table:style-name="Таблица10.G4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7082621610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5" office:value-type="string">
            <text:p text:style-name="P83">Бойчун Вероніка</text:p>
          </table:table-cell>
          <table:table-cell table:style-name="Таблица10.C5" office:value-type="string">
            <text:p text:style-name="P68">9-Б</text:p>
          </table:table-cell>
          <table:table-cell table:style-name="Таблица10.D5" office:value-type="string">
            <text:p text:style-name="P68">12.01.2016</text:p>
          </table:table-cell>
          <table:table-cell table:style-name="Таблица10.E5" office:value-type="string">
            <text:p text:style-name="P29">первинний</text:p>
          </table:table-cell>
          <table:table-cell table:style-name="Таблица10.F5" office:value-type="string">
            <text:p text:style-name="P39"/>
          </table:table-cell>
          <table:table-cell table:style-name="Таблица10.G5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7083302613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6" office:value-type="string">
            <text:p text:style-name="P83">Бутко Катерина</text:p>
          </table:table-cell>
          <table:table-cell table:style-name="Таблица10.C6" office:value-type="string">
            <text:p text:style-name="P68">9-Б</text:p>
          </table:table-cell>
          <table:table-cell table:style-name="Таблица10.D6" office:value-type="string">
            <text:p text:style-name="P68">12.01.2016</text:p>
          </table:table-cell>
          <table:table-cell table:style-name="Таблица10.E6" office:value-type="string">
            <text:p text:style-name="P29">первинний</text:p>
          </table:table-cell>
          <table:table-cell table:style-name="Таблица10.F6" office:value-type="string">
            <text:p text:style-name="P39"/>
          </table:table-cell>
          <table:table-cell table:style-name="Таблица10.G6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7085113926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7" office:value-type="string">
            <text:p text:style-name="P83">Гомонова Аліна</text:p>
          </table:table-cell>
          <table:table-cell table:style-name="Таблица10.C7" office:value-type="string">
            <text:p text:style-name="P68">9-Б</text:p>
          </table:table-cell>
          <table:table-cell table:style-name="Таблица10.D7" office:value-type="string">
            <text:p text:style-name="P68">12.01.2016</text:p>
          </table:table-cell>
          <table:table-cell table:style-name="Таблица10.E7" office:value-type="string">
            <text:p text:style-name="P29">первинний</text:p>
          </table:table-cell>
          <table:table-cell table:style-name="Таблица10.F7" office:value-type="string">
            <text:p text:style-name="P39"/>
          </table:table-cell>
          <table:table-cell table:style-name="Таблица10.G7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70921697253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8" office:value-type="string">
            <text:p text:style-name="P83">Горобець Максим</text:p>
          </table:table-cell>
          <table:table-cell table:style-name="Таблица10.C8" office:value-type="string">
            <text:p text:style-name="P68">9-Б</text:p>
          </table:table-cell>
          <table:table-cell table:style-name="Таблица10.D8" office:value-type="string">
            <text:p text:style-name="P68">12.01.2016</text:p>
          </table:table-cell>
          <table:table-cell table:style-name="Таблица10.E8" office:value-type="string">
            <text:p text:style-name="P29">первинний</text:p>
          </table:table-cell>
          <table:table-cell table:style-name="Таблица10.F8" office:value-type="string">
            <text:p text:style-name="P39"/>
          </table:table-cell>
          <table:table-cell table:style-name="Таблица10.G8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7096143848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9" office:value-type="string">
            <text:p text:style-name="P83">Гулевич Катерина</text:p>
          </table:table-cell>
          <table:table-cell table:style-name="Таблица10.C9" office:value-type="string">
            <text:p text:style-name="P68">9-Б</text:p>
          </table:table-cell>
          <table:table-cell table:style-name="Таблица10.D9" office:value-type="string">
            <text:p text:style-name="P68">12.01.2016</text:p>
          </table:table-cell>
          <table:table-cell table:style-name="Таблица10.E9" office:value-type="string">
            <text:p text:style-name="P29">первинний</text:p>
          </table:table-cell>
          <table:table-cell table:style-name="Таблица10.F9" office:value-type="string">
            <text:p text:style-name="P39"/>
          </table:table-cell>
          <table:table-cell table:style-name="Таблица10.G9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70892799290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0" office:value-type="string">
            <text:p text:style-name="P83">Гусак Дмитро</text:p>
          </table:table-cell>
          <table:table-cell table:style-name="Таблица10.C10" office:value-type="string">
            <text:p text:style-name="P68">9-Б</text:p>
          </table:table-cell>
          <table:table-cell table:style-name="Таблица10.D10" office:value-type="string">
            <text:p text:style-name="P68">12.01.2016</text:p>
          </table:table-cell>
          <table:table-cell table:style-name="Таблица10.E10" office:value-type="string">
            <text:p text:style-name="P29">первинний</text:p>
          </table:table-cell>
          <table:table-cell table:style-name="Таблица10.F10" office:value-type="string">
            <text:p text:style-name="P39"/>
          </table:table-cell>
          <table:table-cell table:style-name="Таблица10.G1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70773364802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1" office:value-type="string">
            <text:p text:style-name="P83">Жаврід Маргарита</text:p>
          </table:table-cell>
          <table:table-cell table:style-name="Таблица10.C11" office:value-type="string">
            <text:p text:style-name="P68">9-Б</text:p>
          </table:table-cell>
          <table:table-cell table:style-name="Таблица10.D11" office:value-type="string">
            <text:p text:style-name="P68">12.01.2016</text:p>
          </table:table-cell>
          <table:table-cell table:style-name="Таблица10.E11" office:value-type="string">
            <text:p text:style-name="P29">первинний</text:p>
          </table:table-cell>
          <table:table-cell table:style-name="Таблица10.F11" office:value-type="string">
            <text:p text:style-name="P39"/>
          </table:table-cell>
          <table:table-cell table:style-name="Таблица10.G11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70877685063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2" office:value-type="string">
            <text:p text:style-name="P83">Жук Валерія</text:p>
          </table:table-cell>
          <table:table-cell table:style-name="Таблица10.C12" office:value-type="string">
            <text:p text:style-name="P68">9-Б</text:p>
          </table:table-cell>
          <table:table-cell table:style-name="Таблица10.D12" office:value-type="string">
            <text:p text:style-name="P68">12.01.2016</text:p>
          </table:table-cell>
          <table:table-cell table:style-name="Таблица10.E12" office:value-type="string">
            <text:p text:style-name="P29">первинний</text:p>
          </table:table-cell>
          <table:table-cell table:style-name="Таблица10.F12" office:value-type="string">
            <text:p text:style-name="P39"/>
          </table:table-cell>
          <table:table-cell table:style-name="Таблица10.G1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7085598754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3" office:value-type="string">
            <text:p text:style-name="P83">Кабаєва Анна</text:p>
          </table:table-cell>
          <table:table-cell table:style-name="Таблица10.C13" office:value-type="string">
            <text:p text:style-name="P68">9-Б</text:p>
          </table:table-cell>
          <table:table-cell table:style-name="Таблица10.D13" office:value-type="string">
            <text:p text:style-name="P68">12.01.2016</text:p>
          </table:table-cell>
          <table:table-cell table:style-name="Таблица10.E13" office:value-type="string">
            <text:p text:style-name="P29">первинний</text:p>
          </table:table-cell>
          <table:table-cell table:style-name="Таблица10.F13" office:value-type="string">
            <text:p text:style-name="P39"/>
          </table:table-cell>
          <table:table-cell table:style-name="Таблица10.G13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7085732538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4" office:value-type="string">
            <text:p text:style-name="P83">Коровко Максим</text:p>
          </table:table-cell>
          <table:table-cell table:style-name="Таблица10.C14" office:value-type="string">
            <text:p text:style-name="P68">9-Б</text:p>
          </table:table-cell>
          <table:table-cell table:style-name="Таблица10.D14" office:value-type="string">
            <text:p text:style-name="P68">12.01.2016</text:p>
          </table:table-cell>
          <table:table-cell table:style-name="Таблица10.E14" office:value-type="string">
            <text:p text:style-name="P29">первинний</text:p>
          </table:table-cell>
          <table:table-cell table:style-name="Таблица10.F14" office:value-type="string">
            <text:p text:style-name="P39"/>
          </table:table-cell>
          <table:table-cell table:style-name="Таблица10.G14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7092124530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5" office:value-type="string">
            <text:p text:style-name="P83">Корченков Денис</text:p>
          </table:table-cell>
          <table:table-cell table:style-name="Таблица10.C15" office:value-type="string">
            <text:p text:style-name="P68">9-Б</text:p>
          </table:table-cell>
          <table:table-cell table:style-name="Таблица10.D15" office:value-type="string">
            <text:p text:style-name="P68">12.01.2016</text:p>
          </table:table-cell>
          <table:table-cell table:style-name="Таблица10.E15" office:value-type="string">
            <text:p text:style-name="P29">первинний</text:p>
          </table:table-cell>
          <table:table-cell table:style-name="Таблица10.F15" office:value-type="string">
            <text:p text:style-name="P39"/>
          </table:table-cell>
          <table:table-cell table:style-name="Таблица10.G15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7083571586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6" office:value-type="string">
            <text:p text:style-name="P83">Ларіонова Вероніка</text:p>
          </table:table-cell>
          <table:table-cell table:style-name="Таблица10.C16" office:value-type="string">
            <text:p text:style-name="P68">9-Б</text:p>
          </table:table-cell>
          <table:table-cell table:style-name="Таблица10.D16" office:value-type="string">
            <text:p text:style-name="P68">12.01.2016</text:p>
          </table:table-cell>
          <table:table-cell table:style-name="Таблица10.E16" office:value-type="string">
            <text:p text:style-name="P29">первинний</text:p>
          </table:table-cell>
          <table:table-cell table:style-name="Таблица10.F16" office:value-type="string">
            <text:p text:style-name="P39"/>
          </table:table-cell>
          <table:table-cell table:style-name="Таблица10.G16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7096950918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7" office:value-type="string">
            <text:p text:style-name="P83">Малигіна Ксенія</text:p>
          </table:table-cell>
          <table:table-cell table:style-name="Таблица10.C17" office:value-type="string">
            <text:p text:style-name="P68">9-Б</text:p>
          </table:table-cell>
          <table:table-cell table:style-name="Таблица10.D17" office:value-type="string">
            <text:p text:style-name="P68">12.01.2016</text:p>
          </table:table-cell>
          <table:table-cell table:style-name="Таблица10.E17" office:value-type="string">
            <text:p text:style-name="P29">первинний</text:p>
          </table:table-cell>
          <table:table-cell table:style-name="Таблица10.F17" office:value-type="string">
            <text:p text:style-name="P39"/>
          </table:table-cell>
          <table:table-cell table:style-name="Таблица10.G17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70913044784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8" office:value-type="string">
            <text:p text:style-name="P83">Маляренко Маргарита</text:p>
          </table:table-cell>
          <table:table-cell table:style-name="Таблица10.C18" office:value-type="string">
            <text:p text:style-name="P68">9-Б</text:p>
          </table:table-cell>
          <table:table-cell table:style-name="Таблица10.D18" office:value-type="string">
            <text:p text:style-name="P68">12.01.2016</text:p>
          </table:table-cell>
          <table:table-cell table:style-name="Таблица10.E18" office:value-type="string">
            <text:p text:style-name="P29">первинний</text:p>
          </table:table-cell>
          <table:table-cell table:style-name="Таблица10.F18" office:value-type="string">
            <text:p text:style-name="P39"/>
          </table:table-cell>
          <table:table-cell table:style-name="Таблица10.G18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70929099496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9" office:value-type="string">
            <text:p text:style-name="P83">Мариняк Юлія</text:p>
          </table:table-cell>
          <table:table-cell table:style-name="Таблица10.C19" office:value-type="string">
            <text:p text:style-name="P68">9-Б</text:p>
          </table:table-cell>
          <table:table-cell table:style-name="Таблица10.D19" office:value-type="string">
            <text:p text:style-name="P68">12.01.2016</text:p>
          </table:table-cell>
          <table:table-cell table:style-name="Таблица10.E19" office:value-type="string">
            <text:p text:style-name="P29">первинний</text:p>
          </table:table-cell>
          <table:table-cell table:style-name="Таблица10.F19" office:value-type="string">
            <text:p text:style-name="P39"/>
          </table:table-cell>
          <table:table-cell table:style-name="Таблица10.G19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70902332635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0" office:value-type="string">
            <text:p text:style-name="P83">Новікова Ольга</text:p>
          </table:table-cell>
          <table:table-cell table:style-name="Таблица10.C20" office:value-type="string">
            <text:p text:style-name="P68">9-Б</text:p>
          </table:table-cell>
          <table:table-cell table:style-name="Таблица10.D20" office:value-type="string">
            <text:p text:style-name="P68">12.01.2016</text:p>
          </table:table-cell>
          <table:table-cell table:style-name="Таблица10.E20" office:value-type="string">
            <text:p text:style-name="P29">первинний</text:p>
          </table:table-cell>
          <table:table-cell table:style-name="Таблица10.F20" office:value-type="string">
            <text:p text:style-name="P39"/>
          </table:table-cell>
          <table:table-cell table:style-name="Таблица10.G2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70895349043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1" office:value-type="string">
            <text:p text:style-name="P83">Прошкіна Дар'я</text:p>
          </table:table-cell>
          <table:table-cell table:style-name="Таблица10.C21" office:value-type="string">
            <text:p text:style-name="P68">9-Б</text:p>
          </table:table-cell>
          <table:table-cell table:style-name="Таблица10.D21" office:value-type="string">
            <text:p text:style-name="P68">12.01.2016</text:p>
          </table:table-cell>
          <table:table-cell table:style-name="Таблица10.E21" office:value-type="string">
            <text:p text:style-name="P29">первинний</text:p>
          </table:table-cell>
          <table:table-cell table:style-name="Таблица10.F21" office:value-type="string">
            <text:p text:style-name="P39"/>
          </table:table-cell>
          <table:table-cell table:style-name="Таблица10.G21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7078648615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2" office:value-type="string">
            <text:p text:style-name="P83">Родіонова Олександра</text:p>
          </table:table-cell>
          <table:table-cell table:style-name="Таблица10.C22" office:value-type="string">
            <text:p text:style-name="P68">9-Б</text:p>
          </table:table-cell>
          <table:table-cell table:style-name="Таблица10.D22" office:value-type="string">
            <text:p text:style-name="P68">12.01.2016</text:p>
          </table:table-cell>
          <table:table-cell table:style-name="Таблица10.E22" office:value-type="string">
            <text:p text:style-name="P29">первинний</text:p>
          </table:table-cell>
          <table:table-cell table:style-name="Таблица10.F22" office:value-type="string">
            <text:p text:style-name="P39"/>
          </table:table-cell>
          <table:table-cell table:style-name="Таблица10.G2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7096657751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3" office:value-type="string">
            <text:p text:style-name="P83">Сусєкова Катерина</text:p>
          </table:table-cell>
          <table:table-cell table:style-name="Таблица10.C23" office:value-type="string">
            <text:p text:style-name="P68">9-Б</text:p>
          </table:table-cell>
          <table:table-cell table:style-name="Таблица10.D23" office:value-type="string">
            <text:p text:style-name="P68">12.01.2016</text:p>
          </table:table-cell>
          <table:table-cell table:style-name="Таблица10.E23" office:value-type="string">
            <text:p text:style-name="P29">первинний</text:p>
          </table:table-cell>
          <table:table-cell table:style-name="Таблица10.F23" office:value-type="string">
            <text:p text:style-name="P39"/>
          </table:table-cell>
          <table:table-cell table:style-name="Таблица10.G23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7080304045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4" office:value-type="string">
            <text:p text:style-name="P83">Тищенко Олексій</text:p>
          </table:table-cell>
          <table:table-cell table:style-name="Таблица10.C24" office:value-type="string">
            <text:p text:style-name="P68">9-Б</text:p>
          </table:table-cell>
          <table:table-cell table:style-name="Таблица10.D24" office:value-type="string">
            <text:p text:style-name="P68">12.01.2016</text:p>
          </table:table-cell>
          <table:table-cell table:style-name="Таблица10.E24" office:value-type="string">
            <text:p text:style-name="P29">первинний</text:p>
          </table:table-cell>
          <table:table-cell table:style-name="Таблица10.F24" office:value-type="string">
            <text:p text:style-name="P39"/>
          </table:table-cell>
          <table:table-cell table:style-name="Таблица10.G24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370926698237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3">Толстікова Анастасія</text:p>
          </table:table-cell>
          <table:table-cell table:style-name="Таблица10.C30" office:value-type="string">
            <text:p text:style-name="P68">9-Б</text:p>
          </table:table-cell>
          <table:table-cell table:style-name="Таблица10.D30" office:value-type="string">
            <text:p text:style-name="P68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39"/>
          </table:table-cell>
          <table:table-cell table:style-name="Таблица10.G3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70967932383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3">Федько Альбіна</text:p>
          </table:table-cell>
          <table:table-cell table:style-name="Таблица10.C30" office:value-type="string">
            <text:p text:style-name="P68">9-Б</text:p>
          </table:table-cell>
          <table:table-cell table:style-name="Таблица10.D30" office:value-type="string">
            <text:p text:style-name="P68">12.01.2016</text:p>
          </table:table-cell>
          <table:table-cell table:style-name="Таблица10.E30" office:value-type="string">
            <text:p text:style-name="P50">первинний</text:p>
          </table:table-cell>
          <table:table-cell table:style-name="Таблица10.F30" office:value-type="string">
            <text:p text:style-name="P39"/>
          </table:table-cell>
          <table:table-cell table:style-name="Таблица10.G3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7080083242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3">Харченко Анна</text:p>
          </table:table-cell>
          <table:table-cell table:style-name="Таблица10.C30" office:value-type="string">
            <text:p text:style-name="P68">9-Б</text:p>
          </table:table-cell>
          <table:table-cell table:style-name="Таблица10.D30" office:value-type="string">
            <text:p text:style-name="P68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39"/>
          </table:table-cell>
          <table:table-cell table:style-name="Таблица10.G3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7086808728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3">Хасанова Катерина</text:p>
          </table:table-cell>
          <table:table-cell table:style-name="Таблица10.C30" office:value-type="string">
            <text:p text:style-name="P68">9-Б</text:p>
          </table:table-cell>
          <table:table-cell table:style-name="Таблица10.D30" office:value-type="string">
            <text:p text:style-name="P68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39"/>
          </table:table-cell>
          <table:table-cell table:style-name="Таблица10.G3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7091465013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3">Хмарська Маргарита</text:p>
          </table:table-cell>
          <table:table-cell table:style-name="Таблица10.C30" office:value-type="string">
            <text:p text:style-name="P68">9-Б</text:p>
          </table:table-cell>
          <table:table-cell table:style-name="Таблица10.D30" office:value-type="string">
            <text:p text:style-name="P68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39"/>
          </table:table-cell>
          <table:table-cell table:style-name="Таблица10.G3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7081384215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3">Чиж Лілія</text:p>
          </table:table-cell>
          <table:table-cell table:style-name="Таблица10.C30" office:value-type="string">
            <text:p text:style-name="P68">9-Б</text:p>
          </table:table-cell>
          <table:table-cell table:style-name="Таблица10.D30" office:value-type="string">
            <text:p text:style-name="P68">12.01.2016</text:p>
          </table:table-cell>
          <table:table-cell table:style-name="Таблица10.E30" office:value-type="string">
            <text:p text:style-name="P36">первинний</text:p>
          </table:table-cell>
          <table:table-cell table:style-name="Таблица10.F30" office:value-type="string">
            <text:p text:style-name="P39"/>
          </table:table-cell>
          <table:table-cell table:style-name="Таблица10.G3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70961286277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2" office:value-type="string">
            <text:p text:style-name="P83">Чирченко Дмитро</text:p>
          </table:table-cell>
          <table:table-cell table:style-name="Таблица10.C32" office:value-type="string">
            <text:p text:style-name="P68">9-Б</text:p>
          </table:table-cell>
          <table:table-cell table:style-name="Таблица10.D32" office:value-type="string">
            <text:p text:style-name="P68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39"/>
          </table:table-cell>
          <table:table-cell table:style-name="Таблица10.G3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70832226911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2" office:value-type="string">
            <text:p text:style-name="P83">Шабазова Марина</text:p>
          </table:table-cell>
          <table:table-cell table:style-name="Таблица10.C32" office:value-type="string">
            <text:p text:style-name="P68">9-Б</text:p>
          </table:table-cell>
          <table:table-cell table:style-name="Таблица10.D32" office:value-type="string">
            <text:p text:style-name="P68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39"/>
          </table:table-cell>
          <table:table-cell table:style-name="Таблица10.G3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7093376229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3" office:value-type="string">
            <text:p text:style-name="P83">Юхно Денис</text:p>
          </table:table-cell>
          <table:table-cell table:style-name="Таблица10.C33" office:value-type="string">
            <text:p text:style-name="P68">9-Б</text:p>
          </table:table-cell>
          <table:table-cell table:style-name="Таблица10.D33" office:value-type="string">
            <text:p text:style-name="P68">12.01.2016</text:p>
          </table:table-cell>
          <table:table-cell table:style-name="Таблица10.E33" office:value-type="string">
            <text:p text:style-name="P36">первинний</text:p>
          </table:table-cell>
          <table:table-cell table:style-name="Таблица10.F33" office:value-type="string">
            <text:p text:style-name="P39"/>
          </table:table-cell>
          <table:table-cell table:style-name="Таблица10.G33" office:value-type="string">
            <text:p text:style-name="P40"/>
          </table:table-cell>
        </table:table-row>
      </table:table>
      <text:p text:style-name="P1"/>
      <text:p text:style-name="P1"/>
      <text:p text:style-name="P92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9">ЖУРНАЛ ПРОВЕДЕННЯ ІНСТРУКТАЖУ З ТЕХНІКИ БЕЗПЕКИ В КОМП’ЮТЕРНОМУ КЛАСІ</text:p>
      <text:p text:style-name="P12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6">№</text:p>
          </table:table-cell>
          <table:table-cell table:style-name="Таблица16.A1" office:value-type="string">
            <text:p text:style-name="P36">Прізвище, ім’я учня</text:p>
          </table:table-cell>
          <table:table-cell table:style-name="Таблица16.A1" office:value-type="string">
            <text:p text:style-name="P36">Клас</text:p>
          </table:table-cell>
          <table:table-cell table:style-name="Таблица16.A1" office:value-type="string">
            <text:p text:style-name="P36">Дата інструктажу</text:p>
          </table:table-cell>
          <table:table-cell table:style-name="Таблица16.A1" office:value-type="string">
            <text:p text:style-name="P36">Назва інструктажу</text:p>
          </table:table-cell>
          <table:table-cell table:style-name="Таблица16.A1" office:value-type="string">
            <text:p text:style-name="P36">Підпис учня</text:p>
          </table:table-cell>
          <table:table-cell table:style-name="Таблица16.G1" office:value-type="string">
            <text:p text:style-name="P36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83708382338856" text:continue-list="list83709337622994" text:style-name="L2">
              <text:list-item text:start-value="1">
                <text:p text:style-name="P100"/>
              </text:list-item>
            </text:list>
          </table:table-cell>
          <table:table-cell table:style-name="Таблица16.B2" office:value-type="string">
            <text:p text:style-name="P85">Башкіна Анастасія</text:p>
          </table:table-cell>
          <table:table-cell table:style-name="Таблица16.C2" office:value-type="string">
            <text:p text:style-name="P68">9-Б</text:p>
          </table:table-cell>
          <table:table-cell table:style-name="Таблица16.D2" office:value-type="string">
            <text:p text:style-name="P68">08.09.2015</text:p>
          </table:table-cell>
          <table:table-cell table:style-name="Таблица16.E2" office:value-type="string">
            <text:p text:style-name="P36">первинний</text:p>
          </table:table-cell>
          <table:table-cell table:style-name="Таблица16.F2" office:value-type="string">
            <text:p text:style-name="P44"/>
          </table:table-cell>
          <table:table-cell table:style-name="Таблица16.G2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70924862290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" office:value-type="string">
            <text:p text:style-name="P85">Безсінний Антон</text:p>
          </table:table-cell>
          <table:table-cell table:style-name="Таблица16.C3" office:value-type="string">
            <text:p text:style-name="P68">9-Б</text:p>
          </table:table-cell>
          <table:table-cell table:style-name="Таблица16.D3" office:value-type="string">
            <text:p text:style-name="P68">08.09.2015</text:p>
          </table:table-cell>
          <table:table-cell table:style-name="Таблица16.E3" office:value-type="string">
            <text:p text:style-name="P36">первинний</text:p>
          </table:table-cell>
          <table:table-cell table:style-name="Таблица16.F3" office:value-type="string">
            <text:p text:style-name="P44"/>
          </table:table-cell>
          <table:table-cell table:style-name="Таблица16.G3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70832207930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4" office:value-type="string">
            <text:p text:style-name="P85">Блях Катерина</text:p>
          </table:table-cell>
          <table:table-cell table:style-name="Таблица16.C4" office:value-type="string">
            <text:p text:style-name="P68">9-Б</text:p>
          </table:table-cell>
          <table:table-cell table:style-name="Таблица16.D4" office:value-type="string">
            <text:p text:style-name="P68">08.09.2015</text:p>
          </table:table-cell>
          <table:table-cell table:style-name="Таблица16.E4" office:value-type="string">
            <text:p text:style-name="P36">первинний</text:p>
          </table:table-cell>
          <table:table-cell table:style-name="Таблица16.F4" office:value-type="string">
            <text:p text:style-name="P44"/>
          </table:table-cell>
          <table:table-cell table:style-name="Таблица16.G4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70953759498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5" office:value-type="string">
            <text:p text:style-name="P85">Бойчун Вероніка</text:p>
          </table:table-cell>
          <table:table-cell table:style-name="Таблица16.C5" office:value-type="string">
            <text:p text:style-name="P68">9-Б</text:p>
          </table:table-cell>
          <table:table-cell table:style-name="Таблица16.D5" office:value-type="string">
            <text:p text:style-name="P68">08.09.2015</text:p>
          </table:table-cell>
          <table:table-cell table:style-name="Таблица16.E5" office:value-type="string">
            <text:p text:style-name="P36">первинний</text:p>
          </table:table-cell>
          <table:table-cell table:style-name="Таблица16.F5" office:value-type="string">
            <text:p text:style-name="P44"/>
          </table:table-cell>
          <table:table-cell table:style-name="Таблица16.G5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70957291356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6" office:value-type="string">
            <text:p text:style-name="P85">Бутко Катерина</text:p>
          </table:table-cell>
          <table:table-cell table:style-name="Таблица16.C6" office:value-type="string">
            <text:p text:style-name="P68">9-Б</text:p>
          </table:table-cell>
          <table:table-cell table:style-name="Таблица16.D6" office:value-type="string">
            <text:p text:style-name="P68">08.09.2015</text:p>
          </table:table-cell>
          <table:table-cell table:style-name="Таблица16.E6" office:value-type="string">
            <text:p text:style-name="P36">первинний</text:p>
          </table:table-cell>
          <table:table-cell table:style-name="Таблица16.F6" office:value-type="string">
            <text:p text:style-name="P44"/>
          </table:table-cell>
          <table:table-cell table:style-name="Таблица16.G6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70797444730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7" office:value-type="string">
            <text:p text:style-name="P85">Гомонова Аліна</text:p>
          </table:table-cell>
          <table:table-cell table:style-name="Таблица16.C7" office:value-type="string">
            <text:p text:style-name="P68">9-Б</text:p>
          </table:table-cell>
          <table:table-cell table:style-name="Таблица16.D7" office:value-type="string">
            <text:p text:style-name="P68">08.09.2015</text:p>
          </table:table-cell>
          <table:table-cell table:style-name="Таблица16.E7" office:value-type="string">
            <text:p text:style-name="P36">первинний</text:p>
          </table:table-cell>
          <table:table-cell table:style-name="Таблица16.F7" office:value-type="string">
            <text:p text:style-name="P44"/>
          </table:table-cell>
          <table:table-cell table:style-name="Таблица16.G7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70838708759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8" office:value-type="string">
            <text:p text:style-name="P85">Горобець Максим</text:p>
          </table:table-cell>
          <table:table-cell table:style-name="Таблица16.C8" office:value-type="string">
            <text:p text:style-name="P68">9-Б</text:p>
          </table:table-cell>
          <table:table-cell table:style-name="Таблица16.D8" office:value-type="string">
            <text:p text:style-name="P68">08.09.2015</text:p>
          </table:table-cell>
          <table:table-cell table:style-name="Таблица16.E8" office:value-type="string">
            <text:p text:style-name="P36">первинний</text:p>
          </table:table-cell>
          <table:table-cell table:style-name="Таблица16.F8" office:value-type="string">
            <text:p text:style-name="P44"/>
          </table:table-cell>
          <table:table-cell table:style-name="Таблица16.G8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70810907031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9" office:value-type="string">
            <text:p text:style-name="P85">Гулевич Катерина</text:p>
          </table:table-cell>
          <table:table-cell table:style-name="Таблица16.C9" office:value-type="string">
            <text:p text:style-name="P68">9-Б</text:p>
          </table:table-cell>
          <table:table-cell table:style-name="Таблица16.D9" office:value-type="string">
            <text:p text:style-name="P68">08.09.2015</text:p>
          </table:table-cell>
          <table:table-cell table:style-name="Таблица16.E9" office:value-type="string">
            <text:p text:style-name="P36">первинний</text:p>
          </table:table-cell>
          <table:table-cell table:style-name="Таблица16.F9" office:value-type="string">
            <text:p text:style-name="P44"/>
          </table:table-cell>
          <table:table-cell table:style-name="Таблица16.G9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70810052003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0" office:value-type="string">
            <text:p text:style-name="P85">Гусак Дмитро</text:p>
          </table:table-cell>
          <table:table-cell table:style-name="Таблица16.C10" office:value-type="string">
            <text:p text:style-name="P68">9-Б</text:p>
          </table:table-cell>
          <table:table-cell table:style-name="Таблица16.D10" office:value-type="string">
            <text:p text:style-name="P68">08.09.2015</text:p>
          </table:table-cell>
          <table:table-cell table:style-name="Таблица16.E10" office:value-type="string">
            <text:p text:style-name="P36">первинний</text:p>
          </table:table-cell>
          <table:table-cell table:style-name="Таблица16.F10" office:value-type="string">
            <text:p text:style-name="P44"/>
          </table:table-cell>
          <table:table-cell table:style-name="Таблица16.G1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70969147343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1" office:value-type="string">
            <text:p text:style-name="P85">Жаврід Маргарита</text:p>
          </table:table-cell>
          <table:table-cell table:style-name="Таблица16.C11" office:value-type="string">
            <text:p text:style-name="P68">9-Б</text:p>
          </table:table-cell>
          <table:table-cell table:style-name="Таблица16.D11" office:value-type="string">
            <text:p text:style-name="P68">08.09.2015</text:p>
          </table:table-cell>
          <table:table-cell table:style-name="Таблица16.E11" office:value-type="string">
            <text:p text:style-name="P36">первинний</text:p>
          </table:table-cell>
          <table:table-cell table:style-name="Таблица16.F11" office:value-type="string">
            <text:p text:style-name="P44"/>
          </table:table-cell>
          <table:table-cell table:style-name="Таблица16.G11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70914400778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2" office:value-type="string">
            <text:p text:style-name="P85">Жук Валерія</text:p>
          </table:table-cell>
          <table:table-cell table:style-name="Таблица16.C12" office:value-type="string">
            <text:p text:style-name="P68">9-Б</text:p>
          </table:table-cell>
          <table:table-cell table:style-name="Таблица16.D12" office:value-type="string">
            <text:p text:style-name="P68">08.09.2015</text:p>
          </table:table-cell>
          <table:table-cell table:style-name="Таблица16.E12" office:value-type="string">
            <text:p text:style-name="P36">первинний</text:p>
          </table:table-cell>
          <table:table-cell table:style-name="Таблица16.F12" office:value-type="string">
            <text:p text:style-name="P44"/>
          </table:table-cell>
          <table:table-cell table:style-name="Таблица16.G12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70856658034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3" office:value-type="string">
            <text:p text:style-name="P85">Кабаєва Анна</text:p>
          </table:table-cell>
          <table:table-cell table:style-name="Таблица16.C13" office:value-type="string">
            <text:p text:style-name="P68">9-Б</text:p>
          </table:table-cell>
          <table:table-cell table:style-name="Таблица16.D13" office:value-type="string">
            <text:p text:style-name="P68">08.09.2015</text:p>
          </table:table-cell>
          <table:table-cell table:style-name="Таблица16.E13" office:value-type="string">
            <text:p text:style-name="P36">первинний</text:p>
          </table:table-cell>
          <table:table-cell table:style-name="Таблица16.F13" office:value-type="string">
            <text:p text:style-name="P44"/>
          </table:table-cell>
          <table:table-cell table:style-name="Таблица16.G13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70952943482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4" office:value-type="string">
            <text:p text:style-name="P85">Коровко Максим</text:p>
          </table:table-cell>
          <table:table-cell table:style-name="Таблица16.C14" office:value-type="string">
            <text:p text:style-name="P68">9-Б</text:p>
          </table:table-cell>
          <table:table-cell table:style-name="Таблица16.D14" office:value-type="string">
            <text:p text:style-name="P68">08.09.2015</text:p>
          </table:table-cell>
          <table:table-cell table:style-name="Таблица16.E14" office:value-type="string">
            <text:p text:style-name="P36">первинний</text:p>
          </table:table-cell>
          <table:table-cell table:style-name="Таблица16.F14" office:value-type="string">
            <text:p text:style-name="P44"/>
          </table:table-cell>
          <table:table-cell table:style-name="Таблица16.G14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70866357064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5" office:value-type="string">
            <text:p text:style-name="P85">Корченков Денис</text:p>
          </table:table-cell>
          <table:table-cell table:style-name="Таблица16.C15" office:value-type="string">
            <text:p text:style-name="P68">9-Б</text:p>
          </table:table-cell>
          <table:table-cell table:style-name="Таблица16.D15" office:value-type="string">
            <text:p text:style-name="P68">08.09.2015</text:p>
          </table:table-cell>
          <table:table-cell table:style-name="Таблица16.E15" office:value-type="string">
            <text:p text:style-name="P36">первинний</text:p>
          </table:table-cell>
          <table:table-cell table:style-name="Таблица16.F15" office:value-type="string">
            <text:p text:style-name="P44"/>
          </table:table-cell>
          <table:table-cell table:style-name="Таблица16.G15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70842171841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6" office:value-type="string">
            <text:p text:style-name="P85">Ларіонова Вероніка</text:p>
          </table:table-cell>
          <table:table-cell table:style-name="Таблица16.C16" office:value-type="string">
            <text:p text:style-name="P68">9-Б</text:p>
          </table:table-cell>
          <table:table-cell table:style-name="Таблица16.D16" office:value-type="string">
            <text:p text:style-name="P68">08.09.2015</text:p>
          </table:table-cell>
          <table:table-cell table:style-name="Таблица16.E16" office:value-type="string">
            <text:p text:style-name="P36">первинний</text:p>
          </table:table-cell>
          <table:table-cell table:style-name="Таблица16.F16" office:value-type="string">
            <text:p text:style-name="P44"/>
          </table:table-cell>
          <table:table-cell table:style-name="Таблица16.G16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70830594626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7" office:value-type="string">
            <text:p text:style-name="P85">Малигіна Ксенія</text:p>
          </table:table-cell>
          <table:table-cell table:style-name="Таблица16.C17" office:value-type="string">
            <text:p text:style-name="P68">9-Б</text:p>
          </table:table-cell>
          <table:table-cell table:style-name="Таблица16.D17" office:value-type="string">
            <text:p text:style-name="P68">08.09.2015</text:p>
          </table:table-cell>
          <table:table-cell table:style-name="Таблица16.E17" office:value-type="string">
            <text:p text:style-name="P36">первинний</text:p>
          </table:table-cell>
          <table:table-cell table:style-name="Таблица16.F17" office:value-type="string">
            <text:p text:style-name="P44"/>
          </table:table-cell>
          <table:table-cell table:style-name="Таблица16.G17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70858543374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8" office:value-type="string">
            <text:p text:style-name="P85">Маляренко Маргарита</text:p>
          </table:table-cell>
          <table:table-cell table:style-name="Таблица16.C18" office:value-type="string">
            <text:p text:style-name="P68">9-Б</text:p>
          </table:table-cell>
          <table:table-cell table:style-name="Таблица16.D18" office:value-type="string">
            <text:p text:style-name="P68">08.09.2015</text:p>
          </table:table-cell>
          <table:table-cell table:style-name="Таблица16.E18" office:value-type="string">
            <text:p text:style-name="P36">первинний</text:p>
          </table:table-cell>
          <table:table-cell table:style-name="Таблица16.F18" office:value-type="string">
            <text:p text:style-name="P44"/>
          </table:table-cell>
          <table:table-cell table:style-name="Таблица16.G18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70974581528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9" office:value-type="string">
            <text:p text:style-name="P85">Мариняк Юлія</text:p>
          </table:table-cell>
          <table:table-cell table:style-name="Таблица16.C19" office:value-type="string">
            <text:p text:style-name="P68">9-Б</text:p>
          </table:table-cell>
          <table:table-cell table:style-name="Таблица16.D19" office:value-type="string">
            <text:p text:style-name="P68">08.09.2015</text:p>
          </table:table-cell>
          <table:table-cell table:style-name="Таблица16.E19" office:value-type="string">
            <text:p text:style-name="P36">первинний</text:p>
          </table:table-cell>
          <table:table-cell table:style-name="Таблица16.F19" office:value-type="string">
            <text:p text:style-name="P44"/>
          </table:table-cell>
          <table:table-cell table:style-name="Таблица16.G19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70980579704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0" office:value-type="string">
            <text:p text:style-name="P85">Новікова Ольга</text:p>
          </table:table-cell>
          <table:table-cell table:style-name="Таблица16.C20" office:value-type="string">
            <text:p text:style-name="P68">9-Б</text:p>
          </table:table-cell>
          <table:table-cell table:style-name="Таблица16.D20" office:value-type="string">
            <text:p text:style-name="P68">08.09.2015</text:p>
          </table:table-cell>
          <table:table-cell table:style-name="Таблица16.E20" office:value-type="string">
            <text:p text:style-name="P36">первинний</text:p>
          </table:table-cell>
          <table:table-cell table:style-name="Таблица16.F20" office:value-type="string">
            <text:p text:style-name="P44"/>
          </table:table-cell>
          <table:table-cell table:style-name="Таблица16.G2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70906906084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1" office:value-type="string">
            <text:p text:style-name="P85">Прошкіна Дар'я</text:p>
          </table:table-cell>
          <table:table-cell table:style-name="Таблица16.C21" office:value-type="string">
            <text:p text:style-name="P68">9-Б</text:p>
          </table:table-cell>
          <table:table-cell table:style-name="Таблица16.D21" office:value-type="string">
            <text:p text:style-name="P68">08.09.2015</text:p>
          </table:table-cell>
          <table:table-cell table:style-name="Таблица16.E21" office:value-type="string">
            <text:p text:style-name="P36">первинний</text:p>
          </table:table-cell>
          <table:table-cell table:style-name="Таблица16.F21" office:value-type="string">
            <text:p text:style-name="P44"/>
          </table:table-cell>
          <table:table-cell table:style-name="Таблица16.G21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70783620991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2" office:value-type="string">
            <text:p text:style-name="P85">Родіонова Олександра</text:p>
          </table:table-cell>
          <table:table-cell table:style-name="Таблица16.C22" office:value-type="string">
            <text:p text:style-name="P68">9-Б</text:p>
          </table:table-cell>
          <table:table-cell table:style-name="Таблица16.D22" office:value-type="string">
            <text:p text:style-name="P68">08.09.2015</text:p>
          </table:table-cell>
          <table:table-cell table:style-name="Таблица16.E22" office:value-type="string">
            <text:p text:style-name="P36">первинний</text:p>
          </table:table-cell>
          <table:table-cell table:style-name="Таблица16.F22" office:value-type="string">
            <text:p text:style-name="P44"/>
          </table:table-cell>
          <table:table-cell table:style-name="Таблица16.G22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70982334407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3" office:value-type="string">
            <text:p text:style-name="P85">Сусєкова Катерина</text:p>
          </table:table-cell>
          <table:table-cell table:style-name="Таблица16.C23" office:value-type="string">
            <text:p text:style-name="P68">9-Б</text:p>
          </table:table-cell>
          <table:table-cell table:style-name="Таблица16.D23" office:value-type="string">
            <text:p text:style-name="P68">08.09.2015</text:p>
          </table:table-cell>
          <table:table-cell table:style-name="Таблица16.E23" office:value-type="string">
            <text:p text:style-name="P36">первинний</text:p>
          </table:table-cell>
          <table:table-cell table:style-name="Таблица16.F23" office:value-type="string">
            <text:p text:style-name="P44"/>
          </table:table-cell>
          <table:table-cell table:style-name="Таблица16.G23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70917583865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4" office:value-type="string">
            <text:p text:style-name="P85">Тищенко Олексій</text:p>
          </table:table-cell>
          <table:table-cell table:style-name="Таблица16.C24" office:value-type="string">
            <text:p text:style-name="P68">9-Б</text:p>
          </table:table-cell>
          <table:table-cell table:style-name="Таблица16.D24" office:value-type="string">
            <text:p text:style-name="P68">08.09.2015</text:p>
          </table:table-cell>
          <table:table-cell table:style-name="Таблица16.E24" office:value-type="string">
            <text:p text:style-name="P36">первинний</text:p>
          </table:table-cell>
          <table:table-cell table:style-name="Таблица16.F24" office:value-type="string">
            <text:p text:style-name="P44"/>
          </table:table-cell>
          <table:table-cell table:style-name="Таблица16.G24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70825164839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5">Толстікова Анастасія</text:p>
          </table:table-cell>
          <table:table-cell table:style-name="Таблица16.C30" office:value-type="string">
            <text:p text:style-name="P68">9-Б</text:p>
          </table:table-cell>
          <table:table-cell table:style-name="Таблица16.D30" office:value-type="string">
            <text:p text:style-name="P68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4"/>
          </table:table-cell>
          <table:table-cell table:style-name="Таблица16.G3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70938821679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5">Федько Альбіна</text:p>
          </table:table-cell>
          <table:table-cell table:style-name="Таблица16.C30" office:value-type="string">
            <text:p text:style-name="P68">9-Б</text:p>
          </table:table-cell>
          <table:table-cell table:style-name="Таблица16.D30" office:value-type="string">
            <text:p text:style-name="P68">08.09.2015</text:p>
          </table:table-cell>
          <table:table-cell table:style-name="Таблица16.E30" office:value-type="string">
            <text:p text:style-name="P54">первинний</text:p>
          </table:table-cell>
          <table:table-cell table:style-name="Таблица16.F30" office:value-type="string">
            <text:p text:style-name="P44"/>
          </table:table-cell>
          <table:table-cell table:style-name="Таблица16.G3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70957970302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5">Харченко Анна</text:p>
          </table:table-cell>
          <table:table-cell table:style-name="Таблица16.C30" office:value-type="string">
            <text:p text:style-name="P68">9-Б</text:p>
          </table:table-cell>
          <table:table-cell table:style-name="Таблица16.D30" office:value-type="string">
            <text:p text:style-name="P68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4"/>
          </table:table-cell>
          <table:table-cell table:style-name="Таблица16.G3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70892291333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5">Хасанова Катерина</text:p>
          </table:table-cell>
          <table:table-cell table:style-name="Таблица16.C30" office:value-type="string">
            <text:p text:style-name="P68">9-Б</text:p>
          </table:table-cell>
          <table:table-cell table:style-name="Таблица16.D30" office:value-type="string">
            <text:p text:style-name="P68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4"/>
          </table:table-cell>
          <table:table-cell table:style-name="Таблица16.G3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70785259518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5">Хмарська Маргарита</text:p>
          </table:table-cell>
          <table:table-cell table:style-name="Таблица16.C30" office:value-type="string">
            <text:p text:style-name="P68">9-Б</text:p>
          </table:table-cell>
          <table:table-cell table:style-name="Таблица16.D30" office:value-type="string">
            <text:p text:style-name="P68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4"/>
          </table:table-cell>
          <table:table-cell table:style-name="Таблица16.G3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70946005615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5">Чиж Лілія</text:p>
          </table:table-cell>
          <table:table-cell table:style-name="Таблица16.C30" office:value-type="string">
            <text:p text:style-name="P68">9-Б</text:p>
          </table:table-cell>
          <table:table-cell table:style-name="Таблица16.D30" office:value-type="string">
            <text:p text:style-name="P68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4"/>
          </table:table-cell>
          <table:table-cell table:style-name="Таблица16.G30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70965218759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2" office:value-type="string">
            <text:p text:style-name="P85">Чирченко Дмитро</text:p>
          </table:table-cell>
          <table:table-cell table:style-name="Таблица16.C32" office:value-type="string">
            <text:p text:style-name="P68">9-Б</text:p>
          </table:table-cell>
          <table:table-cell table:style-name="Таблица16.D32" office:value-type="string">
            <text:p text:style-name="P68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4"/>
          </table:table-cell>
          <table:table-cell table:style-name="Таблица16.G32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70955609284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2" office:value-type="string">
            <text:p text:style-name="P85">Шабазова Марина</text:p>
          </table:table-cell>
          <table:table-cell table:style-name="Таблица16.C32" office:value-type="string">
            <text:p text:style-name="P68">9-Б</text:p>
          </table:table-cell>
          <table:table-cell table:style-name="Таблица16.D32" office:value-type="string">
            <text:p text:style-name="P68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4"/>
          </table:table-cell>
          <table:table-cell table:style-name="Таблица16.G32" office:value-type="string">
            <text:p text:style-name="P44"/>
          </table:table-cell>
        </table:table-row>
        <table:table-row table:style-name="Таблица16.2">
          <table:table-cell table:style-name="Таблица16.A2" office:value-type="string">
            <text:list xml:id="list8370975904474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3" office:value-type="string">
            <text:p text:style-name="P85">Юхно Денис</text:p>
          </table:table-cell>
          <table:table-cell table:style-name="Таблица16.C33" office:value-type="string">
            <text:p text:style-name="P68">9-Б</text:p>
          </table:table-cell>
          <table:table-cell table:style-name="Таблица16.D33" office:value-type="string">
            <text:p text:style-name="P68">08.09.2015</text:p>
          </table:table-cell>
          <table:table-cell table:style-name="Таблица16.E33" office:value-type="string">
            <text:p text:style-name="P36">первинний</text:p>
          </table:table-cell>
          <table:table-cell table:style-name="Таблица16.F33" office:value-type="string">
            <text:p text:style-name="P44"/>
          </table:table-cell>
          <table:table-cell table:style-name="Таблица16.G33" office:value-type="string">
            <text:p text:style-name="P44"/>
          </table:table-cell>
        </table:table-row>
      </table:table>
      <text:p text:style-name="P5"/>
      <text:p text:style-name="P89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9">№</text:p>
          </table:table-cell>
          <table:table-cell table:style-name="Таблица11.A1" office:value-type="string">
            <text:p text:style-name="P29">Прізвище, ім’я учня</text:p>
          </table:table-cell>
          <table:table-cell table:style-name="Таблица11.A1" office:value-type="string">
            <text:p text:style-name="P29">Клас</text:p>
          </table:table-cell>
          <table:table-cell table:style-name="Таблица11.A1" office:value-type="string">
            <text:p text:style-name="P29">Дата інструктажу</text:p>
          </table:table-cell>
          <table:table-cell table:style-name="Таблица11.A1" office:value-type="string">
            <text:p text:style-name="P29">Назва інструктажу</text:p>
          </table:table-cell>
          <table:table-cell table:style-name="Таблица11.A1" office:value-type="string">
            <text:p text:style-name="P29">Підпис учня</text:p>
          </table:table-cell>
          <table:table-cell table:style-name="Таблица11.G1" office:value-type="string">
            <text:p text:style-name="P29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83707986209818" text:continue-list="list83709759044740" text:style-name="L2">
              <text:list-item text:start-value="1">
                <text:p text:style-name="P97"/>
              </text:list-item>
            </text:list>
          </table:table-cell>
          <table:table-cell table:style-name="Таблица11.B2" office:value-type="string">
            <text:p text:style-name="P83">Балаховцева Марія</text:p>
          </table:table-cell>
          <table:table-cell table:style-name="Таблица11.C2" office:value-type="string">
            <text:p text:style-name="P58"><text:span text:style-name="T6">10</text:span>-Б</text:p>
          </table:table-cell>
          <table:table-cell table:style-name="Таблица11.D2" office:value-type="string">
            <text:p text:style-name="P67">12.01.2016</text:p>
          </table:table-cell>
          <table:table-cell table:style-name="Таблица11.E2" office:value-type="string">
            <text:p text:style-name="P29">первинний</text:p>
          </table:table-cell>
          <table:table-cell table:style-name="Таблица11.F2" office:value-type="string">
            <text:p text:style-name="P39"/>
          </table:table-cell>
          <table:table-cell table:style-name="Таблица11.G2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7094918487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3" office:value-type="string">
            <text:p text:style-name="P83">Буряк Олена</text:p>
          </table:table-cell>
          <table:table-cell table:style-name="Таблица11.C3" office:value-type="string">
            <text:p text:style-name="P61"><text:span text:style-name="T6">10</text:span>-Б</text:p>
          </table:table-cell>
          <table:table-cell table:style-name="Таблица11.D3" office:value-type="string">
            <text:p text:style-name="P67">12.01.2016</text:p>
          </table:table-cell>
          <table:table-cell table:style-name="Таблица11.E3" office:value-type="string">
            <text:p text:style-name="P29">первинний</text:p>
          </table:table-cell>
          <table:table-cell table:style-name="Таблица11.F3" office:value-type="string">
            <text:p text:style-name="P39"/>
          </table:table-cell>
          <table:table-cell table:style-name="Таблица11.G3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7084293877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4" office:value-type="string">
            <text:p text:style-name="P83">Вакулюк Сергій</text:p>
          </table:table-cell>
          <table:table-cell table:style-name="Таблица11.C4" office:value-type="string">
            <text:p text:style-name="P61"><text:span text:style-name="T6">10</text:span>-Б</text:p>
          </table:table-cell>
          <table:table-cell table:style-name="Таблица11.D4" office:value-type="string">
            <text:p text:style-name="P67">12.01.2016</text:p>
          </table:table-cell>
          <table:table-cell table:style-name="Таблица11.E4" office:value-type="string">
            <text:p text:style-name="P29">первинний</text:p>
          </table:table-cell>
          <table:table-cell table:style-name="Таблица11.F4" office:value-type="string">
            <text:p text:style-name="P39"/>
          </table:table-cell>
          <table:table-cell table:style-name="Таблица11.G4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7079199930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5" office:value-type="string">
            <text:p text:style-name="P83">Версетілов Віктор</text:p>
          </table:table-cell>
          <table:table-cell table:style-name="Таблица11.C5" office:value-type="string">
            <text:p text:style-name="P61"><text:span text:style-name="T6">10</text:span>-Б</text:p>
          </table:table-cell>
          <table:table-cell table:style-name="Таблица11.D5" office:value-type="string">
            <text:p text:style-name="P67">12.01.2016</text:p>
          </table:table-cell>
          <table:table-cell table:style-name="Таблица11.E5" office:value-type="string">
            <text:p text:style-name="P29">первинний</text:p>
          </table:table-cell>
          <table:table-cell table:style-name="Таблица11.F5" office:value-type="string">
            <text:p text:style-name="P39"/>
          </table:table-cell>
          <table:table-cell table:style-name="Таблица11.G5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7090621812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6" office:value-type="string">
            <text:p text:style-name="P83">Виноградов Дмитро</text:p>
          </table:table-cell>
          <table:table-cell table:style-name="Таблица11.C6" office:value-type="string">
            <text:p text:style-name="P61"><text:span text:style-name="T6">10</text:span>-Б</text:p>
          </table:table-cell>
          <table:table-cell table:style-name="Таблица11.D6" office:value-type="string">
            <text:p text:style-name="P67">12.01.2016</text:p>
          </table:table-cell>
          <table:table-cell table:style-name="Таблица11.E6" office:value-type="string">
            <text:p text:style-name="P29">первинний</text:p>
          </table:table-cell>
          <table:table-cell table:style-name="Таблица11.F6" office:value-type="string">
            <text:p text:style-name="P39"/>
          </table:table-cell>
          <table:table-cell table:style-name="Таблица11.G6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7094309848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7" office:value-type="string">
            <text:p text:style-name="P83">Вітюгова Анна</text:p>
          </table:table-cell>
          <table:table-cell table:style-name="Таблица11.C7" office:value-type="string">
            <text:p text:style-name="P61"><text:span text:style-name="T6">10</text:span>-Б</text:p>
          </table:table-cell>
          <table:table-cell table:style-name="Таблица11.D7" office:value-type="string">
            <text:p text:style-name="P67">12.01.2016</text:p>
          </table:table-cell>
          <table:table-cell table:style-name="Таблица11.E7" office:value-type="string">
            <text:p text:style-name="P29">первинний</text:p>
          </table:table-cell>
          <table:table-cell table:style-name="Таблица11.F7" office:value-type="string">
            <text:p text:style-name="P39"/>
          </table:table-cell>
          <table:table-cell table:style-name="Таблица11.G7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7079377067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8" office:value-type="string">
            <text:p text:style-name="P83">Гаврилова Крістіна</text:p>
          </table:table-cell>
          <table:table-cell table:style-name="Таблица11.C8" office:value-type="string">
            <text:p text:style-name="P61"><text:span text:style-name="T6">10</text:span>-Б</text:p>
          </table:table-cell>
          <table:table-cell table:style-name="Таблица11.D8" office:value-type="string">
            <text:p text:style-name="P67">12.01.2016</text:p>
          </table:table-cell>
          <table:table-cell table:style-name="Таблица11.E8" office:value-type="string">
            <text:p text:style-name="P29">первинний</text:p>
          </table:table-cell>
          <table:table-cell table:style-name="Таблица11.F8" office:value-type="string">
            <text:p text:style-name="P39"/>
          </table:table-cell>
          <table:table-cell table:style-name="Таблица11.G8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70894425579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9" office:value-type="string">
            <text:p text:style-name="P83">Гордієнко Роман</text:p>
          </table:table-cell>
          <table:table-cell table:style-name="Таблица11.C9" office:value-type="string">
            <text:p text:style-name="P61"><text:span text:style-name="T6">10</text:span>-Б</text:p>
          </table:table-cell>
          <table:table-cell table:style-name="Таблица11.D9" office:value-type="string">
            <text:p text:style-name="P67">12.01.2016</text:p>
          </table:table-cell>
          <table:table-cell table:style-name="Таблица11.E9" office:value-type="string">
            <text:p text:style-name="P29">первинний</text:p>
          </table:table-cell>
          <table:table-cell table:style-name="Таблица11.F9" office:value-type="string">
            <text:p text:style-name="P39"/>
          </table:table-cell>
          <table:table-cell table:style-name="Таблица11.G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70846837727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0" office:value-type="string">
            <text:p text:style-name="P83">Доценко Микита</text:p>
          </table:table-cell>
          <table:table-cell table:style-name="Таблица11.C10" office:value-type="string">
            <text:p text:style-name="P61"><text:span text:style-name="T6">10</text:span>-Б</text:p>
          </table:table-cell>
          <table:table-cell table:style-name="Таблица11.D10" office:value-type="string">
            <text:p text:style-name="P67">12.01.2016</text:p>
          </table:table-cell>
          <table:table-cell table:style-name="Таблица11.E10" office:value-type="string">
            <text:p text:style-name="P29">первинний</text:p>
          </table:table-cell>
          <table:table-cell table:style-name="Таблица11.F10" office:value-type="string">
            <text:p text:style-name="P39"/>
          </table:table-cell>
          <table:table-cell table:style-name="Таблица11.G10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70890372823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1" office:value-type="string">
            <text:p text:style-name="P83">Дудіна Юлія</text:p>
          </table:table-cell>
          <table:table-cell table:style-name="Таблица11.C11" office:value-type="string">
            <text:p text:style-name="P61"><text:span text:style-name="T6">10</text:span>-Б</text:p>
          </table:table-cell>
          <table:table-cell table:style-name="Таблица11.D11" office:value-type="string">
            <text:p text:style-name="P67">12.01.2016</text:p>
          </table:table-cell>
          <table:table-cell table:style-name="Таблица11.E11" office:value-type="string">
            <text:p text:style-name="P29">первинний</text:p>
          </table:table-cell>
          <table:table-cell table:style-name="Таблица11.F11" office:value-type="string">
            <text:p text:style-name="P39"/>
          </table:table-cell>
          <table:table-cell table:style-name="Таблица11.G11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7080493348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2" office:value-type="string">
            <text:p text:style-name="P83">Ільгова Аліна</text:p>
          </table:table-cell>
          <table:table-cell table:style-name="Таблица11.C12" office:value-type="string">
            <text:p text:style-name="P61"><text:span text:style-name="T6">10</text:span>-Б</text:p>
          </table:table-cell>
          <table:table-cell table:style-name="Таблица11.D12" office:value-type="string">
            <text:p text:style-name="P67">12.01.2016</text:p>
          </table:table-cell>
          <table:table-cell table:style-name="Таблица11.E12" office:value-type="string">
            <text:p text:style-name="P29">первинний</text:p>
          </table:table-cell>
          <table:table-cell table:style-name="Таблица11.F12" office:value-type="string">
            <text:p text:style-name="P39"/>
          </table:table-cell>
          <table:table-cell table:style-name="Таблица11.G12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7089015952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3" office:value-type="string">
            <text:p text:style-name="P83">Катишкіна Катерина</text:p>
          </table:table-cell>
          <table:table-cell table:style-name="Таблица11.C13" office:value-type="string">
            <text:p text:style-name="P61"><text:span text:style-name="T6">10</text:span>-Б</text:p>
          </table:table-cell>
          <table:table-cell table:style-name="Таблица11.D13" office:value-type="string">
            <text:p text:style-name="P67">12.01.2016</text:p>
          </table:table-cell>
          <table:table-cell table:style-name="Таблица11.E13" office:value-type="string">
            <text:p text:style-name="P29">первинний</text:p>
          </table:table-cell>
          <table:table-cell table:style-name="Таблица11.F13" office:value-type="string">
            <text:p text:style-name="P39"/>
          </table:table-cell>
          <table:table-cell table:style-name="Таблица11.G13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7097915680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4" office:value-type="string">
            <text:p text:style-name="P83">Кисельова Юлія</text:p>
          </table:table-cell>
          <table:table-cell table:style-name="Таблица11.C14" office:value-type="string">
            <text:p text:style-name="P61"><text:span text:style-name="T6">10</text:span>-Б</text:p>
          </table:table-cell>
          <table:table-cell table:style-name="Таблица11.D14" office:value-type="string">
            <text:p text:style-name="P67">12.01.2016</text:p>
          </table:table-cell>
          <table:table-cell table:style-name="Таблица11.E14" office:value-type="string">
            <text:p text:style-name="P29">первинний</text:p>
          </table:table-cell>
          <table:table-cell table:style-name="Таблица11.F14" office:value-type="string">
            <text:p text:style-name="P39"/>
          </table:table-cell>
          <table:table-cell table:style-name="Таблица11.G14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70803055968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5" office:value-type="string">
            <text:p text:style-name="P83">Коваленко Марія</text:p>
          </table:table-cell>
          <table:table-cell table:style-name="Таблица11.C15" office:value-type="string">
            <text:p text:style-name="P61"><text:span text:style-name="T6">10</text:span>-Б</text:p>
          </table:table-cell>
          <table:table-cell table:style-name="Таблица11.D15" office:value-type="string">
            <text:p text:style-name="P67">12.01.2016</text:p>
          </table:table-cell>
          <table:table-cell table:style-name="Таблица11.E15" office:value-type="string">
            <text:p text:style-name="P29">первинний</text:p>
          </table:table-cell>
          <table:table-cell table:style-name="Таблица11.F15" office:value-type="string">
            <text:p text:style-name="P39"/>
          </table:table-cell>
          <table:table-cell table:style-name="Таблица11.G15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7085994700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6" office:value-type="string">
            <text:p text:style-name="P83">Купріна Анастасія</text:p>
          </table:table-cell>
          <table:table-cell table:style-name="Таблица11.C16" office:value-type="string">
            <text:p text:style-name="P61"><text:span text:style-name="T6">10</text:span>-Б</text:p>
          </table:table-cell>
          <table:table-cell table:style-name="Таблица11.D16" office:value-type="string">
            <text:p text:style-name="P67">12.01.2016</text:p>
          </table:table-cell>
          <table:table-cell table:style-name="Таблица11.E16" office:value-type="string">
            <text:p text:style-name="P29">первинний</text:p>
          </table:table-cell>
          <table:table-cell table:style-name="Таблица11.F16" office:value-type="string">
            <text:p text:style-name="P39"/>
          </table:table-cell>
          <table:table-cell table:style-name="Таблица11.G16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7095723182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7" office:value-type="string">
            <text:p text:style-name="P83">Литвиненко Анна</text:p>
          </table:table-cell>
          <table:table-cell table:style-name="Таблица11.C17" office:value-type="string">
            <text:p text:style-name="P61"><text:span text:style-name="T6">10</text:span>-Б</text:p>
          </table:table-cell>
          <table:table-cell table:style-name="Таблица11.D17" office:value-type="string">
            <text:p text:style-name="P67">12.01.2016</text:p>
          </table:table-cell>
          <table:table-cell table:style-name="Таблица11.E17" office:value-type="string">
            <text:p text:style-name="P29">первинний</text:p>
          </table:table-cell>
          <table:table-cell table:style-name="Таблица11.F17" office:value-type="string">
            <text:p text:style-name="P39"/>
          </table:table-cell>
          <table:table-cell table:style-name="Таблица11.G17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7081653464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8" office:value-type="string">
            <text:p text:style-name="P83">Малигіна Поліна</text:p>
          </table:table-cell>
          <table:table-cell table:style-name="Таблица11.C18" office:value-type="string">
            <text:p text:style-name="P61"><text:span text:style-name="T6">10</text:span>-Б</text:p>
          </table:table-cell>
          <table:table-cell table:style-name="Таблица11.D18" office:value-type="string">
            <text:p text:style-name="P67">12.01.2016</text:p>
          </table:table-cell>
          <table:table-cell table:style-name="Таблица11.E18" office:value-type="string">
            <text:p text:style-name="P29">первинний</text:p>
          </table:table-cell>
          <table:table-cell table:style-name="Таблица11.F18" office:value-type="string">
            <text:p text:style-name="P39"/>
          </table:table-cell>
          <table:table-cell table:style-name="Таблица11.G18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70850313956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9" office:value-type="string">
            <text:p text:style-name="P83">Маслова Діана</text:p>
          </table:table-cell>
          <table:table-cell table:style-name="Таблица11.C19" office:value-type="string">
            <text:p text:style-name="P61"><text:span text:style-name="T6">10</text:span>-Б</text:p>
          </table:table-cell>
          <table:table-cell table:style-name="Таблица11.D19" office:value-type="string">
            <text:p text:style-name="P67">12.01.2016</text:p>
          </table:table-cell>
          <table:table-cell table:style-name="Таблица11.E19" office:value-type="string">
            <text:p text:style-name="P29">первинний</text:p>
          </table:table-cell>
          <table:table-cell table:style-name="Таблица11.F19" office:value-type="string">
            <text:p text:style-name="P39"/>
          </table:table-cell>
          <table:table-cell table:style-name="Таблица11.G1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7095781455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0" office:value-type="string">
            <text:p text:style-name="P83">Ольшанська Віталіна</text:p>
          </table:table-cell>
          <table:table-cell table:style-name="Таблица11.C20" office:value-type="string">
            <text:p text:style-name="P61"><text:span text:style-name="T6">10</text:span>-Б</text:p>
          </table:table-cell>
          <table:table-cell table:style-name="Таблица11.D20" office:value-type="string">
            <text:p text:style-name="P67">12.01.2016</text:p>
          </table:table-cell>
          <table:table-cell table:style-name="Таблица11.E20" office:value-type="string">
            <text:p text:style-name="P29">первинний</text:p>
          </table:table-cell>
          <table:table-cell table:style-name="Таблица11.F20" office:value-type="string">
            <text:p text:style-name="P39"/>
          </table:table-cell>
          <table:table-cell table:style-name="Таблица11.G20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70988179946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1" office:value-type="string">
            <text:p text:style-name="P83">Опалінська Вікторія</text:p>
          </table:table-cell>
          <table:table-cell table:style-name="Таблица11.C21" office:value-type="string">
            <text:p text:style-name="P61"><text:span text:style-name="T6">10</text:span>-Б</text:p>
          </table:table-cell>
          <table:table-cell table:style-name="Таблица11.D21" office:value-type="string">
            <text:p text:style-name="P67">12.01.2016</text:p>
          </table:table-cell>
          <table:table-cell table:style-name="Таблица11.E21" office:value-type="string">
            <text:p text:style-name="P29">первинний</text:p>
          </table:table-cell>
          <table:table-cell table:style-name="Таблица11.F21" office:value-type="string">
            <text:p text:style-name="P39"/>
          </table:table-cell>
          <table:table-cell table:style-name="Таблица11.G21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70816919229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2" office:value-type="string">
            <text:p text:style-name="P83">Паукова Валентина</text:p>
          </table:table-cell>
          <table:table-cell table:style-name="Таблица11.C22" office:value-type="string">
            <text:p text:style-name="P61"><text:span text:style-name="T6">10</text:span>-Б</text:p>
          </table:table-cell>
          <table:table-cell table:style-name="Таблица11.D22" office:value-type="string">
            <text:p text:style-name="P67">12.01.2016</text:p>
          </table:table-cell>
          <table:table-cell table:style-name="Таблица11.E22" office:value-type="string">
            <text:p text:style-name="P29">первинний</text:p>
          </table:table-cell>
          <table:table-cell table:style-name="Таблица11.F22" office:value-type="string">
            <text:p text:style-name="P39"/>
          </table:table-cell>
          <table:table-cell table:style-name="Таблица11.G22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70887839897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3" office:value-type="string">
            <text:p text:style-name="P83">Попова Злата</text:p>
          </table:table-cell>
          <table:table-cell table:style-name="Таблица11.C23" office:value-type="string">
            <text:p text:style-name="P61"><text:span text:style-name="T6">10</text:span>-Б</text:p>
          </table:table-cell>
          <table:table-cell table:style-name="Таблица11.D23" office:value-type="string">
            <text:p text:style-name="P67">12.01.2016</text:p>
          </table:table-cell>
          <table:table-cell table:style-name="Таблица11.E23" office:value-type="string">
            <text:p text:style-name="P29">первинний</text:p>
          </table:table-cell>
          <table:table-cell table:style-name="Таблица11.F23" office:value-type="string">
            <text:p text:style-name="P39"/>
          </table:table-cell>
          <table:table-cell table:style-name="Таблица11.G23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7087371351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4" office:value-type="string">
            <text:p text:style-name="P83">Сіньковська Анна</text:p>
          </table:table-cell>
          <table:table-cell table:style-name="Таблица11.C24" office:value-type="string">
            <text:p text:style-name="P61"><text:span text:style-name="T6">10</text:span>-Б</text:p>
          </table:table-cell>
          <table:table-cell table:style-name="Таблица11.D24" office:value-type="string">
            <text:p text:style-name="P67">12.01.2016</text:p>
          </table:table-cell>
          <table:table-cell table:style-name="Таблица11.E24" office:value-type="string">
            <text:p text:style-name="P29">первинний</text:p>
          </table:table-cell>
          <table:table-cell table:style-name="Таблица11.F24" office:value-type="string">
            <text:p text:style-name="P39"/>
          </table:table-cell>
          <table:table-cell table:style-name="Таблица11.G24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37093519532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3">Скора Юлія</text:p>
          </table:table-cell>
          <table:table-cell table:style-name="Таблица11.C29" office:value-type="string">
            <text:p text:style-name="P61"><text:span text:style-name="T6">10</text:span>-Б</text:p>
          </table:table-cell>
          <table:table-cell table:style-name="Таблица11.D29" office:value-type="string">
            <text:p text:style-name="P67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39"/>
          </table:table-cell>
          <table:table-cell table:style-name="Таблица11.G2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7097285889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3">Тєтєрін Гліб</text:p>
          </table:table-cell>
          <table:table-cell table:style-name="Таблица11.C29" office:value-type="string">
            <text:p text:style-name="P61"><text:span text:style-name="T6">10</text:span>-Б</text:p>
          </table:table-cell>
          <table:table-cell table:style-name="Таблица11.D29" office:value-type="string">
            <text:p text:style-name="P67">12.01.2016</text:p>
          </table:table-cell>
          <table:table-cell table:style-name="Таблица11.E29" office:value-type="string">
            <text:p text:style-name="P50">первинний</text:p>
          </table:table-cell>
          <table:table-cell table:style-name="Таблица11.F29" office:value-type="string">
            <text:p text:style-name="P39"/>
          </table:table-cell>
          <table:table-cell table:style-name="Таблица11.G2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7091625540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3">Тимошенко Вікторія</text:p>
          </table:table-cell>
          <table:table-cell table:style-name="Таблица11.C29" office:value-type="string">
            <text:p text:style-name="P61"><text:span text:style-name="T6">10</text:span>-Б</text:p>
          </table:table-cell>
          <table:table-cell table:style-name="Таблица11.D29" office:value-type="string">
            <text:p text:style-name="P67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39"/>
          </table:table-cell>
          <table:table-cell table:style-name="Таблица11.G2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70918138476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3">Углов Антон</text:p>
          </table:table-cell>
          <table:table-cell table:style-name="Таблица11.C29" office:value-type="string">
            <text:p text:style-name="P61"><text:span text:style-name="T6">10</text:span>-Б</text:p>
          </table:table-cell>
          <table:table-cell table:style-name="Таблица11.D29" office:value-type="string">
            <text:p text:style-name="P67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39"/>
          </table:table-cell>
          <table:table-cell table:style-name="Таблица11.G2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7093977950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3">Хіщенко Валерія</text:p>
          </table:table-cell>
          <table:table-cell table:style-name="Таблица11.C29" office:value-type="string">
            <text:p text:style-name="P61"><text:span text:style-name="T6">10</text:span>-Б</text:p>
          </table:table-cell>
          <table:table-cell table:style-name="Таблица11.D29" office:value-type="string">
            <text:p text:style-name="P67">12.01.2016</text:p>
          </table:table-cell>
          <table:table-cell table:style-name="Таблица11.E29" office:value-type="string">
            <text:p text:style-name="P32">первинний</text:p>
          </table:table-cell>
          <table:table-cell table:style-name="Таблица11.F29" office:value-type="string">
            <text:p text:style-name="P39"/>
          </table:table-cell>
          <table:table-cell table:style-name="Таблица11.G2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70982156696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30" office:value-type="string">
            <text:p text:style-name="P83">Чирук Катерина</text:p>
          </table:table-cell>
          <table:table-cell table:style-name="Таблица11.C30" office:value-type="string">
            <text:p text:style-name="P61"><text:span text:style-name="T6">10</text:span>-Б</text:p>
          </table:table-cell>
          <table:table-cell table:style-name="Таблица11.D30" office:value-type="string">
            <text:p text:style-name="P67">12.01.2016</text:p>
          </table:table-cell>
          <table:table-cell table:style-name="Таблица11.E30" office:value-type="string">
            <text:p text:style-name="P32">первинний</text:p>
          </table:table-cell>
          <table:table-cell table:style-name="Таблица11.F30" office:value-type="string">
            <text:p text:style-name="P39"/>
          </table:table-cell>
          <table:table-cell table:style-name="Таблица11.G30" office:value-type="string">
            <text:p text:style-name="P40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91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8">ЖУРНАЛ ПРОВЕДЕННЯ ІНСТРУКТАЖУ З ТЕХНІКИ БЕЗПЕКИ В КОМП’ЮТЕРНОМУ КЛАСІ</text:p>
      <text:p text:style-name="P11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5">№</text:p>
          </table:table-cell>
          <table:table-cell table:style-name="Таблица15.A1" office:value-type="string">
            <text:p text:style-name="P35">Прізвище, ім’я учня</text:p>
          </table:table-cell>
          <table:table-cell table:style-name="Таблица15.A1" office:value-type="string">
            <text:p text:style-name="P35">Клас</text:p>
          </table:table-cell>
          <table:table-cell table:style-name="Таблица15.A1" office:value-type="string">
            <text:p text:style-name="P35">Дата інструктажу</text:p>
          </table:table-cell>
          <table:table-cell table:style-name="Таблица15.A1" office:value-type="string">
            <text:p text:style-name="P35">Назва інструктажу</text:p>
          </table:table-cell>
          <table:table-cell table:style-name="Таблица15.A1" office:value-type="string">
            <text:p text:style-name="P35">Підпис учня</text:p>
          </table:table-cell>
          <table:table-cell table:style-name="Таблица15.G1" office:value-type="string">
            <text:p text:style-name="P35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83708140452614" text:continue-list="list83709821566966" text:style-name="L2">
              <text:list-item text:start-value="1">
                <text:p text:style-name="P101"/>
              </text:list-item>
            </text:list>
          </table:table-cell>
          <table:table-cell table:style-name="Таблица15.B2" office:value-type="string">
            <text:p text:style-name="P84">Балаховцева Марія</text:p>
          </table:table-cell>
          <table:table-cell table:style-name="Таблица15.C2" office:value-type="string">
            <text:p text:style-name="P61"><text:span text:style-name="T6">10</text:span>-Б</text:p>
          </table:table-cell>
          <table:table-cell table:style-name="Таблица15.D2" office:value-type="string">
            <text:p text:style-name="P67">08.09.2015</text:p>
          </table:table-cell>
          <table:table-cell table:style-name="Таблица15.E2" office:value-type="string">
            <text:p text:style-name="P35">первинний</text:p>
          </table:table-cell>
          <table:table-cell table:style-name="Таблица15.F2" office:value-type="string">
            <text:p text:style-name="P43"/>
          </table:table-cell>
          <table:table-cell table:style-name="Таблица15.G2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70859627156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3" office:value-type="string">
            <text:p text:style-name="P84">Буряк Олена</text:p>
          </table:table-cell>
          <table:table-cell table:style-name="Таблица15.C3" office:value-type="string">
            <text:p text:style-name="P61"><text:span text:style-name="T6">10</text:span>-Б</text:p>
          </table:table-cell>
          <table:table-cell table:style-name="Таблица15.D3" office:value-type="string">
            <text:p text:style-name="P67">08.09.2015</text:p>
          </table:table-cell>
          <table:table-cell table:style-name="Таблица15.E3" office:value-type="string">
            <text:p text:style-name="P35">первинний</text:p>
          </table:table-cell>
          <table:table-cell table:style-name="Таблица15.F3" office:value-type="string">
            <text:p text:style-name="P43"/>
          </table:table-cell>
          <table:table-cell table:style-name="Таблица15.G3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70964341785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4" office:value-type="string">
            <text:p text:style-name="P84">Вакулюк Сергій</text:p>
          </table:table-cell>
          <table:table-cell table:style-name="Таблица15.C4" office:value-type="string">
            <text:p text:style-name="P61"><text:span text:style-name="T6">10</text:span>-Б</text:p>
          </table:table-cell>
          <table:table-cell table:style-name="Таблица15.D4" office:value-type="string">
            <text:p text:style-name="P67">08.09.2015</text:p>
          </table:table-cell>
          <table:table-cell table:style-name="Таблица15.E4" office:value-type="string">
            <text:p text:style-name="P35">первинний</text:p>
          </table:table-cell>
          <table:table-cell table:style-name="Таблица15.F4" office:value-type="string">
            <text:p text:style-name="P43"/>
          </table:table-cell>
          <table:table-cell table:style-name="Таблица15.G4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70888473195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5" office:value-type="string">
            <text:p text:style-name="P84">Версетілов Віктор</text:p>
          </table:table-cell>
          <table:table-cell table:style-name="Таблица15.C5" office:value-type="string">
            <text:p text:style-name="P61"><text:span text:style-name="T6">10</text:span>-Б</text:p>
          </table:table-cell>
          <table:table-cell table:style-name="Таблица15.D5" office:value-type="string">
            <text:p text:style-name="P67">08.09.2015</text:p>
          </table:table-cell>
          <table:table-cell table:style-name="Таблица15.E5" office:value-type="string">
            <text:p text:style-name="P35">первинний</text:p>
          </table:table-cell>
          <table:table-cell table:style-name="Таблица15.F5" office:value-type="string">
            <text:p text:style-name="P43"/>
          </table:table-cell>
          <table:table-cell table:style-name="Таблица15.G5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70887011394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6" office:value-type="string">
            <text:p text:style-name="P84">Виноградов Дмитро</text:p>
          </table:table-cell>
          <table:table-cell table:style-name="Таблица15.C6" office:value-type="string">
            <text:p text:style-name="P61"><text:span text:style-name="T6">10</text:span>-Б</text:p>
          </table:table-cell>
          <table:table-cell table:style-name="Таблица15.D6" office:value-type="string">
            <text:p text:style-name="P67">08.09.2015</text:p>
          </table:table-cell>
          <table:table-cell table:style-name="Таблица15.E6" office:value-type="string">
            <text:p text:style-name="P35">первинний</text:p>
          </table:table-cell>
          <table:table-cell table:style-name="Таблица15.F6" office:value-type="string">
            <text:p text:style-name="P43"/>
          </table:table-cell>
          <table:table-cell table:style-name="Таблица15.G6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70932537392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7" office:value-type="string">
            <text:p text:style-name="P84">Вітюгова Анна</text:p>
          </table:table-cell>
          <table:table-cell table:style-name="Таблица15.C7" office:value-type="string">
            <text:p text:style-name="P61"><text:span text:style-name="T6">10</text:span>-Б</text:p>
          </table:table-cell>
          <table:table-cell table:style-name="Таблица15.D7" office:value-type="string">
            <text:p text:style-name="P67">08.09.2015</text:p>
          </table:table-cell>
          <table:table-cell table:style-name="Таблица15.E7" office:value-type="string">
            <text:p text:style-name="P35">первинний</text:p>
          </table:table-cell>
          <table:table-cell table:style-name="Таблица15.F7" office:value-type="string">
            <text:p text:style-name="P43"/>
          </table:table-cell>
          <table:table-cell table:style-name="Таблица15.G7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70950879780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8" office:value-type="string">
            <text:p text:style-name="P84">Гаврилова Крістіна</text:p>
          </table:table-cell>
          <table:table-cell table:style-name="Таблица15.C8" office:value-type="string">
            <text:p text:style-name="P61"><text:span text:style-name="T6">10</text:span>-Б</text:p>
          </table:table-cell>
          <table:table-cell table:style-name="Таблица15.D8" office:value-type="string">
            <text:p text:style-name="P67">08.09.2015</text:p>
          </table:table-cell>
          <table:table-cell table:style-name="Таблица15.E8" office:value-type="string">
            <text:p text:style-name="P35">первинний</text:p>
          </table:table-cell>
          <table:table-cell table:style-name="Таблица15.F8" office:value-type="string">
            <text:p text:style-name="P43"/>
          </table:table-cell>
          <table:table-cell table:style-name="Таблица15.G8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70800604814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9" office:value-type="string">
            <text:p text:style-name="P84">Гордієнко Роман</text:p>
          </table:table-cell>
          <table:table-cell table:style-name="Таблица15.C9" office:value-type="string">
            <text:p text:style-name="P61"><text:span text:style-name="T6">10</text:span>-Б</text:p>
          </table:table-cell>
          <table:table-cell table:style-name="Таблица15.D9" office:value-type="string">
            <text:p text:style-name="P67">08.09.2015</text:p>
          </table:table-cell>
          <table:table-cell table:style-name="Таблица15.E9" office:value-type="string">
            <text:p text:style-name="P35">первинний</text:p>
          </table:table-cell>
          <table:table-cell table:style-name="Таблица15.F9" office:value-type="string">
            <text:p text:style-name="P43"/>
          </table:table-cell>
          <table:table-cell table:style-name="Таблица15.G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70871228287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0" office:value-type="string">
            <text:p text:style-name="P84">Доценко Микита</text:p>
          </table:table-cell>
          <table:table-cell table:style-name="Таблица15.C10" office:value-type="string">
            <text:p text:style-name="P61"><text:span text:style-name="T6">10</text:span>-Б</text:p>
          </table:table-cell>
          <table:table-cell table:style-name="Таблица15.D10" office:value-type="string">
            <text:p text:style-name="P67">08.09.2015</text:p>
          </table:table-cell>
          <table:table-cell table:style-name="Таблица15.E10" office:value-type="string">
            <text:p text:style-name="P35">первинний</text:p>
          </table:table-cell>
          <table:table-cell table:style-name="Таблица15.F10" office:value-type="string">
            <text:p text:style-name="P43"/>
          </table:table-cell>
          <table:table-cell table:style-name="Таблица15.G10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70791616065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1" office:value-type="string">
            <text:p text:style-name="P84">Дудіна Юлія</text:p>
          </table:table-cell>
          <table:table-cell table:style-name="Таблица15.C11" office:value-type="string">
            <text:p text:style-name="P61"><text:span text:style-name="T6">10</text:span>-Б</text:p>
          </table:table-cell>
          <table:table-cell table:style-name="Таблица15.D11" office:value-type="string">
            <text:p text:style-name="P67">08.09.2015</text:p>
          </table:table-cell>
          <table:table-cell table:style-name="Таблица15.E11" office:value-type="string">
            <text:p text:style-name="P35">первинний</text:p>
          </table:table-cell>
          <table:table-cell table:style-name="Таблица15.F11" office:value-type="string">
            <text:p text:style-name="P43"/>
          </table:table-cell>
          <table:table-cell table:style-name="Таблица15.G11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71001792585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2" office:value-type="string">
            <text:p text:style-name="P84">Ільгова Аліна</text:p>
          </table:table-cell>
          <table:table-cell table:style-name="Таблица15.C12" office:value-type="string">
            <text:p text:style-name="P61"><text:span text:style-name="T6">10</text:span>-Б</text:p>
          </table:table-cell>
          <table:table-cell table:style-name="Таблица15.D12" office:value-type="string">
            <text:p text:style-name="P67">08.09.2015</text:p>
          </table:table-cell>
          <table:table-cell table:style-name="Таблица15.E12" office:value-type="string">
            <text:p text:style-name="P35">первинний</text:p>
          </table:table-cell>
          <table:table-cell table:style-name="Таблица15.F12" office:value-type="string">
            <text:p text:style-name="P43"/>
          </table:table-cell>
          <table:table-cell table:style-name="Таблица15.G12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70968915754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3" office:value-type="string">
            <text:p text:style-name="P84">Катишкіна Катерина</text:p>
          </table:table-cell>
          <table:table-cell table:style-name="Таблица15.C13" office:value-type="string">
            <text:p text:style-name="P61"><text:span text:style-name="T6">10</text:span>-Б</text:p>
          </table:table-cell>
          <table:table-cell table:style-name="Таблица15.D13" office:value-type="string">
            <text:p text:style-name="P67">08.09.2015</text:p>
          </table:table-cell>
          <table:table-cell table:style-name="Таблица15.E13" office:value-type="string">
            <text:p text:style-name="P35">первинний</text:p>
          </table:table-cell>
          <table:table-cell table:style-name="Таблица15.F13" office:value-type="string">
            <text:p text:style-name="P43"/>
          </table:table-cell>
          <table:table-cell table:style-name="Таблица15.G13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70857055460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4" office:value-type="string">
            <text:p text:style-name="P84">Кисельова Юлія</text:p>
          </table:table-cell>
          <table:table-cell table:style-name="Таблица15.C14" office:value-type="string">
            <text:p text:style-name="P61"><text:span text:style-name="T6">10</text:span>-Б</text:p>
          </table:table-cell>
          <table:table-cell table:style-name="Таблица15.D14" office:value-type="string">
            <text:p text:style-name="P67">08.09.2015</text:p>
          </table:table-cell>
          <table:table-cell table:style-name="Таблица15.E14" office:value-type="string">
            <text:p text:style-name="P35">первинний</text:p>
          </table:table-cell>
          <table:table-cell table:style-name="Таблица15.F14" office:value-type="string">
            <text:p text:style-name="P43"/>
          </table:table-cell>
          <table:table-cell table:style-name="Таблица15.G14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70868979487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5" office:value-type="string">
            <text:p text:style-name="P84">Коваленко Марія</text:p>
          </table:table-cell>
          <table:table-cell table:style-name="Таблица15.C15" office:value-type="string">
            <text:p text:style-name="P61"><text:span text:style-name="T6">10</text:span>-Б</text:p>
          </table:table-cell>
          <table:table-cell table:style-name="Таблица15.D15" office:value-type="string">
            <text:p text:style-name="P67">08.09.2015</text:p>
          </table:table-cell>
          <table:table-cell table:style-name="Таблица15.E15" office:value-type="string">
            <text:p text:style-name="P35">первинний</text:p>
          </table:table-cell>
          <table:table-cell table:style-name="Таблица15.F15" office:value-type="string">
            <text:p text:style-name="P43"/>
          </table:table-cell>
          <table:table-cell table:style-name="Таблица15.G15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70945422998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6" office:value-type="string">
            <text:p text:style-name="P84">Купріна Анастасія</text:p>
          </table:table-cell>
          <table:table-cell table:style-name="Таблица15.C16" office:value-type="string">
            <text:p text:style-name="P61"><text:span text:style-name="T6">10</text:span>-Б</text:p>
          </table:table-cell>
          <table:table-cell table:style-name="Таблица15.D16" office:value-type="string">
            <text:p text:style-name="P67">08.09.2015</text:p>
          </table:table-cell>
          <table:table-cell table:style-name="Таблица15.E16" office:value-type="string">
            <text:p text:style-name="P35">первинний</text:p>
          </table:table-cell>
          <table:table-cell table:style-name="Таблица15.F16" office:value-type="string">
            <text:p text:style-name="P43"/>
          </table:table-cell>
          <table:table-cell table:style-name="Таблица15.G16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70913872997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7" office:value-type="string">
            <text:p text:style-name="P84">Литвиненко Анна</text:p>
          </table:table-cell>
          <table:table-cell table:style-name="Таблица15.C17" office:value-type="string">
            <text:p text:style-name="P61"><text:span text:style-name="T6">10</text:span>-Б</text:p>
          </table:table-cell>
          <table:table-cell table:style-name="Таблица15.D17" office:value-type="string">
            <text:p text:style-name="P67">08.09.2015</text:p>
          </table:table-cell>
          <table:table-cell table:style-name="Таблица15.E17" office:value-type="string">
            <text:p text:style-name="P35">первинний</text:p>
          </table:table-cell>
          <table:table-cell table:style-name="Таблица15.F17" office:value-type="string">
            <text:p text:style-name="P43"/>
          </table:table-cell>
          <table:table-cell table:style-name="Таблица15.G17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70952082558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8" office:value-type="string">
            <text:p text:style-name="P84">Малигіна Поліна</text:p>
          </table:table-cell>
          <table:table-cell table:style-name="Таблица15.C18" office:value-type="string">
            <text:p text:style-name="P61"><text:span text:style-name="T6">10</text:span>-Б</text:p>
          </table:table-cell>
          <table:table-cell table:style-name="Таблица15.D18" office:value-type="string">
            <text:p text:style-name="P67">08.09.2015</text:p>
          </table:table-cell>
          <table:table-cell table:style-name="Таблица15.E18" office:value-type="string">
            <text:p text:style-name="P35">первинний</text:p>
          </table:table-cell>
          <table:table-cell table:style-name="Таблица15.F18" office:value-type="string">
            <text:p text:style-name="P43"/>
          </table:table-cell>
          <table:table-cell table:style-name="Таблица15.G18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70822666004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9" office:value-type="string">
            <text:p text:style-name="P84">Маслова Діана</text:p>
          </table:table-cell>
          <table:table-cell table:style-name="Таблица15.C19" office:value-type="string">
            <text:p text:style-name="P61"><text:span text:style-name="T6">10</text:span>-Б</text:p>
          </table:table-cell>
          <table:table-cell table:style-name="Таблица15.D19" office:value-type="string">
            <text:p text:style-name="P67">08.09.2015</text:p>
          </table:table-cell>
          <table:table-cell table:style-name="Таблица15.E19" office:value-type="string">
            <text:p text:style-name="P35">первинний</text:p>
          </table:table-cell>
          <table:table-cell table:style-name="Таблица15.F19" office:value-type="string">
            <text:p text:style-name="P43"/>
          </table:table-cell>
          <table:table-cell table:style-name="Таблица15.G1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70950753633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0" office:value-type="string">
            <text:p text:style-name="P84">Ольшанська Віталіна</text:p>
          </table:table-cell>
          <table:table-cell table:style-name="Таблица15.C20" office:value-type="string">
            <text:p text:style-name="P61"><text:span text:style-name="T6">10</text:span>-Б</text:p>
          </table:table-cell>
          <table:table-cell table:style-name="Таблица15.D20" office:value-type="string">
            <text:p text:style-name="P67">08.09.2015</text:p>
          </table:table-cell>
          <table:table-cell table:style-name="Таблица15.E20" office:value-type="string">
            <text:p text:style-name="P35">первинний</text:p>
          </table:table-cell>
          <table:table-cell table:style-name="Таблица15.F20" office:value-type="string">
            <text:p text:style-name="P43"/>
          </table:table-cell>
          <table:table-cell table:style-name="Таблица15.G20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70933824234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1" office:value-type="string">
            <text:p text:style-name="P84">Опалінська Вікторія</text:p>
          </table:table-cell>
          <table:table-cell table:style-name="Таблица15.C21" office:value-type="string">
            <text:p text:style-name="P61"><text:span text:style-name="T6">10</text:span>-Б</text:p>
          </table:table-cell>
          <table:table-cell table:style-name="Таблица15.D21" office:value-type="string">
            <text:p text:style-name="P67">08.09.2015</text:p>
          </table:table-cell>
          <table:table-cell table:style-name="Таблица15.E21" office:value-type="string">
            <text:p text:style-name="P35">первинний</text:p>
          </table:table-cell>
          <table:table-cell table:style-name="Таблица15.F21" office:value-type="string">
            <text:p text:style-name="P43"/>
          </table:table-cell>
          <table:table-cell table:style-name="Таблица15.G21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71002465025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2" office:value-type="string">
            <text:p text:style-name="P84">Паукова Валентина</text:p>
          </table:table-cell>
          <table:table-cell table:style-name="Таблица15.C22" office:value-type="string">
            <text:p text:style-name="P61"><text:span text:style-name="T6">10</text:span>-Б</text:p>
          </table:table-cell>
          <table:table-cell table:style-name="Таблица15.D22" office:value-type="string">
            <text:p text:style-name="P67">08.09.2015</text:p>
          </table:table-cell>
          <table:table-cell table:style-name="Таблица15.E22" office:value-type="string">
            <text:p text:style-name="P35">первинний</text:p>
          </table:table-cell>
          <table:table-cell table:style-name="Таблица15.F22" office:value-type="string">
            <text:p text:style-name="P43"/>
          </table:table-cell>
          <table:table-cell table:style-name="Таблица15.G22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70990967539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3" office:value-type="string">
            <text:p text:style-name="P84">Попова Злата</text:p>
          </table:table-cell>
          <table:table-cell table:style-name="Таблица15.C23" office:value-type="string">
            <text:p text:style-name="P61"><text:span text:style-name="T6">10</text:span>-Б</text:p>
          </table:table-cell>
          <table:table-cell table:style-name="Таблица15.D23" office:value-type="string">
            <text:p text:style-name="P67">08.09.2015</text:p>
          </table:table-cell>
          <table:table-cell table:style-name="Таблица15.E23" office:value-type="string">
            <text:p text:style-name="P35">первинний</text:p>
          </table:table-cell>
          <table:table-cell table:style-name="Таблица15.F23" office:value-type="string">
            <text:p text:style-name="P43"/>
          </table:table-cell>
          <table:table-cell table:style-name="Таблица15.G23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70814903298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4" office:value-type="string">
            <text:p text:style-name="P84">Сіньковська Анна</text:p>
          </table:table-cell>
          <table:table-cell table:style-name="Таблица15.C24" office:value-type="string">
            <text:p text:style-name="P61"><text:span text:style-name="T6">10</text:span>-Б</text:p>
          </table:table-cell>
          <table:table-cell table:style-name="Таблица15.D24" office:value-type="string">
            <text:p text:style-name="P67">08.09.2015</text:p>
          </table:table-cell>
          <table:table-cell table:style-name="Таблица15.E24" office:value-type="string">
            <text:p text:style-name="P35">первинний</text:p>
          </table:table-cell>
          <table:table-cell table:style-name="Таблица15.F24" office:value-type="string">
            <text:p text:style-name="P43"/>
          </table:table-cell>
          <table:table-cell table:style-name="Таблица15.G24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70974838610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4">Скора Юлія</text:p>
          </table:table-cell>
          <table:table-cell table:style-name="Таблица15.C29" office:value-type="string">
            <text:p text:style-name="P61"><text:span text:style-name="T6">10</text:span>-Б</text:p>
          </table:table-cell>
          <table:table-cell table:style-name="Таблица15.D29" office:value-type="string">
            <text:p text:style-name="P67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3"/>
          </table:table-cell>
          <table:table-cell table:style-name="Таблица15.G2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70970450028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4">Тєтєрін Гліб</text:p>
          </table:table-cell>
          <table:table-cell table:style-name="Таблица15.C29" office:value-type="string">
            <text:p text:style-name="P61"><text:span text:style-name="T6">10</text:span>-Б</text:p>
          </table:table-cell>
          <table:table-cell table:style-name="Таблица15.D29" office:value-type="string">
            <text:p text:style-name="P67">08.09.2015</text:p>
          </table:table-cell>
          <table:table-cell table:style-name="Таблица15.E29" office:value-type="string">
            <text:p text:style-name="P53">первинний</text:p>
          </table:table-cell>
          <table:table-cell table:style-name="Таблица15.F29" office:value-type="string">
            <text:p text:style-name="P43"/>
          </table:table-cell>
          <table:table-cell table:style-name="Таблица15.G2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70998827188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4">Тимошенко Вікторія</text:p>
          </table:table-cell>
          <table:table-cell table:style-name="Таблица15.C29" office:value-type="string">
            <text:p text:style-name="P61"><text:span text:style-name="T6">10</text:span>-Б</text:p>
          </table:table-cell>
          <table:table-cell table:style-name="Таблица15.D29" office:value-type="string">
            <text:p text:style-name="P67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3"/>
          </table:table-cell>
          <table:table-cell table:style-name="Таблица15.G2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70927843112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4">Углов Антон</text:p>
          </table:table-cell>
          <table:table-cell table:style-name="Таблица15.C29" office:value-type="string">
            <text:p text:style-name="P61"><text:span text:style-name="T6">10</text:span>-Б</text:p>
          </table:table-cell>
          <table:table-cell table:style-name="Таблица15.D29" office:value-type="string">
            <text:p text:style-name="P67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3"/>
          </table:table-cell>
          <table:table-cell table:style-name="Таблица15.G2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70922269059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4">Хіщенко Валерія</text:p>
          </table:table-cell>
          <table:table-cell table:style-name="Таблица15.C29" office:value-type="string">
            <text:p text:style-name="P61"><text:span text:style-name="T6">10</text:span>-Б</text:p>
          </table:table-cell>
          <table:table-cell table:style-name="Таблица15.D29" office:value-type="string">
            <text:p text:style-name="P67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3"/>
          </table:table-cell>
          <table:table-cell table:style-name="Таблица15.G29" office:value-type="string">
            <text:p text:style-name="P43"/>
          </table:table-cell>
        </table:table-row>
        <table:table-row table:style-name="Таблица15.2">
          <table:table-cell table:style-name="Таблица15.A2" office:value-type="string">
            <text:list xml:id="list8370843307094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30" office:value-type="string">
            <text:p text:style-name="P84">Чирук Катерина</text:p>
          </table:table-cell>
          <table:table-cell table:style-name="Таблица15.C30" office:value-type="string">
            <text:p text:style-name="P61"><text:span text:style-name="T6">10</text:span>-Б</text:p>
          </table:table-cell>
          <table:table-cell table:style-name="Таблица15.D30" office:value-type="string">
            <text:p text:style-name="P67">08.09.2015</text:p>
          </table:table-cell>
          <table:table-cell table:style-name="Таблица15.E30" office:value-type="string">
            <text:p text:style-name="P35">первинний</text:p>
          </table:table-cell>
          <table:table-cell table:style-name="Таблица15.F30" office:value-type="string">
            <text:p text:style-name="P43"/>
          </table:table-cell>
          <table:table-cell table:style-name="Таблица15.G30" office:value-type="string">
            <text:p text:style-name="P43"/>
          </table:table-cell>
        </table:table-row>
      </table:table>
      <text:p text:style-name="P4"/>
      <text:p text:style-name="P89">ЗАТВЕРДЖУЮ</text:p>
      <text:p text:style-name="P1">Директор школи</text:p>
      <text:p text:style-name="P1">_____________________</text:p>
      <text:p text:style-name="P1">«____»______________ 20__р.</text:p>
      <text:p text:style-name="P23"/>
      <text:p text:style-name="P15">ЖУРНАЛ ПРОВЕДЕННЯ ІНСТРУКТАЖУ З ТЕХНІКИ БЕЗПЕКИ В КОМП’ЮТЕРНОМУ КЛАСІ</text:p>
      <text:p text:style-name="P25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9">№</text:p>
          </table:table-cell>
          <table:table-cell table:style-name="Таблица12.A1" office:value-type="string">
            <text:p text:style-name="P29">Прізвище, ім’я учня</text:p>
          </table:table-cell>
          <table:table-cell table:style-name="Таблица12.A1" office:value-type="string">
            <text:p text:style-name="P29">Клас</text:p>
          </table:table-cell>
          <table:table-cell table:style-name="Таблица12.A1" office:value-type="string">
            <text:p text:style-name="P29">Дата інструктажу</text:p>
          </table:table-cell>
          <table:table-cell table:style-name="Таблица12.A1" office:value-type="string">
            <text:p text:style-name="P29">Назва інструктажу</text:p>
          </table:table-cell>
          <table:table-cell table:style-name="Таблица12.A1" office:value-type="string">
            <text:p text:style-name="P29">Підпис учня</text:p>
          </table:table-cell>
          <table:table-cell table:style-name="Таблица12.G1" office:value-type="string">
            <text:p text:style-name="P29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83708566222446" text:continue-list="list83708433070948" text:style-name="L2">
              <text:list-item text:start-value="1">
                <text:p text:style-name="P97"/>
              </text:list-item>
            </text:list>
          </table:table-cell>
          <table:table-cell table:style-name="Таблица12.B2" office:value-type="string">
            <text:p text:style-name="P80">Авілкін Микита</text:p>
          </table:table-cell>
          <table:table-cell table:style-name="Таблица12.C2" office:value-type="string">
            <text:p text:style-name="P58">9-<text:span text:style-name="T2">В</text:span></text:p>
          </table:table-cell>
          <table:table-cell table:style-name="Таблица12.D2" office:value-type="string">
            <text:p text:style-name="P64">11.01.2016</text:p>
          </table:table-cell>
          <table:table-cell table:style-name="Таблица12.E2" office:value-type="string">
            <text:p text:style-name="P29">первинний</text:p>
          </table:table-cell>
          <table:table-cell table:style-name="Таблица12.F2" office:value-type="string">
            <text:p text:style-name="P39"/>
          </table:table-cell>
          <table:table-cell table:style-name="Таблица12.G2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7093368834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" office:value-type="string">
            <text:p text:style-name="P80">Авілкін Степан</text:p>
          </table:table-cell>
          <table:table-cell table:style-name="Таблица12.C3" office:value-type="string">
            <text:p text:style-name="P59">9-<text:span text:style-name="T2">В</text:span></text:p>
          </table:table-cell>
          <table:table-cell table:style-name="Таблица12.D3" office:value-type="string">
            <text:p text:style-name="P65">11.01.2016</text:p>
          </table:table-cell>
          <table:table-cell table:style-name="Таблица12.E3" office:value-type="string">
            <text:p text:style-name="P29">первинний</text:p>
          </table:table-cell>
          <table:table-cell table:style-name="Таблица12.F3" office:value-type="string">
            <text:p text:style-name="P39"/>
          </table:table-cell>
          <table:table-cell table:style-name="Таблица12.G3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7085557365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4" office:value-type="string">
            <text:p text:style-name="P80">Бойко Володимир</text:p>
          </table:table-cell>
          <table:table-cell table:style-name="Таблица12.C4" office:value-type="string">
            <text:p text:style-name="P59">9-<text:span text:style-name="T2">В</text:span></text:p>
          </table:table-cell>
          <table:table-cell table:style-name="Таблица12.D4" office:value-type="string">
            <text:p text:style-name="P65">11.01.2016</text:p>
          </table:table-cell>
          <table:table-cell table:style-name="Таблица12.E4" office:value-type="string">
            <text:p text:style-name="P29">первинний</text:p>
          </table:table-cell>
          <table:table-cell table:style-name="Таблица12.F4" office:value-type="string">
            <text:p text:style-name="P39"/>
          </table:table-cell>
          <table:table-cell table:style-name="Таблица12.G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7086587504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5" office:value-type="string">
            <text:p text:style-name="P80">Герасименко Богдан</text:p>
          </table:table-cell>
          <table:table-cell table:style-name="Таблица12.C5" office:value-type="string">
            <text:p text:style-name="P59">9-<text:span text:style-name="T2">В</text:span></text:p>
          </table:table-cell>
          <table:table-cell table:style-name="Таблица12.D5" office:value-type="string">
            <text:p text:style-name="P65">11.01.2016</text:p>
          </table:table-cell>
          <table:table-cell table:style-name="Таблица12.E5" office:value-type="string">
            <text:p text:style-name="P29">первинний</text:p>
          </table:table-cell>
          <table:table-cell table:style-name="Таблица12.F5" office:value-type="string">
            <text:p text:style-name="P39"/>
          </table:table-cell>
          <table:table-cell table:style-name="Таблица12.G5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7098828838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6" office:value-type="string">
            <text:p text:style-name="P80">Гладкий Олександр</text:p>
          </table:table-cell>
          <table:table-cell table:style-name="Таблица12.C6" office:value-type="string">
            <text:p text:style-name="P59">9-<text:span text:style-name="T2">В</text:span></text:p>
          </table:table-cell>
          <table:table-cell table:style-name="Таблица12.D6" office:value-type="string">
            <text:p text:style-name="P65">11.01.2016</text:p>
          </table:table-cell>
          <table:table-cell table:style-name="Таблица12.E6" office:value-type="string">
            <text:p text:style-name="P29">первинний</text:p>
          </table:table-cell>
          <table:table-cell table:style-name="Таблица12.F6" office:value-type="string">
            <text:p text:style-name="P39"/>
          </table:table-cell>
          <table:table-cell table:style-name="Таблица12.G6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7081428805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7" office:value-type="string">
            <text:p text:style-name="P80">Качан Олександр</text:p>
          </table:table-cell>
          <table:table-cell table:style-name="Таблица12.C7" office:value-type="string">
            <text:p text:style-name="P59">9-<text:span text:style-name="T2">В</text:span></text:p>
          </table:table-cell>
          <table:table-cell table:style-name="Таблица12.D7" office:value-type="string">
            <text:p text:style-name="P65">11.01.2016</text:p>
          </table:table-cell>
          <table:table-cell table:style-name="Таблица12.E7" office:value-type="string">
            <text:p text:style-name="P29">первинний</text:p>
          </table:table-cell>
          <table:table-cell table:style-name="Таблица12.F7" office:value-type="string">
            <text:p text:style-name="P39"/>
          </table:table-cell>
          <table:table-cell table:style-name="Таблица12.G7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70992844807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8" office:value-type="string">
            <text:p text:style-name="P80">Колегов Олег</text:p>
          </table:table-cell>
          <table:table-cell table:style-name="Таблица12.C8" office:value-type="string">
            <text:p text:style-name="P59">9-<text:span text:style-name="T2">В</text:span></text:p>
          </table:table-cell>
          <table:table-cell table:style-name="Таблица12.D8" office:value-type="string">
            <text:p text:style-name="P65">11.01.2016</text:p>
          </table:table-cell>
          <table:table-cell table:style-name="Таблица12.E8" office:value-type="string">
            <text:p text:style-name="P29">первинний</text:p>
          </table:table-cell>
          <table:table-cell table:style-name="Таблица12.F8" office:value-type="string">
            <text:p text:style-name="P39"/>
          </table:table-cell>
          <table:table-cell table:style-name="Таблица12.G8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7084875054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9" office:value-type="string">
            <text:p text:style-name="P80">Колосов Ігор</text:p>
          </table:table-cell>
          <table:table-cell table:style-name="Таблица12.C9" office:value-type="string">
            <text:p text:style-name="P59">9-<text:span text:style-name="T2">В</text:span></text:p>
          </table:table-cell>
          <table:table-cell table:style-name="Таблица12.D9" office:value-type="string">
            <text:p text:style-name="P65">11.01.2016</text:p>
          </table:table-cell>
          <table:table-cell table:style-name="Таблица12.E9" office:value-type="string">
            <text:p text:style-name="P29">первинний</text:p>
          </table:table-cell>
          <table:table-cell table:style-name="Таблица12.F9" office:value-type="string">
            <text:p text:style-name="P39"/>
          </table:table-cell>
          <table:table-cell table:style-name="Таблица12.G9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7099945968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0" office:value-type="string">
            <text:p text:style-name="P80">Корнілова Віолетта</text:p>
          </table:table-cell>
          <table:table-cell table:style-name="Таблица12.C10" office:value-type="string">
            <text:p text:style-name="P59">9-<text:span text:style-name="T2">В</text:span></text:p>
          </table:table-cell>
          <table:table-cell table:style-name="Таблица12.D10" office:value-type="string">
            <text:p text:style-name="P65">11.01.2016</text:p>
          </table:table-cell>
          <table:table-cell table:style-name="Таблица12.E10" office:value-type="string">
            <text:p text:style-name="P29">первинний</text:p>
          </table:table-cell>
          <table:table-cell table:style-name="Таблица12.F10" office:value-type="string">
            <text:p text:style-name="P39"/>
          </table:table-cell>
          <table:table-cell table:style-name="Таблица12.G1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7085672742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1" office:value-type="string">
            <text:p text:style-name="P80">Котлюба Світлана</text:p>
          </table:table-cell>
          <table:table-cell table:style-name="Таблица12.C11" office:value-type="string">
            <text:p text:style-name="P59">9-<text:span text:style-name="T2">В</text:span></text:p>
          </table:table-cell>
          <table:table-cell table:style-name="Таблица12.D11" office:value-type="string">
            <text:p text:style-name="P65">11.01.2016</text:p>
          </table:table-cell>
          <table:table-cell table:style-name="Таблица12.E11" office:value-type="string">
            <text:p text:style-name="P29">первинний</text:p>
          </table:table-cell>
          <table:table-cell table:style-name="Таблица12.F11" office:value-type="string">
            <text:p text:style-name="P39"/>
          </table:table-cell>
          <table:table-cell table:style-name="Таблица12.G11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7091806764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2" office:value-type="string">
            <text:p text:style-name="P80">Кун Марія</text:p>
          </table:table-cell>
          <table:table-cell table:style-name="Таблица12.C12" office:value-type="string">
            <text:p text:style-name="P59">9-<text:span text:style-name="T2">В</text:span></text:p>
          </table:table-cell>
          <table:table-cell table:style-name="Таблица12.D12" office:value-type="string">
            <text:p text:style-name="P65">11.01.2016</text:p>
          </table:table-cell>
          <table:table-cell table:style-name="Таблица12.E12" office:value-type="string">
            <text:p text:style-name="P29">первинний</text:p>
          </table:table-cell>
          <table:table-cell table:style-name="Таблица12.F12" office:value-type="string">
            <text:p text:style-name="P39"/>
          </table:table-cell>
          <table:table-cell table:style-name="Таблица12.G12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70965124251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3" office:value-type="string">
            <text:p text:style-name="P80">Куца Анастасія</text:p>
          </table:table-cell>
          <table:table-cell table:style-name="Таблица12.C13" office:value-type="string">
            <text:p text:style-name="P59">9-<text:span text:style-name="T2">В</text:span></text:p>
          </table:table-cell>
          <table:table-cell table:style-name="Таблица12.D13" office:value-type="string">
            <text:p text:style-name="P65">11.01.2016</text:p>
          </table:table-cell>
          <table:table-cell table:style-name="Таблица12.E13" office:value-type="string">
            <text:p text:style-name="P29">первинний</text:p>
          </table:table-cell>
          <table:table-cell table:style-name="Таблица12.F13" office:value-type="string">
            <text:p text:style-name="P39"/>
          </table:table-cell>
          <table:table-cell table:style-name="Таблица12.G13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70914792292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4" office:value-type="string">
            <text:p text:style-name="P80">Лабузова Поліна</text:p>
          </table:table-cell>
          <table:table-cell table:style-name="Таблица12.C14" office:value-type="string">
            <text:p text:style-name="P59">9-<text:span text:style-name="T2">В</text:span></text:p>
          </table:table-cell>
          <table:table-cell table:style-name="Таблица12.D14" office:value-type="string">
            <text:p text:style-name="P65">11.01.2016</text:p>
          </table:table-cell>
          <table:table-cell table:style-name="Таблица12.E14" office:value-type="string">
            <text:p text:style-name="P29">первинний</text:p>
          </table:table-cell>
          <table:table-cell table:style-name="Таблица12.F14" office:value-type="string">
            <text:p text:style-name="P39"/>
          </table:table-cell>
          <table:table-cell table:style-name="Таблица12.G1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7096271984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5" office:value-type="string">
            <text:p text:style-name="P80">Макарова Юлія</text:p>
          </table:table-cell>
          <table:table-cell table:style-name="Таблица12.C15" office:value-type="string">
            <text:p text:style-name="P59">9-<text:span text:style-name="T2">В</text:span></text:p>
          </table:table-cell>
          <table:table-cell table:style-name="Таблица12.D15" office:value-type="string">
            <text:p text:style-name="P65">11.01.2016</text:p>
          </table:table-cell>
          <table:table-cell table:style-name="Таблица12.E15" office:value-type="string">
            <text:p text:style-name="P29">первинний</text:p>
          </table:table-cell>
          <table:table-cell table:style-name="Таблица12.F15" office:value-type="string">
            <text:p text:style-name="P39"/>
          </table:table-cell>
          <table:table-cell table:style-name="Таблица12.G15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7090246673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6" office:value-type="string">
            <text:p text:style-name="P80">Марченко Владислав</text:p>
          </table:table-cell>
          <table:table-cell table:style-name="Таблица12.C16" office:value-type="string">
            <text:p text:style-name="P59">9-<text:span text:style-name="T2">В</text:span></text:p>
          </table:table-cell>
          <table:table-cell table:style-name="Таблица12.D16" office:value-type="string">
            <text:p text:style-name="P65">11.01.2016</text:p>
          </table:table-cell>
          <table:table-cell table:style-name="Таблица12.E16" office:value-type="string">
            <text:p text:style-name="P29">первинний</text:p>
          </table:table-cell>
          <table:table-cell table:style-name="Таблица12.F16" office:value-type="string">
            <text:p text:style-name="P39"/>
          </table:table-cell>
          <table:table-cell table:style-name="Таблица12.G16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7089490358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7" office:value-type="string">
            <text:p text:style-name="P80">Марченко Ярослава</text:p>
          </table:table-cell>
          <table:table-cell table:style-name="Таблица12.C17" office:value-type="string">
            <text:p text:style-name="P59">9-<text:span text:style-name="T2">В</text:span></text:p>
          </table:table-cell>
          <table:table-cell table:style-name="Таблица12.D17" office:value-type="string">
            <text:p text:style-name="P65">11.01.2016</text:p>
          </table:table-cell>
          <table:table-cell table:style-name="Таблица12.E17" office:value-type="string">
            <text:p text:style-name="P29">первинний</text:p>
          </table:table-cell>
          <table:table-cell table:style-name="Таблица12.F17" office:value-type="string">
            <text:p text:style-name="P39"/>
          </table:table-cell>
          <table:table-cell table:style-name="Таблица12.G17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70986704449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8" office:value-type="string">
            <text:p text:style-name="P80">Мєдвєдєв Сергій</text:p>
          </table:table-cell>
          <table:table-cell table:style-name="Таблица12.C18" office:value-type="string">
            <text:p text:style-name="P59">9-<text:span text:style-name="T2">В</text:span></text:p>
          </table:table-cell>
          <table:table-cell table:style-name="Таблица12.D18" office:value-type="string">
            <text:p text:style-name="P65">11.01.2016</text:p>
          </table:table-cell>
          <table:table-cell table:style-name="Таблица12.E18" office:value-type="string">
            <text:p text:style-name="P29">первинний</text:p>
          </table:table-cell>
          <table:table-cell table:style-name="Таблица12.F18" office:value-type="string">
            <text:p text:style-name="P39"/>
          </table:table-cell>
          <table:table-cell table:style-name="Таблица12.G18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7093192294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9" office:value-type="string">
            <text:p text:style-name="P80">Молоткова Вікторія</text:p>
          </table:table-cell>
          <table:table-cell table:style-name="Таблица12.C19" office:value-type="string">
            <text:p text:style-name="P59">9-<text:span text:style-name="T2">В</text:span></text:p>
          </table:table-cell>
          <table:table-cell table:style-name="Таблица12.D19" office:value-type="string">
            <text:p text:style-name="P65">11.01.2016</text:p>
          </table:table-cell>
          <table:table-cell table:style-name="Таблица12.E19" office:value-type="string">
            <text:p text:style-name="P29">первинний</text:p>
          </table:table-cell>
          <table:table-cell table:style-name="Таблица12.F19" office:value-type="string">
            <text:p text:style-name="P39"/>
          </table:table-cell>
          <table:table-cell table:style-name="Таблица12.G19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70864466520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0" office:value-type="string">
            <text:p text:style-name="P80">Новак Анастасія</text:p>
          </table:table-cell>
          <table:table-cell table:style-name="Таблица12.C20" office:value-type="string">
            <text:p text:style-name="P59">9-<text:span text:style-name="T2">В</text:span></text:p>
          </table:table-cell>
          <table:table-cell table:style-name="Таблица12.D20" office:value-type="string">
            <text:p text:style-name="P65">11.01.2016</text:p>
          </table:table-cell>
          <table:table-cell table:style-name="Таблица12.E20" office:value-type="string">
            <text:p text:style-name="P29">первинний</text:p>
          </table:table-cell>
          <table:table-cell table:style-name="Таблица12.F20" office:value-type="string">
            <text:p text:style-name="P39"/>
          </table:table-cell>
          <table:table-cell table:style-name="Таблица12.G2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7093751186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1" office:value-type="string">
            <text:p text:style-name="P80">Пензієнко Віталій</text:p>
          </table:table-cell>
          <table:table-cell table:style-name="Таблица12.C21" office:value-type="string">
            <text:p text:style-name="P59">9-<text:span text:style-name="T2">В</text:span></text:p>
          </table:table-cell>
          <table:table-cell table:style-name="Таблица12.D21" office:value-type="string">
            <text:p text:style-name="P65">11.01.2016</text:p>
          </table:table-cell>
          <table:table-cell table:style-name="Таблица12.E21" office:value-type="string">
            <text:p text:style-name="P29">первинний</text:p>
          </table:table-cell>
          <table:table-cell table:style-name="Таблица12.F21" office:value-type="string">
            <text:p text:style-name="P39"/>
          </table:table-cell>
          <table:table-cell table:style-name="Таблица12.G21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7082006531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2" office:value-type="string">
            <text:p text:style-name="P80">Пєрвий Олексій</text:p>
          </table:table-cell>
          <table:table-cell table:style-name="Таблица12.C22" office:value-type="string">
            <text:p text:style-name="P59">9-<text:span text:style-name="T2">В</text:span></text:p>
          </table:table-cell>
          <table:table-cell table:style-name="Таблица12.D22" office:value-type="string">
            <text:p text:style-name="P65">11.01.2016</text:p>
          </table:table-cell>
          <table:table-cell table:style-name="Таблица12.E22" office:value-type="string">
            <text:p text:style-name="P29">первинний</text:p>
          </table:table-cell>
          <table:table-cell table:style-name="Таблица12.F22" office:value-type="string">
            <text:p text:style-name="P39"/>
          </table:table-cell>
          <table:table-cell table:style-name="Таблица12.G22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70944956342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3" office:value-type="string">
            <text:p text:style-name="P80">Погорєлов Сергій</text:p>
          </table:table-cell>
          <table:table-cell table:style-name="Таблица12.C23" office:value-type="string">
            <text:p text:style-name="P59">9-<text:span text:style-name="T2">В</text:span></text:p>
          </table:table-cell>
          <table:table-cell table:style-name="Таблица12.D23" office:value-type="string">
            <text:p text:style-name="P65">11.01.2016</text:p>
          </table:table-cell>
          <table:table-cell table:style-name="Таблица12.E23" office:value-type="string">
            <text:p text:style-name="P29">первинний</text:p>
          </table:table-cell>
          <table:table-cell table:style-name="Таблица12.F23" office:value-type="string">
            <text:p text:style-name="P39"/>
          </table:table-cell>
          <table:table-cell table:style-name="Таблица12.G23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7093929557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4" office:value-type="string">
            <text:p text:style-name="P80">Розінько Зоя</text:p>
          </table:table-cell>
          <table:table-cell table:style-name="Таблица12.C24" office:value-type="string">
            <text:p text:style-name="P59">9-<text:span text:style-name="T2">В</text:span></text:p>
          </table:table-cell>
          <table:table-cell table:style-name="Таблица12.D24" office:value-type="string">
            <text:p text:style-name="P65">11.01.2016</text:p>
          </table:table-cell>
          <table:table-cell table:style-name="Таблица12.E24" office:value-type="string">
            <text:p text:style-name="P29">первинний</text:p>
          </table:table-cell>
          <table:table-cell table:style-name="Таблица12.F24" office:value-type="string">
            <text:p text:style-name="P39"/>
          </table:table-cell>
          <table:table-cell table:style-name="Таблица12.G2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37084202157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0">Савостіна Анастасія</text:p>
          </table:table-cell>
          <table:table-cell table:style-name="Таблица12.C30" office:value-type="string">
            <text:p text:style-name="P59">9-<text:span text:style-name="T2">В</text:span></text:p>
          </table:table-cell>
          <table:table-cell table:style-name="Таблица12.D30" office:value-type="string">
            <text:p text:style-name="P65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9"/>
          </table:table-cell>
          <table:table-cell table:style-name="Таблица12.G3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7082584000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0">Сатріхін Сергій</text:p>
          </table:table-cell>
          <table:table-cell table:style-name="Таблица12.C30" office:value-type="string">
            <text:p text:style-name="P59">9-<text:span text:style-name="T2">В</text:span></text:p>
          </table:table-cell>
          <table:table-cell table:style-name="Таблица12.D30" office:value-type="string">
            <text:p text:style-name="P65">11.01.2016</text:p>
          </table:table-cell>
          <table:table-cell table:style-name="Таблица12.E30" office:value-type="string">
            <text:p text:style-name="P50">первинний</text:p>
          </table:table-cell>
          <table:table-cell table:style-name="Таблица12.F30" office:value-type="string">
            <text:p text:style-name="P39"/>
          </table:table-cell>
          <table:table-cell table:style-name="Таблица12.G3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7095440812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0">Скороходко Маргарита</text:p>
          </table:table-cell>
          <table:table-cell table:style-name="Таблица12.C30" office:value-type="string">
            <text:p text:style-name="P59">9-<text:span text:style-name="T2">В</text:span></text:p>
          </table:table-cell>
          <table:table-cell table:style-name="Таблица12.D30" office:value-type="string">
            <text:p text:style-name="P65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9"/>
          </table:table-cell>
          <table:table-cell table:style-name="Таблица12.G3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70914685521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0">Суха Анастасія</text:p>
          </table:table-cell>
          <table:table-cell table:style-name="Таблица12.C30" office:value-type="string">
            <text:p text:style-name="P59">9-<text:span text:style-name="T2">В</text:span></text:p>
          </table:table-cell>
          <table:table-cell table:style-name="Таблица12.D30" office:value-type="string">
            <text:p text:style-name="P65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9"/>
          </table:table-cell>
          <table:table-cell table:style-name="Таблица12.G3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7091240152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0">Сухой Руслан</text:p>
          </table:table-cell>
          <table:table-cell table:style-name="Таблица12.C30" office:value-type="string">
            <text:p text:style-name="P59">9-<text:span text:style-name="T2">В</text:span></text:p>
          </table:table-cell>
          <table:table-cell table:style-name="Таблица12.D30" office:value-type="string">
            <text:p text:style-name="P65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39"/>
          </table:table-cell>
          <table:table-cell table:style-name="Таблица12.G3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70809102961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0">Тітарєв Микита</text:p>
          </table:table-cell>
          <table:table-cell table:style-name="Таблица12.C30" office:value-type="string">
            <text:p text:style-name="P59">9-<text:span text:style-name="T2">В</text:span></text:p>
          </table:table-cell>
          <table:table-cell table:style-name="Таблица12.D30" office:value-type="string">
            <text:p text:style-name="P65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39"/>
          </table:table-cell>
          <table:table-cell table:style-name="Таблица12.G3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7089708317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0">Торопцов Герман</text:p>
          </table:table-cell>
          <table:table-cell table:style-name="Таблица12.C34" office:value-type="string">
            <text:p text:style-name="P59">9-<text:span text:style-name="T2">В</text:span></text:p>
          </table:table-cell>
          <table:table-cell table:style-name="Таблица12.D34" office:value-type="string">
            <text:p text:style-name="P65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39"/>
          </table:table-cell>
          <table:table-cell table:style-name="Таблица12.G3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7082117199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0">Чернякова Валерія</text:p>
          </table:table-cell>
          <table:table-cell table:style-name="Таблица12.C34" office:value-type="string">
            <text:p text:style-name="P59">9-<text:span text:style-name="T2">В</text:span></text:p>
          </table:table-cell>
          <table:table-cell table:style-name="Таблица12.D34" office:value-type="string">
            <text:p text:style-name="P65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39"/>
          </table:table-cell>
          <table:table-cell table:style-name="Таблица12.G3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7100316900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0">Шаталова Анастасія</text:p>
          </table:table-cell>
          <table:table-cell table:style-name="Таблица12.C34" office:value-type="string">
            <text:p text:style-name="P59">9-<text:span text:style-name="T2">В</text:span></text:p>
          </table:table-cell>
          <table:table-cell table:style-name="Таблица12.D34" office:value-type="string">
            <text:p text:style-name="P65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39"/>
          </table:table-cell>
          <table:table-cell table:style-name="Таблица12.G3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70905653914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0">Шибаєв Антоній</text:p>
          </table:table-cell>
          <table:table-cell table:style-name="Таблица12.C34" office:value-type="string">
            <text:p text:style-name="P59">9-<text:span text:style-name="T2">В</text:span></text:p>
          </table:table-cell>
          <table:table-cell table:style-name="Таблица12.D34" office:value-type="string">
            <text:p text:style-name="P65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39"/>
          </table:table-cell>
          <table:table-cell table:style-name="Таблица12.G3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7096993538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5" office:value-type="string">
            <text:p text:style-name="P80">Ярмак Данило</text:p>
          </table:table-cell>
          <table:table-cell table:style-name="Таблица12.C35" office:value-type="string">
            <text:p text:style-name="P59">9-<text:span text:style-name="T2">В</text:span></text:p>
          </table:table-cell>
          <table:table-cell table:style-name="Таблица12.D35" office:value-type="string">
            <text:p text:style-name="P65">11.01.2016</text:p>
          </table:table-cell>
          <table:table-cell table:style-name="Таблица12.E35" office:value-type="string">
            <text:p text:style-name="P32">первинний</text:p>
          </table:table-cell>
          <table:table-cell table:style-name="Таблица12.F35" office:value-type="string">
            <text:p text:style-name="P39"/>
          </table:table-cell>
          <table:table-cell table:style-name="Таблица12.G35" office:value-type="string">
            <text:p text:style-name="P40"/>
          </table:table-cell>
        </table:table-row>
      </table:table>
      <text:p text:style-name="P1"/>
      <text:p text:style-name="P2"><text:soft-page-break/>Директор школи</text:p>
      <text:p text:style-name="P2">_____________________</text:p>
      <text:p text:style-name="P2">«____»______________ 20__р.</text:p>
      <text:p text:style-name="P24"/>
      <text:p text:style-name="P16">ЖУРНАЛ ПРОВЕДЕННЯ ІНСТРУКТАЖУ З ТЕХНІКИ БЕЗПЕКИ В КОМП’ЮТЕРНОМУ КЛАСІ</text:p>
      <text:p text:style-name="P2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3">№</text:p>
          </table:table-cell>
          <table:table-cell table:style-name="Таблица13.A1" office:value-type="string">
            <text:p text:style-name="P33">Прізвище, ім’я учня</text:p>
          </table:table-cell>
          <table:table-cell table:style-name="Таблица13.A1" office:value-type="string">
            <text:p text:style-name="P33">Клас</text:p>
          </table:table-cell>
          <table:table-cell table:style-name="Таблица13.A1" office:value-type="string">
            <text:p text:style-name="P33">Дата інструктажу</text:p>
          </table:table-cell>
          <table:table-cell table:style-name="Таблица13.A1" office:value-type="string">
            <text:p text:style-name="P33">Назва інструктажу</text:p>
          </table:table-cell>
          <table:table-cell table:style-name="Таблица13.A1" office:value-type="string">
            <text:p text:style-name="P33">Підпис учня</text:p>
          </table:table-cell>
          <table:table-cell table:style-name="Таблица13.G1" office:value-type="string">
            <text:p text:style-name="P33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83709064043645" text:continue-list="list83709699353898" text:style-name="L2">
              <text:list-item text:start-value="1">
                <text:p text:style-name="P102"/>
              </text:list-item>
            </text:list>
          </table:table-cell>
          <table:table-cell table:style-name="Таблица13.B2" office:value-type="string">
            <text:p text:style-name="P81">Авілкін Микита</text:p>
          </table:table-cell>
          <table:table-cell table:style-name="Таблица13.C2" office:value-type="string">
            <text:p text:style-name="P60">9-<text:span text:style-name="T2">В</text:span></text:p>
          </table:table-cell>
          <table:table-cell table:style-name="Таблица13.D2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3">первинний</text:p>
          </table:table-cell>
          <table:table-cell table:style-name="Таблица13.F2" office:value-type="string">
            <text:p text:style-name="P41"/>
          </table:table-cell>
          <table:table-cell table:style-name="Таблица13.G2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0979876758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" office:value-type="string">
            <text:p text:style-name="P81">Авілкін Степан</text:p>
          </table:table-cell>
          <table:table-cell table:style-name="Таблица13.C3" office:value-type="string">
            <text:p text:style-name="P60">9-<text:span text:style-name="T2">В</text:span></text:p>
          </table:table-cell>
          <table:table-cell table:style-name="Таблица13.D3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3">первинний</text:p>
          </table:table-cell>
          <table:table-cell table:style-name="Таблица13.F3" office:value-type="string">
            <text:p text:style-name="P41"/>
          </table:table-cell>
          <table:table-cell table:style-name="Таблица13.G3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0867670621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4" office:value-type="string">
            <text:p text:style-name="P81">Бойко Володимир</text:p>
          </table:table-cell>
          <table:table-cell table:style-name="Таблица13.C4" office:value-type="string">
            <text:p text:style-name="P60">9-<text:span text:style-name="T2">В</text:span></text:p>
          </table:table-cell>
          <table:table-cell table:style-name="Таблица13.D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3">первинний</text:p>
          </table:table-cell>
          <table:table-cell table:style-name="Таблица13.F4" office:value-type="string">
            <text:p text:style-name="P41"/>
          </table:table-cell>
          <table:table-cell table:style-name="Таблица13.G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0900541256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5" office:value-type="string">
            <text:p text:style-name="P81">Герасименко Богдан</text:p>
          </table:table-cell>
          <table:table-cell table:style-name="Таблица13.C5" office:value-type="string">
            <text:p text:style-name="P60">9-<text:span text:style-name="T2">В</text:span></text:p>
          </table:table-cell>
          <table:table-cell table:style-name="Таблица13.D5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3">первинний</text:p>
          </table:table-cell>
          <table:table-cell table:style-name="Таблица13.F5" office:value-type="string">
            <text:p text:style-name="P41"/>
          </table:table-cell>
          <table:table-cell table:style-name="Таблица13.G5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0932565040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6" office:value-type="string">
            <text:p text:style-name="P81">Гладкий Олександр</text:p>
          </table:table-cell>
          <table:table-cell table:style-name="Таблица13.C6" office:value-type="string">
            <text:p text:style-name="P60">9-<text:span text:style-name="T2">В</text:span></text:p>
          </table:table-cell>
          <table:table-cell table:style-name="Таблица13.D6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3">первинний</text:p>
          </table:table-cell>
          <table:table-cell table:style-name="Таблица13.F6" office:value-type="string">
            <text:p text:style-name="P41"/>
          </table:table-cell>
          <table:table-cell table:style-name="Таблица13.G6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0805478619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7" office:value-type="string">
            <text:p text:style-name="P81">Качан Олександр</text:p>
          </table:table-cell>
          <table:table-cell table:style-name="Таблица13.C7" office:value-type="string">
            <text:p text:style-name="P60">9-<text:span text:style-name="T2">В</text:span></text:p>
          </table:table-cell>
          <table:table-cell table:style-name="Таблица13.D7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3">первинний</text:p>
          </table:table-cell>
          <table:table-cell table:style-name="Таблица13.F7" office:value-type="string">
            <text:p text:style-name="P41"/>
          </table:table-cell>
          <table:table-cell table:style-name="Таблица13.G7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0871595264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8" office:value-type="string">
            <text:p text:style-name="P81">Колегов Олег</text:p>
          </table:table-cell>
          <table:table-cell table:style-name="Таблица13.C8" office:value-type="string">
            <text:p text:style-name="P60">9-<text:span text:style-name="T2">В</text:span></text:p>
          </table:table-cell>
          <table:table-cell table:style-name="Таблица13.D8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3">первинний</text:p>
          </table:table-cell>
          <table:table-cell table:style-name="Таблица13.F8" office:value-type="string">
            <text:p text:style-name="P41"/>
          </table:table-cell>
          <table:table-cell table:style-name="Таблица13.G8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0989351862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9" office:value-type="string">
            <text:p text:style-name="P81">Колосов Ігор</text:p>
          </table:table-cell>
          <table:table-cell table:style-name="Таблица13.C9" office:value-type="string">
            <text:p text:style-name="P60">9-<text:span text:style-name="T2">В</text:span></text:p>
          </table:table-cell>
          <table:table-cell table:style-name="Таблица13.D9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3">первинний</text:p>
          </table:table-cell>
          <table:table-cell table:style-name="Таблица13.F9" office:value-type="string">
            <text:p text:style-name="P41"/>
          </table:table-cell>
          <table:table-cell table:style-name="Таблица13.G9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0910923233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0" office:value-type="string">
            <text:p text:style-name="P81">Корнілова Віолетта</text:p>
          </table:table-cell>
          <table:table-cell table:style-name="Таблица13.C10" office:value-type="string">
            <text:p text:style-name="P60">9-<text:span text:style-name="T2">В</text:span></text:p>
          </table:table-cell>
          <table:table-cell table:style-name="Таблица13.D1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3">первинний</text:p>
          </table:table-cell>
          <table:table-cell table:style-name="Таблица13.F10" office:value-type="string">
            <text:p text:style-name="P41"/>
          </table:table-cell>
          <table:table-cell table:style-name="Таблица13.G1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0823272033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1" office:value-type="string">
            <text:p text:style-name="P81">Котлюба Світлана</text:p>
          </table:table-cell>
          <table:table-cell table:style-name="Таблица13.C11" office:value-type="string">
            <text:p text:style-name="P60">9-<text:span text:style-name="T2">В</text:span></text:p>
          </table:table-cell>
          <table:table-cell table:style-name="Таблица13.D11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3">первинний</text:p>
          </table:table-cell>
          <table:table-cell table:style-name="Таблица13.F11" office:value-type="string">
            <text:p text:style-name="P41"/>
          </table:table-cell>
          <table:table-cell table:style-name="Таблица13.G11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0913351704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2" office:value-type="string">
            <text:p text:style-name="P81">Кун Марія</text:p>
          </table:table-cell>
          <table:table-cell table:style-name="Таблица13.C12" office:value-type="string">
            <text:p text:style-name="P60">9-<text:span text:style-name="T2">В</text:span></text:p>
          </table:table-cell>
          <table:table-cell table:style-name="Таблица13.D12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3">первинний</text:p>
          </table:table-cell>
          <table:table-cell table:style-name="Таблица13.F12" office:value-type="string">
            <text:p text:style-name="P41"/>
          </table:table-cell>
          <table:table-cell table:style-name="Таблица13.G12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0921934650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3" office:value-type="string">
            <text:p text:style-name="P81">Куца Анастасія</text:p>
          </table:table-cell>
          <table:table-cell table:style-name="Таблица13.C13" office:value-type="string">
            <text:p text:style-name="P60">9-<text:span text:style-name="T2">В</text:span></text:p>
          </table:table-cell>
          <table:table-cell table:style-name="Таблица13.D13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3">первинний</text:p>
          </table:table-cell>
          <table:table-cell table:style-name="Таблица13.F13" office:value-type="string">
            <text:p text:style-name="P41"/>
          </table:table-cell>
          <table:table-cell table:style-name="Таблица13.G13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0856564235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4" office:value-type="string">
            <text:p text:style-name="P81">Лабузова Поліна</text:p>
          </table:table-cell>
          <table:table-cell table:style-name="Таблица13.C14" office:value-type="string">
            <text:p text:style-name="P60">9-<text:span text:style-name="T2">В</text:span></text:p>
          </table:table-cell>
          <table:table-cell table:style-name="Таблица13.D1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3">первинний</text:p>
          </table:table-cell>
          <table:table-cell table:style-name="Таблица13.F14" office:value-type="string">
            <text:p text:style-name="P41"/>
          </table:table-cell>
          <table:table-cell table:style-name="Таблица13.G1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0860851526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5" office:value-type="string">
            <text:p text:style-name="P81">Макарова Юлія</text:p>
          </table:table-cell>
          <table:table-cell table:style-name="Таблица13.C15" office:value-type="string">
            <text:p text:style-name="P60">9-<text:span text:style-name="T2">В</text:span></text:p>
          </table:table-cell>
          <table:table-cell table:style-name="Таблица13.D15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3">первинний</text:p>
          </table:table-cell>
          <table:table-cell table:style-name="Таблица13.F15" office:value-type="string">
            <text:p text:style-name="P41"/>
          </table:table-cell>
          <table:table-cell table:style-name="Таблица13.G15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0870277176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6" office:value-type="string">
            <text:p text:style-name="P81">Марченко Владислав</text:p>
          </table:table-cell>
          <table:table-cell table:style-name="Таблица13.C16" office:value-type="string">
            <text:p text:style-name="P60">9-<text:span text:style-name="T2">В</text:span></text:p>
          </table:table-cell>
          <table:table-cell table:style-name="Таблица13.D16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3">первинний</text:p>
          </table:table-cell>
          <table:table-cell table:style-name="Таблица13.F16" office:value-type="string">
            <text:p text:style-name="P41"/>
          </table:table-cell>
          <table:table-cell table:style-name="Таблица13.G16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0912005642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7" office:value-type="string">
            <text:p text:style-name="P81">Марченко Ярослава</text:p>
          </table:table-cell>
          <table:table-cell table:style-name="Таблица13.C17" office:value-type="string">
            <text:p text:style-name="P60">9-<text:span text:style-name="T2">В</text:span></text:p>
          </table:table-cell>
          <table:table-cell table:style-name="Таблица13.D17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3">первинний</text:p>
          </table:table-cell>
          <table:table-cell table:style-name="Таблица13.F17" office:value-type="string">
            <text:p text:style-name="P41"/>
          </table:table-cell>
          <table:table-cell table:style-name="Таблица13.G17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0885871231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8" office:value-type="string">
            <text:p text:style-name="P81">Мєдвєдєв Сергій</text:p>
          </table:table-cell>
          <table:table-cell table:style-name="Таблица13.C18" office:value-type="string">
            <text:p text:style-name="P60">9-<text:span text:style-name="T2">В</text:span></text:p>
          </table:table-cell>
          <table:table-cell table:style-name="Таблица13.D18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3">первинний</text:p>
          </table:table-cell>
          <table:table-cell table:style-name="Таблица13.F18" office:value-type="string">
            <text:p text:style-name="P41"/>
          </table:table-cell>
          <table:table-cell table:style-name="Таблица13.G18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0824102870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9" office:value-type="string">
            <text:p text:style-name="P81">Молоткова Вікторія</text:p>
          </table:table-cell>
          <table:table-cell table:style-name="Таблица13.C19" office:value-type="string">
            <text:p text:style-name="P60">9-<text:span text:style-name="T2">В</text:span></text:p>
          </table:table-cell>
          <table:table-cell table:style-name="Таблица13.D19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3">первинний</text:p>
          </table:table-cell>
          <table:table-cell table:style-name="Таблица13.F19" office:value-type="string">
            <text:p text:style-name="P41"/>
          </table:table-cell>
          <table:table-cell table:style-name="Таблица13.G19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0842885736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0" office:value-type="string">
            <text:p text:style-name="P81">Новак Анастасія</text:p>
          </table:table-cell>
          <table:table-cell table:style-name="Таблица13.C20" office:value-type="string">
            <text:p text:style-name="P60">9-<text:span text:style-name="T2">В</text:span></text:p>
          </table:table-cell>
          <table:table-cell table:style-name="Таблица13.D2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3">первинний</text:p>
          </table:table-cell>
          <table:table-cell table:style-name="Таблица13.F20" office:value-type="string">
            <text:p text:style-name="P41"/>
          </table:table-cell>
          <table:table-cell table:style-name="Таблица13.G2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0931907855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1" office:value-type="string">
            <text:p text:style-name="P81">Пензієнко Віталій</text:p>
          </table:table-cell>
          <table:table-cell table:style-name="Таблица13.C21" office:value-type="string">
            <text:p text:style-name="P60">9-<text:span text:style-name="T2">В</text:span></text:p>
          </table:table-cell>
          <table:table-cell table:style-name="Таблица13.D21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3">первинний</text:p>
          </table:table-cell>
          <table:table-cell table:style-name="Таблица13.F21" office:value-type="string">
            <text:p text:style-name="P41"/>
          </table:table-cell>
          <table:table-cell table:style-name="Таблица13.G21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0999447843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2" office:value-type="string">
            <text:p text:style-name="P81">Пєрвий Олексій</text:p>
          </table:table-cell>
          <table:table-cell table:style-name="Таблица13.C22" office:value-type="string">
            <text:p text:style-name="P60">9-<text:span text:style-name="T2">В</text:span></text:p>
          </table:table-cell>
          <table:table-cell table:style-name="Таблица13.D22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3">первинний</text:p>
          </table:table-cell>
          <table:table-cell table:style-name="Таблица13.F22" office:value-type="string">
            <text:p text:style-name="P41"/>
          </table:table-cell>
          <table:table-cell table:style-name="Таблица13.G22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1003148097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3" office:value-type="string">
            <text:p text:style-name="P81">Погорєлов Сергій</text:p>
          </table:table-cell>
          <table:table-cell table:style-name="Таблица13.C23" office:value-type="string">
            <text:p text:style-name="P60">9-<text:span text:style-name="T2">В</text:span></text:p>
          </table:table-cell>
          <table:table-cell table:style-name="Таблица13.D23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3">первинний</text:p>
          </table:table-cell>
          <table:table-cell table:style-name="Таблица13.F23" office:value-type="string">
            <text:p text:style-name="P41"/>
          </table:table-cell>
          <table:table-cell table:style-name="Таблица13.G23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0909230106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4" office:value-type="string">
            <text:p text:style-name="P81">Розінько Зоя</text:p>
          </table:table-cell>
          <table:table-cell table:style-name="Таблица13.C24" office:value-type="string">
            <text:p text:style-name="P60">9-<text:span text:style-name="T2">В</text:span></text:p>
          </table:table-cell>
          <table:table-cell table:style-name="Таблица13.D2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3">первинний</text:p>
          </table:table-cell>
          <table:table-cell table:style-name="Таблица13.F24" office:value-type="string">
            <text:p text:style-name="P41"/>
          </table:table-cell>
          <table:table-cell table:style-name="Таблица13.G2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0926863020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1">Савостіна Анастасія</text:p>
          </table:table-cell>
          <table:table-cell table:style-name="Таблица13.C30" office:value-type="string">
            <text:p text:style-name="P60">9-<text:span text:style-name="T2">В</text:span></text:p>
          </table:table-cell>
          <table:table-cell table:style-name="Таблица13.D3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1"/>
          </table:table-cell>
          <table:table-cell table:style-name="Таблица13.G3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0906730735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1">Сатріхін Сергій</text:p>
          </table:table-cell>
          <table:table-cell table:style-name="Таблица13.C30" office:value-type="string">
            <text:p text:style-name="P60">9-<text:span text:style-name="T2">В</text:span></text:p>
          </table:table-cell>
          <table:table-cell table:style-name="Таблица13.D3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1">первинний</text:p>
          </table:table-cell>
          <table:table-cell table:style-name="Таблица13.F30" office:value-type="string">
            <text:p text:style-name="P41"/>
          </table:table-cell>
          <table:table-cell table:style-name="Таблица13.G3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0818540271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1">Скороходко Маргарита</text:p>
          </table:table-cell>
          <table:table-cell table:style-name="Таблица13.C30" office:value-type="string">
            <text:p text:style-name="P60">9-<text:span text:style-name="T2">В</text:span></text:p>
          </table:table-cell>
          <table:table-cell table:style-name="Таблица13.D3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1"/>
          </table:table-cell>
          <table:table-cell table:style-name="Таблица13.G3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0814961244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1">Суха Анастасія</text:p>
          </table:table-cell>
          <table:table-cell table:style-name="Таблица13.C30" office:value-type="string">
            <text:p text:style-name="P60">9-<text:span text:style-name="T2">В</text:span></text:p>
          </table:table-cell>
          <table:table-cell table:style-name="Таблица13.D3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1"/>
          </table:table-cell>
          <table:table-cell table:style-name="Таблица13.G3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0837082226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1">Сухой Руслан</text:p>
          </table:table-cell>
          <table:table-cell table:style-name="Таблица13.C30" office:value-type="string">
            <text:p text:style-name="P60">9-<text:span text:style-name="T2">В</text:span></text:p>
          </table:table-cell>
          <table:table-cell table:style-name="Таблица13.D3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1"/>
          </table:table-cell>
          <table:table-cell table:style-name="Таблица13.G3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0954580173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1">Тітарєв Микита</text:p>
          </table:table-cell>
          <table:table-cell table:style-name="Таблица13.C30" office:value-type="string">
            <text:p text:style-name="P60">9-<text:span text:style-name="T2">В</text:span></text:p>
          </table:table-cell>
          <table:table-cell table:style-name="Таблица13.D30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1"/>
          </table:table-cell>
          <table:table-cell table:style-name="Таблица13.G30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0926480510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1">Торопцов Герман</text:p>
          </table:table-cell>
          <table:table-cell table:style-name="Таблица13.C34" office:value-type="string">
            <text:p text:style-name="P60">9-<text:span text:style-name="T2">В</text:span></text:p>
          </table:table-cell>
          <table:table-cell table:style-name="Таблица13.D3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1"/>
          </table:table-cell>
          <table:table-cell table:style-name="Таблица13.G3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0844703752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1">Чернякова Валерія</text:p>
          </table:table-cell>
          <table:table-cell table:style-name="Таблица13.C34" office:value-type="string">
            <text:p text:style-name="P60">9-<text:span text:style-name="T2">В</text:span></text:p>
          </table:table-cell>
          <table:table-cell table:style-name="Таблица13.D3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1"/>
          </table:table-cell>
          <table:table-cell table:style-name="Таблица13.G3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0994659073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1">Шаталова Анастасія</text:p>
          </table:table-cell>
          <table:table-cell table:style-name="Таблица13.C34" office:value-type="string">
            <text:p text:style-name="P60">9-<text:span text:style-name="T2">В</text:span></text:p>
          </table:table-cell>
          <table:table-cell table:style-name="Таблица13.D3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1"/>
          </table:table-cell>
          <table:table-cell table:style-name="Таблица13.G3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0985804132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1">Шибаєв Антоній</text:p>
          </table:table-cell>
          <table:table-cell table:style-name="Таблица13.C34" office:value-type="string">
            <text:p text:style-name="P60">9-<text:span text:style-name="T2">В</text:span></text:p>
          </table:table-cell>
          <table:table-cell table:style-name="Таблица13.D34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1"/>
          </table:table-cell>
          <table:table-cell table:style-name="Таблица13.G34" office:value-type="string">
            <text:p text:style-name="P41"/>
          </table:table-cell>
        </table:table-row>
        <table:table-row table:style-name="Таблица13.2">
          <table:table-cell table:style-name="Таблица13.A2" office:value-type="string">
            <text:list xml:id="list8370818431943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5" office:value-type="string">
            <text:p text:style-name="P81">Ярмак Данило</text:p>
          </table:table-cell>
          <table:table-cell table:style-name="Таблица13.C35" office:value-type="string">
            <text:p text:style-name="P60">9-<text:span text:style-name="T2">В</text:span></text:p>
          </table:table-cell>
          <table:table-cell table:style-name="Таблица13.D35" office:value-type="string">
            <text:p text:style-name="P65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3">первинний</text:p>
          </table:table-cell>
          <table:table-cell table:style-name="Таблица13.F35" office:value-type="string">
            <text:p text:style-name="P41"/>
          </table:table-cell>
          <table:table-cell table:style-name="Таблица13.G35" office:value-type="string">
            <text:p text:style-name="P4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6-01-10T19:52:19.360752191</meta:print-date>
    <dc:date>2017-12-18T08:37:06.810451522</dc:date>
    <meta:editing-duration>PT1H36M14S</meta:editing-duration>
    <meta:editing-cycles>19</meta:editing-cycles>
    <meta:generator>LibreOffice/5.4.3.2$Linux_X86_64 LibreOffice_project/40m0$Build-2</meta:generator>
    <meta:document-statistic meta:table-count="18" meta:image-count="29" meta:object-count="0" meta:page-count="19" meta:paragraph-count="2770" meta:word-count="3659" meta:character-count="24414" meta:non-whitespace-character-count="23575"/>
  </office:meta>
</office:document-meta>
</file>